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20000009000033AD00001216D39E1FEDE59D5220.svm"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face style:name="Symbol" svg:font-family="Symbol"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3" svg:font-family="'Open Sans'" style:font-adornments="Italic" style:font-family-generic="swiss" style:font-pitch="variable"/>
    <style:font-face style:name="Open Sans" svg:font-family="'Open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0014in" fo:margin-left="0.3493in" table:align="left" style:writing-mode="lr-tb"/>
    </style:style>
    <style:style style:name="Table1.A" style:family="table-column">
      <style:table-column-properties style:column-width="3.0014in"/>
    </style:style>
    <style:style style:name="Table1.B" style:family="table-column">
      <style:table-column-properties style:column-width="3in"/>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0.75pt solid #999999" style:writing-mode="lr-tb">
        <style:background-image/>
      </style:table-cell-properties>
    </style:style>
    <style:style style:name="Table1.A2"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1.B2" style:family="table-cell">
      <style:table-cell-properties style:vertical-align="top" fo:padding-left="0.075in" fo:padding-right="0.075in" fo:padding-top="0in" fo:padding-bottom="0in" fo:border="0.75pt solid #999999" style:writing-mode="lr-tb"/>
    </style:style>
    <style:style style:name="Table1.A3"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1.B3" style:family="table-cell">
      <style:table-cell-properties style:vertical-align="top" fo:padding-left="0.075in" fo:padding-right="0.075in" fo:padding-top="0in" fo:padding-bottom="0in" fo:border="0.75pt solid #999999" style:writing-mode="lr-tb"/>
    </style:style>
    <style:style style:name="Table1.A4"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1.B4" style:family="table-cell">
      <style:table-cell-properties style:vertical-align="top" fo:padding-left="0.075in" fo:padding-right="0.075in" fo:padding-top="0in" fo:padding-bottom="0in" fo:border="0.75pt solid #999999" style:writing-mode="lr-tb"/>
    </style:style>
    <style:style style:name="Table1.A5"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1.B5" style:family="table-cell">
      <style:table-cell-properties style:vertical-align="top" fo:padding-left="0.075in" fo:padding-right="0.075in" fo:padding-top="0in" fo:padding-bottom="0in" fo:border="0.75pt solid #999999" style:writing-mode="lr-tb"/>
    </style:style>
    <style:style style:name="Table1.A6"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1.B6" style:family="table-cell">
      <style:table-cell-properties style:vertical-align="top" fo:padding-left="0.075in" fo:padding-right="0.075in" fo:padding-top="0in" fo:padding-bottom="0in" fo:border="0.75pt solid #999999" style:writing-mode="lr-tb"/>
    </style:style>
    <style:style style:name="Table2" style:family="table">
      <style:table-properties style:width="6.0014in" fo:margin-left="0.35in" table:align="left" style:writing-mode="lr-tb"/>
    </style:style>
    <style:style style:name="Table2.A" style:family="table-column">
      <style:table-column-properties style:column-width="3in"/>
    </style:style>
    <style:style style:name="Table2.B" style:family="table-column">
      <style:table-column-properties style:column-width="3.0014in"/>
    </style:style>
    <style:style style:name="Table2.1" style:family="table-row">
      <style:table-row-properties fo:keep-together="auto"/>
    </style:style>
    <style:style style:name="Table2.A1" style:family="table-cell">
      <style:table-cell-properties style:vertical-align="top" fo:background-color="#e6e6e6" fo:padding-left="0.0743in" fo:padding-right="0.0743in" fo:padding-top="0in" fo:padding-bottom="0in" fo:border="0.75pt solid #999999" style:writing-mode="lr-tb">
        <style:background-image/>
      </style:table-cell-properties>
    </style:style>
    <style:style style:name="Table2.A2" style:family="table-cell">
      <style:table-cell-properties style:vertical-align="top" fo:padding-left="0.0743in" fo:padding-right="0.0743in" fo:padding-top="0in" fo:padding-bottom="0in" fo:border-left="0.75pt solid #999999" fo:border-right="none" fo:border-top="0.75pt solid #999999" fo:border-bottom="0.75pt solid #999999" style:writing-mode="lr-tb"/>
    </style:style>
    <style:style style:name="Table2.B2" style:family="table-cell">
      <style:table-cell-properties style:vertical-align="top" fo:padding-left="0.0743in" fo:padding-right="0.0743in" fo:padding-top="0in" fo:padding-bottom="0in" fo:border="0.75pt solid #999999" style:writing-mode="lr-tb"/>
    </style:style>
    <style:style style:name="Table2.A3" style:family="table-cell">
      <style:table-cell-properties style:vertical-align="top" fo:padding-left="0.0743in" fo:padding-right="0.0743in" fo:padding-top="0in" fo:padding-bottom="0in" fo:border-left="0.75pt solid #999999" fo:border-right="none" fo:border-top="0.75pt solid #999999" fo:border-bottom="0.75pt solid #999999" style:writing-mode="lr-tb"/>
    </style:style>
    <style:style style:name="Table2.B3" style:family="table-cell">
      <style:table-cell-properties style:vertical-align="top" fo:padding-left="0.0743in" fo:padding-right="0.0743in" fo:padding-top="0in" fo:padding-bottom="0in" fo:border="0.75pt solid #999999" style:writing-mode="lr-tb"/>
    </style:style>
    <style:style style:name="Table2.A4" style:family="table-cell">
      <style:table-cell-properties style:vertical-align="top" fo:padding-left="0.0743in" fo:padding-right="0.0743in" fo:padding-top="0in" fo:padding-bottom="0in" fo:border-left="0.75pt solid #999999" fo:border-right="none" fo:border-top="0.75pt solid #999999" fo:border-bottom="0.75pt solid #999999" style:writing-mode="lr-tb"/>
    </style:style>
    <style:style style:name="Table2.B4" style:family="table-cell">
      <style:table-cell-properties style:vertical-align="top" fo:padding-left="0.0743in" fo:padding-right="0.0743in" fo:padding-top="0in" fo:padding-bottom="0in" fo:border="0.75pt solid #999999" style:writing-mode="lr-tb"/>
    </style:style>
    <style:style style:name="Table2.A5" style:family="table-cell">
      <style:table-cell-properties style:vertical-align="top" fo:padding-left="0.0743in" fo:padding-right="0.0743in" fo:padding-top="0in" fo:padding-bottom="0in" fo:border-left="0.75pt solid #999999" fo:border-right="none" fo:border-top="0.75pt solid #999999" fo:border-bottom="0.75pt solid #999999" style:writing-mode="lr-tb"/>
    </style:style>
    <style:style style:name="Table2.B5" style:family="table-cell">
      <style:table-cell-properties style:vertical-align="top" fo:padding-left="0.0743in" fo:padding-right="0.0743in" fo:padding-top="0in" fo:padding-bottom="0in" fo:border="0.75pt solid #999999" style:writing-mode="lr-tb"/>
    </style:style>
    <style:style style:name="Table2.A6" style:family="table-cell">
      <style:table-cell-properties style:vertical-align="top" fo:padding-left="0.0743in" fo:padding-right="0.0743in" fo:padding-top="0in" fo:padding-bottom="0in" fo:border-left="0.75pt solid #999999" fo:border-right="none" fo:border-top="0.75pt solid #999999" fo:border-bottom="0.75pt solid #999999" style:writing-mode="lr-tb"/>
    </style:style>
    <style:style style:name="Table2.B6" style:family="table-cell">
      <style:table-cell-properties style:vertical-align="top" fo:padding-left="0.0743in" fo:padding-right="0.0743in" fo:padding-top="0in" fo:padding-bottom="0in" fo:border="0.75pt solid #999999" style:writing-mode="lr-tb"/>
    </style:style>
    <style:style style:name="Table2.A7" style:family="table-cell">
      <style:table-cell-properties style:vertical-align="top" fo:padding-left="0.0743in" fo:padding-right="0.0743in" fo:padding-top="0in" fo:padding-bottom="0in" fo:border-left="0.75pt solid #999999" fo:border-right="none" fo:border-top="0.75pt solid #999999" fo:border-bottom="0.75pt solid #999999" style:writing-mode="lr-tb"/>
    </style:style>
    <style:style style:name="Table2.B7" style:family="table-cell">
      <style:table-cell-properties style:vertical-align="top" fo:padding-left="0.0743in" fo:padding-right="0.0743in" fo:padding-top="0in" fo:padding-bottom="0in" fo:border="0.75pt solid #999999" style:writing-mode="lr-tb"/>
    </style:style>
    <style:style style:name="Table2.A8" style:family="table-cell">
      <style:table-cell-properties style:vertical-align="top" fo:padding-left="0.0743in" fo:padding-right="0.0743in" fo:padding-top="0in" fo:padding-bottom="0in" fo:border-left="0.75pt solid #999999" fo:border-right="none" fo:border-top="0.75pt solid #999999" fo:border-bottom="0.75pt solid #999999" style:writing-mode="lr-tb"/>
    </style:style>
    <style:style style:name="Table2.B8" style:family="table-cell">
      <style:table-cell-properties style:vertical-align="top" fo:padding-left="0.0743in" fo:padding-right="0.0743in" fo:padding-top="0in" fo:padding-bottom="0in" fo:border="0.75pt solid #999999" style:writing-mode="lr-tb"/>
    </style:style>
    <style:style style:name="Table3" style:family="table">
      <style:table-properties style:width="6.0014in" fo:margin-left="0.35in" table:align="left" style:writing-mode="lr-tb"/>
    </style:style>
    <style:style style:name="Table3.A" style:family="table-column">
      <style:table-column-properties style:column-width="3in"/>
    </style:style>
    <style:style style:name="Table3.B" style:family="table-column">
      <style:table-column-properties style:column-width="3.0014in"/>
    </style:style>
    <style:style style:name="Table3.1" style:family="table-row">
      <style:table-row-properties fo:keep-together="auto"/>
    </style:style>
    <style:style style:name="Table3.A1" style:family="table-cell">
      <style:table-cell-properties style:vertical-align="top" fo:background-color="#cccccc" fo:padding-left="0.075in" fo:padding-right="0.075in" fo:padding-top="0in" fo:padding-bottom="0in" fo:border="0.75pt solid #999999" style:writing-mode="lr-tb">
        <style:background-image/>
      </style:table-cell-properties>
    </style:style>
    <style:style style:name="Table3.A2"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3.B2" style:family="table-cell">
      <style:table-cell-properties style:vertical-align="top" fo:padding-left="0.075in" fo:padding-right="0.075in" fo:padding-top="0in" fo:padding-bottom="0in" fo:border="0.75pt solid #999999" style:writing-mode="lr-tb"/>
    </style:style>
    <style:style style:name="Table3.A3"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3.B3" style:family="table-cell">
      <style:table-cell-properties style:vertical-align="top" fo:padding-left="0.075in" fo:padding-right="0.075in" fo:padding-top="0in" fo:padding-bottom="0in" fo:border="0.75pt solid #999999" style:writing-mode="lr-tb"/>
    </style:style>
    <style:style style:name="Table4" style:family="table">
      <style:table-properties style:width="6in" fo:margin-left="0.35in" table:align="left" style:writing-mode="lr-tb"/>
    </style:style>
    <style:style style:name="Table4.A" style:family="table-column">
      <style:table-column-properties style:column-width="2.9944in"/>
    </style:style>
    <style:style style:name="Table4.B" style:family="table-column">
      <style:table-column-properties style:column-width="3.0056in"/>
    </style:style>
    <style:style style:name="Table4.1" style:family="table-row">
      <style:table-row-properties fo:keep-together="auto"/>
    </style:style>
    <style:style style:name="Table4.A1" style:family="table-cell">
      <style:table-cell-properties style:vertical-align="top" fo:background-color="#cccccc" fo:padding-left="0.075in" fo:padding-right="0.075in" fo:padding-top="0in" fo:padding-bottom="0in" fo:border="0.75pt solid #999999" style:writing-mode="lr-tb">
        <style:background-image/>
      </style:table-cell-properties>
    </style:style>
    <style:style style:name="Table4.A2"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4.B2" style:family="table-cell">
      <style:table-cell-properties style:vertical-align="top" fo:padding-left="0.075in" fo:padding-right="0.075in" fo:padding-top="0in" fo:padding-bottom="0in" fo:border="0.75pt solid #999999" style:writing-mode="lr-tb"/>
    </style:style>
    <style:style style:name="Table4.A3"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4.B3" style:family="table-cell">
      <style:table-cell-properties style:vertical-align="top" fo:padding-left="0.075in" fo:padding-right="0.075in" fo:padding-top="0in" fo:padding-bottom="0in" fo:border="0.75pt solid #999999" style:writing-mode="lr-tb"/>
    </style:style>
    <style:style style:name="Table4.A4"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4.B4" style:family="table-cell">
      <style:table-cell-properties style:vertical-align="top" fo:padding-left="0.075in" fo:padding-right="0.075in" fo:padding-top="0in" fo:padding-bottom="0in" fo:border="0.75pt solid #999999" style:writing-mode="lr-tb"/>
    </style:style>
    <style:style style:name="Table4.A5"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4.B5" style:family="table-cell">
      <style:table-cell-properties style:vertical-align="top" fo:padding-left="0.075in" fo:padding-right="0.075in" fo:padding-top="0in" fo:padding-bottom="0in" fo:border="0.75pt solid #999999" style:writing-mode="lr-tb"/>
    </style:style>
    <style:style style:name="Table4.A6"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4.B6" style:family="table-cell">
      <style:table-cell-properties style:vertical-align="top" fo:padding-left="0.075in" fo:padding-right="0.075in" fo:padding-top="0in" fo:padding-bottom="0in" fo:border="0.75pt solid #999999" style:writing-mode="lr-tb"/>
    </style:style>
    <style:style style:name="Table4.A7"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4.B7" style:family="table-cell">
      <style:table-cell-properties style:vertical-align="top" fo:padding-left="0.075in" fo:padding-right="0.075in" fo:padding-top="0in" fo:padding-bottom="0in" fo:border="0.75pt solid #999999" style:writing-mode="lr-tb"/>
    </style:style>
    <style:style style:name="Table5" style:family="table">
      <style:table-properties style:width="6in" fo:margin-left="0.35in" table:align="left" style:writing-mode="lr-tb"/>
    </style:style>
    <style:style style:name="Table5.A" style:family="table-column">
      <style:table-column-properties style:column-width="3in"/>
    </style:style>
    <style:style style:name="Table5.1" style:family="table-row">
      <style:table-row-properties fo:keep-together="auto"/>
    </style:style>
    <style:style style:name="Table5.A1" style:family="table-cell">
      <style:table-cell-properties style:vertical-align="top" fo:background-color="#e6e6e6" fo:padding-left="0.075in" fo:padding-right="0.075in" fo:padding-top="0in" fo:padding-bottom="0in" fo:border="0.75pt solid #999999" style:writing-mode="lr-tb">
        <style:background-image/>
      </style:table-cell-properties>
    </style:style>
    <style:style style:name="Table5.A2"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5.B2" style:family="table-cell">
      <style:table-cell-properties style:vertical-align="top" fo:padding-left="0.075in" fo:padding-right="0.075in" fo:padding-top="0in" fo:padding-bottom="0in" fo:border="0.75pt solid #999999" style:writing-mode="lr-tb"/>
    </style:style>
    <style:style style:name="Table5.A3"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5.B3" style:family="table-cell">
      <style:table-cell-properties style:vertical-align="top" fo:padding-left="0.075in" fo:padding-right="0.075in" fo:padding-top="0in" fo:padding-bottom="0in" fo:border="0.75pt solid #999999" style:writing-mode="lr-tb"/>
    </style:style>
    <style:style style:name="Table5.A4"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5.B4" style:family="table-cell">
      <style:table-cell-properties style:vertical-align="top" fo:padding-left="0.075in" fo:padding-right="0.075in" fo:padding-top="0in" fo:padding-bottom="0in" fo:border="0.75pt solid #999999" style:writing-mode="lr-tb"/>
    </style:style>
    <style:style style:name="Table5.A5"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5.B5" style:family="table-cell">
      <style:table-cell-properties style:vertical-align="top" fo:padding-left="0.075in" fo:padding-right="0.075in" fo:padding-top="0in" fo:padding-bottom="0in" fo:border="0.75pt solid #999999" style:writing-mode="lr-tb"/>
    </style:style>
    <style:style style:name="Table6" style:family="table">
      <style:table-properties style:width="6in" fo:margin-left="0.35in" table:align="left" style:writing-mode="lr-tb"/>
    </style:style>
    <style:style style:name="Table6.A" style:family="table-column">
      <style:table-column-properties style:column-width="3in"/>
    </style:style>
    <style:style style:name="Table6.1" style:family="table-row">
      <style:table-row-properties fo:keep-together="auto"/>
    </style:style>
    <style:style style:name="Table6.A1" style:family="table-cell">
      <style:table-cell-properties style:vertical-align="top" fo:background-color="#cccccc" fo:padding-left="0.075in" fo:padding-right="0.075in" fo:padding-top="0in" fo:padding-bottom="0in" fo:border="0.75pt solid #999999" style:writing-mode="lr-tb">
        <style:background-image/>
      </style:table-cell-properties>
    </style:style>
    <style:style style:name="Table6.A2"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6.B2" style:family="table-cell">
      <style:table-cell-properties style:vertical-align="top" fo:padding-left="0.075in" fo:padding-right="0.075in" fo:padding-top="0in" fo:padding-bottom="0in" fo:border="0.75pt solid #999999" style:writing-mode="lr-tb"/>
    </style:style>
    <style:style style:name="Table6.A3"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6.B3" style:family="table-cell">
      <style:table-cell-properties style:vertical-align="top" fo:padding-left="0.075in" fo:padding-right="0.075in" fo:padding-top="0in" fo:padding-bottom="0in" fo:border="0.75pt solid #999999" style:writing-mode="lr-tb"/>
    </style:style>
    <style:style style:name="Table6.A4"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6.B4" style:family="table-cell">
      <style:table-cell-properties style:vertical-align="top" fo:padding-left="0.075in" fo:padding-right="0.075in" fo:padding-top="0in" fo:padding-bottom="0in" fo:border="0.75pt solid #999999" style:writing-mode="lr-tb"/>
    </style:style>
    <style:style style:name="Table7" style:family="table">
      <style:table-properties style:width="6in" fo:margin-left="0.35in" table:align="left" style:writing-mode="lr-tb"/>
    </style:style>
    <style:style style:name="Table7.A" style:family="table-column">
      <style:table-column-properties style:column-width="2.9944in"/>
    </style:style>
    <style:style style:name="Table7.B" style:family="table-column">
      <style:table-column-properties style:column-width="3.0056in"/>
    </style:style>
    <style:style style:name="Table7.1" style:family="table-row">
      <style:table-row-properties fo:keep-together="auto"/>
    </style:style>
    <style:style style:name="Table7.A1" style:family="table-cell">
      <style:table-cell-properties style:vertical-align="top" fo:background-color="#e6e6e6" fo:padding-left="0.075in" fo:padding-right="0.075in" fo:padding-top="0in" fo:padding-bottom="0in" fo:border="0.75pt solid #999999" style:writing-mode="lr-tb">
        <style:background-image/>
      </style:table-cell-properties>
    </style:style>
    <style:style style:name="Table7.A2"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7.B2" style:family="table-cell">
      <style:table-cell-properties style:vertical-align="top" fo:padding-left="0.075in" fo:padding-right="0.075in" fo:padding-top="0in" fo:padding-bottom="0in" fo:border="0.75pt solid #999999" style:writing-mode="lr-tb"/>
    </style:style>
    <style:style style:name="Table7.A3" style:family="table-cell">
      <style:table-cell-properties style:vertical-align="top" fo:padding-left="0.075in" fo:padding-right="0.075in" fo:padding-top="0in" fo:padding-bottom="0in" fo:border-left="0.75pt solid #999999" fo:border-right="none" fo:border-top="0.75pt solid #999999" fo:border-bottom="0.75pt solid #999999" style:writing-mode="lr-tb"/>
    </style:style>
    <style:style style:name="Table7.B3" style:family="table-cell">
      <style:table-cell-properties style:vertical-align="top" fo:padding-left="0.075in" fo:padding-right="0.075in" fo:padding-top="0in" fo:padding-bottom="0in" fo:border="0.75pt solid #999999" style:writing-mode="lr-tb"/>
    </style:style>
    <style:style style:name="Table8" style:family="table">
      <style:table-properties style:width="5.9201in" fo:margin-left="0.15in" table:align="left" style:writing-mode="lr-tb"/>
    </style:style>
    <style:style style:name="Table8.A" style:family="table-column">
      <style:table-column-properties style:column-width="0.7889in"/>
    </style:style>
    <style:style style:name="Table8.B" style:family="table-column">
      <style:table-column-properties style:column-width="0.7896in"/>
    </style:style>
    <style:style style:name="Table8.E" style:family="table-column">
      <style:table-column-properties style:column-width="0.3951in"/>
    </style:style>
    <style:style style:name="Table8.G" style:family="table-column">
      <style:table-column-properties style:column-width="1.5792in"/>
    </style:style>
    <style:style style:name="Table8.1" style:family="table-row">
      <style:table-row-properties fo:keep-together="auto"/>
    </style:style>
    <style:style style:name="Table8.A1" style:family="table-cell">
      <style:table-cell-properties style:vertical-align="top" fo:padding="0in" fo:border="none" style:writing-mode="lr-tb"/>
    </style:style>
    <style:style style:name="Table8.2" style:family="table-row">
      <style:table-row-properties style:row-height="0.7875in" fo:keep-together="auto"/>
    </style:style>
    <style:style style:name="Table8.A2" style:family="table-cell">
      <style:table-cell-properties style:vertical-align="top" fo:padding="0in" fo:border-left="0.75pt solid #000000" fo:border-right="none" fo:border-top="0.75pt solid #000000" fo:border-bottom="0.75pt solid #000000" style:writing-mode="lr-tb"/>
    </style:style>
    <style:style style:name="Table8.D2" style:family="table-cell">
      <style:table-cell-properties style:vertical-align="top" fo:padding="0.0382in" fo:border="0.75pt solid #000000" style:writing-mode="lr-tb"/>
    </style:style>
    <style:style style:name="Table8.E2" style:family="table-cell">
      <style:table-cell-properties style:vertical-align="top" fo:padding="0in" fo:border-left="0.75pt dashed #ffffff" fo:border-right="none" fo:border-top="none" fo:border-bottom="none" style:writing-mode="lr-tb"/>
    </style:style>
    <style:style style:name="Table8.G2" style:family="table-cell">
      <style:table-cell-properties style:vertical-align="top" fo:padding="0in" fo:border="0.75pt solid #000000" style:writing-mode="lr-tb"/>
    </style:style>
    <style:style style:name="Table9" style:family="table">
      <style:table-properties style:width="5.9201in" fo:margin-left="0.15in" table:align="left" style:writing-mode="lr-tb"/>
    </style:style>
    <style:style style:name="Table9.A" style:family="table-column">
      <style:table-column-properties style:column-width="0.7889in"/>
    </style:style>
    <style:style style:name="Table9.B" style:family="table-column">
      <style:table-column-properties style:column-width="0.7896in"/>
    </style:style>
    <style:style style:name="Table9.D" style:family="table-column">
      <style:table-column-properties style:column-width="0.3944in"/>
    </style:style>
    <style:style style:name="Table9.1" style:family="table-row">
      <style:table-row-properties style:row-height="0.1667in" fo:keep-together="auto"/>
    </style:style>
    <style:style style:name="Table9.A1" style:family="table-cell">
      <style:table-cell-properties style:vertical-align="top" fo:padding="0in" fo:border="none" style:writing-mode="lr-tb"/>
    </style:style>
    <style:style style:name="Table9.2" style:family="table-row">
      <style:table-row-properties style:row-height="0.7875in" fo:keep-together="auto"/>
    </style:style>
    <style:style style:name="Table9.A2" style:family="table-cell">
      <style:table-cell-properties style:vertical-align="top" fo:padding="0in" fo:border-left="0.75pt solid #000000" fo:border-right="none" fo:border-top="0.75pt solid #000000" fo:border-bottom="0.75pt solid #000000" style:writing-mode="lr-tb"/>
    </style:style>
    <style:style style:name="Table9.C2" style:family="table-cell">
      <style:table-cell-properties style:vertical-align="top" fo:padding="0.0382in" fo:border="0.75pt solid #000000" style:writing-mode="lr-tb"/>
    </style:style>
    <style:style style:name="Table9.D2" style:family="table-cell">
      <style:table-cell-properties style:vertical-align="top" fo:padding="0in" fo:border-left="0.75pt dashed #ffffff" fo:border-right="none" fo:border-top="none" fo:border-bottom="none" style:writing-mode="lr-tb"/>
    </style:style>
    <style:style style:name="Table9.E2" style:family="table-cell">
      <style:table-cell-properties style:vertical-align="top" fo:background-color="#b2b2b2" fo:padding="0in" fo:border-left="0.75pt solid #000000" fo:border-right="none" fo:border-top="0.75pt solid #000000" fo:border-bottom="none" style:writing-mode="lr-tb">
        <style:background-image/>
      </style:table-cell-properties>
    </style:style>
    <style:style style:name="Table9.F2" style:family="table-cell">
      <style:table-cell-properties style:vertical-align="top" fo:padding="0in" fo:border-left="0.75pt solid #000000" fo:border-right="none" fo:border-top="0.75pt solid #000000" fo:border-bottom="none" style:writing-mode="lr-tb"/>
    </style:style>
    <style:style style:name="Table9.H2" style:family="table-cell">
      <style:table-cell-properties style:vertical-align="top" fo:padding="0in" fo:border-left="0.75pt solid #000000" fo:border-right="0.75pt solid #000000" fo:border-top="0.75pt solid #000000" fo:border-bottom="none" style:writing-mode="lr-tb"/>
    </style:style>
    <style:style style:name="Table9.G3" style:family="table-cell">
      <style:table-cell-properties style:vertical-align="top" fo:padding="0in" fo:border-left="0.75pt solid #000000" fo:border-right="none" fo:border-top="none" fo:border-bottom="0.75pt solid #000000" style:writing-mode="lr-tb"/>
    </style:style>
    <style:style style:name="Table9.H3" style:family="table-cell">
      <style:table-cell-properties style:vertical-align="top" fo:padding="0in" fo:border="0.75pt solid #000000" style:writing-mode="lr-tb"/>
    </style:style>
    <style:style style:name="Table9.B4" style:family="table-cell">
      <style:table-cell-properties style:vertical-align="top" fo:padding="0.0382in" fo:border-left="0.75pt solid #000000" fo:border-right="0.75pt solid #000000" fo:border-top="none" fo:border-bottom="none" style:writing-mode="lr-tb"/>
    </style:style>
    <style:style style:name="Table9.H4" style:family="table-cell">
      <style:table-cell-properties style:vertical-align="top" fo:padding="0in" fo:border-left="0.75pt solid #000000" fo:border-right="0.75pt solid #000000" fo:border-top="0.75pt solid #000000" fo:border-bottom="none" style:writing-mode="lr-tb"/>
    </style:style>
    <style:style style:name="Table9.E5" style:family="table-cell">
      <style:table-cell-properties style:vertical-align="top" fo:padding="0in" fo:border-left="0.75pt solid #000000" fo:border-right="none" fo:border-top="0.75pt solid #000000" fo:border-bottom="none" style:writing-mode="lr-tb"/>
    </style:style>
    <style:style style:name="Table9.F5" style:family="table-cell">
      <style:table-cell-properties style:vertical-align="top" fo:padding="0in" fo:border-left="0.75pt solid #000000" fo:border-right="none" fo:border-top="0.75pt solid #000000" fo:border-bottom="none" style:writing-mode="lr-tb"/>
    </style:style>
    <style:style style:name="Table9.H5" style:family="table-cell">
      <style:table-cell-properties style:vertical-align="top" fo:padding="0in" fo:border-left="0.75pt solid #000000" fo:border-right="0.75pt solid #000000" fo:border-top="0.75pt solid #000000" fo:border-bottom="none" style:writing-mode="lr-tb"/>
    </style:style>
    <style:style style:name="Table9.H6" style:family="table-cell">
      <style:table-cell-properties style:vertical-align="top" fo:padding="0in" fo:border-left="0.75pt solid #000000" fo:border-right="0.75pt solid #000000" fo:border-top="none" fo:border-bottom="0.75pt solid #000000" style:writing-mode="lr-tb"/>
    </style:style>
    <style:style style:name="Table10" style:family="table">
      <style:table-properties style:width="3.9479in" fo:margin-left="0.7875in" table:align="left" style:writing-mode="lr-tb"/>
    </style:style>
    <style:style style:name="Table10.A" style:family="table-column">
      <style:table-column-properties style:column-width="0.7896in"/>
    </style:style>
    <style:style style:name="Table10.1" style:family="table-row">
      <style:table-row-properties fo:keep-together="auto"/>
    </style:style>
    <style:style style:name="Table10.A1" style:family="table-cell">
      <style:table-cell-properties style:vertical-align="top" fo:padding="0in" fo:border="none" style:writing-mode="lr-tb"/>
    </style:style>
    <style:style style:name="Table10.2" style:family="table-row">
      <style:table-row-properties style:min-row-height="0.7875in" fo:keep-together="auto"/>
    </style:style>
    <style:style style:name="Table10.A2" style:family="table-cell">
      <style:table-cell-properties style:vertical-align="top" fo:padding="0in" fo:border-left="0.75pt dashed #ffffff" fo:border-right="none" fo:border-top="none" fo:border-bottom="none" style:writing-mode="lr-tb"/>
    </style:style>
    <style:style style:name="Table10.B2" style:family="table-cell">
      <style:table-cell-properties style:vertical-align="top" fo:padding="0in" fo:border-left="0.75pt solid #000000" fo:border-right="none" fo:border-top="0.75pt solid #000000" fo:border-bottom="0.75pt solid #000000" style:writing-mode="lr-tb"/>
    </style:style>
    <style:style style:name="Table10.E2" style:family="table-cell">
      <style:table-cell-properties style:vertical-align="top" fo:padding="0in" fo:border="0.75pt solid #000000" style:writing-mode="lr-tb"/>
    </style:style>
    <style:style style:name="Table11" style:family="table">
      <style:table-properties style:width="4.0208in" fo:margin-left="0.7875in" table:align="left" style:writing-mode="lr-tb"/>
    </style:style>
    <style:style style:name="Table11.A" style:family="table-column">
      <style:table-column-properties style:column-width="0.8042in"/>
    </style:style>
    <style:style style:name="Table11.1" style:family="table-row">
      <style:table-row-properties style:min-row-height="0.0278in" fo:keep-together="auto"/>
    </style:style>
    <style:style style:name="Table11.A1" style:family="table-cell">
      <style:table-cell-properties style:vertical-align="top" fo:padding="0in" fo:border="none" style:writing-mode="lr-tb"/>
    </style:style>
    <style:style style:name="Table11.A2" style:family="table-cell">
      <style:table-cell-properties style:vertical-align="top" fo:padding="0in" fo:border-left="0.75pt dashed #ffffff" fo:border-right="none" fo:border-top="none" fo:border-bottom="none" style:writing-mode="lr-tb"/>
    </style:style>
    <style:style style:name="Table11.B2" style:family="table-cell">
      <style:table-cell-properties style:vertical-align="top" fo:background-color="#b2b2b2" fo:padding="0in" fo:border-left="0.75pt solid #000000" fo:border-right="none" fo:border-top="0.75pt solid #000000" fo:border-bottom="none" style:writing-mode="lr-tb">
        <style:background-image/>
      </style:table-cell-properties>
    </style:style>
    <style:style style:name="Table11.C2" style:family="table-cell">
      <style:table-cell-properties style:vertical-align="top" fo:padding="0in" fo:border-left="0.75pt solid #000000" fo:border-right="none" fo:border-top="0.75pt solid #000000" fo:border-bottom="none" style:writing-mode="lr-tb"/>
    </style:style>
    <style:style style:name="Table11.D2" style:family="table-cell">
      <style:table-cell-properties style:vertical-align="top" fo:padding="0in" fo:border-left="0.75pt solid #000000" fo:border-right="none" fo:border-top="0.75pt solid #000000" fo:border-bottom="0.75pt solid #000000" style:writing-mode="lr-tb"/>
    </style:style>
    <style:style style:name="Table11.E2" style:family="table-cell">
      <style:table-cell-properties style:vertical-align="top" fo:padding="0in" fo:border-left="0.75pt solid #000000" fo:border-right="0.75pt solid #000000" fo:border-top="0.75pt solid #000000" fo:border-bottom="none" style:writing-mode="lr-tb"/>
    </style:style>
    <style:style style:name="Table11.B3" style:family="table-cell">
      <style:table-cell-properties style:vertical-align="top" fo:padding="0in" fo:border-left="0.75pt solid #000000" fo:border-right="none" fo:border-top="0.75pt solid #000000" fo:border-bottom="0.75pt solid #000000" style:writing-mode="lr-tb"/>
    </style:style>
    <style:style style:name="Table11.C3" style:family="table-cell">
      <style:table-cell-properties style:vertical-align="top" fo:padding="0in" fo:border-left="0.75pt solid #000000" fo:border-right="none" fo:border-top="0.75pt solid #000000" fo:border-bottom="0.75pt solid #000000" style:writing-mode="lr-tb"/>
    </style:style>
    <style:style style:name="Table11.D3" style:family="table-cell">
      <style:table-cell-properties style:vertical-align="top" fo:padding="0in" fo:border-left="0.75pt solid #000000" fo:border-right="none" fo:border-top="none" fo:border-bottom="0.75pt solid #000000" style:writing-mode="lr-tb"/>
    </style:style>
    <style:style style:name="Table11.E3" style:family="table-cell">
      <style:table-cell-properties style:vertical-align="top" fo:padding="0in" fo:border="0.75pt solid #000000" style:writing-mode="lr-tb"/>
    </style:style>
    <style:style style:name="Table11.B4" style:family="table-cell">
      <style:table-cell-properties style:vertical-align="top" fo:padding="0in" fo:border-left="0.75pt solid #000000" fo:border-right="none" fo:border-top="0.75pt solid #000000" fo:border-bottom="0.75pt solid #000000" style:writing-mode="lr-tb"/>
    </style:style>
    <style:style style:name="Table11.C4" style:family="table-cell">
      <style:table-cell-properties style:vertical-align="top" fo:padding="0in" fo:border-left="0.75pt solid #000000" fo:border-right="none" fo:border-top="0.75pt solid #000000" fo:border-bottom="0.75pt solid #000000" style:writing-mode="lr-tb"/>
    </style:style>
    <style:style style:name="Table11.D4" style:family="table-cell">
      <style:table-cell-properties style:vertical-align="top" fo:padding="0in" fo:border-left="0.75pt solid #000000" fo:border-right="none" fo:border-top="0.75pt solid #000000" fo:border-bottom="0.75pt solid #000000" style:writing-mode="lr-tb"/>
    </style:style>
    <style:style style:name="Table11.E4" style:family="table-cell">
      <style:table-cell-properties style:vertical-align="top" fo:padding="0in" fo:border-left="0.75pt solid #000000" fo:border-right="0.75pt solid #000000" fo:border-top="0.75pt solid #000000" fo:border-bottom="none" style:writing-mode="lr-tb"/>
    </style:style>
    <style:style style:name="Table11.B5" style:family="table-cell">
      <style:table-cell-properties style:vertical-align="top" fo:padding="0in" fo:border-left="0.75pt solid #000000" fo:border-right="none" fo:border-top="0.75pt solid #000000" fo:border-bottom="none" style:writing-mode="lr-tb"/>
    </style:style>
    <style:style style:name="Table11.C5" style:family="table-cell">
      <style:table-cell-properties style:vertical-align="top" fo:padding="0in" fo:border-left="0.75pt solid #000000" fo:border-right="none" fo:border-top="0.75pt solid #000000" fo:border-bottom="none" style:writing-mode="lr-tb"/>
    </style:style>
    <style:style style:name="Table11.D5" style:family="table-cell">
      <style:table-cell-properties style:vertical-align="top" fo:padding="0in" fo:border-left="0.75pt solid #000000" fo:border-right="none" fo:border-top="0.75pt solid #000000" fo:border-bottom="0.75pt solid #000000" style:writing-mode="lr-tb"/>
    </style:style>
    <style:style style:name="Table11.E5" style:family="table-cell">
      <style:table-cell-properties style:vertical-align="top" fo:padding="0in" fo:border-left="0.75pt solid #000000" fo:border-right="0.75pt solid #000000" fo:border-top="0.75pt solid #000000" fo:border-bottom="none" style:writing-mode="lr-tb"/>
    </style:style>
    <style:style style:name="Table11.B6" style:family="table-cell">
      <style:table-cell-properties style:vertical-align="top" fo:padding="0in" fo:border-left="0.75pt solid #000000" fo:border-right="none" fo:border-top="0.75pt solid #000000" fo:border-bottom="0.75pt solid #000000" style:writing-mode="lr-tb"/>
    </style:style>
    <style:style style:name="Table11.D6" style:family="table-cell">
      <style:table-cell-properties style:vertical-align="top" fo:padding="0in" fo:border-left="0.75pt solid #000000" fo:border-right="none" fo:border-top="0.75pt solid #000000" fo:border-bottom="0.75pt solid #000000" style:writing-mode="lr-tb"/>
    </style:style>
    <style:style style:name="Table11.E6" style:family="table-cell">
      <style:table-cell-properties style:vertical-align="top" fo:padding="0in" fo:border-left="0.75pt solid #000000" fo:border-right="0.75pt solid #000000" fo:border-top="none" fo:border-bottom="0.75pt solid #000000" style:writing-mode="lr-tb"/>
    </style:style>
    <style:style style:name="Table12" style:family="table">
      <style:table-properties style:width="4.0208in" fo:margin-left="0.7125in" table:align="left" style:writing-mode="lr-tb"/>
    </style:style>
    <style:style style:name="Table12.A" style:family="table-column">
      <style:table-column-properties style:column-width="0.8042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none" style:writing-mode="lr-tb"/>
    </style:style>
    <style:style style:name="Table12.2" style:family="table-row">
      <style:table-row-properties style:min-row-height="0.7875in" fo:keep-together="auto"/>
    </style:style>
    <style:style style:name="Table12.A2" style:family="table-cell">
      <style:table-cell-properties style:vertical-align="top" fo:padding-left="0.075in" fo:padding-right="0.075in" fo:padding-top="0in" fo:padding-bottom="0in" fo:border-left="0.75pt dashed #ffffff" fo:border-right="none" fo:border-top="none" fo:border-bottom="none" style:writing-mode="lr-tb"/>
    </style:style>
    <style:style style:name="Table12.B2" style:family="table-cell">
      <style:table-cell-properties style:vertical-align="top" fo:padding-left="0.075in" fo:padding-right="0.075in" fo:padding-top="0in" fo:padding-bottom="0in" fo:border-left="0.75pt solid #000000" fo:border-right="none" fo:border-top="0.75pt solid #000000" fo:border-bottom="none" style:writing-mode="lr-tb"/>
    </style:style>
    <style:style style:name="Table12.D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2.E2" style:family="table-cell">
      <style:table-cell-properties style:vertical-align="top" fo:padding-left="0.075in" fo:padding-right="0.075in" fo:padding-top="0in" fo:padding-bottom="0in" fo:border-left="0.75pt solid #000000" fo:border-right="0.75pt solid #000000" fo:border-top="0.75pt solid #000000" fo:border-bottom="none" style:writing-mode="lr-tb"/>
    </style:style>
    <style:style style:name="Table12.D3"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2.E3" style:family="table-cell">
      <style:table-cell-properties style:vertical-align="top" fo:padding-left="0.075in" fo:padding-right="0.075in" fo:padding-top="0in" fo:padding-bottom="0in" fo:border="0.75pt solid #000000" style:writing-mode="lr-tb"/>
    </style:style>
    <style:style style:name="Table12.E6" style:family="table-cell">
      <style:table-cell-properties style:vertical-align="top" fo:padding-left="0.075in" fo:padding-right="0.075in" fo:padding-top="0in" fo:padding-bottom="0in" fo:border-left="0.75pt solid #000000" fo:border-right="0.75pt solid #000000" fo:border-top="none" fo:border-bottom="0.75pt solid #000000" style:writing-mode="lr-tb"/>
    </style:style>
    <style:style style:name="Table13" style:family="table">
      <style:table-properties style:width="6.4285in" fo:margin-left="-0.0799in" table:align="left" style:writing-mode="lr-tb"/>
    </style:style>
    <style:style style:name="Table13.A" style:family="table-column">
      <style:table-column-properties style:column-width="3.209in"/>
    </style:style>
    <style:style style:name="Table13.B" style:family="table-column">
      <style:table-column-properties style:column-width="1.6042in"/>
    </style:style>
    <style:style style:name="Table13.C" style:family="table-column">
      <style:table-column-properties style:column-width="1.6153in"/>
    </style:style>
    <style:style style:name="Table13.1" style:family="table-row">
      <style:table-row-properties fo:keep-together="auto"/>
    </style:style>
    <style:style style:name="Table13.A1" style:family="table-cell">
      <style:table-cell-properties style:vertical-align="top" fo:padding-left="0.075in" fo:padding-right="0.075in" fo:padding-top="0in" fo:padding-bottom="0in" fo:border="0.75pt solid #000000" style:writing-mode="lr-tb"/>
    </style:style>
    <style:style style:name="Table13.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4" style:family="table">
      <style:table-properties style:width="6.4285in" fo:margin-left="-0.0799in" table:align="left" style:writing-mode="lr-tb"/>
    </style:style>
    <style:style style:name="Table14.A" style:family="table-column">
      <style:table-column-properties style:column-width="3.209in"/>
    </style:style>
    <style:style style:name="Table14.B" style:family="table-column">
      <style:table-column-properties style:column-width="1.6042in"/>
    </style:style>
    <style:style style:name="Table14.C" style:family="table-column">
      <style:table-column-properties style:column-width="1.6153in"/>
    </style:style>
    <style:style style:name="Table14.1" style:family="table-row">
      <style:table-row-properties fo:keep-together="auto"/>
    </style:style>
    <style:style style:name="Table14.A1" style:family="table-cell">
      <style:table-cell-properties style:vertical-align="top" fo:padding-left="0.075in" fo:padding-right="0.075in" fo:padding-top="0in" fo:padding-bottom="0in" fo:border="0.75pt solid #000000" style:writing-mode="lr-tb"/>
    </style:style>
    <style:style style:name="Table14.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5" style:family="table">
      <style:table-properties style:width="6.4285in" fo:margin-left="-0.0799in" table:align="left" style:writing-mode="lr-tb"/>
    </style:style>
    <style:style style:name="Table15.A" style:family="table-column">
      <style:table-column-properties style:column-width="3.209in"/>
    </style:style>
    <style:style style:name="Table15.B" style:family="table-column">
      <style:table-column-properties style:column-width="1.6042in"/>
    </style:style>
    <style:style style:name="Table15.C" style:family="table-column">
      <style:table-column-properties style:column-width="1.6153in"/>
    </style:style>
    <style:style style:name="Table15.1" style:family="table-row">
      <style:table-row-properties fo:keep-together="auto"/>
    </style:style>
    <style:style style:name="Table15.A1" style:family="table-cell">
      <style:table-cell-properties style:vertical-align="top" fo:padding-left="0.075in" fo:padding-right="0.075in" fo:padding-top="0in" fo:padding-bottom="0in" fo:border="0.75pt solid #000000" style:writing-mode="lr-tb"/>
    </style:style>
    <style:style style:name="Table15.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6" style:family="table">
      <style:table-properties style:width="6.4285in" fo:margin-left="-0.0799in" table:align="left" style:writing-mode="lr-tb"/>
    </style:style>
    <style:style style:name="Table16.A" style:family="table-column">
      <style:table-column-properties style:column-width="3.209in"/>
    </style:style>
    <style:style style:name="Table16.B" style:family="table-column">
      <style:table-column-properties style:column-width="1.6042in"/>
    </style:style>
    <style:style style:name="Table16.C" style:family="table-column">
      <style:table-column-properties style:column-width="1.6153in"/>
    </style:style>
    <style:style style:name="Table16.1" style:family="table-row">
      <style:table-row-properties fo:keep-together="auto"/>
    </style:style>
    <style:style style:name="Table16.A1" style:family="table-cell">
      <style:table-cell-properties style:vertical-align="top" fo:padding-left="0.075in" fo:padding-right="0.075in" fo:padding-top="0in" fo:padding-bottom="0in" fo:border="0.75pt solid #000000" style:writing-mode="lr-tb"/>
    </style:style>
    <style:style style:name="Table16.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7" style:family="table">
      <style:table-properties style:width="6.4285in" fo:margin-left="-0.0799in" table:align="left" style:writing-mode="lr-tb"/>
    </style:style>
    <style:style style:name="Table17.A" style:family="table-column">
      <style:table-column-properties style:column-width="3.209in"/>
    </style:style>
    <style:style style:name="Table17.B" style:family="table-column">
      <style:table-column-properties style:column-width="1.6042in"/>
    </style:style>
    <style:style style:name="Table17.C" style:family="table-column">
      <style:table-column-properties style:column-width="1.6153in"/>
    </style:style>
    <style:style style:name="Table17.1" style:family="table-row">
      <style:table-row-properties fo:keep-together="auto"/>
    </style:style>
    <style:style style:name="Table17.A1" style:family="table-cell">
      <style:table-cell-properties style:vertical-align="top" fo:padding-left="0.075in" fo:padding-right="0.075in" fo:padding-top="0in" fo:padding-bottom="0in" fo:border="0.75pt solid #000000" style:writing-mode="lr-tb"/>
    </style:style>
    <style:style style:name="Table17.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8" style:family="table">
      <style:table-properties style:width="6.4285in" fo:margin-left="-0.0799in" table:align="left" style:writing-mode="lr-tb"/>
    </style:style>
    <style:style style:name="Table18.A" style:family="table-column">
      <style:table-column-properties style:column-width="3.209in"/>
    </style:style>
    <style:style style:name="Table18.B" style:family="table-column">
      <style:table-column-properties style:column-width="1.6042in"/>
    </style:style>
    <style:style style:name="Table18.C" style:family="table-column">
      <style:table-column-properties style:column-width="1.6153in"/>
    </style:style>
    <style:style style:name="Table18.1" style:family="table-row">
      <style:table-row-properties fo:keep-together="auto"/>
    </style:style>
    <style:style style:name="Table18.A1" style:family="table-cell">
      <style:table-cell-properties style:vertical-align="top" fo:padding-left="0.075in" fo:padding-right="0.075in" fo:padding-top="0in" fo:padding-bottom="0in" fo:border="0.75pt solid #000000" style:writing-mode="lr-tb"/>
    </style:style>
    <style:style style:name="Table18.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 style:family="table">
      <style:table-properties style:width="6.4285in" fo:margin-left="-0.0799in" table:align="left" style:writing-mode="lr-tb"/>
    </style:style>
    <style:style style:name="Table19.A" style:family="table-column">
      <style:table-column-properties style:column-width="3.209in"/>
    </style:style>
    <style:style style:name="Table19.B" style:family="table-column">
      <style:table-column-properties style:column-width="1.6042in"/>
    </style:style>
    <style:style style:name="Table19.C" style:family="table-column">
      <style:table-column-properties style:column-width="1.6153in"/>
    </style:style>
    <style:style style:name="Table19.1" style:family="table-row">
      <style:table-row-properties fo:keep-together="auto"/>
    </style:style>
    <style:style style:name="Table19.A1" style:family="table-cell">
      <style:table-cell-properties style:vertical-align="top" fo:padding-left="0.075in" fo:padding-right="0.075in" fo:padding-top="0in" fo:padding-bottom="0in" fo:border="0.75pt solid #000000" style:writing-mode="lr-tb"/>
    </style:style>
    <style:style style:name="Table19.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0" style:family="table">
      <style:table-properties style:width="6.4285in" fo:margin-left="-0.0799in" table:align="left" style:writing-mode="lr-tb"/>
    </style:style>
    <style:style style:name="Table20.A" style:family="table-column">
      <style:table-column-properties style:column-width="3.209in"/>
    </style:style>
    <style:style style:name="Table20.B" style:family="table-column">
      <style:table-column-properties style:column-width="1.6042in"/>
    </style:style>
    <style:style style:name="Table20.C" style:family="table-column">
      <style:table-column-properties style:column-width="1.6153in"/>
    </style:style>
    <style:style style:name="Table20.1" style:family="table-row">
      <style:table-row-properties fo:keep-together="auto"/>
    </style:style>
    <style:style style:name="Table20.A1" style:family="table-cell">
      <style:table-cell-properties style:vertical-align="top" fo:padding-left="0.075in" fo:padding-right="0.075in" fo:padding-top="0in" fo:padding-bottom="0in" fo:border="0.75pt solid #000000" style:writing-mode="lr-tb"/>
    </style:style>
    <style:style style:name="Table20.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1" style:family="table">
      <style:table-properties style:width="6.4285in" fo:margin-left="-0.0799in" table:align="left" style:writing-mode="lr-tb"/>
    </style:style>
    <style:style style:name="Table21.A" style:family="table-column">
      <style:table-column-properties style:column-width="3.209in"/>
    </style:style>
    <style:style style:name="Table21.B" style:family="table-column">
      <style:table-column-properties style:column-width="1.6042in"/>
    </style:style>
    <style:style style:name="Table21.C" style:family="table-column">
      <style:table-column-properties style:column-width="1.6153in"/>
    </style:style>
    <style:style style:name="Table21.1" style:family="table-row">
      <style:table-row-properties fo:keep-together="auto"/>
    </style:style>
    <style:style style:name="Table21.A1" style:family="table-cell">
      <style:table-cell-properties style:vertical-align="top" fo:padding-left="0.075in" fo:padding-right="0.075in" fo:padding-top="0in" fo:padding-bottom="0in" fo:border="0.75pt solid #000000" style:writing-mode="lr-tb"/>
    </style:style>
    <style:style style:name="Table21.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2" style:family="table">
      <style:table-properties style:width="6.4181in" fo:margin-left="-0.075in" table:align="left" style:writing-mode="lr-tb"/>
    </style:style>
    <style:style style:name="Table22.A" style:family="table-column">
      <style:table-column-properties style:column-width="3.209in"/>
    </style:style>
    <style:style style:name="Table22.1" style:family="table-row">
      <style:table-row-properties fo:keep-together="auto"/>
    </style:style>
    <style:style style:name="Table22.A1" style:family="table-cell">
      <style:table-cell-properties style:vertical-align="top" fo:padding-left="0.075in" fo:padding-right="0.075in" fo:padding-top="0in" fo:padding-bottom="0in" fo:border="none" style:writing-mode="lr-tb"/>
    </style:style>
    <style:style style:name="Table23" style:family="table">
      <style:table-properties style:width="4.725in" fo:margin-left="0.5167in" table:align="left" style:writing-mode="lr-tb"/>
    </style:style>
    <style:style style:name="Table23.A" style:family="table-column">
      <style:table-column-properties style:column-width="0.7875in"/>
    </style:style>
    <style:style style:name="Table23.1" style:family="table-row">
      <style:table-row-properties fo:keep-together="auto"/>
    </style:style>
    <style:style style:name="Table23.A1" style:family="table-cell">
      <style:table-cell-properties style:vertical-align="top" fo:padding-left="0.0743in" fo:padding-right="0.0743in" fo:padding-top="0in" fo:padding-bottom="0in" fo:border-left="none" fo:border-right="none" fo:border-top="none" fo:border-bottom="0.75pt solid #000000" style:writing-mode="lr-tb"/>
    </style:style>
    <style:style style:name="Table23.A2" style:family="table-cell">
      <style:table-cell-properties style:vertical-align="top" fo:padding-left="0.0743in" fo:padding-right="0.0743in" fo:padding-top="0in" fo:padding-bottom="0in" fo:border="none" style:writing-mode="lr-tb"/>
    </style:style>
    <style:style style:name="P1" style:family="paragraph" style:parent-style-name="Header">
      <style:paragraph-properties>
        <style:tab-stops>
          <style:tab-stop style:position="6.1035in"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text-properties fo:font-weight="bold" style:font-weight-asian="bold" style:font-weight-complex="bold"/>
    </style:style>
    <style:style style:name="P4" style:family="paragraph" style:parent-style-name="Header">
      <style:paragraph-properties fo:text-align="center" style:justify-single-word="false"/>
      <style:text-properties fo:font-weight="bold" style:font-weight-asian="bold" style:font-weight-complex="bold"/>
    </style:style>
    <style:style style:name="P5" style:family="paragraph" style:parent-style-name="Header">
      <style:paragraph-properties fo:text-align="center" style:justify-single-word="false" fo:break-before="page"/>
    </style:style>
    <style:style style:name="P6" style:family="paragraph" style:parent-style-name="Header">
      <style:paragraph-properties fo:text-align="center" style:justify-single-word="false" fo:break-before="page"/>
      <style:text-properties fo:font-weight="bold" style:font-weight-asian="bold" style:font-weight-complex="bold"/>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font-name="Times New Roman" style:font-name-asian="Times New Roman" style:font-name-complex="Times New Roman"/>
    </style:style>
    <style:style style:name="P9" style:family="paragraph" style:parent-style-name="Text_20_body">
      <style:paragraph-properties fo:break-before="page"/>
    </style:style>
    <style:style style:name="P10" style:family="paragraph" style:parent-style-name="Standard">
      <style:paragraph-properties fo:text-align="justify" style:justify-single-word="false"/>
      <style:text-properties fo:font-style="italic" style:font-style-asian="italic" style:font-style-complex="italic"/>
    </style:style>
    <style:style style:name="P11" style:family="paragraph" style:parent-style-name="Standard">
      <style:text-properties style:font-name="Courier New" fo:language="en" fo:country="US" fo:font-style="italic" fo:font-weight="bold" style:font-name-asian="Courier New" style:font-style-asian="italic" style:font-weight-asian="bold" style:font-name-complex="Courier New" style:font-style-complex="italic" style:font-weight-complex="bold"/>
    </style:style>
    <style:style style:name="P12" style:family="paragraph" style:parent-style-name="Standard">
      <style:text-properties style:font-name="Courier New" fo:font-size="10pt" style:font-name-asian="Courier New" style:font-size-asian="10pt" style:font-name-complex="Courier New" style:font-size-complex="10pt"/>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snap-to-layout-grid="false"/>
    </style:style>
    <style:style style:name="P15" style:family="paragraph" style:parent-style-name="Standard">
      <style:text-properties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justify" style:justify-single-word="false"/>
    </style:style>
    <style:style style:name="P19" style:family="paragraph" style:parent-style-name="Standard">
      <style:text-properties style:font-name="Times New Roman" style:font-name-asian="Times New Roman" style:font-name-complex="Times New Roman"/>
    </style:style>
    <style:style style:name="P20" style:family="paragraph" style:parent-style-name="Standard">
      <style:paragraph-properties fo:text-align="center" style:justify-single-word="false"/>
      <style:text-properties style:font-name="Times New Roman" style:font-name-asian="Times New Roman" style:font-name-complex="Times New Roman"/>
    </style:style>
    <style:style style:name="P21" style:family="paragraph" style:parent-style-name="Standard">
      <style:paragraph-properties fo:text-align="center" style:justify-single-word="false" style:snap-to-layout-grid="false"/>
      <style:text-properties style:font-name="Times New Roman" style:font-name-asian="Times New Roman" style:font-name-complex="Times New Roman"/>
    </style:style>
    <style:style style:name="P22" style:family="paragraph" style:parent-style-name="Standard">
      <style:paragraph-properties>
        <style:tab-stops>
          <style:tab-stop style:position="1.9098in"/>
        </style:tab-stops>
      </style:paragraph-properties>
    </style:style>
    <style:style style:name="P23" style:family="paragraph" style:parent-style-name="Standard">
      <style:text-properties style:font-name="Arial" fo:font-size="10pt" style:font-name-asian="Arial" style:font-size-asian="10pt" style:font-name-complex="Arial" style:font-size-complex="10pt"/>
    </style:style>
    <style:style style:name="P24" style:family="paragraph" style:parent-style-name="Standard">
      <style:text-properties style:font-name="Arial" fo:font-size="14pt" fo:font-weight="bold" style:font-name-asian="Arial" style:font-size-asian="14pt" style:font-weight-asian="bold" style:font-name-complex="Arial" style:font-size-complex="14pt" style:font-weight-complex="bold"/>
    </style:style>
    <style:style style:name="P25" style:family="paragraph" style:parent-style-name="Standard">
      <style:paragraph-properties fo:text-align="center" style:justify-single-word="false"/>
      <style:text-properties style:font-name="Open Sans4"/>
    </style:style>
    <style:style style:name="P26" style:family="paragraph" style:parent-style-name="Standard">
      <style:text-properties style:font-name="Open Sans4" fo:font-size="10pt" style:font-name-asian="Arial" style:font-size-asian="10pt" style:font-name-complex="Arial" style:font-size-complex="10pt"/>
    </style:style>
    <style:style style:name="P27" style:family="paragraph" style:parent-style-name="Standard">
      <style:paragraph-properties fo:text-align="center" style:justify-single-word="false"/>
      <style:text-properties style:font-name="Open Sans4" fo:font-size="10pt" style:font-name-asian="Times New Roman" style:font-size-asian="10pt" style:font-name-complex="Times New Roman" style:font-size-complex="10pt"/>
    </style:style>
    <style:style style:name="P28" style:family="paragraph" style:parent-style-name="Standard">
      <style:paragraph-properties fo:text-align="center" style:justify-single-word="false" style:snap-to-layout-grid="false"/>
      <style:text-properties style:font-name="Open Sans4" fo:font-size="10pt" style:font-name-asian="Times New Roman" style:font-size-asian="10pt" style:font-name-complex="Times New Roman" style:font-size-complex="10pt"/>
    </style:style>
    <style:style style:name="P29" style:family="paragraph" style:parent-style-name="Standard">
      <style:paragraph-properties fo:text-align="center" style:justify-single-word="false"/>
      <style:text-properties style:font-name="Open Sans4" fo:font-size="10pt" officeooo:paragraph-rsid="00381775" style:font-name-asian="Times New Roman" style:font-size-asian="10pt" style:font-name-complex="Times New Roman" style:font-size-complex="10pt"/>
    </style:style>
    <style:style style:name="P30" style:family="paragraph" style:parent-style-name="Standard">
      <style:paragraph-properties fo:text-align="center" style:justify-single-word="false" style:snap-to-layout-grid="false"/>
      <style:text-properties style:font-name="Open Sans4" fo:font-size="10pt" style:font-size-asian="10pt" style:font-size-complex="10pt"/>
    </style:style>
    <style:style style:name="P31" style:family="paragraph" style:parent-style-name="Standard">
      <style:text-properties fo:language="en" fo:country="US"/>
    </style:style>
    <style:style style:name="P32" style:family="paragraph" style:parent-style-name="Standard">
      <style:paragraph-properties fo:margin-left="1in" fo:margin-right="0in" fo:text-indent="0in" style:auto-text-indent="false"/>
    </style:style>
    <style:style style:name="P33" style:family="paragraph" style:parent-style-name="Standard">
      <style:paragraph-properties fo:margin-left="1in" fo:margin-right="0in" fo:text-align="justify" style:justify-single-word="false" fo:text-indent="0in" style:auto-text-indent="false"/>
    </style:style>
    <style:style style:name="P34" style:family="paragraph" style:parent-style-name="Standard">
      <style:paragraph-properties fo:margin-left="1in" fo:margin-right="0in" fo:text-indent="0in" style:auto-text-indent="false"/>
      <style:text-properties officeooo:paragraph-rsid="002adee8"/>
    </style:style>
    <style:style style:name="P35" style:family="paragraph" style:parent-style-name="Standard">
      <style:paragraph-properties fo:margin-left="1in" fo:margin-right="0in" fo:text-indent="0in" style:auto-text-indent="false"/>
      <style:text-properties style:font-name="Courier New" fo:language="en" fo:country="US" fo:font-style="italic" fo:font-weight="bold" style:font-name-asian="Courier New" style:font-style-asian="italic" style:font-weight-asian="bold" style:font-name-complex="Courier New" style:font-style-complex="italic" style:font-weight-complex="bold"/>
    </style:style>
    <style:style style:name="P36" style:family="paragraph" style:parent-style-name="Standard" style:master-page-name="">
      <style:paragraph-properties fo:margin-left="1in" fo:margin-right="0in" fo:margin-top="0in" fo:margin-bottom="0.0402in" loext:contextual-spacing="false" fo:text-align="justify" style:justify-single-word="false" fo:text-indent="0in" style:auto-text-indent="false" style:page-number="auto"/>
    </style:style>
    <style:style style:name="P37" style:family="paragraph" style:parent-style-name="Standard">
      <style:paragraph-properties fo:margin-left="0.5in" fo:margin-right="0in" fo:text-indent="0in" style:auto-text-indent="false"/>
    </style:style>
    <style:style style:name="P38" style:family="paragraph" style:parent-style-name="Standard">
      <style:paragraph-properties fo:margin-left="0.5in" fo:margin-right="0in" fo:text-align="justify" style:justify-single-word="false" fo:text-indent="0in" style:auto-text-indent="false"/>
    </style:style>
    <style:style style:name="P39" style:family="paragraph" style:parent-style-name="Standard">
      <style:paragraph-properties fo:margin-left="0.5in" fo:margin-right="0in" fo:text-align="justify" style:justify-single-word="false" fo:text-indent="0in" style:auto-text-indent="false">
        <style:tab-stops>
          <style:tab-stop style:position="0.9827in"/>
          <style:tab-stop style:position="3.8709in"/>
        </style:tab-stops>
      </style:paragraph-properties>
    </style:style>
    <style:style style:name="P40" style:family="paragraph" style:parent-style-name="Standard">
      <style:paragraph-properties fo:margin-left="0.5in" fo:margin-right="0in" fo:text-indent="0in" style:auto-text-indent="false"/>
      <style:text-properties fo:font-weight="bold" style:font-weight-asian="bold" style:font-weight-complex="bold"/>
    </style:style>
    <style:style style:name="P41" style:family="paragraph" style:parent-style-name="Standard">
      <style:paragraph-properties fo:margin-left="0.5in" fo:margin-right="0in" fo:margin-top="0in" fo:margin-bottom="0.0598in" loext:contextual-spacing="false" fo:text-align="justify" style:justify-single-word="false" fo:text-indent="0in" style:auto-text-indent="false"/>
    </style:style>
    <style:style style:name="P42" style:family="paragraph" style:parent-style-name="Standard">
      <style:paragraph-properties fo:margin-left="0.5in" fo:margin-right="0in" fo:margin-top="0in" fo:margin-bottom="0.0799in" loext:contextual-spacing="false" fo:text-align="justify" style:justify-single-word="false" fo:text-indent="0in" style:auto-text-indent="false"/>
    </style:style>
    <style:style style:name="P43" style:family="paragraph" style:parent-style-name="Standard">
      <style:paragraph-properties fo:margin-left="0.5in" fo:margin-right="0in" fo:margin-top="0in" fo:margin-bottom="0.0201in" loext:contextual-spacing="false" fo:text-align="justify" style:justify-single-word="false" fo:text-indent="0in" style:auto-text-indent="false"/>
    </style:style>
    <style:style style:name="P44" style:family="paragraph" style:parent-style-name="Standard">
      <style:paragraph-properties fo:margin-left="0.5in" fo:margin-right="0.4764in" fo:text-indent="0in" style:auto-text-indent="false"/>
    </style:style>
    <style:style style:name="P45" style:family="paragraph" style:parent-style-name="Standard">
      <style:paragraph-properties fo:margin-left="6in" fo:margin-right="-0.2126in" fo:text-indent="0in" style:auto-text-indent="false"/>
    </style:style>
    <style:style style:name="P46" style:family="paragraph" style:parent-style-name="Standard">
      <style:paragraph-properties fo:margin-left="5.5in" fo:margin-right="-0.2126in" fo:text-indent="0in" style:auto-text-indent="false"/>
    </style:style>
    <style:style style:name="P47" style:family="paragraph" style:parent-style-name="Standard">
      <style:paragraph-properties fo:margin-left="5in" fo:margin-right="-0.2126in" fo:text-indent="0in" style:auto-text-indent="false"/>
    </style:style>
    <style:style style:name="P48" style:family="paragraph" style:parent-style-name="Standard">
      <style:paragraph-properties fo:margin-left="4.5in" fo:margin-right="-0.2126in" fo:text-indent="0in" style:auto-text-indent="false"/>
    </style:style>
    <style:style style:name="P49" style:family="paragraph" style:parent-style-name="Standard">
      <style:paragraph-properties fo:margin-left="3.5in" fo:margin-right="-0.2126in" fo:text-indent="0in" style:auto-text-indent="false"/>
    </style:style>
    <style:style style:name="P50" style:family="paragraph" style:parent-style-name="Standard">
      <style:paragraph-properties fo:margin-left="3.5in" fo:margin-right="-0.2126in" fo:text-indent="0in" style:auto-text-indent="false"/>
      <style:text-properties officeooo:paragraph-rsid="001fd4aa"/>
    </style:style>
    <style:style style:name="P51" style:family="paragraph" style:parent-style-name="Standard">
      <style:paragraph-properties fo:margin-left="3.5in" fo:margin-right="-0.2126in" fo:text-indent="0in" style:auto-text-indent="false"/>
      <style:text-properties officeooo:paragraph-rsid="00210aa7"/>
    </style:style>
    <style:style style:name="P52" style:family="paragraph" style:parent-style-name="Text_20_body" style:master-page-name="">
      <style:paragraph-properties style:page-number="auto"/>
    </style:style>
    <style:style style:name="P53" style:family="paragraph" style:parent-style-name="Text_20_body" style:master-page-name="">
      <style:paragraph-properties style:page-number="auto" fo:keep-with-next="always"/>
    </style:style>
    <style:style style:name="P54" style:family="paragraph" style:parent-style-name="Standard">
      <style:paragraph-properties fo:margin-left="0in" fo:margin-right="0in" fo:text-align="justify" style:justify-single-word="false" fo:text-indent="0in" style:auto-text-indent="false">
        <style:tab-stops>
          <style:tab-stop style:position="0.9827in"/>
          <style:tab-stop style:position="3.8709in"/>
        </style:tab-stops>
      </style:paragraph-properties>
    </style:style>
    <style:style style:name="P55" style:family="paragraph" style:parent-style-name="Standard">
      <style:paragraph-properties fo:margin-left="4in" fo:margin-right="-0.2126in" fo:text-indent="0in" style:auto-text-indent="false"/>
      <style:text-properties officeooo:paragraph-rsid="001fd4aa"/>
    </style:style>
    <style:style style:name="P56" style:family="paragraph" style:parent-style-name="Text_20_body">
      <style:text-properties officeooo:paragraph-rsid="0028a36a"/>
    </style:style>
    <style:style style:name="P57" style:family="paragraph" style:parent-style-name="Text_20_body">
      <style:paragraph-properties fo:text-align="justify" style:justify-single-word="false"/>
    </style:style>
    <style:style style:name="P58" style:family="paragraph" style:parent-style-name="Text_20_body">
      <style:text-properties officeooo:paragraph-rsid="002f2fb2"/>
    </style:style>
    <style:style style:name="P59" style:family="paragraph" style:parent-style-name="Text_20_body">
      <style:text-properties officeooo:paragraph-rsid="0030281d"/>
    </style:style>
    <style:style style:name="P60" style:family="paragraph" style:parent-style-name="Text_20_body">
      <style:text-properties officeooo:paragraph-rsid="0031c158"/>
    </style:style>
    <style:style style:name="P61" style:family="paragraph" style:parent-style-name="Text_20_body">
      <style:text-properties officeooo:paragraph-rsid="00324c5b"/>
    </style:style>
    <style:style style:name="P62" style:family="paragraph" style:parent-style-name="Footnote">
      <style:text-properties style:font-name="Arial" style:font-name-asian="Arial" style:font-name-complex="Arial"/>
    </style:style>
    <style:style style:name="P63" style:family="paragraph" style:parent-style-name="Contents_20_1">
      <style:paragraph-properties>
        <style:tab-stops>
          <style:tab-stop style:position="0.2in"/>
          <style:tab-stop style:position="6.8744in" style:type="right" style:leader-style="dotted" style:leader-text="."/>
        </style:tab-stops>
      </style:paragraph-properties>
    </style:style>
    <style:style style:name="P64" style:family="paragraph" style:parent-style-name="Contents_20_2">
      <style:paragraph-properties>
        <style:tab-stops>
          <style:tab-stop style:position="0.25in"/>
          <style:tab-stop style:position="0.6in"/>
          <style:tab-stop style:position="6.8744in" style:type="right" style:leader-style="dotted" style:leader-text="."/>
        </style:tab-stops>
      </style:paragraph-properties>
    </style:style>
    <style:style style:name="P65" style:family="paragraph" style:parent-style-name="Standard" style:master-page-name="Standard">
      <style:paragraph-properties style:page-number="auto"/>
    </style:style>
    <style:style style:name="P66" style:family="paragraph" style:parent-style-name="Standard" style:master-page-name="Convert_20_1">
      <style:paragraph-properties fo:text-align="center" style:justify-single-word="false" style:page-number="auto" fo:break-before="page"/>
      <style:text-properties style:font-name="Arial" fo:font-size="14pt" style:text-underline-style="solid" style:text-underline-width="auto" style:text-underline-color="font-color" fo:font-weight="bold" style:font-name-asian="Arial" style:font-size-asian="14pt" style:font-weight-asian="bold" style:font-name-complex="Arial" style:font-size-complex="14pt" style:font-weight-complex="bold"/>
    </style:style>
    <style:style style:name="P67" style:family="paragraph" style:parent-style-name="Standard">
      <style:paragraph-properties fo:text-align="center" style:justify-single-word="false"/>
      <style:text-properties style:font-name="Open Sans4" fo:font-size="10pt" style:font-name-asian="Times New Roman" style:font-size-asian="10pt" style:font-name-complex="Times New Roman" style:font-size-complex="10pt"/>
    </style:style>
    <style:style style:name="P68" style:family="paragraph" style:parent-style-name="Standard" style:list-style-name="L1" style:master-page-name="">
      <loext:graphic-properties draw:fill="none"/>
      <style:paragraph-properties fo:margin-left="1in" fo:margin-right="0in" fo:orphans="2" fo:widows="2" fo:text-indent="-0.25in" style:auto-text-indent="false" style:page-number="auto" fo:background-color="transparent" style:writing-mode="lr-tb"/>
      <style:text-properties style:font-name="Open Sans4" fo:font-size="10pt" style:font-size-asian="10pt" style:font-size-complex="10pt"/>
    </style:style>
    <style:style style:name="P69" style:family="paragraph" style:parent-style-name="Standard" style:list-style-name="L1">
      <loext:graphic-properties draw:fill="none"/>
      <style:paragraph-properties fo:margin-left="1in" fo:margin-right="0in" fo:orphans="2" fo:widows="2" fo:text-indent="-0.25in" style:auto-text-indent="false" fo:background-color="transparent" style:writing-mode="lr-tb"/>
      <style:text-properties style:font-name="Open Sans4" fo:font-size="10pt" style:font-size-asian="10pt" style:font-size-complex="10pt"/>
    </style:style>
    <style:style style:name="P70" style:family="paragraph" style:parent-style-name="Standard" style:list-style-name="L1">
      <loext:graphic-properties draw:fill="none"/>
      <style:paragraph-properties fo:margin-left="1in" fo:margin-right="0in" fo:orphans="2" fo:widows="2" fo:text-indent="-0.25in" style:auto-text-indent="false" fo:background-color="transparent" style:writing-mode="lr-tb"/>
    </style:style>
    <style:style style:name="P71" style:family="paragraph" style:parent-style-name="Standard" style:list-style-name="L1" style:master-page-name="">
      <loext:graphic-properties draw:fill="none"/>
      <style:paragraph-properties fo:margin-left="0.75in" fo:margin-right="0in" fo:orphans="2" fo:widows="2" fo:text-indent="0in" style:auto-text-indent="false" style:page-number="auto" fo:background-color="transparent" style:writing-mode="lr-tb"/>
      <style:text-properties style:font-name="Open Sans4" fo:font-size="10pt" style:font-size-asian="10pt" style:font-size-complex="10pt"/>
    </style:style>
    <style:style style:name="P72" style:family="paragraph" style:parent-style-name="Standard">
      <style:paragraph-properties fo:margin-left="0.5in" fo:margin-right="0in" fo:text-align="justify" style:justify-single-word="false" fo:text-indent="0in" style:auto-text-indent="false"/>
      <style:text-properties style:font-name="Open Sans4" fo:font-size="10pt" style:font-size-asian="10pt" style:font-size-complex="10pt"/>
    </style:style>
    <style:style style:name="P73" style:family="paragraph" style:parent-style-name="Standard" style:list-style-name="L2">
      <style:paragraph-properties fo:margin-left="0.5in" fo:margin-right="0in" fo:text-align="justify" style:justify-single-word="false" fo:text-indent="0in" style:auto-text-indent="false"/>
      <style:text-properties style:font-name="Open Sans4" fo:font-size="10pt" style:font-size-asian="10pt" style:font-size-complex="10pt"/>
    </style:style>
    <style:style style:name="P74" style:family="paragraph" style:parent-style-name="Standard" style:list-style-name="L3">
      <style:paragraph-properties fo:margin-left="0.5in" fo:margin-right="0in" fo:text-align="justify" style:justify-single-word="false" fo:text-indent="0in" style:auto-text-indent="false"/>
      <style:text-properties style:font-name="Open Sans4" fo:font-size="10pt" style:font-size-asian="10pt" style:font-size-complex="10pt"/>
    </style:style>
    <style:style style:name="P75" style:family="paragraph" style:parent-style-name="Standard" style:list-style-name="L4">
      <style:paragraph-properties fo:margin-left="0.5in" fo:margin-right="0in" fo:text-align="justify" style:justify-single-word="false" fo:text-indent="0in" style:auto-text-indent="false"/>
      <style:text-properties style:font-name="Open Sans4" fo:font-size="10pt" style:font-size-asian="10pt" style:font-size-complex="10pt"/>
    </style:style>
    <style:style style:name="P76" style:family="paragraph" style:parent-style-name="Standard" style:list-style-name="L5">
      <style:paragraph-properties fo:margin-left="1in" fo:margin-right="0in" fo:text-align="start" style:justify-single-word="false" fo:text-indent="-0.1965in" style:auto-text-indent="false"/>
    </style:style>
    <style:style style:name="P77" style:family="paragraph" style:parent-style-name="Standard" style:list-style-name="L7">
      <style:paragraph-properties fo:margin-left="0.1965in" fo:margin-right="0in" fo:text-align="justify" style:justify-single-word="false" fo:text-indent="-0.1965in" style:auto-text-indent="false"/>
    </style:style>
    <style:style style:name="P78" style:family="paragraph" style:parent-style-name="Standard" style:list-style-name="L8">
      <style:paragraph-properties fo:margin-left="0.1965in" fo:margin-right="0in" fo:text-align="justify" style:justify-single-word="false" fo:text-indent="-0.1965in" style:auto-text-indent="false"/>
    </style:style>
    <style:style style:name="P79" style:family="paragraph" style:parent-style-name="Standard" style:list-style-name="L9">
      <style:paragraph-properties fo:margin-left="0.1965in" fo:margin-right="0in" fo:text-align="justify" style:justify-single-word="false" fo:text-indent="-0.1965in" style:auto-text-indent="false"/>
    </style:style>
    <style:style style:name="P80" style:family="paragraph" style:parent-style-name="Standard" style:list-style-name="L10">
      <style:paragraph-properties fo:margin-left="0.1965in" fo:margin-right="0in" fo:text-align="justify" style:justify-single-word="false" fo:text-indent="-0.1965in" style:auto-text-indent="false"/>
    </style:style>
    <style:style style:name="P81" style:family="paragraph" style:parent-style-name="Standard" style:list-style-name="L10">
      <style:paragraph-properties fo:margin-left="0.1965in" fo:margin-right="0in" fo:text-indent="-0.1965in" style:auto-text-indent="false"/>
    </style:style>
    <style:style style:name="P82" style:family="paragraph" style:parent-style-name="Standard" style:list-style-name="L9">
      <style:paragraph-properties fo:margin-left="0in" fo:margin-right="0in" fo:text-align="justify" style:justify-single-word="false" fo:text-indent="0in" style:auto-text-indent="false"/>
    </style:style>
    <style:style style:name="P83" style:family="paragraph" style:parent-style-name="Standard" style:master-page-name="Convert_20_3">
      <style:paragraph-properties style:page-number="auto" fo:break-before="page"/>
    </style:style>
    <style:style style:name="P84" style:family="paragraph" style:parent-style-name="Text_20_body" style:list-style-name="L6" style:master-page-name="">
      <loext:graphic-properties draw:fill="none"/>
      <style:paragraph-properties fo:margin-left="0.8118in" fo:margin-right="0in" fo:margin-top="0in" fo:margin-bottom="0in" loext:contextual-spacing="false" fo:line-height="120%" fo:text-align="justify" style:justify-single-word="false" fo:orphans="2" fo:widows="2" fo:text-indent="-0.0618in" style:auto-text-indent="false" style:page-number="auto" fo:background-color="transparent" style:writing-mode="lr-tb"/>
    </style:style>
    <style:style style:name="P85" style:family="paragraph" style:parent-style-name="Text_20_body" style:list-style-name="L6">
      <loext:graphic-properties draw:fill="none"/>
      <style:paragraph-properties fo:margin-left="0.8118in" fo:margin-right="0in" fo:line-height="120%" fo:text-align="justify" style:justify-single-word="false" fo:orphans="2" fo:widows="2" fo:text-indent="-0.0618in" style:auto-text-indent="false" fo:background-color="transparent" style:writing-mode="lr-tb"/>
    </style:style>
    <style:style style:name="P86" style:family="paragraph" style:parent-style-name="Heading_20_1" style:list-style-name="">
      <style:text-properties fo:font-size="10pt" fo:font-weight="bold" style:font-size-asian="10pt" style:font-weight-asian="bold" style:font-size-complex="10pt" style:font-weight-complex="bold"/>
    </style:style>
    <style:style style:name="P87" style:family="paragraph" style:parent-style-name="Heading_20_1" style:master-page-name="Convert_20_2">
      <loext:graphic-properties draw:fill="none"/>
      <style:paragraph-properties fo:margin-left="0in" fo:margin-right="0in" fo:margin-top="0.1665in" fo:margin-bottom="0.0417in" loext:contextual-spacing="false" fo:orphans="2" fo:widows="2" fo:text-indent="0in" style:auto-text-indent="false" style:page-number="auto" fo:break-before="page" fo:background-color="transparent" fo:keep-with-next="always" style:writing-mode="lr-tb">
        <style:tab-stops>
          <style:tab-stop style:position="0.5091in"/>
        </style:tab-stops>
      </style:paragraph-properties>
    </style:style>
    <style:style style:name="P88" style:family="paragraph" style:parent-style-name="Heading_20_1">
      <style:paragraph-properties fo:break-before="page"/>
    </style:style>
    <style:style style:name="P89" style:family="paragraph" style:parent-style-name="Heading_20_3">
      <style:paragraph-properties fo:break-before="page"/>
    </style:style>
    <style:style style:name="P90" style:family="paragraph" style:parent-style-name="Heading_20_2">
      <style:paragraph-properties fo:keep-together="always"/>
    </style:style>
    <style:style style:name="P91" style:family="paragraph" style:parent-style-name="Heading_20_2">
      <style:paragraph-properties fo:break-before="page"/>
    </style:style>
    <style:style style:name="P92" style:family="paragraph">
      <style:paragraph-properties fo:text-align="center"/>
    </style:style>
    <style:style style:name="T1" style:family="text">
      <style:text-properties style:font-name="Arial" fo:font-weight="bold" style:font-name-asian="Arial" style:font-weight-asian="bold" style:font-name-complex="Arial" style:font-weight-complex="bold"/>
    </style:style>
    <style:style style:name="T2" style:family="text">
      <style:text-properties style:font-name="Arial" fo:font-weight="bold" officeooo:rsid="001ca57c" style:font-name-asian="Arial" style:font-weight-asian="bold" style:font-name-complex="Arial" style:font-weight-complex="bold"/>
    </style:style>
    <style:style style:name="T3" style:family="text">
      <style:text-properties style:font-name="Arial" fo:font-weight="bold" officeooo:rsid="001e81d7" style:font-name-asian="Arial" style:font-weight-asian="bold" style:font-name-complex="Arial" style:font-weight-complex="bold"/>
    </style:style>
    <style:style style:name="T4" style:family="text">
      <style:text-properties style:font-name="Arial" style:font-name-asian="Arial" style:font-name-complex="Arial"/>
    </style:style>
    <style:style style:name="T5" style:family="text">
      <style:text-properties style:font-name="Arial" fo:font-size="12pt" style:font-name-asian="Arial" style:font-size-asian="12pt" style:font-name-complex="Arial" style:font-size-complex="12pt"/>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font-name="Courier New" fo:font-size="10pt" fo:language="nl" fo:country="NL" style:font-name-asian="Courier New" style:font-size-asian="10pt" style:font-name-complex="Courier New" style:font-size-complex="10pt"/>
    </style:style>
    <style:style style:name="T9" style:family="text">
      <style:text-properties style:text-underline-style="solid" style:text-underline-width="auto" style:text-underline-color="font-color"/>
    </style:style>
    <style:style style:name="T10" style:family="text">
      <style:text-properties fo:font-size="10pt" fo:language="nl" fo:country="NL" style:font-size-asian="10pt" style:font-size-complex="10pt"/>
    </style:style>
    <style:style style:name="T11" style:family="text">
      <style:text-properties fo:font-size="10pt" style:font-size-asian="10pt" style:font-size-complex="10pt"/>
    </style:style>
    <style:style style:name="T12" style:family="text">
      <style:text-properties fo:color="#ffffff" fo:background-color="#666666" loext:char-shading-value="0"/>
    </style:style>
    <style:style style:name="T13" style:family="text">
      <style:text-properties fo:color="#ffffff" officeooo:rsid="00210aa7" fo:background-color="#666666" loext:char-shading-value="0"/>
    </style:style>
    <style:style style:name="T14" style:family="text">
      <style:text-properties style:font-name="Times New Roman" style:font-name-asian="Times New Roman" style:font-name-complex="Times New Roman"/>
    </style:style>
    <style:style style:name="T15"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16" style:family="text">
      <style:text-properties style:font-name="Times New Roman" fo:font-weight="bold" style:font-name-asian="Times New Roman" style:font-weight-asian="bold" style:font-name-complex="Times New Roman" style:font-weight-complex="bold"/>
    </style:style>
    <style:style style:name="T17" style:family="text">
      <style:text-properties style:font-name="Times New Roman" fo:font-size="10pt" style:font-name-asian="Times New Roman" style:font-size-asian="10pt" style:font-name-complex="Times New Roman" style:font-size-complex="10pt"/>
    </style:style>
    <style:style style:name="T18" style:family="text">
      <style:text-properties style:font-name="Times New Roman" fo:font-size="9pt" fo:font-weight="bold" style:font-name-asian="Times New Roman" style:font-size-asian="9pt" style:font-weight-asian="bold" style:font-name-complex="Times New Roman" style:font-size-complex="9pt" style:font-weight-complex="bold"/>
    </style:style>
    <style:style style:name="T19" style:family="text">
      <style:text-properties officeooo:rsid="001ca57c"/>
    </style:style>
    <style:style style:name="T20" style:family="text">
      <style:text-properties officeooo:rsid="001e81d7"/>
    </style:style>
    <style:style style:name="T21" style:family="text">
      <style:text-properties style:font-name="Open Sans4"/>
    </style:style>
    <style:style style:name="T22" style:family="text">
      <style:text-properties style:font-name="Open Sans4" style:font-name-asian="Times New Roman" style:font-name-complex="Times New Roman"/>
    </style:style>
    <style:style style:name="T23" style:family="text">
      <style:text-properties style:font-name="Open Sans4" officeooo:rsid="00210aa7" style:font-name-asian="Times New Roman" style:font-name-complex="Times New Roman"/>
    </style:style>
    <style:style style:name="T24" style:family="text">
      <style:text-properties style:font-name="Open Sans4" officeooo:rsid="0033242a" style:font-name-asian="Times New Roman" style:font-name-complex="Times New Roman"/>
    </style:style>
    <style:style style:name="T25" style:family="text">
      <style:text-properties style:font-name="Open Sans4" officeooo:rsid="00356de8" style:font-name-asian="Times New Roman" style:font-name-complex="Times New Roman"/>
    </style:style>
    <style:style style:name="T26" style:family="text">
      <style:text-properties style:font-name="Open Sans4" officeooo:rsid="00372c1f" style:font-name-asian="Times New Roman" style:font-name-complex="Times New Roman"/>
    </style:style>
    <style:style style:name="T27" style:family="text">
      <style:text-properties style:font-name="Open Sans4" officeooo:rsid="0037d354" style:font-name-asian="Times New Roman" style:font-name-complex="Times New Roman"/>
    </style:style>
    <style:style style:name="T28" style:family="text">
      <style:text-properties style:font-name="Open Sans4" officeooo:rsid="003dc6d6" style:font-name-asian="Times New Roman" style:font-name-complex="Times New Roman"/>
    </style:style>
    <style:style style:name="T29" style:family="text">
      <style:text-properties style:font-name="Open Sans4" fo:font-size="8pt" style:font-name-asian="Times New Roman" style:font-size-asian="8pt" style:font-name-complex="Times New Roman" style:font-size-complex="8pt"/>
    </style:style>
    <style:style style:name="T30" style:family="text">
      <style:text-properties style:font-name="Open Sans4" fo:font-size="8pt" officeooo:rsid="001fd4aa" style:font-name-asian="Times New Roman" style:font-size-asian="8pt" style:font-name-complex="Times New Roman" style:font-size-complex="8pt"/>
    </style:style>
    <style:style style:name="T31" style:family="text">
      <style:text-properties style:font-name="Open Sans4" fo:font-size="8pt" style:font-size-asian="8pt" style:font-size-complex="8pt"/>
    </style:style>
    <style:style style:name="T32" style:family="text">
      <style:text-properties style:font-name="Open Sans4" officeooo:rsid="00210aa7"/>
    </style:style>
    <style:style style:name="T33" style:family="text">
      <style:text-properties style:font-name="Open Sans4" officeooo:rsid="0022d2e7"/>
    </style:style>
    <style:style style:name="T34" style:family="text">
      <style:text-properties style:font-name="Open Sans4" officeooo:rsid="002584ac"/>
    </style:style>
    <style:style style:name="T35" style:family="text">
      <style:text-properties style:font-name="Open Sans4" fo:font-style="italic" style:font-style-asian="italic" style:font-style-complex="italic"/>
    </style:style>
    <style:style style:name="T36" style:family="text">
      <style:text-properties style:font-name="Open Sans4" fo:font-size="10pt" style:font-size-asian="10pt" style:font-size-complex="10pt"/>
    </style:style>
    <style:style style:name="T37" style:family="text">
      <style:text-properties style:font-name="Open Sans4" fo:font-size="10pt" officeooo:rsid="0030281d" style:font-size-asian="10pt" style:font-size-complex="10pt"/>
    </style:style>
    <style:style style:name="T38" style:family="text">
      <style:text-properties style:font-name="Open Sans4" fo:font-size="10pt" officeooo:rsid="0031c158" style:font-size-asian="10pt" style:font-size-complex="10pt"/>
    </style:style>
    <style:style style:name="T39" style:family="text">
      <style:text-properties style:font-name="Open Sans4" fo:font-size="10pt" style:font-name-asian="Times New Roman" style:font-size-asian="10pt" style:font-name-complex="Times New Roman" style:font-size-complex="10pt"/>
    </style:style>
    <style:style style:name="T40" style:family="text">
      <style:text-properties style:font-name="Open Sans4" officeooo:rsid="0028a36a"/>
    </style:style>
    <style:style style:name="T41" style:family="text">
      <style:text-properties style:font-name="Open Sans4" fo:font-size="9pt" style:font-size-asian="9pt" style:font-size-complex="9pt"/>
    </style:style>
    <style:style style:name="T42" style:family="text">
      <style:text-properties style:font-name="Open Sans4" fo:font-size="9pt" style:font-name-asian="Arial" style:font-size-asian="9pt" style:font-name-complex="Arial" style:font-size-complex="9pt"/>
    </style:style>
    <style:style style:name="T43" style:family="text">
      <style:text-properties style:font-name="Open Sans4" officeooo:rsid="00324c5b"/>
    </style:style>
    <style:style style:name="T44" style:family="text">
      <style:text-properties style:font-name="Open Sans4" fo:font-weight="bold" style:font-name-asian="Times New Roman" style:font-weight-asian="bold" style:font-name-complex="Times New Roman" style:font-weight-complex="bold"/>
    </style:style>
    <style:style style:name="T45" style:family="text">
      <style:text-properties officeooo:rsid="00210aa7"/>
    </style:style>
    <style:style style:name="T46" style:family="text">
      <style:text-properties officeooo:rsid="0022d2e7"/>
    </style:style>
    <style:style style:name="T47" style:family="text">
      <style:text-properties officeooo:rsid="002468a0"/>
    </style:style>
    <style:style style:name="T48" style:family="text">
      <style:text-properties officeooo:rsid="002584ac"/>
    </style:style>
    <style:style style:name="T49" style:family="text">
      <style:text-properties officeooo:rsid="00272b31"/>
    </style:style>
    <style:style style:name="T50" style:family="text">
      <style:text-properties officeooo:rsid="0028a36a"/>
    </style:style>
    <style:style style:name="T51" style:family="text">
      <style:text-properties officeooo:rsid="002997f9"/>
    </style:style>
    <style:style style:name="T52" style:family="text">
      <style:text-properties officeooo:rsid="002b56e5"/>
    </style:style>
    <style:style style:name="T53" style:family="text">
      <style:text-properties fo:font-size="9pt" style:font-size-asian="9pt" style:font-size-complex="9pt"/>
    </style:style>
    <style:style style:name="T54" style:family="text">
      <style:text-properties officeooo:rsid="002d8177"/>
    </style:style>
    <style:style style:name="T55" style:family="text">
      <style:text-properties officeooo:rsid="002f2fb2"/>
    </style:style>
    <style:style style:name="T56" style:family="text">
      <style:text-properties officeooo:rsid="0030281d"/>
    </style:style>
    <style:style style:name="T57" style:family="text">
      <style:text-properties officeooo:rsid="0031c158"/>
    </style:style>
    <style:style style:name="T58" style:family="text">
      <style:text-properties officeooo:rsid="00324c5b"/>
    </style:style>
    <style:style style:name="T59" style:family="text">
      <style:text-properties officeooo:rsid="00327faa"/>
    </style:style>
    <style:style style:name="T60" style:family="text">
      <style:text-properties officeooo:rsid="0039ca41"/>
    </style:style>
    <style:style style:name="T61" style:family="text">
      <style:text-properties officeooo:rsid="003dc6d6"/>
    </style:style>
    <style:style style:name="fr1" style:family="graphic" style:parent-style-name="Graphics">
      <style:graphic-properties fo:margin-left="0.1252in" fo:margin-right="0.1252in" style:wrap="dynamic" style:number-wrapped-paragraphs="1" style:wrap-contour="false" style:vertical-pos="from-top" style:horizontal-pos="center" style:horizontal-rel="page" style:mirror="none" fo:clip="rect(0in, 0in, 0in, 0in)" draw:luminance="0%" draw:contrast="0%" draw:red="0%" draw:green="0%" draw:blue="0%" draw:gamma="100%" draw:color-inversion="false" draw:image-opacity="100%" draw:color-mode="standard" draw:wrap-influence-on-position="once-successive"/>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style:section-properties>
    </style:style>
    <text:list-style style:name="L1">
      <text:list-level-style-bullet text:level="1" style:num-prefix="·" text:bullet-char="·">
        <style:list-level-properties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style:num-prefix="·" text:bullet-char="·">
        <style:list-level-properties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style:num-prefix="·" text:bullet-char="·">
        <style:list-level-properties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style:num-prefix="·" text:bullet-char="·">
        <style:list-level-properties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style:num-prefix="·" text:bullet-char="·">
        <style:list-level-properties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in" fo:text-indent="-0.25in" fo:margin-left="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5in" fo:text-indent="-0.25in" fo:margin-left="1.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in" fo:text-indent="-0.25in" fo:margin-left="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5in" fo:text-indent="-0.25in" fo:margin-left="3.15in"/>
        </style:list-level-properties>
      </text:list-level-style-bullet>
    </text:list-style>
    <text:list-style style:name="L7">
      <text:list-level-style-bullet text:level="1" style:num-prefix="·" text:bullet-char="·">
        <style:list-level-properties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style:num-prefix="·" text:bullet-char="·">
        <style:list-level-properties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style:num-prefix="·" text:bullet-char="·">
        <style:list-level-properties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style:num-prefix="·" text:bullet-char="·">
        <style:list-level-properties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textarea-horizontal-align="center" draw:textarea-vertical-align="middle" fo:padding-top="0.0047in" fo:padding-bottom="0.0047in" fo:padding-left="0.0047in" fo:padding-right="0.0047in" style:run-through="foreground"/>
    </style:style>
    <style:style style:name="gr3" style:family="graphic">
      <style:graphic-properties draw:stroke="solid" svg:stroke-width="0.0102in" svg:stroke-color="#000000" draw:marker-end="Arrowheads_20_1" draw:marker-end-width="0.1528in" draw:marker-end-center="false" draw:textarea-horizontal-align="center" draw:textarea-vertical-align="middle" fo:padding-top="0.0047in" fo:padding-bottom="0.0047in" fo:padding-left="0.0047in" fo:padding-right="0.0047in" style:run-through="foreground"/>
    </style:style>
    <style:style style:name="gr4" style:family="graphic">
      <style:graphic-properties draw:stroke="solid" svg:stroke-width="0.0102in" svg:stroke-color="#000000" draw:marker-end="Arrowheads_20_1" draw:marker-end-width="0.1528in" draw:marker-end-center="fals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Standard"/>
      <text:p text:style-name="Standard"/>
      <text:p text:style-name="P35"/>
      <text:p text:style-name="P35"><text:s text:c="3"/>MMMM <text:s text:c="4"/>MMMM <text:s text:c="4"/>CCCCCCCC <text:s text:c="5"/>EEEEEEEEEE</text:p>
      <text:p text:style-name="P35"><text:s text:c="3"/>MM MM <text:s text:c="2"/>MM MM <text:s text:c="3"/>CCC <text:s text:c="3"/>CCC <text:s text:c="4"/>EE <text:s text:c="4"/>EEE</text:p>
      <text:p text:style-name="P35"><text:s text:c="3"/>MM <text:s/>MM MM <text:s/>MM <text:s text:c="3"/>CC <text:s text:c="5"/>CC <text:s text:c="4"/>EE</text:p>
      <text:p text:style-name="P35"><text:s text:c="3"/>MM <text:s text:c="2"/>MMM <text:s text:c="2"/>MM <text:s text:c="3"/>CC <text:s text:c="12"/>EEEEEEE</text:p>
      <text:p text:style-name="P35"><text:s text:c="3"/>MM <text:s text:c="3"/>M <text:s text:c="3"/>MM <text:s text:c="3"/>CC <text:s text:c="12"/>EEEEEEE</text:p>
      <text:p text:style-name="P35"><text:s text:c="3"/>MM <text:s text:c="8"/>MM <text:s text:c="3"/>CC <text:s text:c="5"/>CC <text:s text:c="4"/>EE</text:p>
      <text:p text:style-name="P35"><text:s text:c="3"/>MM <text:s text:c="8"/>MM <text:s text:c="3"/>CCC <text:s text:c="3"/>CCC <text:s text:c="4"/>EE <text:s text:c="4"/>EEE</text:p>
      <text:p text:style-name="P35"><text:s text:c="3"/>MM <text:s text:c="8"/>MM <text:s text:c="4"/>CCCCCCCC <text:s text:c="5"/>EEEEEEEEEE</text:p>
      <text:p text:style-name="P11"/>
      <text:p text:style-name="Standard"/>
      <text:p text:style-name="P25">COMMAND LINE EDITOR</text:p>
      <text:p text:style-name="P25"/>
      <text:p text:style-name="P25">This manual describes MCE V4.2<text:span text:style-name="T19">9 for RSX180</text:span></text:p>
      <text:p text:style-name="P25">from September <text:span text:style-name="T19">2018</text:span></text:p>
      <text:p text:style-name="P25"/>
      <text:p text:style-name="P25">originally developed by</text:p>
      <text:p text:style-name="P25"/>
      <text:p text:style-name="P25">D. Sponza (YU) Oct-81</text:p>
      <text:p text:style-name="P25"/>
      <text:p text:style-name="P25">Since 29-Jul-86 Supported by</text:p>
      <text:p text:style-name="P25"/>
      <text:p text:style-name="P25">Hans Hamakers</text:p>
      <text:p text:style-name="P25">pAkUiT International</text:p>
      <text:p text:style-name="P25">Elsbes 40 , 3069 LN <text:s/>Rotterdam</text:p>
      <text:p text:style-name="P25">The Netherlands</text:p>
      <text:p text:style-name="P13"/>
      <text:p text:style-name="P13"/>
      <text:section text:style-name="Sect1" text:name="Section1">
        <text:p text:style-name="P13"/>
        <text:p text:style-name="P66">Table of Contents</text:p>
        <text:p text:style-name="P24"/>
        <text:table-of-content text:style-name="Sect2"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tab-stop style:type="left" style:position="0.2in" style:leader-char=" "/>
              <text:index-entry-text/>
              <text:index-entry-tab-stop style:type="right" style:leader-char="."/>
              <text:index-entry-link-start/>
              <text:index-entry-page-number/>
              <text:index-entry-link-end/>
              <text:index-entry-link-end/>
            </text:table-of-content-entry-template>
            <text:table-of-content-entry-template text:outline-level="2" text:style-name="Contents_20_2">
              <text:index-entry-tab-stop style:type="left" style:position="0.25in" style:leader-char=" "/>
              <text:index-entry-link-start/>
              <text:index-entry-chapter/>
              <text:index-entry-tab-stop style:type="left" style:position="0.6in" style:leader-char=" "/>
              <text:index-entry-text/>
              <text:index-entry-tab-stop style:type="right" style:leader-char="."/>
              <text:index-entry-link-start/>
              <text:index-entry-page-number/>
              <text:index-entry-link-end/>
              <text:index-entry-link-end/>
            </text:table-of-content-entry-template>
            <text:table-of-content-entry-template text:outline-level="3" text:style-name="Contents_20_3">
              <text:index-entry-link-start/>
              <text:index-entry-chapter/>
              <text:index-entry-tab-stop style:type="left" style:position="0.35in" style:leader-char=" "/>
              <text:index-entry-text/>
              <text:index-entry-tab-stop style:type="right" style:leader-char="."/>
              <text:index-entry-link-start/>
              <text:index-entry-page-number/>
              <text:index-entry-link-end/>
              <text:index-entry-link-end/>
            </text:table-of-content-entry-template>
            <text:table-of-content-entry-template text:outline-level="4" text:style-name="Contents_20_4">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5" text:style-name="Contents_20_5">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6" text:style-name="Contents_20_6">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7" text:style-name="Contents_20_7">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8" text:style-name="Contents_20_8">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9" text:style-name="Contents_20_9">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10" text:style-name="Contents_20_10">
              <text:index-entry-link-start/>
              <text:index-entry-chapter/>
              <text:index-entry-text/>
              <text:index-entry-tab-stop style:type="right" style:leader-char="."/>
              <text:index-entry-link-start/>
              <text:index-entry-page-number/>
              <text:index-entry-link-end/>
              <text:index-entry-link-end/>
            </text:table-of-content-entry-template>
            <text:index-source-styles text:outline-level="1">
              <text:index-source-style text:style-name="Header"/>
            </text:index-source-styles>
            <text:index-source-styles text:outline-level="2">
              <text:index-source-style text:style-name="headersub"/>
            </text:index-source-styles>
          </text:table-of-content-source>
          <text:index-body>
            <text:p text:style-name="P63"><text:a xlink:type="simple" xlink:href="#__RefHeading___Toc8176_644918869" text:style-name="Internet_20_link" text:visited-style-name="Visited_20_Internet_20_Link"><text:tab/>MCE – Command Line Editor Page 3<text:tab/>2</text:a></text:p>
            <text:p text:style-name="P63"><text:a xlink:type="simple" xlink:href="#__RefHeading___Toc8178_644918869" text:style-name="Internet_20_link" text:visited-style-name="Visited_20_Internet_20_Link"><text:tab/>Table of Contents<text:tab/>3</text:a></text:p>
            <text:p text:style-name="P63"><text:a xlink:type="simple" xlink:href="#__RefHeading___Toc8050_644918869" text:style-name="Internet_20_link" text:visited-style-name="Visited_20_Internet_20_Link">1<text:tab/>Introduction<text:tab/>4</text:a></text:p>
            <text:p text:style-name="P63"><text:a xlink:type="simple" xlink:href="#__RefHeading___Toc8180_644918869" text:style-name="Internet_20_link" text:visited-style-name="Visited_20_Internet_20_Link"><text:tab/>MCE – Command Line Editor Page 31<text:tab/>10</text:a></text:p>
            <text:p text:style-name="P63"><text:a xlink:type="simple" xlink:href="#__RefHeading___Toc8182_644918869" text:style-name="Internet_20_link" text:visited-style-name="Visited_20_Internet_20_Link"><text:tab/></text:a><field:fieldmark-start text:name="__Fieldmark__178_868408275" field:type=""/><text:a xlink:type="simple" xlink:href="#__RefHeading___Toc8182_644918869" text:style-name="Internet_20_link" text:visited-style-name="Visited_20_Internet_20_Link">Line editing commands</text:a><field:fieldmark-end/><text:a xlink:type="simple" xlink:href="#__RefHeading___Toc8182_644918869" text:style-name="Internet_20_link" text:visited-style-name="Visited_20_Internet_20_Link"><text:tab/>10</text:a></text:p>
            <text:p text:style-name="P63"><text:a xlink:type="simple" xlink:href="#__RefHeading___Toc8052_644918869" text:style-name="Internet_20_link" text:visited-style-name="Visited_20_Internet_20_Link">2<text:tab/>Options<text:tab/>5</text:a></text:p>
            <text:p text:style-name="P64"><text:tab/><text:a xlink:type="simple" xlink:href="#__RefHeading___Toc8054_644918869" text:style-name="Internet_20_link" text:visited-style-name="Visited_20_Internet_20_Link">2.1<text:tab/>Multiple CLI support<text:tab/>5</text:a></text:p>
            <text:p text:style-name="P64"><text:tab/><text:a xlink:type="simple" xlink:href="#__RefHeading___Toc8056_644918869" text:style-name="Internet_20_link" text:visited-style-name="Visited_20_Internet_20_Link">2.2<text:tab/>Init-File support<text:tab/>5</text:a></text:p>
            <text:p text:style-name="P64"><text:tab/><text:a xlink:type="simple" xlink:href="#__RefHeading___Toc8058_644918869" text:style-name="Internet_20_link" text:visited-style-name="Visited_20_Internet_20_Link">2.3<text:tab/>Compound Command Line support<text:tab/>6</text:a></text:p>
            <text:p text:style-name="P64"><text:tab/><text:a xlink:type="simple" xlink:href="#__RefHeading___Toc8060_644918869" text:style-name="Internet_20_link" text:visited-style-name="Visited_20_Internet_20_Link">2.4<text:tab/>Status Line support<text:tab/>6</text:a></text:p>
            <text:p text:style-name="P64"><text:tab/><text:a xlink:type="simple" xlink:href="#__RefHeading___Toc8062_644918869" text:style-name="Internet_20_link" text:visited-style-name="Visited_20_Internet_20_Link">2.5<text:tab/>Startup and Exit messages<text:tab/>7</text:a></text:p>
            <text:p text:style-name="P64"><text:tab/><text:a xlink:type="simple" xlink:href="#__RefHeading___Toc8064_644918869" text:style-name="Internet_20_link" text:visited-style-name="Visited_20_Internet_20_Link">2.6<text:tab/>Remote terminal (RT: and HT:) detection<text:tab/>8</text:a></text:p>
            <text:p text:style-name="P64"><text:tab/><text:a xlink:type="simple" xlink:href="#__RefHeading___Toc8066_644918869" text:style-name="Internet_20_link" text:visited-style-name="Visited_20_Internet_20_Link">2.7<text:tab/>VT2Plus support<text:tab/>8</text:a></text:p>
            <text:p text:style-name="P64"><text:tab/><text:a xlink:type="simple" xlink:href="#__RefHeading___Toc8068_644918869" text:style-name="Internet_20_link" text:visited-style-name="Visited_20_Internet_20_Link">2.8<text:tab/>VT4plus support<text:tab/>8</text:a></text:p>
            <text:p text:style-name="P64"><text:tab/><text:a xlink:type="simple" xlink:href="#__RefHeading___Toc8070_644918869" text:style-name="Internet_20_link" text:visited-style-name="Visited_20_Internet_20_Link">2.9<text:tab/>Tandberg TDV2230 function key support<text:tab/>8</text:a></text:p>
            <text:p text:style-name="P64"><text:tab/><text:a xlink:type="simple" xlink:href="#__RefHeading___Toc8072_644918869" text:style-name="Internet_20_link" text:visited-style-name="Visited_20_Internet_20_Link">2.10<text:tab/>EDT-Keypad editing support<text:tab/>8</text:a></text:p>
            <text:p text:style-name="P64"><text:tab/><text:a xlink:type="simple" xlink:href="#__RefHeading___Toc8074_644918869" text:style-name="Internet_20_link" text:visited-style-name="Visited_20_Internet_20_Link">2.11<text:tab/>User Prompt support<text:tab/>9</text:a></text:p>
            <text:p text:style-name="P64"><text:tab/><text:a xlink:type="simple" xlink:href="#__RefHeading___Toc8076_644918869" text:style-name="Internet_20_link" text:visited-style-name="Visited_20_Internet_20_Link">2.12<text:tab/>Extended Prompt support<text:tab/>9</text:a></text:p>
            <text:p text:style-name="P64"><text:tab/><text:a xlink:type="simple" xlink:href="#__RefHeading___Toc8078_644918869" text:style-name="Internet_20_link" text:visited-style-name="Visited_20_Internet_20_Link">2.13<text:tab/>Terminal password locking<text:tab/>9</text:a></text:p>
            <text:p text:style-name="P64"><text:tab/><text:a xlink:type="simple" xlink:href="#__RefHeading___Toc8080_644918869" text:style-name="Internet_20_link" text:visited-style-name="Visited_20_Internet_20_Link">2.14<text:tab/>Automatic return to Insert or Overwrite mode<text:tab/>9</text:a></text:p>
            <text:p text:style-name="P64"><text:tab/><text:a xlink:type="simple" xlink:href="#__RefHeading___Toc8082_644918869" text:style-name="Internet_20_link" text:visited-style-name="Visited_20_Internet_20_Link">2.15<text:tab/>Terminal Time-Out support<text:tab/>9</text:a></text:p>
            <text:p text:style-name="P63"><text:a xlink:type="simple" xlink:href="#__RefHeading___Toc8084_644918869" text:style-name="Internet_20_link" text:visited-style-name="Visited_20_Internet_20_Link">3<text:tab/>Startup and Exit<text:tab/>10</text:a></text:p>
            <text:p text:style-name="P64"><text:tab/><text:a xlink:type="simple" xlink:href="#__RefHeading___Toc8086_644918869" text:style-name="Internet_20_link" text:visited-style-name="Visited_20_Internet_20_Link">3.1<text:tab/>Command Line Editor Startup<text:tab/>10</text:a></text:p>
            <text:p text:style-name="P64"><text:tab/><text:a xlink:type="simple" xlink:href="#__RefHeading___Toc8088_644918869" text:style-name="Internet_20_link" text:visited-style-name="Visited_20_Internet_20_Link">3.2<text:tab/>Commandline Editor Exit<text:tab/>10</text:a></text:p>
            <text:p text:style-name="P63"><text:a xlink:type="simple" xlink:href="#__RefHeading___Toc8090_644918869" text:style-name="Internet_20_link" text:visited-style-name="Visited_20_Internet_20_Link">4<text:tab/>Command Lines<text:tab/>11</text:a></text:p>
            <text:p text:style-name="P63"><text:a xlink:type="simple" xlink:href="#__RefHeading___Toc8092_644918869" text:style-name="Internet_20_link" text:visited-style-name="Visited_20_Internet_20_Link">5<text:tab/>Command synonyms<text:tab/>12</text:a></text:p>
            <text:p text:style-name="P63"><text:a xlink:type="simple" xlink:href="#__RefHeading___Toc8094_644918869" text:style-name="Internet_20_link" text:visited-style-name="Visited_20_Internet_20_Link">6<text:tab/>Function Keys<text:tab/>13</text:a></text:p>
            <text:p text:style-name="P63"><text:a xlink:type="simple" xlink:href="#__RefHeading___Toc8096_644918869" text:style-name="Internet_20_link" text:visited-style-name="Visited_20_Internet_20_Link">7<text:tab/>Internal Commands (MCE xxxx)<text:tab/>14</text:a></text:p>
            <text:p text:style-name="P64"><text:tab/><text:a xlink:type="simple" xlink:href="#__RefHeading___Toc8098_644918869" text:style-name="Internet_20_link" text:visited-style-name="Visited_20_Internet_20_Link">7.1<text:tab/>MCE CHAIn [file]<text:tab/>14</text:a></text:p>
            <text:p text:style-name="P64"><text:tab/><text:a xlink:type="simple" xlink:href="#__RefHeading___Toc8100_644918869" text:style-name="Internet_20_link" text:visited-style-name="Visited_20_Internet_20_Link">7.2<text:tab/>MCE CLEAr<text:tab/>14</text:a></text:p>
            <text:p text:style-name="P64"><text:tab/><text:a xlink:type="simple" xlink:href="#__RefHeading___Toc8102_644918869" text:style-name="Internet_20_link" text:visited-style-name="Visited_20_Internet_20_Link">7.3<text:tab/>MCE CMSZ n<text:tab/>15</text:a></text:p>
            <text:p text:style-name="P64"><text:tab/><text:a xlink:type="simple" xlink:href="#__RefHeading___Toc8104_644918869" text:style-name="Internet_20_link" text:visited-style-name="Visited_20_Internet_20_Link">7.4<text:tab/>MCE ECHO ON|OFF<text:tab/>15</text:a></text:p>
            <text:p text:style-name="P64"><text:tab/><text:a xlink:type="simple" xlink:href="#__RefHeading___Toc8106_644918869" text:style-name="Internet_20_link" text:visited-style-name="Visited_20_Internet_20_Link">7.5<text:tab/>MCE EXIT<text:tab/>15</text:a></text:p>
            <text:p text:style-name="P64"><text:tab/><text:a xlink:type="simple" xlink:href="#__RefHeading___Toc8108_644918869" text:style-name="Internet_20_link" text:visited-style-name="Visited_20_Internet_20_Link">7.6<text:tab/>MCE FISZ n<text:tab/>15</text:a></text:p>
            <text:p text:style-name="P64"><text:tab/><text:a xlink:type="simple" xlink:href="#__RefHeading___Toc8110_644918869" text:style-name="Internet_20_link" text:visited-style-name="Visited_20_Internet_20_Link">7.7<text:tab/>MCE FREE<text:tab/>15</text:a></text:p>
            <text:p text:style-name="P64"><text:tab/><text:a xlink:type="simple" xlink:href="#__RefHeading___Toc8112_644918869" text:style-name="Internet_20_link" text:visited-style-name="Visited_20_Internet_20_Link">7.8<text:tab/>MCE INSErt ON|OFF<text:tab/>16</text:a></text:p>
            <text:p text:style-name="P64"><text:tab/><text:a xlink:type="simple" xlink:href="#__RefHeading___Toc8114_644918869" text:style-name="Internet_20_link" text:visited-style-name="Visited_20_Internet_20_Link">7.9<text:tab/>MCE KEYPad ON|OFF<text:tab/>16</text:a></text:p>
            <text:p text:style-name="P64"><text:tab/><text:a xlink:type="simple" xlink:href="#__RefHeading___Toc8116_644918869" text:style-name="Internet_20_link" text:visited-style-name="Visited_20_Internet_20_Link">7.10<text:tab/>MCE LIST<text:tab/>16</text:a></text:p>
            <text:p text:style-name="P64"><text:soft-page-break/><text:tab/><text:a xlink:type="simple" xlink:href="#__RefHeading___Toc8118_644918869" text:style-name="Internet_20_link" text:visited-style-name="Visited_20_Internet_20_Link">7.11<text:tab/>MCE LOCK<text:tab/>16</text:a></text:p>
            <text:p text:style-name="P64"><text:tab/><text:a xlink:type="simple" xlink:href="#__RefHeading___Toc8120_644918869" text:style-name="Internet_20_link" text:visited-style-name="Visited_20_Internet_20_Link">7.12<text:tab/>MCE OVERwrite ON|OFF<text:tab/>16</text:a></text:p>
            <text:p text:style-name="P64"><text:tab/><text:a xlink:type="simple" xlink:href="#__RefHeading___Toc8122_644918869" text:style-name="Internet_20_link" text:visited-style-name="Visited_20_Internet_20_Link">7.13<text:tab/>MCE PROMpt ON|OFF<text:tab/>16</text:a></text:p>
            <text:p text:style-name="P64"><text:tab/><text:a xlink:type="simple" xlink:href="#__RefHeading___Toc8124_644918869" text:style-name="Internet_20_link" text:visited-style-name="Visited_20_Internet_20_Link">7.14<text:tab/>MCE PURGe<text:tab/>16</text:a></text:p>
            <text:p text:style-name="P64"><text:tab/><text:a xlink:type="simple" xlink:href="#__RefHeading___Toc8126_644918869" text:style-name="Internet_20_link" text:visited-style-name="Visited_20_Internet_20_Link">7.15<text:tab/>MCE READ [file]<text:tab/>17</text:a></text:p>
            <text:p text:style-name="P64"><text:tab/><text:a xlink:type="simple" xlink:href="#__RefHeading___Toc8128_644918869" text:style-name="Internet_20_link" text:visited-style-name="Visited_20_Internet_20_Link">7.16<text:tab/>MCE REPLace [file]<text:tab/>17</text:a></text:p>
            <text:p text:style-name="P64"><text:tab/><text:a xlink:type="simple" xlink:href="#__RefHeading___Toc8130_644918869" text:style-name="Internet_20_link" text:visited-style-name="Visited_20_Internet_20_Link">7.17<text:tab/>MCE RING<text:tab/>17</text:a></text:p>
            <text:p text:style-name="P64"><text:tab/><text:a xlink:type="simple" xlink:href="#__RefHeading___Toc8132_644918869" text:style-name="Internet_20_link" text:visited-style-name="Visited_20_Internet_20_Link">7.18<text:tab/>MCE STATus [ON|OFF]<text:tab/>17</text:a></text:p>
            <text:p text:style-name="P64"><text:tab/><text:a xlink:type="simple" xlink:href="#__RefHeading___Toc8134_644918869" text:style-name="Internet_20_link" text:visited-style-name="Visited_20_Internet_20_Link">7.19<text:tab/>MCE SVINternals ON|OFF<text:tab/>17</text:a></text:p>
            <text:p text:style-name="P64"><text:tab/><text:a xlink:type="simple" xlink:href="#__RefHeading___Toc8136_644918869" text:style-name="Internet_20_link" text:visited-style-name="Visited_20_Internet_20_Link">7.20<text:tab/>MCE SVOLd ON|OFF<text:tab/>17</text:a></text:p>
            <text:p text:style-name="P64"><text:tab/><text:a xlink:type="simple" xlink:href="#__RefHeading___Toc8138_644918869" text:style-name="Internet_20_link" text:visited-style-name="Visited_20_Internet_20_Link">7.21<text:tab/>MCE TIMOut n|ON|OFF<text:tab/>17</text:a></text:p>
            <text:p text:style-name="P64"><text:tab/><text:a xlink:type="simple" xlink:href="#__RefHeading___Toc8140_644918869" text:style-name="Internet_20_link" text:visited-style-name="Visited_20_Internet_20_Link">7.22<text:tab/>MCE UPFInd ON|OFF<text:tab/>18</text:a></text:p>
            <text:p text:style-name="P64"><text:tab/><text:a xlink:type="simple" xlink:href="#__RefHeading___Toc8142_644918869" text:style-name="Internet_20_link" text:visited-style-name="Visited_20_Internet_20_Link">7.23<text:tab/>MCE USPRompt [UserPrompt]<text:tab/>18</text:a></text:p>
            <text:p text:style-name="P64"><text:tab/><text:a xlink:type="simple" xlink:href="#__RefHeading___Toc8144_644918869" text:style-name="Internet_20_link" text:visited-style-name="Visited_20_Internet_20_Link">7.24<text:tab/>MCE VERSion<text:tab/>18</text:a></text:p>
            <text:p text:style-name="P64"><text:tab/><text:a xlink:type="simple" xlink:href="#__RefHeading___Toc8146_644918869" text:style-name="Internet_20_link" text:visited-style-name="Visited_20_Internet_20_Link">7.25<text:tab/>Some notes on Init-Files<text:tab/>18</text:a></text:p>
            <text:p text:style-name="P63"><text:a xlink:type="simple" xlink:href="#__RefHeading___Toc8148_644918869" text:style-name="Internet_20_link" text:visited-style-name="Visited_20_Internet_20_Link">8<text:tab/>Recall function<text:tab/>19</text:a></text:p>
            <text:p text:style-name="P63"><text:a xlink:type="simple" xlink:href="#__RefHeading___Toc8150_644918869" text:style-name="Internet_20_link" text:visited-style-name="Visited_20_Internet_20_Link">9<text:tab/>Help File<text:tab/>20</text:a></text:p>
            <text:p text:style-name="P63"><text:a xlink:type="simple" xlink:href="#__RefHeading___Toc8152_644918869" text:style-name="Internet_20_link" text:visited-style-name="Visited_20_Internet_20_Link">10<text:tab/>Line-Editing commands<text:tab/>21</text:a></text:p>
            <text:p text:style-name="P64"><text:tab/><text:a xlink:type="simple" xlink:href="#__RefHeading___Toc8154_644918869" text:style-name="Internet_20_link" text:visited-style-name="Visited_20_Internet_20_Link">10.1<text:tab/>Non-keypad editing and cursor movement commands<text:tab/>21</text:a></text:p>
            <text:p text:style-name="P64"><text:tab/><text:a xlink:type="simple" xlink:href="#__RefHeading___Toc8156_644918869" text:style-name="Internet_20_link" text:visited-style-name="Visited_20_Internet_20_Link">10.2<text:tab/>EDT-keypad editing and cursor movement commands<text:tab/>22</text:a></text:p>
            <text:p text:style-name="P63"><text:a xlink:type="simple" xlink:href="#__RefHeading___Toc8166_644918869" text:style-name="Internet_20_link" text:visited-style-name="Visited_20_Internet_20_Link">11<text:tab/>Building MCE<text:tab/>28</text:a></text:p>
            <text:p text:style-name="P63"><text:a xlink:type="simple" xlink:href="#__RefHeading___Toc8168_644918869" text:style-name="Internet_20_link" text:visited-style-name="Visited_20_Internet_20_Link">12<text:tab/>Known problems<text:tab/>30</text:a></text:p>
            <text:p text:style-name="P64"><text:tab/><text:a xlink:type="simple" xlink:href="#__RefHeading___Toc8170_644918869" text:style-name="Internet_20_link" text:visited-style-name="Visited_20_Internet_20_Link">12.1<text:tab/>DCL and installed tasks<text:tab/>30</text:a></text:p>
            <text:p text:style-name="P64"><text:tab/><text:a xlink:type="simple" xlink:href="#__RefHeading___Toc8184_644918869" text:style-name="Internet_20_link" text:visited-style-name="Visited_20_Internet_20_Link">12.2<text:tab/>MCE on RT:, HT: and LAT terminals<text:tab/>30</text:a></text:p>
            <text:p text:style-name="P64"><text:tab/><text:a xlink:type="simple" xlink:href="#__RefHeading___Toc8174_644918869" text:style-name="Internet_20_link" text:visited-style-name="Visited_20_Internet_20_Link">12.3<text:tab/>Remarks on 8-Bit terminals and lines<text:tab/>30</text:a></text:p>
            <text:p text:style-name="P63"><text:a xlink:type="simple" xlink:href="#__RefHeading___Toc8186_644918869" text:style-name="Internet_20_link" text:visited-style-name="Visited_20_Internet_20_Link"><text:tab/>MCE -- Commandline editor Page 41<text:tab/>32</text:a></text:p>
            <text:p text:style-name="P63"><text:a xlink:type="simple" xlink:href="#__RefHeading___Toc8188_644918869" text:style-name="Internet_20_link" text:visited-style-name="Visited_20_Internet_20_Link"><text:tab/></text:a><field:fieldmark-start text:name="__Fieldmark__426_868408275" field:type=""/><text:a xlink:type="simple" xlink:href="#__RefHeading___Toc8188_644918869" text:style-name="Internet_20_link" text:visited-style-name="Visited_20_Internet_20_Link">Sample MCE build-session (RSX-11M with MCR and saved answers)</text:a><field:fieldmark-end/><text:a xlink:type="simple" xlink:href="#__RefHeading___Toc8188_644918869" text:style-name="Internet_20_link" text:visited-style-name="Visited_20_Internet_20_Link"><text:tab/>32</text:a></text:p>
            <text:p text:style-name="P63"><text:a xlink:type="simple" xlink:href="#__RefHeading___Toc8190_644918869" text:style-name="Internet_20_link" text:visited-style-name="Visited_20_Internet_20_Link"><text:tab/>APPENDIX A<text:tab/>32</text:a></text:p>
            <text:p text:style-name="P64"><text:tab/><text:a xlink:type="simple" xlink:href="#__RefHeading___Toc8192_644918869" text:style-name="Internet_20_link" text:visited-style-name="Visited_20_Internet_20_Link"><text:tab/>Example of an Init-File<text:tab/>32</text:a></text:p>
            <text:p text:style-name="P63"><text:a xlink:type="simple" xlink:href="#__RefHeading___Toc8194_644918869" text:style-name="Internet_20_link" text:visited-style-name="Visited_20_Internet_20_Link"><text:tab/>APPENDIX B<text:tab/>33</text:a></text:p>
            <text:p text:style-name="P64"><text:tab/><text:a xlink:type="simple" xlink:href="#__RefHeading___Toc8196_644918869" text:style-name="Internet_20_link" text:visited-style-name="Visited_20_Internet_20_Link"><text:tab/>Sample MCE build-session (RSX-11M with MCR and no saved answers)<text:tab/>33</text:a></text:p>
            <text:p text:style-name="P63"><text:a xlink:type="simple" xlink:href="#__RefHeading___Toc8198_644918869" text:style-name="Internet_20_link" text:visited-style-name="Visited_20_Internet_20_Link"><text:tab/>APPENDIX C<text:tab/>39</text:a></text:p>
            <text:p text:style-name="P64"><text:tab/><text:a xlink:type="simple" xlink:href="#__RefHeading___Toc8200_644918869" text:style-name="Internet_20_link" text:visited-style-name="Visited_20_Internet_20_Link"><text:tab/>Sample MCE build-session (RSX-11M with MCR and saved answers)<text:tab/>39</text:a></text:p>
          </text:index-body>
        </text:table-of-content>
        <text:p text:style-name="P15"/>
      </text:section>
      <text:section text:style-name="Sect1" text:name="Section2">
        <text:h text:style-name="P86" text:outline-level="1"/>
        <text:h text:style-name="P87" text:outline-level="1"><text:bookmark-start text:name="__RefHeading___Toc8050_644918869"/>Introduction<text:bookmark-end text:name="__RefHeading___Toc8050_644918869"/></text:h>
        <text:p text:style-name="P57">MCE is an RSX<text:span text:style-name="T19">180 </text:span>task through which you can communicate with the CLI (<text:span text:style-name="T9">C</text:span>ommand <text:span text:style-name="T9">L</text:span>ine <text:span text:style-name="T9">I</text:span>nterpreter, e.g. MCR or DCL) currently active at your terminal.</text:p>
        <text:p text:style-name="P13"><draw:frame draw:style-name="fr1" draw:name="Image2" text:anchor-type="as-char" svg:y="0in" svg:width="4.8472in" svg:height="1.6965in" draw:z-index="8"><draw:image xlink:href="Pictures/20000009000033AD00001216D39E1FEDE59D5220.svm" xlink:type="simple" xlink:show="embed" xlink:actuate="onLoad"/></draw:frame></text:p>
        <text:p text:style-name="Standard"/>
        <text:p text:style-name="Text_20_body">MCE let<text:span text:style-name="T19">s</text:span> you edit your <text:span text:style-name="T19">c</text:span>ommand lines in an EDT-like way in keypad or non-keypad mode. MCE stores the <text:span text:style-name="T19">c</text:span>ommand lines for you in a FIFO-buffer for later retrieval. <text:span text:style-name="T19">In addition,</text:span> you can define your own commands in the same way as in OpenVMS.</text:p>
        <text:h text:style-name="P88" text:outline-level="1"><text:bookmark-start text:name="__RefHeading___Toc8052_644918869"/><text:bookmark-start text:name="_Ref429930208"/>Options<text:bookmark-end text:name="__RefHeading___Toc8052_644918869"/><text:bookmark-end text:name="_Ref429930208"/></text:h>
        <text:p text:style-name="Standard"/>
        <text:p text:style-name="Text_20_body"><text:span text:style-name="T19">Below are listed the</text:span> optional features <text:span text:style-name="T19">supported by MCE</text:span>. They can individually be selected at build time.</text:p>
        <text:list xml:id="list3904891741284320706" text:style-name="L1">
          <text:list-item>
            <text:p text:style-name="P68">Multiple CLI support</text:p>
          </text:list-item>
          <text:list-item>
            <text:p text:style-name="P69">Init-<text:span text:style-name="T20">F</text:span>ile support</text:p>
          </text:list-item>
          <text:list-item>
            <text:p text:style-name="P69">Compound Command <text:span text:style-name="T20">L</text:span>ine support</text:p>
          </text:list-item>
          <text:list-item>
            <text:p text:style-name="P69">Status <text:span text:style-name="T52">L</text:span>ine support</text:p>
          </text:list-item>
          <text:list-item>
            <text:p text:style-name="P69">Startup and <text:span text:style-name="T52">E</text:span>xit messages</text:p>
          </text:list-item>
          <text:list-item>
            <text:p text:style-name="P69">Remote <text:span text:style-name="T52">T</text:span>erminal (RT: and HT:) detection</text:p>
          </text:list-item>
          <text:list-item>
            <text:p text:style-name="P70"><text:span text:style-name="T36">VT2plus support</text:span><text:span text:style-name="Footnote_20_Symbol"><text:span text:style-name="T36"><text:note text:id="ftn1" text:note-class="footnote"><text:note-citation>1</text:note-citation><text:note-body><text:p text:style-name="P26"><text:s/><text:span text:style-name="T53">In this manual VT2plus means support for VT2xx, VT3xx, VT4xx and VT5xx terminals.</text:span></text:p></text:note-body></text:note></text:span></text:span></text:p>
          </text:list-item>
          <text:list-item>
            <text:p text:style-name="P70"><text:span text:style-name="T36">VT4plus support</text:span><text:span text:style-name="Footnote_20_Symbol"><text:span text:style-name="T36"><text:note text:id="ftn2" text:note-class="footnote"><text:note-citation>2</text:note-citation><text:note-body><text:p text:style-name="P23"><text:s/><text:span text:style-name="T41">In this manual VT4plus means support for VT4xx, and VT5xx terminals.</text:span></text:p></text:note-body></text:note></text:span></text:span></text:p>
          </text:list-item>
          <text:list-item>
            <text:p text:style-name="P69">TDV2230 <text:span text:style-name="T52">F</text:span>unction <text:span text:style-name="T52">K</text:span>ey support</text:p>
          </text:list-item>
          <text:list-item>
            <text:p text:style-name="P69">EDT-Keypad editing support</text:p>
          </text:list-item>
          <text:list-item>
            <text:p text:style-name="P69">User Prompt support</text:p>
          </text:list-item>
          <text:list-item>
            <text:p text:style-name="P69">Extended Prompt support</text:p>
          </text:list-item>
          <text:list-item>
            <text:p text:style-name="P69">Terminal <text:span text:style-name="T52">P</text:span>assword <text:span text:style-name="T52">L</text:span>ocking</text:p>
          </text:list-item>
          <text:list-item>
            <text:p text:style-name="P69">Automatic return to Insert or Over<text:span text:style-name="T20">write</text:span> mode</text:p>
          </text:list-item>
          <text:list-item>
            <text:p text:style-name="P71">Terminal Time-Out support</text:p>
          </text:list-item>
        </text:list>
        <text:h text:style-name="Heading_20_2" text:outline-level="2"><text:bookmark-start text:name="__RefHeading___Toc8054_644918869"/>Multiple CLI support<text:bookmark-end text:name="__RefHeading___Toc8054_644918869"/></text:h>
        <text:p text:style-name="Text_20_body">When multiple CLI support is included, MCE uses the prompt from the CLI that is active at the invoking terminal. Furthermore, different Init-<text:span text:style-name="T20">F</text:span>iles for MCR, DCL or other CLIs can exist.</text:p>
        <text:h text:style-name="Heading_20_2" text:outline-level="2"><text:bookmark-start text:name="__RefHeading___Toc8056_644918869"/>Init-<text:span text:style-name="T20">F</text:span>ile support<text:bookmark-end text:name="__RefHeading___Toc8056_644918869"/></text:h>
        <text:p text:style-name="Text_20_body">When Init-<text:span text:style-name="T20">F</text:span>ile support is included, MCE reads initialization files which can contain Command <text:span text:style-name="T19">S</text:span>ynonym definitions, Internal- and CLI-commands. Files are searched in this order:</text:p>
        <text:p text:style-name="Text_20_body">When multiple CLI support is included:</text:p>
        <text:p text:style-name="P32"><text:span text:style-name="Command">LB:[1,2]MCEINI.xxx</text:span>, followed by</text:p>
        <text:p text:style-name="P34"><text:span text:style-name="Command">SY:[CurDir]MCEINI.xxx</text:span> or <text:span text:style-name="Command">SYS$LOGIN:MCEINI.xxx</text:span></text:p>
        <text:p text:style-name="P34"><text:span text:style-name="Command"/></text:p>
        <text:p text:style-name="Text_20_body">When multiple CLI support is not included:</text:p>
        <text:p text:style-name="P32"><text:span text:style-name="Command">LB:[1,2]MCEINI.CMD</text:span>, followed by</text:p>
        <text:p text:style-name="P32"><text:span text:style-name="Command">SY:[CurDir]MCEINI.CMD</text:span> or <text:span text:style-name="Command">SYS$LOGIN:MCEINI.CMD</text:span></text:p>
        <text:p text:style-name="P37"><text:span text:style-name="Command"/></text:p>
        <text:p text:style-name="Text_20_body">where <text:span text:style-name="Command">“xxx”</text:span> is the name of the CLI defined for the terminal invoking MCE and <text:span text:style-name="Command">“CurDir”</text:span> is the default directory at the startup of MCE.</text:p>
        <text:p text:style-name="Text_20_body"><text:soft-page-break/>This algorithm divides command definition into two groups: A system-wide set in <text:span text:style-name="Command">LB:[1,2]</text:span> followed by users private set in <text:span text:style-name="Command">SY:[CurDir]</text:span> or <text:span text:style-name="Command">SYS$LOGIN</text:span>:</text:p>
        <text:p text:style-name="Text_20_body">MCE can be configured to always read the user Init-<text:span text:style-name="T20">F</text:span>ile from <text:span text:style-name="Command">SYS$LOGIN</text:span>: on systems that support Logical Names (Only possible on M-Plus). This makes you independent from where you start MCE. </text:p>
        <text:p text:style-name="Text_20_body">Overriding the default filename in the Command <text:span text:style-name="T20">L</text:span>ine which invokes MCE offers the possibility to tailor an application specific command set.</text:p>
        <text:p text:style-name="Text_20_body">Comments are possible behind <text:span text:style-name="Command">“!”</text:span> which is the comment character for CLI’s.</text:p>
        <text:p text:style-name="Text_20_body">An Example of an Init-<text:span text:style-name="T20">F</text:span>ile can be found in Appendix A.</text:p>
        <text:h text:style-name="Heading_20_2" text:outline-level="2"><text:bookmark-start text:name="__RefHeading___Toc8058_644918869"/>Compound Command <text:span text:style-name="T20">L</text:span>ine support<text:bookmark-end text:name="__RefHeading___Toc8058_644918869"/></text:h>
        <text:p text:style-name="Text_20_body">MCE allows definitions of compound commands. Using the ampersand <text:span text:style-name="T20">sign</text:span> <text:span text:style-name="Command">“&amp;”,</text:span> an MCE command can be defined as a sequence of multiple CLI commands, <text:span text:style-name="T20">for example</text:span>:</text:p>
        <text:p text:style-name="P32"><text:s/><text:span text:style-name="Command">+&gt;STAT := TIM &amp; PIP /LI &amp; ACT /ALL ... </text:span>etc.</text:p>
        <text:p text:style-name="Standard"/>
        <text:p text:style-name="Text_20_body">This defines <text:span text:style-name="Command">STAT</text:span> as a sequence of CLI commands that are executed one after another. MCE waits for completion of one command before activating the next.</text:p>
        <text:p text:style-name="Text_20_body"><text:span text:style-name="T20">I</text:span>t can <text:span text:style-name="T20">also</text:span> be done directly, <text:span text:style-name="T20">e.g.</text:span>:</text:p>
        <text:p text:style-name="P32"><text:span text:style-name="Command">+&gt;MAC @TASKASM &amp; TKB @TASKTKB</text:span></text:p>
        <text:p text:style-name="P37"/>
        <text:p text:style-name="Text_20_body">The <text:span text:style-name="Command">“&amp;”</text:span> <text:span text:style-name="T6">MUST</text:span> be preceded by at least one space. This is done to let commands like <text:span text:style-name="Command">“PIP /TD&amp;/LI”</text:span> still work.</text:p>
        <text:p text:style-name="Text_20_body">When a command in a compound <text:span text:style-name="T19">c</text:span>ommand line gives a non-successful exit status, MCE terminates the compound <text:span text:style-name="T19">c</text:span>ommand line there, showing the exit status and the command that caused it.</text:p>
        <text:p text:style-name="Text_20_body">A compound <text:span text:style-name="T19">c</text:span>ommand line may also contain Internal Commands (Commands starting with “MCE”) in mixture with normal CLI commands. Only the first command is checked for translation.</text:p>
        <text:h text:style-name="Heading_20_2" text:outline-level="2"><text:bookmark-start text:name="__RefHeading___Toc8060_644918869"/>Status <text:span text:style-name="T20">L</text:span>ine support<text:bookmark-end text:name="__RefHeading___Toc8060_644918869"/></text:h>
        <text:p text:style-name="Text_20_body">Line 24 on an ANSI CRT terminal can be used for status information. The Status <text:span text:style-name="T45">L</text:span>ine shows the different settings and FIFO-buffer parameters of MCE, and can be switched on or off with <text:span text:style-name="CommandInt"><text:span text:style-name="T21">MCE STATus ON|OFF</text:span></text:span><text:span text:style-name="Command">.</text:span> For non ANSI terminals like VT52’s, only a <text:span text:style-name="T45">snapshot</text:span> <text:span text:style-name="T45">can be displayed</text:span> with <text:span text:style-name="CommandInt"><text:span text:style-name="T21">MCE STATus</text:span></text:span>.</text:p>
        <text:p text:style-name="P53"/>
        <text:p text:style-name="P9">The <text:span text:style-name="T45">Status L</text:span>ine displays the following <text:span text:style-name="T45">information</text:span>:</text:p>
      </text:section>
      <text:section text:style-name="Sect1" text:name="Section3">
        <text:p text:style-name="P44"><text:span text:style-name="Command"><text:span text:style-name="T12">MCE-V4.2</text:span></text:span><text:span text:style-name="Command"><text:span text:style-name="T13">9</text:span></text:span><text:span text:style-name="Command"><text:span text:style-name="T12"> FIFO:list/22/16/00 CMSZ:04 KEYP:on SVINT:off SVOLD:on TMO:xx</text:span></text:span></text:p>
      </text:section>
      <text:section text:style-name="Sect1" text:name="Section4">
        <text:p text:style-name="P45"><draw:g text:anchor-type="char" draw:z-index="9" draw:style-name="gr1"><draw:line draw:style-name="gr3" draw:text-style-name="P92" svg:x1="5.6457in" svg:y1="1.0835in" svg:x2="5.9059in" svg:y2="1.0835in"><text:p/></draw:line><draw:line draw:style-name="gr2" draw:text-style-name="P92" svg:x1="5.6457in" svg:y1="0.0882in" svg:x2="5.6457in" svg:y2="1.0835in"><text:p/></draw:line></draw:g><draw:g text:anchor-type="char" draw:z-index="7" draw:style-name="gr1"><draw:line draw:style-name="gr3" draw:text-style-name="P92" svg:x1="4.8543in" svg:y1="1.6in" svg:x2="5.448in" svg:y2="1.6in"><text:p/></draw:line><draw:line draw:style-name="gr2" draw:text-style-name="P92" svg:x1="4.8543in" svg:y1="0.0882in" svg:x2="4.8543in" svg:y2="1.6in"><text:p/></draw:line></draw:g><draw:g text:anchor-type="char" draw:z-index="6" draw:style-name="gr1"><draw:line draw:style-name="gr3" draw:text-style-name="P92" svg:x1="4.0728in" svg:y1="2.152in" svg:x2="4.3862in" svg:y2="2.152in"><text:p/></draw:line><draw:line draw:style-name="gr2" draw:text-style-name="P92" svg:x1="4.0728in" svg:y1="0.0882in" svg:x2="4.0728in" svg:y2="2.152in"><text:p/></draw:line></draw:g><draw:g text:anchor-type="char" draw:z-index="0" draw:style-name="gr1"><draw:line draw:style-name="gr2" draw:text-style-name="P92" svg:x1="1.0299in" svg:y1="0.078in" svg:x2="1.0299in" svg:y2="4.3791in"><text:p/></draw:line><draw:line draw:style-name="gr3" draw:text-style-name="P92" svg:x1="1.0402in" svg:y1="4.3795in" svg:x2="3.4417in" svg:y2="4.3795in"><text:p/></draw:line></draw:g><draw:g text:anchor-type="char" draw:z-index="1" draw:style-name="gr1"><draw:line draw:style-name="gr3" draw:text-style-name="P92" svg:x1="1.9472in" svg:y1="4.0354in" svg:x2="3.4299in" svg:y2="4.0354in"><text:p/></draw:line><draw:line draw:style-name="gr2" draw:text-style-name="P92" svg:x1="1.9472in" svg:y1="0.0835in" svg:x2="1.9472in" svg:y2="4.0354in"><text:p/></draw:line></draw:g><draw:g text:anchor-type="char" draw:z-index="2" draw:style-name="gr1"><draw:line draw:style-name="gr3" draw:text-style-name="P92" svg:x1="2.2291in" svg:y1="3.7043in" svg:x2="3.4299in" svg:y2="3.7043in"><text:p/></draw:line><draw:line draw:style-name="gr2" draw:text-style-name="P92" svg:x1="2.2291in" svg:y1="0.0835in" svg:x2="2.2291in" svg:y2="3.7043in"><text:p/></draw:line></draw:g><draw:g text:anchor-type="char" draw:z-index="3" draw:style-name="gr1"><draw:line draw:style-name="gr3" draw:text-style-name="P92" svg:x1="2.4791in" svg:y1="3.3728in" svg:x2="3.4327in" svg:y2="3.3728in"><text:p/></draw:line><draw:line draw:style-name="gr2" draw:text-style-name="P92" svg:x1="2.4791in" svg:y1="0.0882in" svg:x2="2.4791in" svg:y2="3.3728in"><text:p/></draw:line></draw:g><draw:g text:anchor-type="char" draw:z-index="4" draw:style-name="gr1"><draw:line draw:style-name="gr3" draw:text-style-name="P92" svg:x1="2.7189in" svg:y1="3.0299in" svg:x2="3.4327in" svg:y2="3.0299in"><text:p/></draw:line><draw:line draw:style-name="gr2" draw:text-style-name="P92" svg:x1="2.7189in" svg:y1="0.078in" svg:x2="2.7189in" svg:y2="3.0299in"><text:p/></draw:line></draw:g><draw:g text:anchor-type="char" draw:z-index="5" draw:style-name="gr1"><draw:line draw:style-name="gr3" draw:text-style-name="P92" svg:x1="3.4063in" svg:y1="2.6346in" svg:x2="3.9063in" svg:y2="2.6346in"><text:p/></draw:line><draw:line draw:style-name="gr2" draw:text-style-name="P92" svg:x1="3.4063in" svg:y1="0.0882in" svg:x2="3.4063in" svg:y2="2.6346in"><text:p/></draw:line></draw:g><draw:line text:anchor-type="char" draw:z-index="10" draw:style-name="gr4" draw:text-style-name="P92" svg:x1="6.25in" svg:y1="0.0882in" svg:x2="6.25in" svg:y2="0.3047in"><text:p/></draw:line><text:span text:style-name="Command"><text:span text:style-name="T14"/></text:span></text:p>
        <text:p text:style-name="P45"><text:span text:style-name="Command"><text:span text:style-name="T14"/></text:span></text:p>
        <text:p text:style-name="P45"><text:span text:style-name="Command"><text:span text:style-name="T29">Time-Out time</text:span></text:span></text:p>
        <text:p text:style-name="P45"><text:span text:style-name="Command"><text:span text:style-name="T29">in minutes,</text:span></text:span></text:p>
        <text:p text:style-name="P45"><text:span text:style-name="Command"><text:span text:style-name="T31">“off”</text:span></text:span><text:span text:style-name="Command"><text:span text:style-name="T29"> or </text:span></text:span><text:span text:style-name="Command"><text:span text:style-name="T31">“no”</text:span></text:span></text:p>
        <text:p text:style-name="P46"><text:span text:style-name="Command"/></text:p>
        <text:p text:style-name="P45"><text:span text:style-name="Command"><text:span text:style-name="T29">Save <text:s/>old <text:s/>cmds</text:span></text:span></text:p>
        <text:p text:style-name="P45"><text:span text:style-name="Command"><text:span text:style-name="T31">“on”</text:span></text:span><text:span text:style-name="Command"><text:span text:style-name="T29"> or <text:s/></text:span></text:span><text:span text:style-name="Command"><text:span text:style-name="T31">off”</text:span></text:span></text:p>
        <text:p text:style-name="P47"><text:span text:style-name="Command"><text:span text:style-name="T14"/></text:span></text:p>
        <text:p text:style-name="P46"><text:span text:style-name="Command"><text:span text:style-name="T14"><text:s/></text:span></text:span><text:span text:style-name="Command"><text:span text:style-name="T29">Save intern cmds</text:span></text:span></text:p>
        <text:p text:style-name="P46"><text:span text:style-name="Command"><text:span text:style-name="T31">“on”</text:span></text:span><text:span text:style-name="Command"><text:span text:style-name="T29"> or </text:span></text:span><text:span text:style-name="Command"><text:span text:style-name="T31">“off”</text:span></text:span></text:p>
        <text:p text:style-name="P48"><text:span text:style-name="Command"/></text:p>
        <text:p text:style-name="P48"><text:span text:style-name="Command"><text:span text:style-name="T29">Keypad editing <text:s/></text:span></text:span><text:span text:style-name="Command"><text:span text:style-name="T31">“on”</text:span></text:span><text:span text:style-name="Command"><text:span text:style-name="T29"> or</text:span></text:span></text:p>
        <text:p text:style-name="P48"><text:span text:style-name="Command"><text:span text:style-name="T31">“off”</text:span></text:span></text:p>
        <text:p text:style-name="P49"><text:span text:style-name="Command"/></text:p>
        <text:p text:style-name="P55"><text:span text:style-name="Command"><text:span text:style-name="T29">Minim</text:span></text:span><text:span text:style-name="Command"><text:span text:style-name="T30">um</text:span></text:span></text:p>
        <text:p text:style-name="P55"><text:span text:style-name="Command"><text:span text:style-name="T29">size of Command </text:span></text:span><text:span text:style-name="Command"><text:span text:style-name="T30">L</text:span></text:span><text:span text:style-name="Command"><text:span text:style-name="T29">ine</text:span></text:span></text:p>
        <text:p text:style-name="P51"/>
        <text:p text:style-name="P50"><text:span text:style-name="Command"><text:span text:style-name="T29">Number of current cmdline from FIFO</text:span></text:span></text:p>
        <text:p text:style-name="P50"><text:span text:style-name="Command"><text:span text:style-name="T29"/></text:span></text:p>
        <text:p text:style-name="P49"><text:span text:style-name="Command"><text:span text:style-name="T29">Number of cmdlines in FIFO</text:span></text:span></text:p>
        <text:p text:style-name="P49"><text:span text:style-name="Command"><text:span text:style-name="T29"/></text:span></text:p>
        <text:p text:style-name="P49"><text:span text:style-name="Command"><text:span text:style-name="T29">Maximum <text:s/>number of cmdlines in FIFO</text:span></text:span></text:p>
        <text:p text:style-name="P49"><text:span text:style-name="Command"><text:span text:style-name="T29"/></text:span></text:p>
        <text:p text:style-name="P49"><text:span text:style-name="Command"><text:span text:style-name="T29">FIFO is a </text:span></text:span><text:span text:style-name="Command"><text:span text:style-name="T31">“list”</text:span></text:span><text:span text:style-name="Command"><text:span text:style-name="T29"> or a </text:span></text:span><text:span text:style-name="Command"><text:span text:style-name="T31">“ring”</text:span></text:span></text:p>
        <text:p text:style-name="P49"><text:span text:style-name="Command"><text:span text:style-name="T31"/></text:span></text:p>
        <text:p text:style-name="P49"><text:span text:style-name="Command"><text:span text:style-name="T29">MCE Version</text:span></text:span></text:p>
        <text:p text:style-name="P49"><text:span text:style-name="Command"><text:span text:style-name="T14"/></text:span></text:p>
        <text:h text:style-name="Heading_20_2" text:outline-level="2"><text:bookmark-start text:name="__RefHeading___Toc8062_644918869"/><text:span text:style-name="Command"><text:span text:style-name="T5">Sta</text:span></text:span>rtup and <text:span text:style-name="T45">E</text:span>xit messages<text:bookmark-end text:name="__RefHeading___Toc8062_644918869"/></text:h>
        <text:p text:style-name="Text_20_body">The <text:span text:style-name="T45">S</text:span>tartup and <text:span text:style-name="T45">E</text:span>xit messages like:</text:p>
        <text:p text:style-name="P32"><text:span text:style-name="Command">MCE -- CLI Command </text:span><text:span text:style-name="Command"><text:span text:style-name="T19">L</text:span></text:span><text:span text:style-name="Command">ine Editor V4.2</text:span><text:span text:style-name="Command"><text:span text:style-name="T45">9</text:span></text:span></text:p>
        <text:p text:style-name="Text_20_body">and</text:p>
        <text:p text:style-name="P32"><text:span text:style-name="Command">MCE – Exit</text:span></text:p>
        <text:p text:style-name="P32"><text:span text:style-name="Command"/></text:p>
        <text:p text:style-name="Text_20_body">are optional. They can be <text:span text:style-name="T45">enabled or disabled</text:span> at build time.</text:p>
        <text:p text:style-name="P37"/>
        <text:p text:style-name="Text_20_body">MCE identifies itself with:</text:p>
        <text:p text:style-name="P32"><text:span text:style-name="Command">MCE -- </text:span><text:span text:style-name="Command"><text:span text:style-name="T9">MCR</text:span></text:span><text:span text:style-name="Command"> Command </text:span><text:span text:style-name="Command"><text:span text:style-name="T19">L</text:span></text:span><text:span text:style-name="Command">ine Editor V4.2</text:span><text:span text:style-name="Command"><text:span text:style-name="T45">9</text:span></text:span></text:p>
        <text:p text:style-name="Standard"><text:span text:style-name="Command"/></text:p>
        <text:p text:style-name="Text_20_body">when no multiple CLI support was selected at build time.</text:p>
        <text:h text:style-name="Heading_20_2" text:outline-level="2"><text:bookmark-start text:name="__RefHeading___Toc8064_644918869"/><text:soft-page-break/>Remote terminal (RT: and HT:) detection<text:bookmark-end text:name="__RefHeading___Toc8064_644918869"/></text:h>
        <text:p text:style-name="Text_20_body">When MCE is started via a remote terminal, problems can occur if the local system is VMS with its Command <text:span text:style-name="T45">L</text:span>ine <text:span text:style-name="T45">E</text:span>ditor enabled. The way MCE acts when it detects if it is started via a remote terminal can be specified at build time. One of the following options can be selected:</text:p>
        <text:list xml:id="list3051807122959102135" text:style-name="L2">
          <text:list-item>
            <text:p text:style-name="P73">Give the following message:</text:p>
          </text:list-item>
        </text:list>
        <text:p text:style-name="P38"/>
        <text:p text:style-name="P33"><text:span text:style-name="Command">MCE -- ** WARNING ** Started on a Remote Rerminal.</text:span></text:p>
        <text:p text:style-name="P33"><text:span text:style-name="Command"><text:s text:c="7"/>If your local system is OpenVMS with its Command </text:span><text:span text:style-name="Command"><text:span text:style-name="T45">L</text:span></text:span><text:span text:style-name="Command">ine</text:span></text:p>
        <text:p text:style-name="P33"><text:span text:style-name="Command"><text:s text:c="7"/></text:span><text:span text:style-name="Command"><text:span text:style-name="T45">E</text:span></text:span><text:span text:style-name="Command">ditor enabled please type “MCE EXIT”</text:span></text:p>
        <text:p text:style-name="P38"><text:span text:style-name="Command"/></text:p>
        <text:list xml:id="list4521299593740089261" text:style-name="L3">
          <text:list-item>
            <text:p text:style-name="P74">Give the following message and exit:</text:p>
          </text:list-item>
        </text:list>
        <text:p text:style-name="P38"/>
        <text:p text:style-name="P33"><text:span text:style-name="Command">MCE -- Started on a Remote Terminal, </text:span><text:span text:style-name="Command"><text:span text:style-name="T45">e</text:span></text:span><text:span text:style-name="Command">xiting...</text:span></text:p>
        <text:p text:style-name="P38"><text:span text:style-name="Command"/></text:p>
        <text:list xml:id="list308355212736392018" text:style-name="L4">
          <text:list-item>
            <text:p text:style-name="P75">Do nothing.</text:p>
          </text:list-item>
        </text:list>
        <text:h text:style-name="Heading_20_2" text:outline-level="2"><text:bookmark-start text:name="__RefHeading___Toc8066_644918869"/>VT<text:span text:style-name="T54">2</text:span>Plus support<text:bookmark-end text:name="__RefHeading___Toc8066_644918869"/></text:h>
        <text:p text:style-name="Text_20_body">VT2plus support enables the use of VT2+<text:span text:style-name="Footnote_20_Symbol"><text:note text:id="ftn3" text:note-class="footnote"><text:note-citation>3</text:note-citation><text:note-body><text:p text:style-name="P62"><text:s/><text:span text:style-name="T41">VT2+ in this manual stands for VT2xx and later models.</text:span></text:p></text:note-body></text:note></text:span> keyboards.</text:p>
        <text:p text:style-name="Text_20_body">The keys <text:span text:style-name="Command">&lt;F11&gt;</text:span>, <text:span text:style-name="Command">&lt;F12&gt;</text:span> and <text:span text:style-name="Command">&lt;F13&gt;</text:span> work as <text:span text:style-name="Command">&lt;ESC&gt;</text:span>, <text:span text:style-name="Command">&lt;BS&gt;</text:span> and <text:span text:style-name="Command">&lt;LF&gt;</text:span>. The keys <text:span text:style-name="Command">&lt;HELP&gt;</text:span>, <text:span text:style-name="Command">&lt;DO&gt;</text:span> etc. can also be used and it is possible to define the <text:span text:style-name="T45">F</text:span>unction <text:span text:style-name="T45">K</text:span>eys <text:span text:style-name="Command">&lt;F6&gt;..&lt;F20&gt;</text:span> like</text:p>
        <text:p text:style-name="P33"><text:span text:style-name="Command">F6 := TIM</text:span></text:p>
        <text:p text:style-name="P38"/>
        <text:p text:style-name="Text_20_body">Pushing <text:span text:style-name="Command">&lt;F6&gt;</text:span> then gives the time of day <text:span text:style-name="T54">(s</text:span>ee Function <text:span text:style-name="T45">K</text:span>eys).</text:p>
        <text:h text:style-name="Heading_20_2" text:outline-level="2"><text:bookmark-start text:name="__RefHeading___Toc8068_644918869"/>VT4plus support<text:bookmark-end text:name="__RefHeading___Toc8068_644918869"/></text:h>
        <text:p text:style-name="P58">On a VT4+<text:span text:style-name="Footnote_20_Symbol"><text:note text:id="ftn4" text:note-class="footnote"><text:note-citation>4</text:note-citation><text:note-body><text:p text:style-name="P62"><text:s/><text:span text:style-name="T41">VT4+ in this manual stands for VT4xx and later models.</text:span></text:p></text:note-body></text:note></text:span> terminal it is possible to use <text:span text:style-name="Command">&lt;F1&gt;..&lt;F5&gt;</text:span> as normal Function <text:span text:style-name="T45">K</text:span>eys. MCE <text:span text:style-name="T45">allows</text:span> you to define those keys in the same way as other Function <text:span text:style-name="T45">K</text:span>eys when this support is included with MCEBLD.</text:p>
        <text:h text:style-name="Heading_20_2" text:outline-level="2"><text:bookmark-start text:name="__RefHeading___Toc8070_644918869"/>Tandberg TDV2230 function key support<text:bookmark-end text:name="__RefHeading___Toc8070_644918869"/></text:h>
        <text:p text:style-name="Text_20_body">The keys of a Tandberg TDV2230 terminal can be defined like the ones on a VT2+. (See Function <text:span text:style-name="T45">K</text:span>eys).</text:p>
        <text:h text:style-name="Heading_20_2" text:outline-level="2"><text:bookmark-start text:name="__RefHeading___Toc8072_644918869"/>EDT-Keypad editing support<text:bookmark-end text:name="__RefHeading___Toc8072_644918869"/></text:h>
        <text:p text:style-name="Text_20_body">Some edit functions can be performed on a VT52/VT1xx/VT2+-keypad, similar to K52, KED and EDT. The Keypad-editing can be switched on or off with <text:span text:style-name="CommandInt"><text:span text:style-name="T21">MCE KEYPad ON|OFF</text:span></text:span><text:span text:style-name="CommandInt"><text:span text:style-name="T14">.</text:span></text:span></text:p>
        <text:h text:style-name="Heading_20_2" text:outline-level="2"><text:bookmark-start text:name="__RefHeading___Toc8074_644918869"/><text:soft-page-break/>User Prompt support<text:bookmark-end text:name="__RefHeading___Toc8074_644918869"/></text:h>
        <text:p text:style-name="Text_20_body">The MCE prompt can be specified by the user with <text:span text:style-name="CommandInt"><text:span text:style-name="T21">MCE USPRompt UserPrompt</text:span></text:span><text:span text:style-name="T21">.</text:span> A User Prompt can contain up to 20 characters. </text:p>
        <text:p text:style-name="Text_20_body">The return to the default prompt type <text:span text:style-name="CommandInt"><text:span text:style-name="T21">MCE USPRompt</text:span></text:span>.</text:p>
        <text:h text:style-name="Heading_20_2" text:outline-level="2"><text:bookmark-start text:name="__RefHeading___Toc8076_644918869"/>Extended Prompt support<text:bookmark-end text:name="__RefHeading___Toc8076_644918869"/></text:h>
        <text:p text:style-name="Text_20_body">The MCE prompt can show if <text:span text:style-name="T45">Insert or </text:span>Over<text:span text:style-name="T45">write</text:span> mode is active with <text:span text:style-name="Command">“+”</text:span> or <text:span text:style-name="Command">“‑”</text:span><text:span text:style-name="Command"><text:span text:style-name="T21"> </text:span></text:span><text:span text:style-name="Command"><text:span text:style-name="T32">respectively</text:span></text:span><text:span text:style-name="Command"><text:span text:style-name="T22">. </text:span></text:span><text:span text:style-name="Command"><text:span text:style-name="T23">It can a</text:span></text:span>lso display if keypad editing is enabled when the Status <text:span text:style-name="T45">L</text:span>ine is off with<text:span text:style-name="Command"> “:”</text:span><text:span text:style-name="Command"><text:span text:style-name="T14">,</text:span></text:span><text:span text:style-name="Command"><text:span text:style-name="T22"> </text:span></text:span><text:span text:style-name="Command"><text:span text:style-name="T23">for example:</text:span></text:span></text:p>
        <text:p text:style-name="Text_20_body"><text:tab/><text:tab/><text:span text:style-name="Command">+:&gt;</text:span></text:p>
        <text:p text:style-name="Text_20_body">The Extended Prompt can be switched on or off with <text:span text:style-name="CommandInt"><text:span text:style-name="T21">MCE PROMpt ON|OFF</text:span></text:span><text:span text:style-name="CommandInt"><text:span text:style-name="T14">.</text:span></text:span></text:p>
        <text:h text:style-name="Heading_20_2" text:outline-level="2"><text:bookmark-start text:name="__RefHeading___Toc8078_644918869"/>Terminal password locking<text:bookmark-end text:name="__RefHeading___Toc8078_644918869"/></text:h>
        <text:p text:style-name="Text_20_body">When selected, this option enables the <text:span text:style-name="CommandInt"><text:span text:style-name="T21">MCE LOCK</text:span></text:span><text:span text:style-name="Command"> </text:span>command. It prompts for a password and verification and locks the terminal. When the password is entered again the terminal is ready to use again.</text:p>
        <text:p text:style-name="Text_20_body">This is all like the LOCK command from Digital’s Terminal servers.</text:p>
        <text:h text:style-name="Heading_20_2" text:outline-level="2"><text:bookmark-start text:name="__RefHeading___Toc8080_644918869"/>Automatic return to Insert or Over<text:span text:style-name="T45">write</text:span> mode<text:bookmark-end text:name="__RefHeading___Toc8080_644918869"/></text:h>
        <text:p text:style-name="Text_20_body">Default <text:span text:style-name="T45">Insert or Overwrite</text:span> mode stays active until it is changed <text:span text:style-name="T45">with</text:span> <text:span text:style-name="Command">&lt;CTRL/A&gt;</text:span> or <text:span text:style-name="Command">&lt;F14&gt;.</text:span> MCE can be buil<text:span text:style-name="T45">t</text:span> so that it sets one of the modes active by default when it prompts for a new command. This can be changed with the <text:span text:style-name="CommandInt"><text:span text:style-name="T21">MCE INSErt ON|OFF</text:span></text:span><text:span text:style-name="T21"> and </text:span><text:span text:style-name="CommandInt"><text:span text:style-name="T21">MCE OVERstrike ON|OFF</text:span></text:span> commands.</text:p>
        <text:h text:style-name="Heading_20_2" text:outline-level="2"><text:bookmark-start text:name="__RefHeading___Toc8082_644918869"/>Terminal Time-Out support<text:bookmark-end text:name="__RefHeading___Toc8082_644918869"/></text:h>
        <text:p text:style-name="P52">When terminal Time-Out support is included and the terminal is not used within a given time the terminal is logged-out (at TT0: MCE only exits).</text:p>
        <text:p text:style-name="Text_20_body">Optionally the time-out value can be changed with <text:span text:style-name="CommandInt"><text:span text:style-name="T21">MCE TIMOut nnn</text:span></text:span><text:span text:style-name="T21"> </text:span>to be 2 to 999 minutes or can be enabled or disabled with the <text:span text:style-name="CommandInt"><text:span text:style-name="T21">MCE TIMOut ON|OFF</text:span></text:span><text:span text:style-name="Command"> </text:span>command. The <text:span text:style-name="CommandInt"><text:span text:style-name="T21">MCE TIMOut</text:span></text:span> command MUST be included during build time to let this work (<text:span text:style-name="T46">s</text:span>o system managers, do not be afraid, if YOU do not want it, they will not get it).</text:p>
        <text:h text:style-name="P88" text:outline-level="1"><text:bookmark-start text:name="__RefHeading___Toc8084_644918869"/>Startup and Exit<text:bookmark-end text:name="__RefHeading___Toc8084_644918869"/></text:h>
        <text:h text:style-name="Heading_20_2" text:outline-level="2"><text:bookmark-start text:name="__RefHeading___Toc8086_644918869"/>Command <text:span text:style-name="T55">L</text:span>ine Editor Startup<text:bookmark-end text:name="__RefHeading___Toc8086_644918869"/></text:h>
        <text:p text:style-name="Text_20_body">Invoke MCE with command <text:span text:style-name="Command">“MCE”</text:span>, preferably <text:span text:style-name="T46">from</text:span> your LOGIN file <text:span text:style-name="T46">with a</text:span> <text:span text:style-name="Command">“.XQT MCE”</text:span><text:span text:style-name="Command"><text:span text:style-name="T21"> </text:span></text:span><text:span text:style-name="Command"><text:span text:style-name="T33">statement</text:span></text:span><text:span text:style-name="Command">.</text:span> If Init-<text:span text:style-name="T46">F</text:span>ile support is included, a file of Command-Synonyms, CLI-Commands, and/or Internal-Commands will be read and executed <text:span text:style-name="T46">during</text:span> MCE startup. The file may be specified in the form <text:span text:style-name="Command">“MCE &lt;startup-file&gt;”</text:span>. If no startup file is specified in the <text:span text:style-name="T46">c</text:span>ommand line (the normal case), the default Init-<text:span text:style-name="T46">F</text:span>iles are searched for <text:span text:style-name="T46">(s</text:span>ee Init-<text:span text:style-name="T46">F</text:span>iles).</text:p>
        <text:h text:style-name="Heading_20_2" text:outline-level="2"><text:bookmark-start text:name="__RefHeading___Toc8088_644918869"/>Command <text:span text:style-name="T61">L</text:span>ine Editor Exit<text:bookmark-end text:name="__RefHeading___Toc8088_644918869"/></text:h>
        <text:p text:style-name="Text_20_body">To exit MCE use the <text:span text:style-name="CommandInt"><text:span text:style-name="T21">MCE EXIT</text:span></text:span> internal command or <text:span text:style-name="Command">&lt;CTRL/Y&gt;</text:span><text:span text:style-name="Command"><text:span text:style-name="T14">.</text:span></text:span></text:p>
        <text:h text:style-name="P88" text:outline-level="1"><text:bookmark-start text:name="__RefHeading___Toc8090_644918869"/>Command <text:span text:style-name="T46">L</text:span>ines<text:bookmark-end text:name="__RefHeading___Toc8090_644918869"/></text:h>
        <text:p text:style-name="Text_20_body">When MCE is ready to accept a <text:span text:style-name="T47">c</text:span>ommand line it displays a prompt. How the prompt looks depends on the chosen options and setup of MCE <text:span text:style-name="T47">(s</text:span>ee Extended Prompt). The maximum length of <text:span text:style-name="T47">c</text:span>ommand lines is 78 characters.</text:p>
        <text:p text:style-name="Text_20_body">If a <text:span text:style-name="T47">c</text:span>ommand line starts with “MCE”, it is interpreted as an Internal Command. Other <text:span text:style-name="T47">c</text:span>ommand lines are checked for translation and the result is spawned to the current CLI.</text:p>
        <text:p text:style-name="Text_20_body">Special action is performed with <text:span text:style-name="Command">“BYE”</text:span> and <text:span text:style-name="Command">“LOG[out]”. “BYE”</text:span>, and when in DCL <text:span text:style-name="Command">“LOG[out]”</text:span> result in a spawn of <text:span text:style-name="Command">“BYE” </text:span>to MCR and MCE exits immediately. Note that you may define any other string (e.g. <text:span text:style-name="Command">“GOODBYE”</text:span>) to result in <text:span text:style-name="Command">“BYE”</text:span> or<text:span text:style-name="Command"> “LOGOUT”.</text:span></text:p>
        <text:p text:style-name="Text_20_body">All <text:span text:style-name="T47">c</text:span>ommand lines can be preceded by and contain one or more TAB’s and/or spaces.</text:p>
        <text:p text:style-name="Text_20_body">Normally all <text:span text:style-name="T47">c</text:span>ommand lines equal to or longer than a given length are saved in a FIFO-buffer. This length can be changed with the <text:span text:style-name="CommandInt"><text:span text:style-name="T21">MCE CMSZ n</text:span></text:span> command.</text:p>
        <text:p text:style-name="Text_20_body">The maximum number of <text:span text:style-name="T47">c</text:span>ommand lines the FIFO-buffer can hold can be specified with the <text:span text:style-name="CommandInt"><text:span text:style-name="T21">MCE FISZ n</text:span></text:span> command. When the maximum number of <text:span text:style-name="T47">c</text:span>ommand lines is present, or when no buffer pool space is available to hold more entries, the new <text:span text:style-name="T47">c</text:span>ommand line is saved and the oldest disappears.</text:p>
        <text:p text:style-name="Text_20_body">Retrieved <text:span text:style-name="T47">c</text:span>ommand lines from the FIFO-buffer are only saved again if they are edited or when the saving of “old” <text:span text:style-name="T47">c</text:span>ommand lines is enabled by <text:span text:style-name="CommandInt"><text:span text:style-name="T21">MCE SVOLd ON</text:span></text:span> and this <text:span text:style-name="T47">c</text:span>ommand line is not the newest in the FIFO. This prevents filling up your FIFO with one command by continuously repeating the last command.</text:p>
        <text:p text:style-name="Text_20_body">Internal commands are saved when this is enabled by <text:span text:style-name="CommandInt"><text:span text:style-name="T21">MCE SVINternals ON</text:span></text:span> (<text:span text:style-name="T47">s</text:span>ave “INTERNAL” commands).</text:p>
        <text:h text:style-name="P88" text:outline-level="1"><text:bookmark-start text:name="__RefHeading___Toc8092_644918869"/>Command synonyms<text:bookmark-end text:name="__RefHeading___Toc8092_644918869"/></text:h>
        <text:p text:style-name="Text_20_body">A <text:span text:style-name="T56">c</text:span>ommand synonym can be defined <text:span text:style-name="T48">with</text:span>:</text:p>
        <text:p text:style-name="P38"><text:span text:style-name="Command"><text:tab/>+&gt;Syn := &lt;Command1&gt; [ &amp; &lt;Command2&gt; [ &amp; ... ] ]</text:span><text:span text:style-name="Command"><text:span text:style-name="T14">.</text:span></text:span></text:p>
        <text:p text:style-name="P18"><text:span text:style-name="Command"/></text:p>
        <text:p text:style-name="Text_20_body">where <text:span text:style-name="Command">“Syn”</text:span> is the command synonym which will be substituted by the text at the right side of <text:span text:style-name="Command">“:=”</text:span><text:span text:style-name="Command"><text:span text:style-name="T21">, </text:span></text:span><text:span text:style-name="Command"><text:span text:style-name="T34">e.g.:</text:span></text:span></text:p>
        <text:p text:style-name="P38"><text:tab/><text:span text:style-name="Command">+&gt;HE := HELP PIP</text:span></text:p>
        <text:p text:style-name="P38"><text:span text:style-name="Command"><text:tab/>+&gt;HE<text:tab/><text:tab/><text:tab/></text:span><text:span text:style-name="Command"><text:span text:style-name="T48">w</text:span></text:span><text:span text:style-name="Command"><text:span text:style-name="T35">ill request </text:span></text:span><text:span text:style-name="Command"><text:span text:style-name="T7">“HELP PIP”</text:span></text:span></text:p>
        <text:p text:style-name="P18"><text:span text:style-name="Command"/></text:p>
        <text:p text:style-name="Text_20_body"><text:span text:style-name="T6">Note:</text:span> The <text:span text:style-name="Command">“:=”</text:span> must be preceded and followed by at least one TAB or space.</text:p>
        <text:p text:style-name="Text_20_body">With Keypad-mode <text:span text:style-name="Command">“OFF” </text:span>the keystrokes <text:span text:style-name="Command">&lt;PF1&gt;</text:span> , <text:span text:style-name="Command">&lt;BLUE&gt;</text:span> or <text:span text:style-name="Command">&lt;ESC&gt;P</text:span> translate the command synonym without execution.</text:p>
        <text:p text:style-name="Text_20_body">If you enter a command synonym followed by additional text, this additional text will normally be appended as a whole.</text:p>
        <text:p text:style-name="P38"><text:span text:style-name="T36">e.g.:</text:span><text:tab/><text:span text:style-name="Command">+&gt;HE /RE<text:tab/><text:tab/></text:span><text:span text:style-name="Command"><text:span text:style-name="T35">Will request </text:span></text:span><text:span text:style-name="Command"><text:span text:style-name="T7">“HELP PIP /RE”</text:span></text:span></text:p>
        <text:p text:style-name="P38"><text:span text:style-name="T36">or</text:span><text:tab/><text:span text:style-name="Command">+&gt;HE /RE&lt;PF1&gt;<text:tab/></text:span><text:span text:style-name="Command"><text:span text:style-name="T35">Will be translated and displayed</text:span></text:span></text:p>
        <text:p text:style-name="P38"><text:span text:style-name="T36">result:</text:span><text:tab/><text:span text:style-name="Command">+&gt;HELP PIP /RE</text:span></text:p>
        <text:p text:style-name="P18"><text:span text:style-name="Command"/></text:p>
        <text:p text:style-name="Text_20_body">A command synonym can be deleted by redefining it to null, <text:span text:style-name="T48">e.g.:</text:span></text:p>
        <text:p text:style-name="P38"><text:tab/><text:span text:style-name="Command">+&gt;HE :=<text:tab/><text:tab/></text:span><text:span text:style-name="Command"><text:span text:style-name="T35">Delete above definition</text:span></text:span></text:p>
        <text:p text:style-name="P18"><text:span text:style-name="Command"/></text:p>
        <text:p text:style-name="Text_20_body">Abbreviate commands by separating the optional part by <text:span text:style-name="Command">“*”</text:span><text:span text:style-name="Command"><text:span text:style-name="T21">, </text:span></text:span><text:span text:style-name="Command"><text:span text:style-name="T34">e.g.:</text:span></text:span></text:p>
        <text:p text:style-name="P38"><text:tab/><text:span text:style-name="Command">+&gt;HP*IP := HELP PIP</text:span></text:p>
        <text:p text:style-name="P18"><text:span text:style-name="Command"/></text:p>
        <text:p text:style-name="Text_20_body">This command can now be requested with:</text:p>
        <text:p text:style-name="P38"><text:span text:style-name="Command"><text:tab/>+&gt;HP</text:span><text:span text:style-name="T36"> or </text:span><text:span text:style-name="Command">HPI</text:span><text:span text:style-name="T36"> or </text:span><text:span text:style-name="Command">HPIP</text:span><text:span text:style-name="T36"> etc.</text:span></text:p>
        <text:p text:style-name="P18"/>
        <text:p text:style-name="Text_20_body">More sophisticated is the Parameter Substitution, similar to the indirect command file processor:</text:p>
        <text:p text:style-name="P38"><text:tab/><text:span text:style-name="Command">+&gt;DIR*ECTORY<text:tab/>:= PIP ‘P1’/LI</text:span></text:p>
        <text:p text:style-name="P38"><text:span text:style-name="Command"><text:tab/>+&gt;COP*Y<text:tab/><text:tab/>:= PIP ‘P2’/NV/CD=’P1’</text:span></text:p>
        <text:p text:style-name="P38"><text:span text:style-name="Command"/></text:p>
        <text:p text:style-name="P38"><text:span text:style-name="Command"><text:tab/>+&gt;DIR <text:tab/><text:tab/><text:tab/></text:span><text:span text:style-name="Command"><text:span text:style-name="T35">Will be translated into </text:span></text:span><text:span text:style-name="Command"><text:span text:style-name="T7">“PIP /LI”</text:span></text:span></text:p>
        <text:p text:style-name="P38"><text:span text:style-name="Command"><text:tab/>+&gt;DIREC FIL<text:tab/><text:tab/><text:tab/></text:span><text:span text:style-name="Command"><text:span text:style-name="T35">Will be translated</text:span></text:span><text:span text:style-name="Command"><text:span text:style-name="T21"> into </text:span></text:span><text:span text:style-name="Command"><text:span text:style-name="T7">“PIP FIL/LI”</text:span></text:span></text:p>
        <text:p text:style-name="P38"><text:span text:style-name="Command"><text:tab/>+&gt;COPY A.CMD [1,2]<text:tab/></text:span><text:span text:style-name="Command"><text:span text:style-name="T35">Will simulate the </text:span></text:span><text:span text:style-name="Command"><text:span text:style-name="T7">DCL COPY</text:span></text:span><text:span text:style-name="Command"><text:span text:style-name="T35"> command</text:span></text:span></text:p>
        <text:p text:style-name="P18"><text:span text:style-name="Command"><text:span text:style-name="T7"/></text:span></text:p>
        <text:p text:style-name="Text_20_body">Note that command synonyms may be <text:span text:style-name="T49">executed</text:span> from Init-<text:span text:style-name="T49">F</text:span>iles <text:span text:style-name="T49">as well.</text:span></text:p>
        <text:h text:style-name="P88" text:outline-level="1"><text:bookmark-start text:name="__RefHeading___Toc8094_644918869"/>Function <text:span text:style-name="T50">K</text:span>eys<text:bookmark-end text:name="__RefHeading___Toc8094_644918869"/></text:h>
        <text:p text:style-name="Text_20_body">You can request a command with Function <text:span text:style-name="T50">K</text:span>eys <text:span text:style-name="Command">&lt;PF1&gt;</text:span>, <text:span text:style-name="Command">&lt;PF2&gt;</text:span>, <text:span text:style-name="Command">&lt;PF3&gt;</text:span> or <text:span text:style-name="Command">&lt;PF4&gt;</text:span>.</text:p>
        <text:p text:style-name="Text_20_body">The keys <text:span text:style-name="Command">&lt;BLUE&gt;</text:span>,<text:span text:style-name="Command"> &lt;RED&gt;</text:span> and<text:span text:style-name="Command"> &lt;GREY&gt;</text:span> on a VT52 are <text:span text:style-name="T50">treated like</text:span> <text:span text:style-name="Command">&lt;PF1&gt;</text:span>, <text:span text:style-name="Command">&lt;PF2&gt;</text:span> and <text:span text:style-name="Command">&lt;PF3&gt;</text:span>.</text:p>
        <text:p text:style-name="Text_20_body">It is also possible to request commands with control keys (e.g. <text:span text:style-name="Command">&lt;CTRL/G&gt;</text:span>).</text:p>
        <text:p text:style-name="Text_20_body">With a VT2+ keyboard you can also define the Function <text:span text:style-name="T50">K</text:span>eys <text:span text:style-name="Command">&lt;F6&gt;..&lt;F20&gt;</text:span> and <text:span text:style-name="Command">&lt;FIND&gt;,</text:span> <text:span text:style-name="Command">&lt;INSERT HERE&gt;</text:span> etc., <text:span text:style-name="T50">but o</text:span>nly when VT2plus support is included.</text:p>
        <text:p text:style-name="Text_20_body">With a VT4+ <text:span text:style-name="Command">&lt;F1&gt;..&lt;F5&gt;</text:span> can be defined when this support is included.</text:p>
        <text:p text:style-name="Text_20_body">The keys of a Tandberg TDV2230 keyboard can be defined like the ones on a VT2+, <text:span text:style-name="T50">but only</text:span> when TDV2230 support is included.</text:p>
        <text:p text:style-name="Text_20_body">Define the command translation as <text:span text:style-name="Command">“&lt;key&gt; := command”</text:span><text:span text:style-name="Command"><text:span text:style-name="T21">, </text:span></text:span><text:span text:style-name="Command"><text:span text:style-name="T40">for example:</text:span></text:span></text:p>
        <text:p text:style-name="P38"><text:tab/><text:span text:style-name="Command">+&gt;PF2 := TIM<text:tab/><text:tab/></text:span><text:span text:style-name="Command"><text:span text:style-name="T35">Redefine </text:span></text:span><text:span text:style-name="Command"><text:span text:style-name="T7">&lt;PF2&gt;</text:span></text:span><text:span text:style-name="Command"><text:span text:style-name="T35"> or </text:span></text:span><text:span text:style-name="Command"><text:span text:style-name="T7">&lt;RED&gt;</text:span></text:span><text:span text:style-name="Command"><text:span text:style-name="T35"> key</text:span></text:span></text:p>
        <text:p text:style-name="P38"><text:span text:style-name="Command"><text:tab/>+&gt;&lt;PF2&gt;<text:tab/><text:tab/><text:tab/></text:span><text:span text:style-name="Command"><text:span text:style-name="T35">to display the current time</text:span></text:span></text:p>
        <text:p text:style-name="P38"><text:span text:style-name="Command"><text:span text:style-name="T7"/></text:span></text:p>
        <text:p text:style-name="P38"><text:span text:style-name="Command"><text:tab/>+&gt;F6 := ACT<text:tab/><text:tab/><text:tab/></text:span><text:span text:style-name="Command"><text:span text:style-name="T35">Define </text:span></text:span><text:span text:style-name="Command"><text:span text:style-name="T7">F6</text:span></text:span><text:span text:style-name="Command"><text:span text:style-name="T35"> function key</text:span></text:span></text:p>
        <text:p text:style-name="P38"><text:span text:style-name="Command"><text:tab/>+&gt;&lt;F6&gt;<text:tab/><text:tab/><text:tab/></text:span><text:span text:style-name="Command"><text:span text:style-name="T35">to display the active tasks</text:span></text:span></text:p>
        <text:p text:style-name="P18"><text:span text:style-name="Command"/></text:p>
        <text:p text:style-name="Text_20_body">The keys <text:span text:style-name="Command">&lt;FIND&gt;</text:span> etc. on a VT2+ keyboard must be entered as <text:span text:style-name="Command">F$a</text:span> where <text:span text:style-name="Command">“a”</text:span> is the first character of the key function <text:span text:style-name="T50">(</text:span>English key names), <text:span text:style-name="T50">e.g.:</text:span></text:p>
        <text:p text:style-name="P38"><text:tab/><text:span text:style-name="Command">F$P<text:tab/></text:span><text:span text:style-name="T36">for </text:span><text:span text:style-name="Command">&lt;PREV-SCREEN&gt;</text:span></text:p>
        <text:p text:style-name="P18"/>
        <text:p text:style-name="Text_20_body">Define a control key as follows:</text:p>
        <text:p text:style-name="P38"><text:tab/><text:span text:style-name="Command">+&gt;^G := SET /UIC<text:tab/><text:tab/></text:span><text:span text:style-name="Command"><text:span text:style-name="T35">Define </text:span></text:span><text:span text:style-name="Command"><text:span text:style-name="T7">&lt;CTRL/G&gt;</text:span></text:span><text:span text:style-name="Command"><text:span text:style-name="T35"> key</text:span></text:span></text:p>
        <text:p text:style-name="P38"><text:tab/><text:span text:style-name="Command">+&gt;&lt;CTRL/G&gt;<text:tab/><text:tab/><text:tab/></text:span><text:span text:style-name="Command"><text:span text:style-name="T35">to display the current UIC</text:span></text:span></text:p>
        <text:p text:style-name="P18"><text:span text:style-name="Command"><text:span text:style-name="T7"/></text:span></text:p>
        <text:p text:style-name="Text_20_body">Note that the following control-keys CAN NOT be defined:</text:p>
        <text:p text:style-name="P38"><text:span text:style-name="Command"><text:tab/>&lt;CTRL/M&gt; ( = &lt;RETURN&gt; )</text:span></text:p>
        <text:p text:style-name="P38"><text:span text:style-name="Command"><text:tab/>&lt;CTRL/O&gt;</text:span></text:p>
        <text:p text:style-name="P38"><text:span text:style-name="Command"><text:tab/>&lt;CTRL/Q&gt;</text:span></text:p>
        <text:p text:style-name="P38"><text:span text:style-name="Command"><text:tab/>&lt;CTRL/S&gt;</text:span></text:p>
        <text:p text:style-name="P38"><text:span text:style-name="Command"><text:tab/>&lt;CTRL/[&gt; ( = &lt;ESC&gt; )</text:span></text:p>
        <text:p text:style-name="P18"><text:span text:style-name="Command"/></text:p>
        <text:p text:style-name="P56"><text:span text:style-name="T50">In addition to the remaining </text:span><text:span text:style-name="Command"><text:span text:style-name="T50">&lt;CTRL/A..Z&gt;</text:span></text:span><text:span text:style-name="T50">, </text:span>the following keys can be defined:</text:p>
        <text:p text:style-name="P38"><text:span text:style-name="Command"><text:tab/>&lt;CTRL/\&gt;</text:span></text:p>
        <text:p text:style-name="P38"><text:span text:style-name="Command"><text:tab/>&lt;CTRL/]&gt;</text:span></text:p>
        <text:p text:style-name="P38"><text:span text:style-name="Command"><text:tab/>&lt;CTRL/^&gt;</text:span></text:p>
        <text:p text:style-name="P38"><text:span text:style-name="Command"><text:tab/>&lt;CTRL/?&gt;</text:span></text:p>
        <text:p text:style-name="P18"><text:span text:style-name="Command"/></text:p>
        <text:p text:style-name="Text_20_body"><text:span text:style-name="T6">Note:</text:span> A <text:span text:style-name="T50">u</text:span>ser-defined key overrules the function that the key may already have for MCE.</text:p>
        <text:h text:style-name="P88" text:outline-level="1"><text:bookmark-start text:name="__RefHeading___Toc8096_644918869"/>Internal Commands (<text:span text:style-name="Command">MCE xxxx</text:span>)<text:bookmark-end text:name="__RefHeading___Toc8096_644918869"/></text:h>
        <text:p text:style-name="Text_20_body">If a <text:span text:style-name="T51">c</text:span>ommand line starts with “MCE” an Internal Command is assumed. Following the verb <text:span text:style-name="CommandInt"><text:span text:style-name="T21">MCE</text:span></text:span><text:span text:style-name="CommandInt"> </text:span><text:s/>a four-character action specifier defines the action wanted, <text:span text:style-name="T51">e.g.:</text:span></text:p>
        <text:p text:style-name="P38"><text:tab/><text:span text:style-name="CommandInt"><text:span text:style-name="T21">MCE CLEA<text:tab/></text:span></text:span><text:span text:style-name="T36">this command clears the FIFO-buffer.</text:span></text:p>
        <text:p text:style-name="P18"/>
        <text:p text:style-name="Text_20_body">Here follows a list of all internal commands:</text:p>
        <text:list xml:id="list8987110997362054961" text:style-name="L5">
          <text:list-item>
            <text:p text:style-name="P76"><text:span text:style-name="CommandInt"><text:span text:style-name="T21">MCE CHAIn [file]</text:span></text:span></text:p>
          </text:list-item>
          <text:list-item>
            <text:p text:style-name="P76"><text:span text:style-name="CommandInt"><text:span text:style-name="T21">MCE CLEAr</text:span></text:span></text:p>
          </text:list-item>
          <text:list-item>
            <text:p text:style-name="P76"><text:span text:style-name="CommandInt"><text:span text:style-name="T21">MCE CMSZ n</text:span></text:span></text:p>
          </text:list-item>
          <text:list-item>
            <text:p text:style-name="P76"><text:span text:style-name="CommandInt"><text:span text:style-name="T21">MCE ECHO ON|OFF</text:span></text:span></text:p>
          </text:list-item>
          <text:list-item>
            <text:p text:style-name="P76"><text:span text:style-name="CommandInt"><text:span text:style-name="T21">MCE EXIT</text:span></text:span></text:p>
          </text:list-item>
          <text:list-item>
            <text:p text:style-name="P76"><text:span text:style-name="CommandInt"><text:span text:style-name="T21">MCE FISZ n</text:span></text:span></text:p>
          </text:list-item>
          <text:list-item>
            <text:p text:style-name="P76"><text:span text:style-name="CommandInt"><text:span text:style-name="T21">MCE FREE</text:span></text:span></text:p>
          </text:list-item>
          <text:list-item>
            <text:p text:style-name="P76"><text:span text:style-name="CommandInt"><text:span text:style-name="T21">MCE INSErt ON|OFF</text:span></text:span></text:p>
          </text:list-item>
          <text:list-item>
            <text:p text:style-name="P76"><text:span text:style-name="CommandInt"><text:span text:style-name="T21">MCE KEYPad ON|OFF</text:span></text:span></text:p>
          </text:list-item>
          <text:list-item>
            <text:p text:style-name="P76"><text:span text:style-name="CommandInt"><text:span text:style-name="T21">MCE LIST</text:span></text:span></text:p>
          </text:list-item>
          <text:list-item>
            <text:p text:style-name="P76"><text:span text:style-name="CommandInt"><text:span text:style-name="T21">MCE LOCK</text:span></text:span></text:p>
          </text:list-item>
          <text:list-item>
            <text:p text:style-name="P76"><text:span text:style-name="CommandInt"><text:span text:style-name="T21">MCE OVERstrike ON|OFF</text:span></text:span></text:p>
          </text:list-item>
          <text:list-item>
            <text:p text:style-name="P76"><text:span text:style-name="CommandInt"><text:span text:style-name="T21">MCE PROMpt ON|OFF</text:span></text:span></text:p>
          </text:list-item>
          <text:list-item>
            <text:p text:style-name="P76"><text:span text:style-name="CommandInt"><text:span text:style-name="T21">MCE PURGe</text:span></text:span></text:p>
          </text:list-item>
          <text:list-item>
            <text:p text:style-name="P76"><text:span text:style-name="CommandInt"><text:span text:style-name="T21">MCE READ [file]</text:span></text:span></text:p>
          </text:list-item>
          <text:list-item>
            <text:p text:style-name="P76"><text:span text:style-name="CommandInt"><text:span text:style-name="T21">MCE REPLace [file]</text:span></text:span></text:p>
          </text:list-item>
          <text:list-item>
            <text:p text:style-name="P76"><text:span text:style-name="CommandInt"><text:span text:style-name="T21">MCE RING</text:span></text:span></text:p>
          </text:list-item>
          <text:list-item>
            <text:p text:style-name="P76"><text:span text:style-name="CommandInt"><text:span text:style-name="T21">MCE STATusline [ON|OFF]</text:span></text:span></text:p>
          </text:list-item>
          <text:list-item>
            <text:p text:style-name="P76"><text:span text:style-name="CommandInt"><text:span text:style-name="T21">MCE SVINternals ON|OFF</text:span></text:span></text:p>
          </text:list-item>
          <text:list-item>
            <text:p text:style-name="P76"><text:span text:style-name="CommandInt"><text:span text:style-name="T21">MCE SVOLd ON|OFF</text:span></text:span></text:p>
          </text:list-item>
          <text:list-item>
            <text:p text:style-name="P76"><text:span text:style-name="CommandInt"><text:span text:style-name="T21">MCE TIMOut n|ON|OFF</text:span></text:span></text:p>
          </text:list-item>
          <text:list-item>
            <text:p text:style-name="P76"><text:span text:style-name="CommandInt"><text:span text:style-name="T21">MCE UPFind ON|OFF</text:span></text:span></text:p>
          </text:list-item>
          <text:list-item>
            <text:p text:style-name="P76"><text:span text:style-name="CommandInt"><text:span text:style-name="T21">MCE USPRompt [UserPrompt]</text:span></text:span></text:p>
          </text:list-item>
          <text:list-item>
            <text:p text:style-name="P76"><text:span text:style-name="CommandInt"><text:span text:style-name="T21">MCE VERSion</text:span></text:span></text:p>
          </text:list-item>
        </text:list>
        <text:h text:style-name="Heading_20_2" text:outline-level="2"><text:bookmark-start text:name="__RefHeading___Toc8098_644918869"/>MCE CHAIn [file]<text:bookmark-end text:name="__RefHeading___Toc8098_644918869"/></text:h>
        <text:p text:style-name="Text_20_body">Chain from one Init-<text:span text:style-name="T56">F</text:span>ile to another, that is start or continue reading commands from the specified file. This command is a synonym for <text:span text:style-name="CommandInt"><text:span text:style-name="T21">MCE READ [file]</text:span></text:span>. This command is only available when Init-<text:span text:style-name="T51">F</text:span>ile support is included in MCE.</text:p>
        <text:h text:style-name="Heading_20_2" text:outline-level="2"><text:bookmark-start text:name="__RefHeading___Toc8100_644918869"/>MCE CLEAr<text:bookmark-end text:name="__RefHeading___Toc8100_644918869"/></text:h>
        <text:p text:style-name="P72">This command deletes all commands currently in the FIFO-buffer.</text:p>
        <text:h text:style-name="P91" text:outline-level="2"><text:bookmark-start text:name="__RefHeading___Toc8102_644918869"/>MCE CMSZ n<text:bookmark-end text:name="__RefHeading___Toc8102_644918869"/></text:h>
        <text:p text:style-name="P38"><text:span text:style-name="T36">Changes minimal command size to </text:span><text:span text:style-name="Command"><text:span text:style-name="T36">“n”.</text:span></text:span><text:span text:style-name="T36"> Only </text:span><text:span text:style-name="T37">c</text:span><text:span text:style-name="T36">ommand lines that are equal to or longer than </text:span><text:span text:style-name="Command"><text:span text:style-name="T36">“n”</text:span></text:span><text:span text:style-name="T36"> characters are stored in the FIFO-buffer. Set the length to 79 if for any reason you do not want to save commands. The default setting can be specified at MCE build time.</text:span></text:p>
        <text:h text:style-name="Heading_20_2" text:outline-level="2"><text:bookmark-start text:name="__RefHeading___Toc8104_644918869"/>MCE ECHO ON|OFF<text:bookmark-end text:name="__RefHeading___Toc8104_644918869"/></text:h>
        <text:p text:style-name="Text_20_body">When <text:span text:style-name="Command">“ON”</text:span>, MCE echoes <text:span text:style-name="T56">c</text:span>ommand lines to <text:span text:style-name="T56">the terminal</text:span>. This is useful in Init-<text:span text:style-name="T56">F</text:span>iles to display messages etc. or to see the translation of command synonyms. The default setting is <text:span text:style-name="Command">“OFF”</text:span> (<text:span text:style-name="T56">s</text:span>ee example in Appendix A).</text:p>
        <text:h text:style-name="Heading_20_2" text:outline-level="2"><text:bookmark-start text:name="__RefHeading___Toc8106_644918869"/>MCE EXIT<text:bookmark-end text:name="__RefHeading___Toc8106_644918869"/></text:h>
        <text:p text:style-name="Text_20_body">Th<text:span text:style-name="T56">is exits the MCE </text:span>task.</text:p>
        <text:h text:style-name="Heading_20_2" text:outline-level="2"><text:bookmark-start text:name="__RefHeading___Toc8108_644918869"/>MCE FISZ n<text:bookmark-end text:name="__RefHeading___Toc8108_644918869"/></text:h>
        <text:p text:style-name="Text_20_body">Changes the maximum number of <text:span text:style-name="T56">c</text:span>ommand lines which can be saved in the FIFO buffer. Note that the actual number of lines that can be saved depends on the <text:span text:style-name="T56">length </text:span>of the <text:span text:style-name="T56">commands</text:span> and the available MCE pool space.</text:p>
        <text:p text:style-name="P59">Information about MCE’s pool space can be obtained <text:span text:style-name="T56">with</text:span> the <text:span text:style-name="CommandInt"><text:span text:style-name="T21">MCE FREE</text:span></text:span> command. More pool space can be <text:span text:style-name="T56">obtained</text:span> by installing MCE with a larger increment: <text:span text:style-name="Command">“INS $MCE/INC=xxx”</text:span><text:span text:style-name="Command"><text:span text:style-name="T21">. </text:span></text:span>A value of 2400, which is the default value used during task building <text:span text:style-name="T56">(</text:span>linking<text:span text:style-name="T56">)</text:span>, will be enough in most cases. If <text:span text:style-name="Command">“n”</text:span> is smaller than the active number of <text:span text:style-name="T56">c</text:span>ommand lines stored, MCE deletes the oldest lines from the FIFO buffer until <text:span text:style-name="Command">“n”</text:span> is reached.</text:p>
        <text:p text:style-name="P59">The default setting can be specified at MCE build time.</text:p>
        <text:h text:style-name="Heading_20_2" text:outline-level="2"><text:bookmark-start text:name="__RefHeading___Toc8110_644918869"/>MCE FREE<text:bookmark-end text:name="__RefHeading___Toc8110_644918869"/></text:h>
        <text:p text:style-name="Text_20_body">Displays MCE’s <text:span text:style-name="T56">p</text:span>ool information <text:span text:style-name="T56">as follows</text:span>:</text:p>
        <text:p text:style-name="P32"><text:span text:style-name="Command">MCE – Pool:xxx:yyy:zz<text:line-break/></text:span></text:p>
        <text:p text:style-name="Text_20_body">where</text:p>
        <text:p text:style-name="P32"><text:span text:style-name="Command">xxx</text:span> <text:tab/><text:span text:style-name="T36">= Size of largest block in bytes</text:span></text:p>
        <text:p text:style-name="P32"><text:span text:style-name="Command">yyy </text:span><text:tab/><text:span text:style-name="T36">= Total number of free bytes</text:span></text:p>
        <text:p text:style-name="P32"><text:span text:style-name="Command">zz </text:span><text:tab/><text:span text:style-name="T36">= Number of fragments</text:span></text:p>
        <text:h text:style-name="P91" text:outline-level="2"><text:bookmark-start text:name="__RefHeading___Toc8112_644918869"/>MCE INSErt ON|OFF<text:bookmark-end text:name="__RefHeading___Toc8112_644918869"/></text:h>
        <text:p text:style-name="Text_20_body">When <text:span text:style-name="Command">“ON”</text:span>, MCE goes back to Insert mode when prompting for a new command. The default setting can be specified at MCE build time.</text:p>
        <text:p text:style-name="P33"><text:span text:style-name="CommandInt"><text:span text:style-name="T36">MCE INSErt ON<text:tab/><text:tab/></text:span></text:span><text:span text:style-name="T36">Switches Auto-Over</text:span><text:span text:style-name="T37">write</text:span><text:span text:style-name="T36"> mode off</text:span>.</text:p>
        <text:p text:style-name="P33"><text:span text:style-name="CommandInt"><text:span text:style-name="T36">MCE OVER</text:span></text:span><text:span text:style-name="CommandInt"><text:span text:style-name="T37">write</text:span></text:span><text:span text:style-name="CommandInt"><text:span text:style-name="T36"> ON</text:span></text:span><text:span text:style-name="T36"> <text:tab/>Switches Auto-Insert mode off.</text:span></text:p>
        <text:h text:style-name="Heading_20_2" text:outline-level="2"><text:bookmark-start text:name="__RefHeading___Toc8114_644918869"/>MCE KEYPad ON|OFF<text:bookmark-end text:name="__RefHeading___Toc8114_644918869"/></text:h>
        <text:p text:style-name="Text_20_body">Set Keypad editing on or off (<text:span text:style-name="T56">s</text:span>ee EDT-Keypad editing). This command is only available when EDT‑Keypad support is included in MCE.</text:p>
        <text:h text:style-name="Heading_20_2" text:outline-level="2"><text:bookmark-start text:name="__RefHeading___Toc8116_644918869"/>MCE LIST<text:bookmark-end text:name="__RefHeading___Toc8116_644918869"/></text:h>
        <text:p text:style-name="Text_20_body">Makes command FIFO-buffer a list: <text:span text:style-name="Command">&lt;UP&gt;</text:span> and <text:span text:style-name="Command">&lt;DOWN&gt;</text:span> <text:s/>stop at the top and bottom of the FIFO. This is the default setting (<text:span text:style-name="T56">s</text:span>ee also <text:span text:style-name="T56">the</text:span> <text:span text:style-name="CommandInt"><text:span text:style-name="T21">MCE RING</text:span></text:span> command).</text:p>
        <text:h text:style-name="Heading_20_2" text:outline-level="2"><text:bookmark-start text:name="__RefHeading___Toc8118_644918869"/>MCE LOCK<text:bookmark-end text:name="__RefHeading___Toc8118_644918869"/></text:h>
        <text:p text:style-name="Text_20_body">The LOCK command prompts for a Password and verification and <text:span text:style-name="T57">then </text:span>locks the terminal until the password is typed again, <text:span text:style-name="T57">much l</text:span>ike the LOCK command <text:span text:style-name="T57">of</text:span> Digital’s <text:span text:style-name="T57">T</text:span>erminal servers. The maximum password-length is 8 characters. </text:p>
        <text:p text:style-name="Text_20_body">This command is available <text:span text:style-name="T57">only </text:span>when Terminal Password locking support is included in MCE.</text:p>
        <text:h text:style-name="P90" text:outline-level="2"><text:bookmark-start text:name="__RefHeading___Toc8120_644918869"/>MCE OVER<text:span text:style-name="T57">write</text:span> ON|OFF<text:bookmark-end text:name="__RefHeading___Toc8120_644918869"/></text:h>
        <text:p text:style-name="Text_20_body">When <text:span text:style-name="Command">“ON”</text:span>, MCE goes back to Over<text:span text:style-name="T57">write</text:span> mode when prompting for a new command. The default setting can be specified at MCE build time.</text:p>
        <text:p text:style-name="P33"><text:span text:style-name="CommandInt"><text:span text:style-name="T36">MCE OVERstrike ON</text:span></text:span><text:span text:style-name="T36"> <text:tab/>Switches Auto-Insert mode off.</text:span></text:p>
        <text:p text:style-name="P33"><text:span text:style-name="CommandInt"><text:span text:style-name="T36">MCE INSErt ON<text:tab/><text:tab/></text:span></text:span><text:span text:style-name="T36">Switches Auto-Over</text:span><text:span text:style-name="T38">write</text:span><text:span text:style-name="T36"> mode off.</text:span></text:p>
        <text:h text:style-name="Heading_20_2" text:outline-level="2"><text:bookmark-start text:name="__RefHeading___Toc8122_644918869"/>MCE PROMpt ON|OFF<text:bookmark-end text:name="__RefHeading___Toc8122_644918869"/></text:h>
        <text:p text:style-name="P60">Switches Extended Prompt on or off. The default setting can be specified at MCE build time. This command is only available when Extended Prompt support is included in MCE.</text:p>
        <text:h text:style-name="Heading_20_2" text:outline-level="2"><text:bookmark-start text:name="__RefHeading___Toc8124_644918869"/>MCE PURGe<text:bookmark-end text:name="__RefHeading___Toc8124_644918869"/></text:h>
        <text:p text:style-name="Text_20_body">This command deletes all command synonyms currently <text:span text:style-name="T57">from</text:span> the synonym buffer.</text:p>
        <text:h text:style-name="Heading_20_2" text:outline-level="2"><text:bookmark-start text:name="__RefHeading___Toc8126_644918869"/><text:soft-page-break/>MCE READ [file]<text:bookmark-end text:name="__RefHeading___Toc8126_644918869"/></text:h>
        <text:p text:style-name="Text_20_body">Read <text:span text:style-name="T57">c</text:span>ommand lines from <text:span text:style-name="T57">the </text:span>specified file. This command is only available when Init-<text:span text:style-name="T57">F</text:span>ile support is included in MCE.</text:p>
        <text:h text:style-name="Heading_20_2" text:outline-level="2"><text:bookmark-start text:name="__RefHeading___Toc8128_644918869"/>MCE REPLace [file]<text:bookmark-end text:name="__RefHeading___Toc8128_644918869"/></text:h>
        <text:p text:style-name="Text_20_body">Combines the<text:span text:style-name="T21"> </text:span><text:span text:style-name="CommandInt"><text:span text:style-name="T21">MCE PURGe</text:span></text:span><text:span text:style-name="T21"> and </text:span><text:span text:style-name="CommandInt"><text:span text:style-name="T21">MCE READ [file]</text:span></text:span><text:span text:style-name="T21"> </text:span>commands. This command is only available when Init-<text:span text:style-name="T57">F</text:span>ile support is included in MCE.</text:p>
        <text:h text:style-name="Heading_20_2" text:outline-level="2"><text:bookmark-start text:name="__RefHeading___Toc8130_644918869"/>MCE RING<text:bookmark-end text:name="__RefHeading___Toc8130_644918869"/></text:h>
        <text:p text:style-name="Text_20_body">Makes command FIFO-buffer a ring: <text:span text:style-name="Command">&lt;UP&gt;</text:span> and <text:span text:style-name="Command">&lt;DOWN&gt;</text:span> <text:s/>roll through the buffer. The default setting is “LIST” (<text:span text:style-name="T57">s</text:span>ee also <text:span text:style-name="T57">the</text:span><text:span text:style-name="T21"> </text:span><text:span text:style-name="CommandInt"><text:span text:style-name="T21">MCE LIST</text:span></text:span><text:span text:style-name="T21"> </text:span>command).</text:p>
        <text:h text:style-name="Heading_20_2" text:outline-level="2"><text:bookmark-start text:name="__RefHeading___Toc8132_644918869"/>MCE STATus [ON|OFF]<text:bookmark-end text:name="__RefHeading___Toc8132_644918869"/></text:h>
        <text:p text:style-name="Text_20_body">This command <text:span text:style-name="T57">turns</text:span> the Status <text:span text:style-name="T57">L</text:span>ine on or off. When no option is specified <text:span text:style-name="T57">a snapshot of </text:span>the Status <text:span text:style-name="T57">L</text:span>ine is displayed <text:span text:style-name="T57">(s</text:span>ee Status <text:span text:style-name="T57">L</text:span>ine support.)</text:p>
        <text:p text:style-name="Text_20_body">The default setting can be specified at MCE build time. This command is only available when Status <text:span text:style-name="T57">L</text:span>ine support <text:span text:style-name="T57">has been</text:span> included in MCE.</text:p>
        <text:h text:style-name="Heading_20_2" text:outline-level="2"><text:bookmark-start text:name="__RefHeading___Toc8134_644918869"/>MCE SVINternals ON|OFF<text:bookmark-end text:name="__RefHeading___Toc8134_644918869"/></text:h>
        <text:p text:style-name="Text_20_body">When <text:span text:style-name="Command">“ON”</text:span>, Internal commands (<text:span text:style-name="T57">c</text:span>ommand lines starting with “MCE”) are saved in the FIFO-buffer, When <text:span text:style-name="Command">“OFF”</text:span> these commands are not saved. The default setting can be specified at MCE build time.</text:p>
        <text:h text:style-name="Heading_20_2" text:outline-level="2"><text:bookmark-start text:name="__RefHeading___Toc8136_644918869"/>MCE SVOLd ON|OFF<text:bookmark-end text:name="__RefHeading___Toc8136_644918869"/></text:h>
        <text:p text:style-name="Text_20_body">When <text:span text:style-name="Command">“ON”</text:span>, an “old” command (retrieved from the FIFO-buffer) is saved again in the FIFO-buffer if it is not the newest in the FIFO. When <text:span text:style-name="Command">“OFF”</text:span>, “old” commands are not saved unless they are edited. The default setting can be specified at MCE build time.</text:p>
        <text:h text:style-name="Heading_20_2" text:outline-level="2"><text:bookmark-start text:name="__RefHeading___Toc8138_644918869"/>MCE TIMOut n|ON|OFF<text:bookmark-end text:name="__RefHeading___Toc8138_644918869"/></text:h>
        <text:p text:style-name="Text_20_body">This command allows you to change the time-out value in minute<text:span text:style-name="T57">s</text:span> that you specified during MCEBLD run. The value <text:span text:style-name="Command">“n”</text:span> may be anything in the range of 2 to 999. You may also enable or disable time-out with the <text:span text:style-name="CommandInt"><text:span text:style-name="T21">ON|OFF</text:span></text:span> parameter. </text:p>
        <text:p text:style-name="Text_20_body">This command is only available when Settable Terminal Time-Out support is included in MCE.</text:p>
        <text:h text:style-name="Heading_20_2" text:outline-level="2"><text:bookmark-start text:name="__RefHeading___Toc8140_644918869"/><text:soft-page-break/>MCE UPFInd ON|OFF<text:bookmark-end text:name="__RefHeading___Toc8140_644918869"/></text:h>
        <text:p text:style-name="Text_20_body">Since Version 4.27 of MCE, <text:span text:style-name="Command">&lt;UP&gt;</text:span> does a <text:span text:style-name="Command">&lt;RECALL&gt;</text:span> function (like <text:span text:style-name="Command">&lt;FIND&gt;</text:span>) when there is something on the command line and the cursor is at the end of the line. This feature is included because many PC command line editors have that feature. This is the default. The user can change to the old <text:span text:style-name="T57">behavior</text:span> with the <text:span text:style-name="CommandInt"><text:span text:style-name="T21">MCE UPFInd OFF</text:span></text:span><text:span text:style-name="T21"> </text:span>command.</text:p>
        <text:h text:style-name="Heading_20_2" text:outline-level="2"><text:bookmark-start text:name="__RefHeading___Toc8142_644918869"/>MCE USPRompt [UserPrompt]<text:bookmark-end text:name="__RefHeading___Toc8142_644918869"/></text:h>
        <text:p text:style-name="Text_20_body">When <text:span text:style-name="Command">“UserPrompt”</text:span> is specified, MCE uses this argument as the new prompt. It can contain up to 20 characters. When <text:span text:style-name="Command">“UserPrompt”</text:span> is not specified MCE uses the default prompt again.</text:p>
        <text:p text:style-name="Text_20_body">This command is only available when User Prompt support is included in MCE.</text:p>
        <text:h text:style-name="Heading_20_2" text:outline-level="2"><text:bookmark-start text:name="__RefHeading___Toc8144_644918869"/>MCE VERSion<text:bookmark-end text:name="__RefHeading___Toc8144_644918869"/></text:h>
        <text:p text:style-name="Text_20_body">Shows the MCE Version identification.</text:p>
        <text:h text:style-name="Heading_20_2" text:outline-level="2"><text:bookmark-start text:name="__RefHeading___Toc8146_644918869"/>Some notes on Init-<text:span text:style-name="T57">F</text:span>iles<text:bookmark-end text:name="__RefHeading___Toc8146_644918869"/></text:h>
        <text:p text:style-name="P61">When <text:span text:style-name="T58">no filename argument is specified in</text:span> the <text:span text:style-name="CommandInt"><text:span text:style-name="T21">CHAIn</text:span></text:span><text:span text:style-name="T21">, </text:span><text:span text:style-name="CommandInt"><text:span text:style-name="T21">READ</text:span></text:span><text:span text:style-name="T21"> and </text:span><text:span text:style-name="CommandInt"><text:span text:style-name="T21">REPLace</text:span></text:span> commands, the same filename convention is used as at startup: the files according to the current CLI are read, i.e. the command <text:span text:style-name="CommandInt"><text:span text:style-name="T21">MCE REPLace</text:span></text:span><text:span text:style-name="T21"> </text:span>results in a MCE restart, but the FIFO-buffer is kept. This is useful after a “<text:span text:style-name="Command">SET TERMINAL &lt;new-cli&gt;</text:span>” command.</text:p>
        <text:p text:style-name="P61">When a “space” is given as filename, only <text:span text:style-name="Command">SY:[CurDir]MCEINI.xxx</text:span> or <text:span text:style-name="Command">SYS$LOGIN:MCEINI.xxx</text:span> is read <text:span text:style-name="T58">(s</text:span>ee Init-<text:span text:style-name="T58">F</text:span>ile support).</text:p>
        <text:h text:style-name="P88" text:outline-level="1"><text:bookmark-start text:name="__RefHeading___Toc8148_644918869"/>Recall function<text:bookmark-end text:name="__RefHeading___Toc8148_644918869"/></text:h>
        <text:p text:style-name="Text_20_body">Recalling a command is done by entering the first part of a command which was previously executed, terminated by a RECALL keystroke. This will recall the last command already executed starting with the string entered. The command can be edited or executed by pressing the return key. A second RECALL keystroke searches further back in the FIFO-buffer. When no string is entered, the last defined string is taken.</text:p>
        <text:p text:style-name="Text_20_body">Recall keystrokes are:</text:p>
        <text:p text:style-name="P38"><text:span text:style-name="Command"><text:tab/>&lt;FIND&gt;</text:span></text:p>
        <text:p text:style-name="P43"><text:span text:style-name="Command"><text:tab/>&lt;ESC&gt;Q</text:span></text:p>
        <text:p text:style-name="P39"><text:span text:style-name="Command"><text:span text:style-name="T39"><text:tab/>When anything is on the command line</text:span></text:span><text:span text:style-name="Command"><text:span text:style-name="T22"><text:tab/>: </text:span></text:span><text:span text:style-name="Command">&lt;UP&gt;</text:span></text:p>
        <text:p text:style-name="P39"><text:span text:style-name="T36"><text:tab/>In non EDT-Keypad mode<text:tab/>: </text:span><text:span text:style-name="Command">&lt;PF2&gt;</text:span><text:span text:style-name="T36"> or </text:span><text:span text:style-name="Command">&lt;RED&gt;</text:span></text:p>
        <text:p text:style-name="P39"><text:span text:style-name="T36"><text:tab/>In EDT-Keypad mode<text:tab/>: </text:span><text:span text:style-name="Command">&lt;PF3&gt;</text:span><text:span text:style-name="T36"> or </text:span><text:span text:style-name="Command">&lt;GREY&gt;</text:span></text:p>
        <text:p text:style-name="P54"><text:span text:style-name="Command"/></text:p>
        <text:p text:style-name="Text_20_body"><text:span text:style-name="T58">For e</text:span>xample, <text:span text:style-name="T58">if the following commands were p</text:span>reviously entered:</text:p>
        <text:p text:style-name="P33"><text:span text:style-name="Command">+&gt;DIR MCE*.*</text:span></text:p>
        <text:p text:style-name="P33"><text:span text:style-name="Command">+&gt;MAC @MCEASM</text:span></text:p>
        <text:p text:style-name="P33"><text:span text:style-name="Command">+&gt;TKB @MCETKB</text:span></text:p>
        <text:p text:style-name="P33"><text:span text:style-name="Command">+&gt;DMP X.DAT</text:span></text:p>
        <text:p text:style-name="P36"><text:span text:style-name="Command">+&gt;TIM</text:span></text:p>
        <text:p text:style-name="P61"><text:span text:style-name="Command"><text:span text:style-name="T43">then</text:span></text:span></text:p>
        <text:p text:style-name="P38"><text:span text:style-name="Command"><text:tab/>+&gt;D&lt;RECALL&gt;</text:span> </text:p>
        <text:p text:style-name="P38"/>
        <text:p text:style-name="Text_20_body"><text:span text:style-name="T58">w</text:span>ill recall the last <text:span text:style-name="T58">c</text:span>ommand line starting with <text:span text:style-name="Command">“D”</text:span>: </text:p>
        <text:p text:style-name="P38"><text:span text:style-name="Command"><text:tab/>+&gt;DMP X.DAT</text:span></text:p>
        <text:p text:style-name="P18"/>
        <text:p text:style-name="Text_20_body"><text:span text:style-name="T58">a</text:span>nother <text:span text:style-name="Command">&lt;RECALL&gt;</text:span> keystroke will recall an older command from the FIFO starting with <text:span text:style-name="Command">“D”:</text:span></text:p>
        <text:p text:style-name="P42"><text:span text:style-name="Command"><text:tab/>+&gt;DIR MCE*.*</text:span></text:p>
        <text:p text:style-name="Text_20_body"><text:span text:style-name="Command"><text:span text:style-name="T21">Similarly,</text:span></text:span></text:p>
        <text:p text:style-name="P41"><text:span text:style-name="Command"><text:tab/>+&gt;DI&lt;RECALL&gt;</text:span> </text:p>
        <text:p text:style-name="Text_20_body"><text:span text:style-name="T58">w</text:span>ill recall</text:p>
        <text:p text:style-name="P38"><text:span text:style-name="Command"><text:tab/>+&gt;DIR MCE*.*</text:span></text:p>
        <text:p text:style-name="P18"><text:span text:style-name="Command"/></text:p>
        <text:p text:style-name="Text_20_body"><text:span text:style-name="T6">Note: </text:span>Since Version 4.27 of MCE, <text:span text:style-name="Command">&lt;UP&gt;</text:span> does a <text:span text:style-name="Command">&lt;RECALL&gt;</text:span> function when there is something on the command line and the cursor is at the end of the line. This feature is included because many PC command line editors have that feature. This is the default. The user can change to the old <text:span text:style-name="T58">behavior</text:span> with the<text:span text:style-name="T21"> </text:span><text:span text:style-name="CommandInt"><text:span text:style-name="T21">MCE UPFInd OFF</text:span></text:span><text:span text:style-name="T21"> </text:span>command.</text:p>
        <text:h text:style-name="P88" text:outline-level="1"><text:bookmark-start text:name="__RefHeading___Toc8150_644918869"/>Help <text:span text:style-name="T59">F</text:span>ile<text:bookmark-end text:name="__RefHeading___Toc8150_644918869"/></text:h>
        <text:p text:style-name="Text_20_body">A help file named MCE.HLP customized to the selected options is created <text:span text:style-name="T59">when</text:span> MCE <text:span text:style-name="T59">is </text:span>built.</text:p>
        <text:p text:style-name="Text_20_body">Note that if you do not build the help file together with MCE, you cannot use the <text:span text:style-name="Command">&lt;NEXT‑SCREEN&gt;</text:span> and <text:span text:style-name="Command">&lt;PREV‑SCREEN&gt;</text:span> keys to walk through the help file.</text:p>
        <text:h text:style-name="P88" text:outline-level="1"><text:bookmark-start text:name="__RefHeading___Toc8152_644918869"/>Line-<text:span text:style-name="T59">E</text:span>diting commands<text:bookmark-end text:name="__RefHeading___Toc8152_644918869"/></text:h>
        <text:p text:style-name="Text_20_body"><text:span text:style-name="T59">L</text:span>ine-editing <text:span text:style-name="T59">is done in one of </text:span>two modes:</text:p>
        <text:list xml:id="list3353783584543362664" text:style-name="L6">
          <text:list-item>
            <text:p text:style-name="P84">Non-keypad mode</text:p>
          </text:list-item>
          <text:list-item>
            <text:p text:style-name="P85">Keypad mode</text:p>
          </text:list-item>
        </text:list>
        <text:p text:style-name="Text_20_body">In the non-keypad mode, you control MCE with <text:span text:style-name="T59">c</text:span>ontrol keys or Escape sequences. In the keypad mode you can use the keypad of a VT52, VT1xx or a VT2+ terminal <text:span text:style-name="T59">for additional edit operations</text:span>.</text:p>
        <text:p text:style-name="Text_20_body">The advantage of this mode is that you can edit the current <text:span text:style-name="T59">c</text:span>ommand line in the same way as you edit a line in K52, KED or EDT.</text:p>
        <text:h text:style-name="Heading_20_2" text:outline-level="2"><text:bookmark-start text:name="__RefHeading___Toc8154_644918869"/>Non-keypad editing and cursor movement command<text:span text:style-name="T59">s</text:span><text:bookmark-end text:name="__RefHeading___Toc8154_644918869"/></text:h>
        <text:p text:style-name="Standard"/>
        <table:table table:name="Table1" table:style-name="Table1">
          <table:table-column table:style-name="Table1.A"/>
          <table:table-column table:style-name="Table1.B"/>
          <table:table-row table:style-name="Table1.1">
            <table:table-cell table:style-name="Table1.A1" table:number-columns-spanned="2" office:value-type="string">
              <text:p text:style-name="P13"><text:span text:style-name="Command"><text:span text:style-name="T44">Cursor movements</text:span></text:span></text:p>
            </table:table-cell>
            <table:covered-table-cell/>
          </table:table-row>
          <table:table-row table:style-name="Table1.1">
            <table:table-cell table:style-name="Table1.A2" office:value-type="string">
              <text:p text:style-name="Standard"><text:span text:style-name="Command"><text:span text:style-name="T22">Move Cursor Left</text:span></text:span></text:p>
            </table:table-cell>
            <table:table-cell table:style-name="Table1.B2" office:value-type="string">
              <text:p text:style-name="Standard"><text:span text:style-name="Command">&lt;LEFT&gt;</text:span></text:p>
              <text:p text:style-name="Standard"><text:span text:style-name="Command">&lt;CTRL/D&gt;</text:span></text:p>
            </table:table-cell>
          </table:table-row>
          <table:table-row table:style-name="Table1.1">
            <table:table-cell table:style-name="Table1.A3" office:value-type="string">
              <text:p text:style-name="Standard"><text:span text:style-name="Command"><text:span text:style-name="T22">Move Cursor Right</text:span></text:span></text:p>
            </table:table-cell>
            <table:table-cell table:style-name="Table1.B3" office:value-type="string">
              <text:p text:style-name="Standard"><text:span text:style-name="Command">&lt;RIGHT&gt;</text:span></text:p>
              <text:p text:style-name="Standard"><text:span text:style-name="Command">&lt;CTRL/F&gt;</text:span></text:p>
            </table:table-cell>
          </table:table-row>
          <table:table-row table:style-name="Table1.1">
            <table:table-cell table:style-name="Table1.A4" office:value-type="string">
              <text:p text:style-name="Standard"><text:span text:style-name="Command"><text:span text:style-name="T22">Move Cursor to Begin Of Line </text:span></text:span><text:span text:style-name="Command"><text:span text:style-name="T28">(BOL)</text:span></text:span></text:p>
            </table:table-cell>
            <table:table-cell table:style-name="Table1.B4" office:value-type="string">
              <text:p text:style-name="Standard"><text:span text:style-name="Command">&lt;BACKSPACE&gt;</text:span></text:p>
              <text:p text:style-name="Standard"><text:span text:style-name="Command">&lt;CTRL/H&gt;</text:span></text:p>
              <text:p text:style-name="Standard"><text:span text:style-name="Command">&lt;F12&gt;</text:span><text:bookmark-start text:name="_Ref429737576"/><text:span text:style-name="Footnote_20_Symbol"><text:span text:style-name="T8"><text:note text:id="ftn5" text:note-class="footnote"><text:note-citation>5</text:note-citation><text:note-body><text:p text:style-name="Footnote"><text:span text:style-name="T4"><text:s/></text:span><text:span text:style-name="Command"><text:span text:style-name="T42">On a VT2+ terminal only when VT2plus support is included</text:span></text:span></text:p></text:note-body></text:note></text:span></text:span><text:bookmark-end text:name="_Ref429737576"/></text:p>
            </table:table-cell>
          </table:table-row>
          <table:table-row table:style-name="Table1.1">
            <table:table-cell table:style-name="Table1.A5" office:value-type="string">
              <text:p text:style-name="Standard"><text:span text:style-name="Command"><text:span text:style-name="T22">Move Cursor to End Of Line </text:span></text:span><text:span text:style-name="Command"><text:span text:style-name="T28">(EOL)</text:span></text:span></text:p>
            </table:table-cell>
            <table:table-cell table:style-name="Table1.B5" office:value-type="string">
              <text:p text:style-name="Standard"><text:span text:style-name="Command">&lt;CTRL/E&gt;</text:span></text:p>
            </table:table-cell>
          </table:table-row>
          <table:table-row table:style-name="Table1.1">
            <table:table-cell table:style-name="Table1.A6" office:value-type="string">
              <text:p text:style-name="Standard"><text:span text:style-name="Command"><text:span text:style-name="T22">Move one Word to the right or move from EOL to BOL</text:span></text:span></text:p>
            </table:table-cell>
            <table:table-cell table:style-name="Table1.B6" office:value-type="string">
              <text:p text:style-name="Standard"><text:span text:style-name="Command">&lt;TAB&gt;</text:span></text:p>
              <text:p text:style-name="Standard"><text:span text:style-name="Command">&lt;CTRL/I&gt;</text:span></text:p>
            </table:table-cell>
          </table:table-row>
        </table:table>
        <text:p text:style-name="Standard"><text:span text:style-name="Command"/></text:p>
        <text:p text:style-name="Standard"><text:span text:style-name="Command"/></text:p>
        <table:table table:name="Table2" table:style-name="Table2">
          <table:table-column table:style-name="Table2.A"/>
          <table:table-column table:style-name="Table2.B"/>
          <table:table-row table:style-name="Table2.1">
            <table:table-cell table:style-name="Table2.A1" table:number-columns-spanned="2" office:value-type="string">
              <text:p text:style-name="P13"><text:span text:style-name="Command"><text:span text:style-name="T44">Delete commands</text:span></text:span></text:p>
            </table:table-cell>
            <table:covered-table-cell/>
          </table:table-row>
          <table:table-row table:style-name="Table2.1">
            <table:table-cell table:style-name="Table2.A2" office:value-type="string">
              <text:p text:style-name="Standard"><text:span text:style-name="Command"><text:span text:style-name="T22">Delete Character Left of Cursor</text:span></text:span></text:p>
            </table:table-cell>
            <table:table-cell table:style-name="Table2.B2" office:value-type="string">
              <text:p text:style-name="Standard"><text:span text:style-name="Command">&lt;DELETE&gt;</text:span></text:p>
            </table:table-cell>
          </table:table-row>
          <table:table-row table:style-name="Table2.1">
            <table:table-cell table:style-name="Table2.A3" office:value-type="string">
              <text:p text:style-name="Standard"><text:span text:style-name="Command"><text:span text:style-name="T22">Delete Character at Cursor</text:span></text:span></text:p>
            </table:table-cell>
            <table:table-cell table:style-name="Table2.B3" office:value-type="string">
              <text:p text:style-name="Standard"><text:span text:style-name="Command">&lt;CTRL/V&gt;</text:span></text:p>
            </table:table-cell>
          </table:table-row>
          <table:table-row table:style-name="Table2.1">
            <table:table-cell table:style-name="Table2.A4" office:value-type="string">
              <text:p text:style-name="Standard"><text:span text:style-name="Command"><text:span text:style-name="T22">Delete Word Left of Cursor</text:span></text:span></text:p>
            </table:table-cell>
            <table:table-cell table:style-name="Table2.B4" office:value-type="string">
              <text:p text:style-name="Standard"><text:span text:style-name="Command">&lt;LINEFEED&gt;</text:span></text:p>
              <text:p text:style-name="Standard"><text:span text:style-name="Command">&lt;CTRL/J&gt;</text:span></text:p>
              <text:p text:style-name="Standard"><text:span text:style-name="Command">&lt;F13&gt;</text:span></text:p>
            </table:table-cell>
          </table:table-row>
          <table:table-row table:style-name="Table2.1">
            <table:table-cell table:style-name="Table2.A5" office:value-type="string">
              <text:p text:style-name="Standard"><text:span text:style-name="Command"><text:span text:style-name="T22">Delete Word Right at Cursor</text:span></text:span></text:p>
            </table:table-cell>
            <table:table-cell table:style-name="Table2.B5" office:value-type="string">
              <text:p text:style-name="Standard"><text:span text:style-name="Command">&lt;CTRL/W&gt;</text:span></text:p>
            </table:table-cell>
          </table:table-row>
          <table:table-row table:style-name="Table2.1">
            <table:table-cell table:style-name="Table2.A6" office:value-type="string">
              <text:p text:style-name="Standard"><text:span text:style-name="Command"><text:span text:style-name="T22">Delete from Cursor to BOL</text:span></text:span></text:p>
            </table:table-cell>
            <table:table-cell table:style-name="Table2.B6" office:value-type="string">
              <text:p text:style-name="Standard"><text:span text:style-name="Command">&lt;CTRL/U&gt;</text:span></text:p>
            </table:table-cell>
          </table:table-row>
          <table:table-row table:style-name="Table2.1">
            <table:table-cell table:style-name="Table2.A7" office:value-type="string">
              <text:p text:style-name="Standard"><text:span text:style-name="Command"><text:span text:style-name="T22">Delete from Cursor to EOL</text:span></text:span></text:p>
            </table:table-cell>
            <table:table-cell table:style-name="Table2.B7" office:value-type="string">
              <text:p text:style-name="Standard"><text:span text:style-name="Command">&lt;CTRL/K&gt;</text:span></text:p>
            </table:table-cell>
          </table:table-row>
          <table:table-row table:style-name="Table2.1">
            <table:table-cell table:style-name="Table2.A8" office:value-type="string">
              <text:p text:style-name="Standard"><text:span text:style-name="Command"><text:span text:style-name="T22">Delete whole line</text:span></text:span></text:p>
            </table:table-cell>
            <table:table-cell table:style-name="Table2.B8" office:value-type="string">
              <text:p text:style-name="Standard"><text:span text:style-name="Command">&lt;CTRL/C&gt;</text:span></text:p>
            </table:table-cell>
          </table:table-row>
        </table:table>
        <text:p text:style-name="Standard"><text:span text:style-name="Command"/></text:p>
        <text:p text:style-name="Standard"><text:span text:style-name="Command"/></text:p>
        <table:table table:name="Table3" table:style-name="Table3">
          <table:table-column table:style-name="Table3.A"/>
          <table:table-column table:style-name="Table3.B"/>
          <table:table-row table:style-name="Table3.1">
            <table:table-cell table:style-name="Table3.A1" table:number-columns-spanned="2" office:value-type="string">
              <text:p text:style-name="P13"><text:span text:style-name="Command"><text:span text:style-name="T44">Control commands</text:span></text:span></text:p>
            </table:table-cell>
            <table:covered-table-cell/>
          </table:table-row>
          <table:table-row table:style-name="Table3.1">
            <table:table-cell table:style-name="Table3.A2" office:value-type="string">
              <text:p text:style-name="Standard"><text:span text:style-name="Command"><text:span text:style-name="T22">Rewrite Line</text:span></text:span></text:p>
            </table:table-cell>
            <table:table-cell table:style-name="Table3.B2" office:value-type="string">
              <text:p text:style-name="Standard"><text:span text:style-name="Command">&lt;CTRL/R&gt;</text:span></text:p>
            </table:table-cell>
          </table:table-row>
          <table:table-row table:style-name="Table3.1">
            <table:table-cell table:style-name="Table3.A3" office:value-type="string">
              <text:p text:style-name="Standard"><text:span text:style-name="Command"><text:span text:style-name="T22">Switch between Over</text:span></text:span><text:span text:style-name="Command"><text:span text:style-name="T24">write</text:span></text:span><text:span text:style-name="Command"><text:span text:style-name="T22"> and Insert mode</text:span></text:span></text:p>
            </table:table-cell>
            <table:table-cell table:style-name="Table3.B3" office:value-type="string">
              <text:p text:style-name="Standard"><text:span text:style-name="Command">&lt;CTRL/A&gt;</text:span></text:p>
              <text:p text:style-name="Standard"><text:span text:style-name="Command">&lt;F14&gt;</text:span></text:p>
            </table:table-cell>
          </table:table-row>
        </table:table>
        <text:p text:style-name="P7"><text:span text:style-name="Command"/></text:p>
        <table:table table:name="Table4" table:style-name="Table4">
          <table:table-column table:style-name="Table4.A"/>
          <table:table-column table:style-name="Table4.B"/>
          <table:table-header-rows>
            <table:table-row table:style-name="Table4.1">
              <table:table-cell table:style-name="Table4.A1" table:number-columns-spanned="2" office:value-type="string">
                <text:p text:style-name="P13"><text:span text:style-name="Command"><text:span text:style-name="T44">Save and execute</text:span></text:span></text:p>
              </table:table-cell>
              <table:covered-table-cell/>
            </table:table-row>
            <table:table-row table:style-name="Table4.1">
              <table:table-cell table:style-name="Table4.A2" office:value-type="string">
                <text:p text:style-name="Standard"><text:span text:style-name="Command"><text:span text:style-name="T22">Execute </text:span></text:span><text:span text:style-name="Command"><text:span text:style-name="T25">c</text:span></text:span><text:span text:style-name="Command"><text:span text:style-name="T22">ommand</text:span></text:span></text:p>
              </table:table-cell>
              <table:table-cell table:style-name="Table4.B2" office:value-type="string">
                <text:p text:style-name="Standard"><text:span text:style-name="Command">&lt;RETURN&gt;</text:span></text:p>
                <text:p text:style-name="Standard"><text:span text:style-name="Command">&lt;ENTER&gt;</text:span></text:p>
              </table:table-cell>
            </table:table-row>
            <table:table-row table:style-name="Table4.1">
              <table:table-cell table:style-name="Table4.A3" office:value-type="string">
                <text:p text:style-name="Standard"><text:span text:style-name="Command"><text:span text:style-name="T22">Execute </text:span></text:span><text:span text:style-name="Command"><text:span text:style-name="T25">c</text:span></text:span><text:span text:style-name="Command"><text:span text:style-name="T22">ommand without waiting</text:span></text:span></text:p>
              </table:table-cell>
              <table:table-cell table:style-name="Table4.B3" office:value-type="string">
                <text:p text:style-name="Standard"><text:span text:style-name="Command">&lt;ESC&gt;&lt;ESC&gt;</text:span></text:p>
                <text:p text:style-name="Standard"><text:span text:style-name="Command">&lt;DO&gt;</text:span></text:p>
              </table:table-cell>
            </table:table-row>
          </table:table-header-rows>
          <table:table-row table:style-name="Table4.1">
            <table:table-cell table:style-name="Table4.A4" office:value-type="string">
              <text:p text:style-name="Standard"><text:span text:style-name="Command"><text:span text:style-name="T22">Execute </text:span></text:span><text:span text:style-name="Command"><text:span text:style-name="T25">com</text:span></text:span><text:span text:style-name="Command"><text:span text:style-name="T22">m</text:span></text:span><text:span text:style-name="Command"><text:span text:style-name="T25">an</text:span></text:span><text:span text:style-name="Command"><text:span text:style-name="T22">d and leave FIFO-pointer where it is</text:span></text:span></text:p>
            </table:table-cell>
            <table:table-cell table:style-name="Table4.B4" office:value-type="string">
              <text:p text:style-name="Standard"><text:span text:style-name="Command">&lt;CTRL/X&gt;</text:span></text:p>
            </table:table-cell>
          </table:table-row>
          <table:table-row table:style-name="Table4.1">
            <table:table-cell table:style-name="Table4.A5" office:value-type="string">
              <text:p text:style-name="Standard"><text:span text:style-name="Command"><text:span text:style-name="T22">Save </text:span></text:span><text:span text:style-name="Command"><text:span text:style-name="T25">c</text:span></text:span><text:span text:style-name="Command"><text:span text:style-name="T22">ommand without executing</text:span></text:span></text:p>
            </table:table-cell>
            <table:table-cell table:style-name="Table4.B5" office:value-type="string">
              <text:p text:style-name="Standard"><text:span text:style-name="Command">&lt;CTRL/N&gt;</text:span></text:p>
            </table:table-cell>
          </table:table-row>
          <table:table-row table:style-name="Table4.1">
            <table:table-cell table:style-name="Table4.A6" office:value-type="string">
              <text:p text:style-name="Standard"><text:span text:style-name="Command"><text:span text:style-name="T22">Enable output from other tasks. <text:s/>Detach for 10 sec.</text:span></text:span></text:p>
            </table:table-cell>
            <table:table-cell table:style-name="Table4.B6" office:value-type="string">
              <text:p text:style-name="Standard"><text:span text:style-name="Command">&lt;CTRL/T&gt;</text:span></text:p>
            </table:table-cell>
          </table:table-row>
          <table:table-row table:style-name="Table4.1">
            <table:table-cell table:style-name="Table4.A7" office:value-type="string">
              <text:p text:style-name="Standard"><text:span text:style-name="Command"><text:span text:style-name="T22">Enable output from other tasks. <text:s/>Stop; Resume with “</text:span></text:span><text:span text:style-name="Command"><text:span text:style-name="T21">UNS MCE”</text:span></text:span></text:p>
            </table:table-cell>
            <table:table-cell table:style-name="Table4.B7" office:value-type="string">
              <text:p text:style-name="Standard"><text:span text:style-name="Command">&lt;CTRL/P&gt;</text:span></text:p>
            </table:table-cell>
          </table:table-row>
        </table:table>
        <text:p text:style-name="Standard"><text:span text:style-name="Command"/></text:p>
        <text:p text:style-name="Standard"><text:span text:style-name="Command"/></text:p>
        <table:table table:name="Table5" table:style-name="Table5">
          <table:table-column table:style-name="Table5.A" table:number-columns-repeated="2"/>
          <table:table-row table:style-name="Table5.1">
            <table:table-cell table:style-name="Table5.A1" table:number-columns-spanned="2" office:value-type="string">
              <text:p text:style-name="P13"><text:span text:style-name="Command"><text:span text:style-name="T44">Non-keypad Command buffer manipulation keys</text:span></text:span></text:p>
            </table:table-cell>
            <table:covered-table-cell/>
          </table:table-row>
          <table:table-row table:style-name="Table5.1">
            <table:table-cell table:style-name="Table5.A2" office:value-type="string">
              <text:p text:style-name="Standard"><text:span text:style-name="Command"><text:span text:style-name="T22">Display contents of FIFO-buffer</text:span></text:span></text:p>
            </table:table-cell>
            <table:table-cell table:style-name="Table5.B2" office:value-type="string">
              <text:p text:style-name="Standard"><text:span text:style-name="Command">&lt;PF4&gt;</text:span></text:p>
              <text:p text:style-name="Standard"><text:span text:style-name="Command">&lt;ESC&gt;S</text:span></text:p>
            </table:table-cell>
          </table:table-row>
          <table:table-row table:style-name="Table5.1">
            <table:table-cell table:style-name="Table5.A3" office:value-type="string">
              <text:p text:style-name="Standard"><text:span text:style-name="Command"><text:span text:style-name="T22">Retrieve previous </text:span></text:span><text:span text:style-name="Command"><text:span text:style-name="T25">c</text:span></text:span><text:span text:style-name="Command"><text:span text:style-name="T22">ommand</text:span></text:span></text:p>
            </table:table-cell>
            <table:table-cell table:style-name="Table5.B3" office:value-type="string">
              <text:p text:style-name="Standard"><text:span text:style-name="Command">&lt;UP&gt;</text:span></text:p>
              <text:p text:style-name="Standard"><text:span text:style-name="Command">&lt;CTRL/B&gt;</text:span></text:p>
            </table:table-cell>
          </table:table-row>
          <table:table-row table:style-name="Table5.1">
            <table:table-cell table:style-name="Table5.A4" office:value-type="string">
              <text:p text:style-name="Standard"><text:span text:style-name="Command"><text:span text:style-name="T22">Reverse of</text:span></text:span><text:span text:style-name="Command"><text:span text:style-name="T21"> &lt;UP&gt;</text:span></text:span><text:span text:style-name="Command"><text:span text:style-name="T22"> (next command)</text:span></text:span></text:p>
            </table:table-cell>
            <table:table-cell table:style-name="Table5.B4" office:value-type="string">
              <text:p text:style-name="Standard"><text:span text:style-name="Command">&lt;DOWN&gt;</text:span></text:p>
            </table:table-cell>
          </table:table-row>
          <table:table-row table:style-name="Table5.1">
            <table:table-cell table:style-name="Table5.A5" office:value-type="string">
              <text:p text:style-name="Standard"><text:span text:style-name="Command"><text:span text:style-name="T22">Recall </text:span></text:span><text:span text:style-name="Command"><text:span text:style-name="T25">c</text:span></text:span><text:span text:style-name="Command"><text:span text:style-name="T22">ommand from FIFO</text:span></text:span></text:p>
            </table:table-cell>
            <table:table-cell table:style-name="Table5.B5" office:value-type="string">
              <text:p text:style-name="Standard"><text:span text:style-name="Command">&lt;PF2&gt;</text:span></text:p>
              <text:p text:style-name="Standard"><text:span text:style-name="Command">&lt;RED&gt;</text:span></text:p>
              <text:p text:style-name="Standard"><text:span text:style-name="Command">&lt;FIND&gt;</text:span><text:span text:style-name="Command"><text:span text:style-name="T14"> </text:span></text:span></text:p>
              <text:p text:style-name="Standard"><text:span text:style-name="Command">&lt;ESC&gt;Q</text:span></text:p>
              <text:p text:style-name="Standard"><text:span text:style-name="Command">&lt;UP&gt;</text:span><text:span text:style-name="Command"><text:span text:style-name="T14"> </text:span></text:span><text:span text:style-name="Footnote_20_Symbol"><text:span text:style-name="T10"><text:note text:id="ftn6" text:note-class="footnote"><text:note-citation>6</text:note-citation><text:note-body><text:p text:style-name="Footnote"><text:span text:style-name="T4"><text:s/></text:span><text:span text:style-name="Command"><text:span text:style-name="T42">See "MCE UPFInd" command</text:span></text:span></text:p></text:note-body></text:note></text:span></text:span></text:p>
            </table:table-cell>
          </table:table-row>
        </table:table>
        <text:p text:style-name="Standard"><text:span text:style-name="Command"><text:span text:style-name="T14"/></text:span></text:p>
        <text:p text:style-name="Standard"><text:span text:style-name="Command"/></text:p>
        <table:table table:name="Table6" table:style-name="Table6">
          <table:table-column table:style-name="Table6.A" table:number-columns-repeated="2"/>
          <table:table-row table:style-name="Table6.1">
            <table:table-cell table:style-name="Table6.A1" table:number-columns-spanned="2" office:value-type="string">
              <text:p text:style-name="P13"><text:span text:style-name="Command"><text:span text:style-name="T44">Non-keypad Help keys</text:span></text:span></text:p>
            </table:table-cell>
            <table:covered-table-cell/>
          </table:table-row>
          <table:table-row table:style-name="Table6.1">
            <table:table-cell table:style-name="Table6.A2" office:value-type="string">
              <text:p text:style-name="Standard"><text:span text:style-name="Command"><text:span text:style-name="T26">Display</text:span></text:span><text:span text:style-name="Command"><text:span text:style-name="T22"> HELP about MCE</text:span></text:span></text:p>
            </table:table-cell>
            <table:table-cell table:style-name="Table6.B2" office:value-type="string">
              <text:p text:style-name="Standard"><text:span text:style-name="Command">&lt;HELP&gt;</text:span></text:p>
              <text:p text:style-name="Standard"><text:span text:style-name="Command">&lt;CTRL/?&gt;</text:span></text:p>
            </table:table-cell>
          </table:table-row>
          <table:table-row table:style-name="Table6.1">
            <table:table-cell table:style-name="Table6.A3" office:value-type="string">
              <text:p text:style-name="Standard"><text:span text:style-name="Command"><text:span text:style-name="T26">Display</text:span></text:span><text:span text:style-name="Command"><text:span text:style-name="T22"> Next HELP screen</text:span></text:span></text:p>
            </table:table-cell>
            <table:table-cell table:style-name="Table6.B3" office:value-type="string">
              <text:p text:style-name="Standard"><text:span text:style-name="Command">&lt;NEXT-SCR&gt;</text:span></text:p>
            </table:table-cell>
          </table:table-row>
          <table:table-row table:style-name="Table6.1">
            <table:table-cell table:style-name="Table6.A4" office:value-type="string">
              <text:p text:style-name="Standard"><text:span text:style-name="Command"><text:span text:style-name="T26">Display</text:span></text:span><text:span text:style-name="Command"><text:span text:style-name="T22"> Previous HELP screen</text:span></text:span></text:p>
            </table:table-cell>
            <table:table-cell table:style-name="Table6.B4" office:value-type="string">
              <text:p text:style-name="Standard"><text:span text:style-name="Command">&lt;PREV-SCR&gt;</text:span></text:p>
            </table:table-cell>
          </table:table-row>
        </table:table>
        <text:p text:style-name="Standard"><text:span text:style-name="Command"><text:span text:style-name="T14"/></text:span></text:p>
        <text:p text:style-name="Standard"><text:span text:style-name="Command"><text:span text:style-name="T14"/></text:span></text:p>
        <table:table table:name="Table7" table:style-name="Table7">
          <table:table-column table:style-name="Table7.A"/>
          <table:table-column table:style-name="Table7.B"/>
          <table:table-row table:style-name="Table7.1">
            <table:table-cell table:style-name="Table7.A1" table:number-columns-spanned="2" office:value-type="string">
              <text:p text:style-name="P13"><text:span text:style-name="Command"><text:span text:style-name="T44">Non-keypad Command translation keys</text:span></text:span></text:p>
            </table:table-cell>
            <table:covered-table-cell/>
          </table:table-row>
          <table:table-row table:style-name="Table7.1">
            <table:table-cell table:style-name="Table7.A2" office:value-type="string">
              <text:p text:style-name="Standard"><text:span text:style-name="Command"><text:span text:style-name="T22">Translate <text:s/></text:span></text:span><text:span text:style-name="Command"><text:span text:style-name="T27">c</text:span></text:span><text:span text:style-name="Command"><text:span text:style-name="T22">ommand synonym without execution</text:span></text:span></text:p>
            </table:table-cell>
            <table:table-cell table:style-name="Table7.B2" office:value-type="string">
              <text:p text:style-name="Standard"><text:span text:style-name="Command">&lt;PF1&gt;</text:span></text:p>
              <text:p text:style-name="Standard"><text:span text:style-name="Command">&lt;BLUE&gt;</text:span></text:p>
              <text:p text:style-name="Standard"><text:span text:style-name="Command">&lt;ESC&gt;P</text:span></text:p>
            </table:table-cell>
          </table:table-row>
          <table:table-row table:style-name="Table7.1">
            <table:table-cell table:style-name="Table7.A3" office:value-type="string">
              <text:p text:style-name="Standard"><text:span text:style-name="Command"><text:span text:style-name="T22">Show </text:span></text:span><text:span text:style-name="Command"><text:span text:style-name="T27">c</text:span></text:span><text:span text:style-name="Command"><text:span text:style-name="T22">ommand </text:span></text:span><text:span text:style-name="Command"><text:span text:style-name="T27">s</text:span></text:span><text:span text:style-name="Command"><text:span text:style-name="T22">ynonym </text:span></text:span><text:span text:style-name="Command"><text:span text:style-name="T27">b</text:span></text:span><text:span text:style-name="Command"><text:span text:style-name="T22">uffer</text:span></text:span></text:p>
            </table:table-cell>
            <table:table-cell table:style-name="Table7.B3" office:value-type="string">
              <text:p text:style-name="Standard"><text:span text:style-name="Command">&lt;PF3&gt;</text:span></text:p>
              <text:p text:style-name="Standard"><text:span text:style-name="Command">&lt;GREY&gt;</text:span></text:p>
              <text:p text:style-name="Standard"><text:span text:style-name="Command">&lt;ESC&gt;R</text:span></text:p>
            </table:table-cell>
          </table:table-row>
        </table:table>
        <text:p text:style-name="Standard"><text:span text:style-name="Command"><text:span text:style-name="T14"/></text:span></text:p>
        <text:h text:style-name="Heading_20_2" text:outline-level="2"><text:bookmark-start text:name="__RefHeading___Toc8156_644918869"/>EDT-keypad editing and cursor movement commands<text:bookmark-end text:name="__RefHeading___Toc8156_644918869"/></text:h>
        <text:p text:style-name="Text_20_body">While in keypad-mode the non-keypad commands are valid, except those commands that are redefined.</text:p>
        <text:h text:style-name="P89" text:outline-level="3"><text:bookmark-start text:name="__RefHeading___Toc8158_644918869"/>VT2+ Keyboard Lay-out<text:bookmark-end text:name="__RefHeading___Toc8158_644918869"/></text:h>
        <text:p text:style-name="Standard"/>
        <text:p text:style-name="Standard"/>
        <table:table table:name="Table8" table:style-name="Table8">
          <table:table-column table:style-name="Table8.A"/>
          <table:table-column table:style-name="Table8.B" table:number-columns-repeated="2"/>
          <table:table-column table:style-name="Table8.A"/>
          <table:table-column table:style-name="Table8.E"/>
          <table:table-column table:style-name="Table8.A"/>
          <table:table-column table:style-name="Table8.G"/>
          <table:table-row table:style-name="Table8.1">
            <table:table-cell table:style-name="Table8.A1" office:value-type="string">
              <text:p text:style-name="P13"><text:span text:style-name="Command"><text:span text:style-name="T39">F11</text:span></text:span></text:p>
            </table:table-cell>
            <table:table-cell table:style-name="Table8.A1" office:value-type="string">
              <text:p text:style-name="P13"><text:span text:style-name="Command"><text:span text:style-name="T39">F12</text:span></text:span></text:p>
            </table:table-cell>
            <table:table-cell table:style-name="Table8.A1" office:value-type="string">
              <text:p text:style-name="P13"><text:span text:style-name="Command"><text:span text:style-name="T39">F13</text:span></text:span></text:p>
            </table:table-cell>
            <table:table-cell table:style-name="Table8.A1" office:value-type="string">
              <text:p text:style-name="P13"><text:span text:style-name="Command"><text:span text:style-name="T39">F14</text:span></text:span></text:p>
            </table:table-cell>
            <table:table-cell table:style-name="Table8.A1" office:value-type="string">
              <text:p text:style-name="P14"><text:span text:style-name="Command"><text:span text:style-name="T39"/></text:span></text:p>
            </table:table-cell>
            <table:table-cell table:style-name="Table8.A1" office:value-type="string">
              <text:p text:style-name="P13"><text:span text:style-name="Command"><text:span text:style-name="T39">HELP</text:span></text:span></text:p>
            </table:table-cell>
            <table:table-cell table:style-name="Table8.A1" office:value-type="string">
              <text:p text:style-name="P13"><text:span text:style-name="Command"><text:span text:style-name="T39">DO</text:span></text:span></text:p>
            </table:table-cell>
          </table:table-row>
          <table:table-row table:style-name="Table8.2">
            <table:table-cell table:style-name="Table8.A2" office:value-type="string">
              <text:p text:style-name="P30"/>
              <text:p text:style-name="P30"/>
              <text:p text:style-name="P27">(ESC)</text:p>
            </table:table-cell>
            <table:table-cell table:style-name="Table8.A2" office:value-type="string">
              <text:p text:style-name="P13"><text:span text:style-name="Command"><text:span text:style-name="T39"><text:s/></text:span></text:span></text:p>
              <text:p text:style-name="P29">(BS)</text:p>
              <text:p text:style-name="P29">BEGLIN</text:p>
            </table:table-cell>
            <table:table-cell table:style-name="Table8.A2" office:value-type="string">
              <text:p text:style-name="P27">(LF) DELWRD RIGHT</text:p>
            </table:table-cell>
            <table:table-cell table:style-name="Table8.D2" office:value-type="string">
              <text:p text:style-name="P14"><text:span text:style-name="Command"><text:span text:style-name="T39"/></text:span></text:p>
              <text:p text:style-name="P27"/>
              <text:p text:style-name="P27">INS/OVR</text:p>
            </table:table-cell>
            <table:table-cell table:style-name="Table8.E2" office:value-type="string">
              <text:p text:style-name="P14"><text:span text:style-name="Command"><text:span text:style-name="T39"/></text:span></text:p>
            </table:table-cell>
            <table:table-cell table:style-name="Table8.A2" office:value-type="string">
              <text:p text:style-name="P14"><text:span text:style-name="Command"><text:span text:style-name="T39"/></text:span></text:p>
              <text:p text:style-name="P27"/>
              <text:p text:style-name="P27">HELP</text:p>
            </table:table-cell>
            <table:table-cell table:style-name="Table8.G2" office:value-type="string">
              <text:p text:style-name="P14"><text:span text:style-name="Command"><text:span text:style-name="T39"/></text:span></text:p>
              <text:p text:style-name="P27"/>
              <text:p text:style-name="P27">EXECUTE NOWAIT</text:p>
            </table:table-cell>
          </table:table-row>
        </table:table>
        <text:p text:style-name="Standard"><text:span text:style-name="Command"><text:span text:style-name="T14"/></text:span></text:p>
        <text:p text:style-name="P19"/>
        <text:p text:style-name="P19"/>
        <table:table table:name="Table9" table:style-name="Table9">
          <table:table-column table:style-name="Table9.A"/>
          <table:table-column table:style-name="Table9.B" table:number-columns-repeated="2"/>
          <table:table-column table:style-name="Table9.D"/>
          <table:table-column table:style-name="Table9.B"/>
          <table:table-column table:style-name="Table9.A"/>
          <table:table-column table:style-name="Table9.B" table:number-columns-repeated="2"/>
          <table:table-row table:style-name="Table9.1">
            <table:table-cell table:style-name="Table9.A1" office:value-type="string">
              <text:p text:style-name="P28"/>
            </table:table-cell>
            <table:table-cell table:style-name="Table9.A1" office:value-type="string">
              <text:p text:style-name="P28"/>
            </table:table-cell>
            <table:table-cell table:style-name="Table9.A1" office:value-type="string">
              <text:p text:style-name="P28"/>
            </table:table-cell>
            <table:table-cell table:style-name="Table9.A1" office:value-type="string">
              <text:p text:style-name="P28"/>
            </table:table-cell>
            <table:table-cell table:style-name="Table9.A1" office:value-type="string">
              <text:p text:style-name="P27">PF1</text:p>
            </table:table-cell>
            <table:table-cell table:style-name="Table9.A1" office:value-type="string">
              <text:p text:style-name="P27">PF2</text:p>
            </table:table-cell>
            <table:table-cell table:style-name="Table9.A1" office:value-type="string">
              <text:p text:style-name="P27">PF3</text:p>
            </table:table-cell>
            <table:table-cell table:style-name="Table9.A1" office:value-type="string">
              <text:p text:style-name="P27">PF4</text:p>
            </table:table-cell>
          </table:table-row>
          <table:table-row table:style-name="Table9.2">
            <table:table-cell table:style-name="Table9.A2" office:value-type="string">
              <text:p text:style-name="P28"/>
              <text:p text:style-name="P27">(FIND) RECALL</text:p>
            </table:table-cell>
            <table:table-cell table:style-name="Table9.A2" office:value-type="string">
              <text:p text:style-name="P28"/>
              <text:p text:style-name="P27">INSERT HERE</text:p>
            </table:table-cell>
            <table:table-cell table:style-name="Table9.C2" office:value-type="string">
              <text:p text:style-name="P28"/>
              <text:p text:style-name="P27">REMOVE</text:p>
            </table:table-cell>
            <table:table-cell table:style-name="Table9.D2" office:value-type="string">
              <text:p text:style-name="P28"/>
            </table:table-cell>
            <table:table-cell table:style-name="Table9.E2" office:value-type="string">
              <text:p text:style-name="P28"/>
              <text:p text:style-name="P27"/>
              <text:p text:style-name="P27">GOLD</text:p>
            </table:table-cell>
            <table:table-cell table:style-name="Table9.F2" office:value-type="string">
              <text:p text:style-name="P28"/>
              <text:p text:style-name="P27"/>
              <text:p text:style-name="P27">KPHELP</text:p>
            </table:table-cell>
            <table:table-cell table:style-name="Table9.A2" office:value-type="string">
              <text:p text:style-name="P28"/>
              <text:p text:style-name="P27"/>
              <text:p text:style-name="P27">RECALL</text:p>
            </table:table-cell>
            <table:table-cell table:style-name="Table9.H2" office:value-type="string">
              <text:p text:style-name="P27">DELLIN</text:p>
              <text:p text:style-name="P27"/>
              <text:p text:style-name="P27">UNDLIN</text:p>
            </table:table-cell>
          </table:table-row>
          <table:table-row table:style-name="Table9.2">
            <table:table-cell table:style-name="Table9.A2" office:value-type="string">
              <text:p text:style-name="P28"/>
              <text:p text:style-name="P27">SELECT</text:p>
            </table:table-cell>
            <table:table-cell table:style-name="Table9.A2" office:value-type="string">
              <text:p text:style-name="P29">PREV</text:p>
              <text:p text:style-name="P29">HELP</text:p>
              <text:p text:style-name="P27">(SCREEN)</text:p>
            </table:table-cell>
            <table:table-cell table:style-name="Table9.C2" office:value-type="string">
              <text:p text:style-name="P27">NEXT HELP</text:p>
              <text:p text:style-name="P27">(SCREEN)</text:p>
            </table:table-cell>
            <table:table-cell table:style-name="Table9.D2" office:value-type="string">
              <text:p text:style-name="P28"/>
            </table:table-cell>
            <table:table-cell table:style-name="Table9.A2" office:value-type="string">
              <text:p text:style-name="P28"/>
              <text:p text:style-name="P27"/>
              <text:p text:style-name="P27">TRANSL</text:p>
            </table:table-cell>
            <table:table-cell table:style-name="Table9.A2" office:value-type="string">
              <text:p text:style-name="P27">SHOSYN</text:p>
              <text:p text:style-name="P27"/>
              <text:p text:style-name="P27">VERS</text:p>
            </table:table-cell>
            <table:table-cell table:style-name="Table9.G3" office:value-type="string">
              <text:p text:style-name="P27">SHOFIF</text:p>
              <text:p text:style-name="P27"/>
              <text:p text:style-name="P27">FREE</text:p>
            </table:table-cell>
            <table:table-cell table:style-name="Table9.H3" office:value-type="string">
              <text:p text:style-name="P27">DELWRD</text:p>
              <text:p text:style-name="P27"/>
              <text:p text:style-name="P27">UNDWRD</text:p>
            </table:table-cell>
          </table:table-row>
          <table:table-row table:style-name="Table9.2">
            <table:table-cell table:style-name="Table9.A1" office:value-type="string">
              <text:p text:style-name="P28"/>
            </table:table-cell>
            <table:table-cell table:style-name="Table9.B4" office:value-type="string">
              <text:p text:style-name="P28"/>
              <text:p text:style-name="P27">PREV</text:p>
              <text:p text:style-name="P27">COMM.</text:p>
              <text:p text:style-name="P27"/>
            </table:table-cell>
            <table:table-cell table:style-name="Table9.D2" office:value-type="string">
              <text:p text:style-name="P28"/>
            </table:table-cell>
            <table:table-cell table:style-name="Table9.A1" office:value-type="string">
              <text:p text:style-name="P28"/>
            </table:table-cell>
            <table:table-cell table:style-name="Table9.A2" office:value-type="string">
              <text:p text:style-name="P27">DETACH</text:p>
              <text:p text:style-name="P27"/>
              <text:p text:style-name="P27">SUSPND</text:p>
            </table:table-cell>
            <table:table-cell table:style-name="Table9.A2" office:value-type="string">
              <text:p text:style-name="P28"/>
            </table:table-cell>
            <table:table-cell table:style-name="Table9.A2" office:value-type="string">
              <text:p text:style-name="P27">CUT</text:p>
              <text:p text:style-name="P27"/>
              <text:p text:style-name="P27">PASTE</text:p>
            </table:table-cell>
            <table:table-cell table:style-name="Table9.H4" office:value-type="string">
              <text:p text:style-name="P27">DELCHR</text:p>
              <text:p text:style-name="P27"/>
              <text:p text:style-name="P27">UNDCHR</text:p>
            </table:table-cell>
          </table:table-row>
          <table:table-row table:style-name="Table9.2">
            <table:table-cell table:style-name="Table9.A2" office:value-type="string">
              <text:p text:style-name="P28"/>
              <text:p text:style-name="P27"/>
              <text:p text:style-name="P27">&lt;==</text:p>
            </table:table-cell>
            <table:table-cell table:style-name="Table9.A2" office:value-type="string">
              <text:p text:style-name="P28"/>
              <text:p text:style-name="P27">NEXT</text:p>
              <text:p text:style-name="P27">COMM.</text:p>
            </table:table-cell>
            <table:table-cell table:style-name="Table9.C2" office:value-type="string">
              <text:p text:style-name="P28"/>
              <text:p text:style-name="P27"/>
              <text:p text:style-name="P27">==&gt;</text:p>
            </table:table-cell>
            <table:table-cell table:style-name="Table9.D2" office:value-type="string">
              <text:p text:style-name="P28"/>
            </table:table-cell>
            <table:table-cell table:style-name="Table9.E5" office:value-type="string">
              <text:p text:style-name="P28"/>
              <text:p text:style-name="P27"/>
              <text:p text:style-name="P27">WORD</text:p>
            </table:table-cell>
            <table:table-cell table:style-name="Table9.F5" office:value-type="string">
              <text:p text:style-name="P27">EOL</text:p>
              <text:p text:style-name="P27"/>
              <text:p text:style-name="P27">DELLIN</text:p>
            </table:table-cell>
            <table:table-cell table:style-name="Table9.A2" office:value-type="string">
              <text:p text:style-name="P28"/>
              <text:p text:style-name="P27"/>
              <text:p text:style-name="P27">DO STAY</text:p>
            </table:table-cell>
            <table:table-cell table:style-name="Table9.H5" office:value-type="string">
              <text:p text:style-name="P28"/>
              <text:p text:style-name="P27"/>
              <text:p text:style-name="P27">ENTER</text:p>
            </table:table-cell>
          </table:table-row>
          <table:table-row table:style-name="Table9.2">
            <table:table-cell table:style-name="Table9.A1" office:value-type="string">
              <text:p text:style-name="P28"/>
            </table:table-cell>
            <table:table-cell table:style-name="Table9.A1" office:value-type="string">
              <text:p text:style-name="P28"/>
            </table:table-cell>
            <table:table-cell table:style-name="Table9.A1" office:value-type="string">
              <text:p text:style-name="P28"/>
            </table:table-cell>
            <table:table-cell table:style-name="Table9.A1" office:value-type="string">
              <text:p text:style-name="P28"/>
            </table:table-cell>
            <table:table-cell table:style-name="Table9.A2" table:number-columns-spanned="2" office:value-type="string">
              <text:p text:style-name="P27">BEGLIN</text:p>
              <text:p text:style-name="P27"/>
              <text:p text:style-name="P27">CLRLIN</text:p>
            </table:table-cell>
            <table:covered-table-cell/>
            <table:table-cell table:style-name="Table9.A2" office:value-type="string">
              <text:p text:style-name="P27">SELECT</text:p>
              <text:p text:style-name="P27"/>
              <text:p text:style-name="P27">RESET</text:p>
            </table:table-cell>
            <table:table-cell table:style-name="Table9.H6" office:value-type="string">
              <text:p text:style-name="P28"/>
              <text:p text:style-name="P27"/>
              <text:p text:style-name="P27">SAVE</text:p>
              <text:p text:style-name="P27"/>
            </table:table-cell>
          </table:table-row>
        </table:table>
        <text:h text:style-name="P89" text:outline-level="3"><text:bookmark-start text:name="__RefHeading___Toc8160_644918869"/>VT1xx Keypad Lay-out<text:bookmark-end text:name="__RefHeading___Toc8160_644918869"/></text:h>
        <text:p text:style-name="Standard"><text:span text:style-name="Command"><text:span text:style-name="T14"/></text:span></text:p>
        <text:p text:style-name="Standard"><text:span text:style-name="Command"><text:span text:style-name="T14"/></text:span></text:p>
        <table:table table:name="Table10" table:style-name="Table10">
          <table:table-column table:style-name="Table10.A" table:number-columns-repeated="5"/>
          <table:table-row table:style-name="Table10.1">
            <table:table-cell table:style-name="Table10.A1" office:value-type="string">
              <text:p text:style-name="P14"><text:span text:style-name="Command"><text:span text:style-name="T14"/></text:span></text:p>
            </table:table-cell>
            <table:table-cell table:style-name="Table10.A1" office:value-type="string">
              <text:p text:style-name="P13"><text:span text:style-name="Command"><text:span text:style-name="T14">UP</text:span></text:span></text:p>
            </table:table-cell>
            <table:table-cell table:style-name="Table10.A1" office:value-type="string">
              <text:p text:style-name="P13"><text:span text:style-name="Command"><text:span text:style-name="T14">DOWN</text:span></text:span></text:p>
            </table:table-cell>
            <table:table-cell table:style-name="Table10.A1" office:value-type="string">
              <text:p text:style-name="P13"><text:span text:style-name="Command"><text:span text:style-name="T14">LEFT</text:span></text:span></text:p>
            </table:table-cell>
            <table:table-cell table:style-name="Table10.A1" office:value-type="string">
              <text:p text:style-name="P13"><text:span text:style-name="Command"><text:span text:style-name="T14">RIGHT</text:span></text:span></text:p>
            </table:table-cell>
          </table:table-row>
          <table:table-row table:style-name="Table10.2">
            <table:table-cell table:style-name="Table10.A2" office:value-type="string">
              <text:p text:style-name="P14"><text:span text:style-name="Command"><text:span text:style-name="T14"/></text:span></text:p>
            </table:table-cell>
            <table:table-cell table:style-name="Table10.B2" office:value-type="string">
              <text:p text:style-name="P14"><text:span text:style-name="Command"><text:span text:style-name="T14"/></text:span></text:p>
              <text:p text:style-name="P20">PREV.</text:p>
              <text:p text:style-name="P20">COMM.</text:p>
            </table:table-cell>
            <table:table-cell table:style-name="Table10.B2" office:value-type="string">
              <text:p text:style-name="P14"><text:span text:style-name="Command"><text:span text:style-name="T14"/></text:span></text:p>
              <text:p text:style-name="P20"><text:s/>NEXT</text:p>
              <text:p text:style-name="P20">CPMM.</text:p>
            </table:table-cell>
            <table:table-cell table:style-name="Table10.B2" office:value-type="string">
              <text:p text:style-name="P14"><text:span text:style-name="Command"><text:span text:style-name="T14"/></text:span></text:p>
              <text:p text:style-name="P20"/>
              <text:p text:style-name="P20">&lt;==</text:p>
            </table:table-cell>
            <table:table-cell table:style-name="Table10.E2" office:value-type="string">
              <text:p text:style-name="P14"><text:span text:style-name="Command"><text:span text:style-name="T14"/></text:span></text:p>
              <text:p text:style-name="P20"/>
              <text:p text:style-name="P20">==&gt;</text:p>
            </table:table-cell>
          </table:table-row>
        </table:table>
        <text:p text:style-name="Standard"><text:span text:style-name="Command"><text:span text:style-name="T14"/></text:span></text:p>
        <table:table table:name="Table11" table:style-name="Table11">
          <table:table-column table:style-name="Table11.A" table:number-columns-repeated="5"/>
          <table:table-row table:style-name="Table11.1">
            <table:table-cell table:style-name="Table11.A1" office:value-type="string">
              <text:p text:style-name="P21"/>
            </table:table-cell>
            <table:table-cell table:style-name="Table11.A1" office:value-type="string">
              <text:p text:style-name="P20">PF1</text:p>
            </table:table-cell>
            <table:table-cell table:style-name="Table11.A1" office:value-type="string">
              <text:p text:style-name="P20">PF2</text:p>
            </table:table-cell>
            <table:table-cell table:style-name="Table11.A1" office:value-type="string">
              <text:p text:style-name="P20">PF3</text:p>
            </table:table-cell>
            <table:table-cell table:style-name="Table11.A1" office:value-type="string">
              <text:p text:style-name="P20">PF4</text:p>
            </table:table-cell>
          </table:table-row>
          <table:table-row table:style-name="Table11.1">
            <table:table-cell table:style-name="Table11.A2" office:value-type="string">
              <text:p text:style-name="P21"/>
            </table:table-cell>
            <table:table-cell table:style-name="Table11.B2" office:value-type="string">
              <text:p text:style-name="P21"/>
              <text:p text:style-name="P20"/>
              <text:p text:style-name="P20">GOLD</text:p>
            </table:table-cell>
            <table:table-cell table:style-name="Table11.C2" office:value-type="string">
              <text:p text:style-name="P21"/>
              <text:p text:style-name="P20"/>
              <text:p text:style-name="P20">KPHELP</text:p>
            </table:table-cell>
            <table:table-cell table:style-name="Table11.D2" office:value-type="string">
              <text:p text:style-name="P21"/>
              <text:p text:style-name="P20"/>
              <text:p text:style-name="P20">RECALL</text:p>
            </table:table-cell>
            <table:table-cell table:style-name="Table11.E2" office:value-type="string">
              <text:p text:style-name="P21"/>
              <text:p text:style-name="P20">DELLIN </text:p>
              <text:p text:style-name="P20"/>
              <text:p text:style-name="P20">UNDLIN</text:p>
            </table:table-cell>
          </table:table-row>
          <table:table-row table:style-name="Table11.1">
            <table:table-cell table:style-name="Table11.A2" office:value-type="string">
              <text:p text:style-name="P21"/>
            </table:table-cell>
            <table:table-cell table:style-name="Table11.B3" office:value-type="string">
              <text:p text:style-name="P21"/>
              <text:p text:style-name="P20"/>
              <text:p text:style-name="P20">TRANSL</text:p>
            </table:table-cell>
            <table:table-cell table:style-name="Table11.C3" office:value-type="string">
              <text:p text:style-name="P21"/>
              <text:p text:style-name="P20">SHOSYN</text:p>
              <text:p text:style-name="P20"/>
              <text:p text:style-name="P20">VERS</text:p>
            </table:table-cell>
            <table:table-cell table:style-name="Table11.D3" office:value-type="string">
              <text:p text:style-name="P21"/>
              <text:p text:style-name="P20">SHOFIF</text:p>
              <text:p text:style-name="P20"/>
              <text:p text:style-name="P20">FREE</text:p>
            </table:table-cell>
            <table:table-cell table:style-name="Table11.E3" office:value-type="string">
              <text:p text:style-name="P21"/>
              <text:p text:style-name="P20">DELWRD</text:p>
              <text:p text:style-name="P20"/>
              <text:p text:style-name="P20">UNDWRD</text:p>
            </table:table-cell>
          </table:table-row>
          <table:table-row table:style-name="Table11.1">
            <table:table-cell table:style-name="Table11.A1" office:value-type="string">
              <text:p text:style-name="P21"/>
            </table:table-cell>
            <table:table-cell table:style-name="Table11.B4" office:value-type="string">
              <text:p text:style-name="P21"/>
              <text:p text:style-name="P20">DETACH</text:p>
              <text:p text:style-name="P20"/>
              <text:p text:style-name="P20">SUSPND</text:p>
            </table:table-cell>
            <table:table-cell table:style-name="Table11.C4" office:value-type="string">
              <text:p text:style-name="P21"/>
            </table:table-cell>
            <table:table-cell table:style-name="Table11.D4" office:value-type="string">
              <text:p text:style-name="P21"/>
              <text:p text:style-name="P20">CUT</text:p>
              <text:p text:style-name="P20"/>
              <text:p text:style-name="P20">PASTE</text:p>
            </table:table-cell>
            <table:table-cell table:style-name="Table11.E4" office:value-type="string">
              <text:p text:style-name="P21"/>
              <text:p text:style-name="P20">DELCHR</text:p>
              <text:p text:style-name="P20"/>
              <text:p text:style-name="P20">UNDCHR</text:p>
            </table:table-cell>
          </table:table-row>
          <table:table-row table:style-name="Table11.1">
            <table:table-cell table:style-name="Table11.A2" office:value-type="string">
              <text:p text:style-name="P21"/>
            </table:table-cell>
            <table:table-cell table:style-name="Table11.B5" office:value-type="string">
              <text:p text:style-name="P21"/>
              <text:p text:style-name="P20"/>
              <text:p text:style-name="P20">WORD</text:p>
            </table:table-cell>
            <table:table-cell table:style-name="Table11.C5" office:value-type="string">
              <text:p text:style-name="P21"/>
              <text:p text:style-name="P20">EOL</text:p>
              <text:p text:style-name="P20"/>
              <text:p text:style-name="P20">DELLIN</text:p>
            </table:table-cell>
            <table:table-cell table:style-name="Table11.D5" office:value-type="string">
              <text:p text:style-name="P21"/>
              <text:p text:style-name="P20"/>
              <text:p text:style-name="P20">DO STAY</text:p>
            </table:table-cell>
            <table:table-cell table:style-name="Table11.E5" office:value-type="string">
              <text:p text:style-name="P21"/>
              <text:p text:style-name="P20"/>
              <text:p text:style-name="P20">ENTER</text:p>
            </table:table-cell>
          </table:table-row>
          <table:table-row table:style-name="Table11.1">
            <table:table-cell table:style-name="Table11.A1" office:value-type="string">
              <text:p text:style-name="P21"/>
            </table:table-cell>
            <table:table-cell table:style-name="Table11.B6" table:number-columns-spanned="2" office:value-type="string">
              <text:p text:style-name="P21"/>
              <text:p text:style-name="P20">BEGLIN</text:p>
              <text:p text:style-name="P20"/>
              <text:p text:style-name="P20">CLRLIN</text:p>
            </table:table-cell>
            <table:covered-table-cell/>
            <table:table-cell table:style-name="Table11.D6" office:value-type="string">
              <text:p text:style-name="P21"/>
              <text:p text:style-name="P20">SELECT</text:p>
              <text:p text:style-name="P20"/>
              <text:p text:style-name="P20">RESET</text:p>
            </table:table-cell>
            <table:table-cell table:style-name="Table11.E6" office:value-type="string">
              <text:p text:style-name="P21"/>
              <text:p text:style-name="P20"/>
              <text:p text:style-name="P20">SAVE</text:p>
              <text:p text:style-name="P20"/>
            </table:table-cell>
          </table:table-row>
        </table:table>
        <text:p text:style-name="P8"/>
        <text:h text:style-name="Heading_20_3" text:outline-level="3"><text:bookmark-start text:name="__RefHeading___Toc8162_644918869"/>VT52 Keypad Lay-out<text:bookmark-end text:name="__RefHeading___Toc8162_644918869"/></text:h>
        <text:p text:style-name="Standard"/>
        <text:p text:style-name="Standard"/>
        <text:p text:style-name="Standard"><text:span text:style-name="Command"><text:span text:style-name="T14"/></text:span></text:p>
        <table:table table:name="Table12" table:style-name="Table12">
          <table:table-column table:style-name="Table12.A" table:number-columns-repeated="5"/>
          <table:table-row table:style-name="Table12.1">
            <table:table-cell table:style-name="Table12.A1" office:value-type="string">
              <text:p text:style-name="P14"><text:span text:style-name="Command"><text:span text:style-name="T14"/></text:span></text:p>
            </table:table-cell>
            <table:table-cell table:style-name="Table12.A1" office:value-type="string">
              <text:p text:style-name="P13"><text:span text:style-name="Command"><text:span text:style-name="T14">BLUE</text:span></text:span></text:p>
            </table:table-cell>
            <table:table-cell table:style-name="Table12.A1" office:value-type="string">
              <text:p text:style-name="P13"><text:span text:style-name="Command"><text:span text:style-name="T14">RED</text:span></text:span></text:p>
            </table:table-cell>
            <table:table-cell table:style-name="Table12.A1" office:value-type="string">
              <text:p text:style-name="P13"><text:span text:style-name="Command"><text:span text:style-name="T14">GREY</text:span></text:span></text:p>
            </table:table-cell>
            <table:table-cell table:style-name="Table12.A1" office:value-type="string">
              <text:p text:style-name="P13"><text:span text:style-name="Command"><text:span text:style-name="T14">UP</text:span></text:span></text:p>
            </table:table-cell>
          </table:table-row>
          <table:table-row table:style-name="Table12.2">
            <table:table-cell table:style-name="Table12.A2" office:value-type="string">
              <text:p text:style-name="P14"><text:span text:style-name="Command"><text:span text:style-name="T14"/></text:span></text:p>
            </table:table-cell>
            <table:table-cell table:style-name="Table12.B2" office:value-type="string">
              <text:p text:style-name="P14"><text:span text:style-name="Command"><text:span text:style-name="T14"/></text:span></text:p>
              <text:p text:style-name="P20"/>
              <text:p text:style-name="P20">GOLD</text:p>
            </table:table-cell>
            <table:table-cell table:style-name="Table12.B2" office:value-type="string">
              <text:p text:style-name="P14"><text:span text:style-name="Command"><text:span text:style-name="T14"/></text:span></text:p>
              <text:p text:style-name="P20"/>
              <text:p text:style-name="P20">KPHELP</text:p>
            </table:table-cell>
            <table:table-cell table:style-name="Table12.D2" office:value-type="string">
              <text:p text:style-name="P14"><text:span text:style-name="Command"><text:span text:style-name="T14"/></text:span></text:p>
              <text:p text:style-name="P20"/>
              <text:p text:style-name="P20">RECALL</text:p>
            </table:table-cell>
            <table:table-cell table:style-name="Table12.E2" office:value-type="string">
              <text:p text:style-name="P21"/>
              <text:p text:style-name="P20">PREV</text:p>
              <text:p text:style-name="P20">COMM.</text:p>
            </table:table-cell>
          </table:table-row>
          <table:table-row table:style-name="Table12.2">
            <table:table-cell table:style-name="Table12.A2" office:value-type="string">
              <text:p text:style-name="P14"><text:span text:style-name="Command"><text:span text:style-name="T14"/></text:span></text:p>
            </table:table-cell>
            <table:table-cell table:style-name="Table12.D2" office:value-type="string">
              <text:p text:style-name="P14"><text:span text:style-name="Command"><text:span text:style-name="T14"/></text:span></text:p>
              <text:p text:style-name="P20"/>
              <text:p text:style-name="P20">TRANSL</text:p>
            </table:table-cell>
            <table:table-cell table:style-name="Table12.D2" office:value-type="string">
              <text:p text:style-name="P14"><text:span text:style-name="Command"><text:span text:style-name="T14"/></text:span></text:p>
              <text:p text:style-name="P20">SHOSYN</text:p>
              <text:p text:style-name="P20"/>
              <text:p text:style-name="P20">VERS</text:p>
            </table:table-cell>
            <table:table-cell table:style-name="Table12.D3" office:value-type="string">
              <text:p text:style-name="P14"><text:span text:style-name="Command"><text:span text:style-name="T14"/></text:span></text:p>
              <text:p text:style-name="P20">SHOFIF</text:p>
              <text:p text:style-name="P20"/>
              <text:p text:style-name="P20">FREE</text:p>
            </table:table-cell>
            <table:table-cell table:style-name="Table12.E3" office:value-type="string">
              <text:p text:style-name="P21"/>
              <text:p text:style-name="P20">NEXT</text:p>
              <text:p text:style-name="P20">COMM.</text:p>
            </table:table-cell>
          </table:table-row>
          <table:table-row table:style-name="Table12.2">
            <table:table-cell table:style-name="Table12.A1" office:value-type="string">
              <text:p text:style-name="P14"><text:span text:style-name="Command"><text:span text:style-name="T14"/></text:span></text:p>
            </table:table-cell>
            <table:table-cell table:style-name="Table12.D2" office:value-type="string">
              <text:p text:style-name="P14"><text:span text:style-name="Command"><text:span text:style-name="T14"/></text:span></text:p>
              <text:p text:style-name="P20">DETACH</text:p>
              <text:p text:style-name="P20"/>
              <text:p text:style-name="P20">SUSPND</text:p>
            </table:table-cell>
            <table:table-cell table:style-name="Table12.D2" office:value-type="string">
              <text:p text:style-name="P14"><text:span text:style-name="Command"><text:span text:style-name="T14"/></text:span></text:p>
            </table:table-cell>
            <table:table-cell table:style-name="Table12.D2" office:value-type="string">
              <text:p text:style-name="P14"><text:span text:style-name="Command"><text:span text:style-name="T14"/></text:span></text:p>
              <text:p text:style-name="P20">CUT</text:p>
              <text:p text:style-name="P20"/>
              <text:p text:style-name="P20">PASTE</text:p>
            </table:table-cell>
            <table:table-cell table:style-name="Table12.E2" office:value-type="string">
              <text:p text:style-name="P21"/>
              <text:p text:style-name="P20">==&gt;</text:p>
            </table:table-cell>
          </table:table-row>
          <table:table-row table:style-name="Table12.2">
            <table:table-cell table:style-name="Table12.A2" office:value-type="string">
              <text:p text:style-name="P14"><text:span text:style-name="Command"><text:span text:style-name="T14"/></text:span></text:p>
            </table:table-cell>
            <table:table-cell table:style-name="Table12.B2" office:value-type="string">
              <text:p text:style-name="P14"><text:span text:style-name="Command"><text:span text:style-name="T14"/></text:span></text:p>
              <text:p text:style-name="P20"/>
              <text:p text:style-name="P20">WORD</text:p>
            </table:table-cell>
            <table:table-cell table:style-name="Table12.B2" office:value-type="string">
              <text:p text:style-name="P14"><text:span text:style-name="Command"><text:span text:style-name="T14"/></text:span></text:p>
              <text:p text:style-name="P20">EOL</text:p>
              <text:p text:style-name="P20"/>
              <text:p text:style-name="P20">DELLIN</text:p>
            </table:table-cell>
            <table:table-cell table:style-name="Table12.D2" office:value-type="string">
              <text:p text:style-name="P14"><text:span text:style-name="Command"><text:span text:style-name="T14"/></text:span></text:p>
              <text:p text:style-name="P20"/>
              <text:p text:style-name="P20">DO STAY</text:p>
            </table:table-cell>
            <table:table-cell table:style-name="Table12.E3" office:value-type="string">
              <text:p text:style-name="P21"/>
              <text:p text:style-name="P20"/>
              <text:p text:style-name="P20">&lt;==</text:p>
            </table:table-cell>
          </table:table-row>
          <table:table-row table:style-name="Table12.2">
            <table:table-cell table:style-name="Table12.A1" office:value-type="string">
              <text:p text:style-name="P14"><text:span text:style-name="Command"><text:span text:style-name="T14"/></text:span></text:p>
            </table:table-cell>
            <table:table-cell table:style-name="Table12.D2" table:number-columns-spanned="2" office:value-type="string">
              <text:p text:style-name="P14"><text:span text:style-name="Command"><text:span text:style-name="T14"/></text:span></text:p>
              <text:p text:style-name="P20">BEGLIN</text:p>
              <text:p text:style-name="P20"/>
              <text:p text:style-name="P20">CLRLIN</text:p>
            </table:table-cell>
            <table:covered-table-cell/>
            <table:table-cell table:style-name="Table12.D2" office:value-type="string">
              <text:p text:style-name="P14"><text:span text:style-name="Command"><text:span text:style-name="T14"/></text:span></text:p>
              <text:p text:style-name="P20">SELECT</text:p>
              <text:p text:style-name="P20"/>
              <text:p text:style-name="P20">RESET</text:p>
            </table:table-cell>
            <table:table-cell table:style-name="Table12.E6" office:value-type="string">
              <text:p text:style-name="P14"><text:span text:style-name="Command"><text:span text:style-name="T14"/></text:span></text:p>
              <text:p text:style-name="P20">ENTER</text:p>
              <text:p text:style-name="P20"/>
              <text:p text:style-name="P20">SAVE</text:p>
            </table:table-cell>
          </table:table-row>
        </table:table>
        <text:h text:style-name="P89" text:outline-level="3"><text:bookmark-start text:name="__RefHeading___Toc8164_644918869"/><text:span text:style-name="Command"><text:span text:style-name="T14">Keypad editing and cursormovement keys</text:span></text:span><text:bookmark-end text:name="__RefHeading___Toc8164_644918869"/></text:h>
        <text:p text:style-name="Standard"/>
        <text:p text:style-name="P38">Note : <text:span text:style-name="Command">&lt;KPx&gt;</text:span> means key <text:span text:style-name="Command">x</text:span> on the keypad.</text:p>
        <text:p text:style-name="Standard"/>
        <table:table table:name="Table13" table:style-name="Table13">
          <table:table-column table:style-name="Table13.A"/>
          <table:table-column table:style-name="Table13.B"/>
          <table:table-column table:style-name="Table13.C"/>
          <table:table-header-rows>
            <table:table-row table:style-name="Table13.1">
              <table:table-cell table:style-name="Table13.A1" table:number-columns-spanned="3" office:value-type="string">
                <text:p text:style-name="P13"><text:span text:style-name="Command"><text:span text:style-name="T16">Control commands</text:span></text:span></text:p>
              </table:table-cell>
              <table:covered-table-cell/>
              <table:covered-table-cell/>
            </table:table-row>
          </table:table-header-rows>
          <table:table-row table:style-name="Table13.1">
            <table:table-cell table:style-name="Table13.A2" office:value-type="string">
              <text:p text:style-name="Standard"><text:span text:style-name="Command"><text:span text:style-name="T14">Select lower function</text:span></text:span></text:p>
            </table:table-cell>
            <table:table-cell table:style-name="Table13.A2" office:value-type="string">
              <text:p text:style-name="P22"><text:span text:style-name="Command">&lt;PF1&gt;</text:span></text:p>
              <text:p text:style-name="P22"><text:span text:style-name="Command">&lt;BLUE&gt;</text:span></text:p>
            </table:table-cell>
            <table:table-cell table:style-name="Table13.A1" office:value-type="string">
              <text:p text:style-name="P22"><text:span text:style-name="Command"><text:span text:style-name="T14">GOLD</text:span></text:span></text:p>
            </table:table-cell>
          </table:table-row>
        </table:table>
        <text:p text:style-name="Standard"><text:span text:style-name="Command"><text:span text:style-name="T14"/></text:span></text:p>
        <text:p text:style-name="Standard"/>
        <table:table table:name="Table14" table:style-name="Table14">
          <table:table-column table:style-name="Table14.A"/>
          <table:table-column table:style-name="Table14.B"/>
          <table:table-column table:style-name="Table14.C"/>
          <table:table-header-rows>
            <table:table-row table:style-name="Table14.1">
              <table:table-cell table:style-name="Table14.A1" table:number-columns-spanned="3" office:value-type="string">
                <text:p text:style-name="P13"><text:span text:style-name="Command"><text:span text:style-name="T16">Cursormovements</text:span></text:span></text:p>
              </table:table-cell>
              <table:covered-table-cell/>
              <table:covered-table-cell/>
            </table:table-row>
            <table:table-row table:style-name="Table14.1">
              <table:table-cell table:style-name="Table14.A2" office:value-type="string">
                <text:p text:style-name="Standard"><text:span text:style-name="Command"><text:span text:style-name="T14">Move Cursor to Begin Of Line</text:span></text:span></text:p>
              </table:table-cell>
              <table:table-cell table:style-name="Table14.A2" office:value-type="string">
                <text:p text:style-name="Standard"><text:span text:style-name="Command">&lt;KP0&gt;</text:span></text:p>
              </table:table-cell>
              <table:table-cell table:style-name="Table14.A1" office:value-type="string">
                <text:p text:style-name="Standard"><text:span text:style-name="Command"><text:span text:style-name="T14">BEGLIN</text:span></text:span></text:p>
              </table:table-cell>
            </table:table-row>
            <table:table-row table:style-name="Table14.1">
              <table:table-cell table:style-name="Table14.A2" office:value-type="string">
                <text:p text:style-name="Standard"><text:span text:style-name="Command"><text:span text:style-name="T14">Move Cursor to End Of Line</text:span></text:span></text:p>
              </table:table-cell>
              <table:table-cell table:style-name="Table14.A2" office:value-type="string">
                <text:p text:style-name="Standard"><text:span text:style-name="Command">&lt;KP2&gt;</text:span></text:p>
              </table:table-cell>
              <table:table-cell table:style-name="Table14.A1" office:value-type="string">
                <text:p text:style-name="Standard"><text:span text:style-name="Command"><text:span text:style-name="T14">EOL</text:span></text:span></text:p>
              </table:table-cell>
            </table:table-row>
          </table:table-header-rows>
          <table:table-row table:style-name="Table14.1">
            <table:table-cell table:style-name="Table14.A2" office:value-type="string">
              <text:p text:style-name="Standard"><text:span text:style-name="Command"><text:span text:style-name="T14">Move one Word to the right or move from EOL to BOL</text:span></text:span></text:p>
            </table:table-cell>
            <table:table-cell table:style-name="Table14.A2" office:value-type="string">
              <text:p text:style-name="Standard"><text:span text:style-name="Command">&lt;KP1&gt;</text:span></text:p>
            </table:table-cell>
            <table:table-cell table:style-name="Table14.A1" office:value-type="string">
              <text:p text:style-name="Standard"><text:span text:style-name="Command"><text:span text:style-name="T14">WORD</text:span></text:span></text:p>
            </table:table-cell>
          </table:table-row>
        </table:table>
        <text:p text:style-name="Standard"><text:span text:style-name="Command"><text:span text:style-name="T14"/></text:span></text:p>
        <text:p text:style-name="Standard"/>
        <table:table table:name="Table15" table:style-name="Table15">
          <table:table-column table:style-name="Table15.A"/>
          <table:table-column table:style-name="Table15.B"/>
          <table:table-column table:style-name="Table15.C"/>
          <table:table-header-rows>
            <table:table-row table:style-name="Table15.1">
              <table:table-cell table:style-name="Table15.A1" table:number-columns-spanned="3" office:value-type="string">
                <text:p text:style-name="P13"><text:span text:style-name="Command"><text:span text:style-name="T16">Delete commands</text:span></text:span></text:p>
              </table:table-cell>
              <table:covered-table-cell/>
              <table:covered-table-cell/>
            </table:table-row>
            <table:table-row table:style-name="Table15.1">
              <table:table-cell table:style-name="Table15.A2" office:value-type="string">
                <text:p text:style-name="Standard"><text:span text:style-name="Command"><text:span text:style-name="T14">Delete Character at Cursor</text:span></text:span></text:p>
              </table:table-cell>
              <table:table-cell table:style-name="Table15.A2" office:value-type="string">
                <text:p text:style-name="Standard"><text:span text:style-name="Command">&lt;KP,&gt; <text:s text:c="51"/></text:span></text:p>
              </table:table-cell>
              <table:table-cell table:style-name="Table15.A1" office:value-type="string">
                <text:p text:style-name="Standard"><text:span text:style-name="Command"><text:span text:style-name="T14">DELCHR</text:span></text:span></text:p>
              </table:table-cell>
            </table:table-row>
            <table:table-row table:style-name="Table15.1">
              <table:table-cell table:style-name="Table15.A2" office:value-type="string">
                <text:p text:style-name="Standard"><text:span text:style-name="Command"><text:span text:style-name="T14">Delete Word Right at Cursor</text:span></text:span></text:p>
              </table:table-cell>
              <table:table-cell table:style-name="Table15.A2" office:value-type="string">
                <text:p text:style-name="Standard"><text:span text:style-name="Command">&lt;KP-&gt; <text:s text:c="51"/></text:span></text:p>
              </table:table-cell>
              <table:table-cell table:style-name="Table15.A1" office:value-type="string">
                <text:p text:style-name="Standard"><text:span text:style-name="Command"><text:span text:style-name="T14">DELWRD</text:span></text:span></text:p>
              </table:table-cell>
            </table:table-row>
          </table:table-header-rows>
          <table:table-row table:style-name="Table15.1">
            <table:table-cell table:style-name="Table15.A2" office:value-type="string">
              <text:p text:style-name="Standard"><text:span text:style-name="Command"><text:span text:style-name="T14">Delete from Cursor to EOL</text:span></text:span></text:p>
            </table:table-cell>
            <table:table-cell table:style-name="Table15.A2" office:value-type="string">
              <text:p text:style-name="Standard"><text:span text:style-name="Command">&lt;PF4&gt;</text:span></text:p>
              <text:p text:style-name="Standard"><text:span text:style-name="Command">&lt;BLUE&gt;&lt;KP2&gt;</text:span></text:p>
              <text:p text:style-name="Standard"><text:span text:style-name="Command">&lt;PF1&gt;&lt;KP2&gt;</text:span></text:p>
            </table:table-cell>
            <table:table-cell table:style-name="Table15.A1" office:value-type="string">
              <text:p text:style-name="Standard"><text:span text:style-name="Command"><text:span text:style-name="T14">DELLIN </text:span></text:span></text:p>
              <text:p text:style-name="Standard"><text:span text:style-name="Command"><text:span text:style-name="T14"/></text:span></text:p>
              <text:p text:style-name="Standard"><text:span text:style-name="Command"><text:span text:style-name="T14"/></text:span></text:p>
            </table:table-cell>
          </table:table-row>
          <table:table-row table:style-name="Table15.1">
            <table:table-cell table:style-name="Table15.A2" office:value-type="string">
              <text:p text:style-name="Standard"><text:span text:style-name="Command"><text:span text:style-name="T14">Delete Whole line</text:span></text:span></text:p>
            </table:table-cell>
            <table:table-cell table:style-name="Table15.A2" office:value-type="string">
              <text:p text:style-name="Standard"><text:span text:style-name="Command">&lt;PF1&gt;&lt;KP0&gt;</text:span></text:p>
              <text:p text:style-name="Standard"><text:span text:style-name="Command">&lt;BLUE&gt;&lt;KP0&gt;</text:span></text:p>
            </table:table-cell>
            <table:table-cell table:style-name="Table15.A1" office:value-type="string">
              <text:p text:style-name="Standard"><text:span text:style-name="Command"><text:span text:style-name="T14">CLRLIN</text:span></text:span></text:p>
            </table:table-cell>
          </table:table-row>
        </table:table>
        <text:p text:style-name="Standard"><text:span text:style-name="Command"><text:span text:style-name="T17"/></text:span></text:p>
        <text:p text:style-name="P17"/>
        <table:table table:name="Table16" table:style-name="Table16">
          <table:table-column table:style-name="Table16.A"/>
          <table:table-column table:style-name="Table16.B"/>
          <table:table-column table:style-name="Table16.C"/>
          <table:table-header-rows>
            <table:table-row table:style-name="Table16.1">
              <table:table-cell table:style-name="Table16.A1" table:number-columns-spanned="3" office:value-type="string">
                <text:p text:style-name="P13"><text:span text:style-name="Command"><text:span text:style-name="T16">Undelete commands</text:span></text:span></text:p>
              </table:table-cell>
              <table:covered-table-cell/>
              <table:covered-table-cell/>
            </table:table-row>
            <table:table-row table:style-name="Table16.1">
              <table:table-cell table:style-name="Table16.A2" office:value-type="string">
                <text:p text:style-name="Standard"><text:span text:style-name="Command"><text:span text:style-name="T14">Undelete Character</text:span></text:span></text:p>
              </table:table-cell>
              <table:table-cell table:style-name="Table16.A2" office:value-type="string">
                <text:p text:style-name="Standard"><text:span text:style-name="Command">&lt;PF1&gt;&lt;KP,&gt; <text:s text:c="41"/></text:span></text:p>
              </table:table-cell>
              <table:table-cell table:style-name="Table16.A1" office:value-type="string">
                <text:p text:style-name="Standard"><text:span text:style-name="Command"><text:span text:style-name="T14">UNDCHR</text:span></text:span></text:p>
              </table:table-cell>
            </table:table-row>
            <table:table-row table:style-name="Table16.1">
              <table:table-cell table:style-name="Table16.A2" office:value-type="string">
                <text:p text:style-name="Standard"><text:span text:style-name="Command"><text:span text:style-name="T14">Undelete Word</text:span></text:span></text:p>
              </table:table-cell>
              <table:table-cell table:style-name="Table16.A2" office:value-type="string">
                <text:p text:style-name="Standard"><text:span text:style-name="Command">&lt;PF1&gt;&lt;KP-&gt; <text:s text:c="41"/></text:span></text:p>
              </table:table-cell>
              <table:table-cell table:style-name="Table16.A1" office:value-type="string">
                <text:p text:style-name="Standard"><text:span text:style-name="Command"><text:span text:style-name="T14">UNDWRD</text:span></text:span></text:p>
              </table:table-cell>
            </table:table-row>
          </table:table-header-rows>
          <table:table-row table:style-name="Table16.1">
            <table:table-cell table:style-name="Table16.A2" office:value-type="string">
              <text:p text:style-name="Standard"><text:span text:style-name="Command"><text:span text:style-name="T14">Undelete Line</text:span></text:span></text:p>
            </table:table-cell>
            <table:table-cell table:style-name="Table16.A2" office:value-type="string">
              <text:p text:style-name="Standard"><text:span text:style-name="Command">&lt;PF1&gt;&lt;PF4&gt; <text:s text:c="41"/></text:span></text:p>
            </table:table-cell>
            <table:table-cell table:style-name="Table16.A1" office:value-type="string">
              <text:p text:style-name="Standard"><text:span text:style-name="Command"><text:span text:style-name="T14">UNDLIN</text:span></text:span></text:p>
            </table:table-cell>
          </table:table-row>
        </table:table>
        <text:p text:style-name="Standard"><text:span text:style-name="Command"><text:span text:style-name="T14"/></text:span></text:p>
        <text:p text:style-name="P19"/>
        <table:table table:name="Table17" table:style-name="Table17">
          <table:table-column table:style-name="Table17.A"/>
          <table:table-column table:style-name="Table17.B"/>
          <table:table-column table:style-name="Table17.C"/>
          <table:table-header-rows>
            <table:table-row table:style-name="Table17.1">
              <table:table-cell table:style-name="Table17.A1" table:number-columns-spanned="3" office:value-type="string">
                <text:p text:style-name="P13"><text:span text:style-name="Command"><text:span text:style-name="T16">Cut and paste commands</text:span></text:span></text:p>
              </table:table-cell>
              <table:covered-table-cell/>
              <table:covered-table-cell/>
            </table:table-row>
            <table:table-row table:style-name="Table17.1">
              <table:table-cell table:style-name="Table17.A2" office:value-type="string">
                <text:p text:style-name="Standard"><text:span text:style-name="Command"><text:span text:style-name="T14">Set Begin Of Textmarker BOT</text:span></text:span></text:p>
              </table:table-cell>
              <table:table-cell table:style-name="Table17.A2" office:value-type="string">
                <text:p text:style-name="Standard"><text:span text:style-name="Command">&lt;SELECT&gt;</text:span></text:p>
                <text:p text:style-name="Standard"><text:span text:style-name="Command">&lt;KP.&gt;</text:span></text:p>
              </table:table-cell>
              <table:table-cell table:style-name="Table17.A1" office:value-type="string">
                <text:p text:style-name="Standard"><text:span text:style-name="Command"><text:span text:style-name="T14">SELECT</text:span></text:span></text:p>
              </table:table-cell>
            </table:table-row>
            <table:table-row table:style-name="Table17.1">
              <table:table-cell table:style-name="Table17.A2" office:value-type="string">
                <text:p text:style-name="Standard"><text:span text:style-name="Command"><text:span text:style-name="T14">Remove text from BOT to cursor and store it in the pastebuffer</text:span></text:span></text:p>
              </table:table-cell>
              <table:table-cell table:style-name="Table17.A2" office:value-type="string">
                <text:p text:style-name="Standard"><text:span text:style-name="Command">&lt;REMOVE&gt;</text:span></text:p>
                <text:p text:style-name="Standard"><text:span text:style-name="Command">&lt;KP6&gt;</text:span></text:p>
              </table:table-cell>
              <table:table-cell table:style-name="Table17.A1" office:value-type="string">
                <text:p text:style-name="Standard"><text:span text:style-name="Command"><text:span text:style-name="T14">CUT</text:span></text:span></text:p>
              </table:table-cell>
            </table:table-row>
          </table:table-header-rows>
          <table:table-row table:style-name="Table17.1">
            <table:table-cell table:style-name="Table17.A2" office:value-type="string">
              <text:p text:style-name="Standard"><text:span text:style-name="Command"><text:span text:style-name="T14">Insert text-string from pastebuffer starting at cursor</text:span></text:span></text:p>
            </table:table-cell>
            <table:table-cell table:style-name="Table17.A2" office:value-type="string">
              <text:p text:style-name="Standard"><text:span text:style-name="Command">&lt;INSERT&gt; </text:span></text:p>
              <text:p text:style-name="Standard"><text:span text:style-name="Command">&lt;BLUE&gt;&lt;KP6&gt;</text:span></text:p>
              <text:p text:style-name="Standard"><text:span text:style-name="Command">&lt;PF1&gt;&lt;KP6&gt; </text:span></text:p>
            </table:table-cell>
            <table:table-cell table:style-name="Table17.A1" office:value-type="string">
              <text:p text:style-name="Standard"><text:span text:style-name="Command"><text:span text:style-name="T14">PASTE</text:span></text:span></text:p>
            </table:table-cell>
          </table:table-row>
          <table:table-row table:style-name="Table17.1">
            <table:table-cell table:style-name="Table17.A2" office:value-type="string">
              <text:p text:style-name="Standard"><text:span text:style-name="Command"><text:span text:style-name="T14">Reset selected range</text:span></text:span></text:p>
            </table:table-cell>
            <table:table-cell table:style-name="Table17.A2" office:value-type="string">
              <text:p text:style-name="Standard"><text:span text:style-name="Command">&lt;PF1&gt;&lt;KP.&gt; &lt;BLUE&gt;&lt;KP.&gt;</text:span></text:p>
            </table:table-cell>
            <table:table-cell table:style-name="Table17.A1" office:value-type="string">
              <text:p text:style-name="Standard"><text:span text:style-name="Command"><text:span text:style-name="T14">RESET</text:span></text:span></text:p>
            </table:table-cell>
          </table:table-row>
        </table:table>
        <text:p text:style-name="Standard"><text:span text:style-name="Command"><text:span text:style-name="T17"/></text:span></text:p>
        <text:p text:style-name="P17"/>
        <table:table table:name="Table18" table:style-name="Table18">
          <table:table-column table:style-name="Table18.A"/>
          <table:table-column table:style-name="Table18.B"/>
          <table:table-column table:style-name="Table18.C"/>
          <table:table-header-rows>
            <table:table-row table:style-name="Table18.1">
              <table:table-cell table:style-name="Table18.A1" table:number-columns-spanned="3" office:value-type="string">
                <text:p text:style-name="P16">Save and execute</text:p>
              </table:table-cell>
              <table:covered-table-cell/>
              <table:covered-table-cell/>
            </table:table-row>
            <table:table-row table:style-name="Table18.1">
              <table:table-cell table:style-name="Table18.A2" office:value-type="string">
                <text:p text:style-name="P17">Execute Command</text:p>
              </table:table-cell>
              <table:table-cell table:style-name="Table18.A2" office:value-type="string">
                <text:p text:style-name="P12">&lt;ENTER&gt;</text:p>
              </table:table-cell>
              <table:table-cell table:style-name="Table18.A1" office:value-type="string">
                <text:p text:style-name="Standard"><text:span text:style-name="Command"><text:span text:style-name="T14">EXECUTE</text:span></text:span></text:p>
              </table:table-cell>
            </table:table-row>
            <table:table-row table:style-name="Table18.1">
              <table:table-cell table:style-name="Table18.A2" office:value-type="string">
                <text:p text:style-name="P17">Execute Cmd and leave FIFO-pointer where it is</text:p>
              </table:table-cell>
              <table:table-cell table:style-name="Table18.A2" office:value-type="string">
                <text:p text:style-name="P12">&lt;KP3&gt;</text:p>
              </table:table-cell>
              <table:table-cell table:style-name="Table18.A1" office:value-type="string">
                <text:p text:style-name="P17">DO-STAY</text:p>
              </table:table-cell>
            </table:table-row>
          </table:table-header-rows>
          <table:table-row table:style-name="Table18.1">
            <table:table-cell table:style-name="Table18.A2" office:value-type="string">
              <text:p text:style-name="P17">Save Command without executing</text:p>
            </table:table-cell>
            <table:table-cell table:style-name="Table18.A2" office:value-type="string">
              <text:p text:style-name="P12">&lt;PF1&gt;&lt;ENTER&gt; &lt;BLUE&gt;&lt;ENTER&gt;</text:p>
            </table:table-cell>
            <table:table-cell table:style-name="Table18.A1" office:value-type="string">
              <text:p text:style-name="P17">SAVE</text:p>
            </table:table-cell>
          </table:table-row>
          <table:table-row table:style-name="Table18.1">
            <table:table-cell table:style-name="Table18.A2" office:value-type="string">
              <text:p text:style-name="P17">Enable output from other tasks <text:s/>Detach for 10 sec.</text:p>
            </table:table-cell>
            <table:table-cell table:style-name="Table18.A2" office:value-type="string">
              <text:p text:style-name="P12">&lt;KP4&gt;</text:p>
            </table:table-cell>
            <table:table-cell table:style-name="Table18.A1" office:value-type="string">
              <text:p text:style-name="P17">DETACH</text:p>
            </table:table-cell>
          </table:table-row>
          <table:table-row table:style-name="Table18.1">
            <table:table-cell table:style-name="Table18.A2" office:value-type="string">
              <text:p text:style-name="Standard"><text:span text:style-name="T11">Enable output from other tasks Stop; Resume with</text:span><text:span text:style-name="Command"> “UNST MCE”</text:span></text:p>
            </table:table-cell>
            <table:table-cell table:style-name="Table18.A2" office:value-type="string">
              <text:p text:style-name="P12">&lt;PF1&gt;&lt;KP4&gt; &lt;BLUE&gt;&lt;KP4&gt;</text:p>
            </table:table-cell>
            <table:table-cell table:style-name="Table18.A1" office:value-type="string">
              <text:p text:style-name="P17">SUSPND</text:p>
            </table:table-cell>
          </table:table-row>
        </table:table>
        <text:p text:style-name="Standard"><text:span text:style-name="Command"><text:span text:style-name="T17"/></text:span></text:p>
        <text:p text:style-name="P17"><text:soft-page-break/></text:p>
        <table:table table:name="Table19" table:style-name="Table19">
          <table:table-column table:style-name="Table19.A"/>
          <table:table-column table:style-name="Table19.B"/>
          <table:table-column table:style-name="Table19.C"/>
          <table:table-header-rows>
            <table:table-row table:style-name="Table19.1">
              <table:table-cell table:style-name="Table19.A1" table:number-columns-spanned="3" office:value-type="string">
                <text:p text:style-name="P16">Command buffer manipulation keys</text:p>
              </table:table-cell>
              <table:covered-table-cell/>
              <table:covered-table-cell/>
            </table:table-row>
            <table:table-row table:style-name="Table19.1">
              <table:table-cell table:style-name="Table19.A2" office:value-type="string">
                <text:p text:style-name="P17">Display contents of FIFO-buffer</text:p>
              </table:table-cell>
              <table:table-cell table:style-name="Table19.A2" office:value-type="string">
                <text:p text:style-name="P12">&lt;KP9&gt; <text:s/></text:p>
              </table:table-cell>
              <table:table-cell table:style-name="Table19.A1" office:value-type="string">
                <text:p text:style-name="P17">SHOFIF</text:p>
              </table:table-cell>
            </table:table-row>
          </table:table-header-rows>
          <table:table-row table:style-name="Table19.1">
            <table:table-cell table:style-name="Table19.A2" office:value-type="string">
              <text:p text:style-name="P17">Recall Command from FIFO</text:p>
            </table:table-cell>
            <table:table-cell table:style-name="Table19.A2" office:value-type="string">
              <text:p text:style-name="P12">&lt;PF3&gt; </text:p>
              <text:p text:style-name="P12">&lt;GREY&gt;</text:p>
            </table:table-cell>
            <table:table-cell table:style-name="Table19.A1" office:value-type="string">
              <text:p text:style-name="P17">RECALL</text:p>
            </table:table-cell>
          </table:table-row>
        </table:table>
        <text:p text:style-name="Standard"><text:span text:style-name="Command"><text:span text:style-name="T17"/></text:span></text:p>
        <text:p text:style-name="P17"/>
        <table:table table:name="Table20" table:style-name="Table20">
          <table:table-column table:style-name="Table20.A"/>
          <table:table-column table:style-name="Table20.B"/>
          <table:table-column table:style-name="Table20.C"/>
          <table:table-header-rows>
            <table:table-row table:style-name="Table20.1">
              <table:table-cell table:style-name="Table20.A1" table:number-columns-spanned="3" office:value-type="string">
                <text:p text:style-name="P16">Command translation keys</text:p>
              </table:table-cell>
              <table:covered-table-cell/>
              <table:covered-table-cell/>
            </table:table-row>
            <table:table-row table:style-name="Table20.1">
              <table:table-cell table:style-name="Table20.A2" office:value-type="string">
                <text:p text:style-name="P17">Translate <text:s/>Command synonym without execution</text:p>
              </table:table-cell>
              <table:table-cell table:style-name="Table20.A2" office:value-type="string">
                <text:p text:style-name="P12">&lt;KP7&gt;</text:p>
              </table:table-cell>
              <table:table-cell table:style-name="Table20.A1" office:value-type="string">
                <text:p text:style-name="P17">TRANSL</text:p>
              </table:table-cell>
            </table:table-row>
          </table:table-header-rows>
          <table:table-row table:style-name="Table20.1">
            <table:table-cell table:style-name="Table20.A2" office:value-type="string">
              <text:p text:style-name="P17">Show Command Synonym Buffer</text:p>
            </table:table-cell>
            <table:table-cell table:style-name="Table20.A2" office:value-type="string">
              <text:p text:style-name="P12">&lt;KP8&gt;</text:p>
            </table:table-cell>
            <table:table-cell table:style-name="Table20.A1" office:value-type="string">
              <text:p text:style-name="P17">SHOSYN</text:p>
            </table:table-cell>
          </table:table-row>
        </table:table>
        <text:p text:style-name="Standard"><text:span text:style-name="Command"><text:span text:style-name="T17"><text:s text:c="5"/></text:span></text:span></text:p>
        <text:p text:style-name="Standard"><text:s text:c="6"/></text:p>
        <table:table table:name="Table21" table:style-name="Table21">
          <table:table-column table:style-name="Table21.A"/>
          <table:table-column table:style-name="Table21.B"/>
          <table:table-column table:style-name="Table21.C"/>
          <table:table-header-rows>
            <table:table-row table:style-name="Table21.1">
              <table:table-cell table:style-name="Table21.A1" table:number-columns-spanned="3" office:value-type="string">
                <text:p text:style-name="P16">Miscellaneous keys</text:p>
              </table:table-cell>
              <table:covered-table-cell/>
              <table:covered-table-cell/>
            </table:table-row>
            <table:table-row table:style-name="Table21.1">
              <table:table-cell table:style-name="Table21.A2" office:value-type="string">
                <text:p text:style-name="P17">|Show version</text:p>
              </table:table-cell>
              <table:table-cell table:style-name="Table21.A2" office:value-type="string">
                <text:p text:style-name="P12">&lt;PF1&gt;&lt;KP8&gt;</text:p>
                <text:p text:style-name="P12">&lt;BLUE&gt;&lt;KP8&gt;</text:p>
              </table:table-cell>
              <table:table-cell table:style-name="Table21.A1" office:value-type="string">
                <text:p text:style-name="P17">VERS</text:p>
              </table:table-cell>
            </table:table-row>
            <table:table-row table:style-name="Table21.1">
              <table:table-cell table:style-name="Table21.A2" office:value-type="string">
                <text:p text:style-name="P17">Show free pool</text:p>
              </table:table-cell>
              <table:table-cell table:style-name="Table21.A2" office:value-type="string">
                <text:p text:style-name="P12">&lt;PF1&gt;&lt;KP9&gt;</text:p>
                <text:p text:style-name="P12">&lt;BLUE&gt;&lt;KP9&gt;</text:p>
              </table:table-cell>
              <table:table-cell table:style-name="Table21.A1" office:value-type="string">
                <text:p text:style-name="P17">FREE</text:p>
              </table:table-cell>
            </table:table-row>
          </table:table-header-rows>
          <table:table-row table:style-name="Table21.1">
            <table:table-cell table:style-name="Table21.A2" office:value-type="string">
              <text:p text:style-name="P17">Keypad Lay-out</text:p>
            </table:table-cell>
            <table:table-cell table:style-name="Table21.A2" office:value-type="string">
              <text:p text:style-name="P12">&lt;PF2&gt;</text:p>
              <text:p text:style-name="P12">&lt;RED&gt;</text:p>
            </table:table-cell>
            <table:table-cell table:style-name="Table21.A1" office:value-type="string">
              <text:p text:style-name="P17">KPHELP</text:p>
            </table:table-cell>
          </table:table-row>
        </table:table>
        <text:h text:style-name="P88" text:outline-level="1"><text:bookmark-start text:name="__RefHeading___Toc8166_644918869"/><text:span text:style-name="Command"><text:span text:style-name="T14">Building MCE</text:span></text:span><text:bookmark-end text:name="__RefHeading___Toc8166_644918869"/></text:h>
        <text:p text:style-name="Standard"/>
        <text:p text:style-name="P18">This section deals with the generation of the MCE-task. The distribution contains the following files.</text:p>
        <text:p text:style-name="P18"/>
        <text:list xml:id="list8932449467574603029" text:style-name="L7">
          <text:list-item>
            <text:p text:style-name="P77"><text:span text:style-name="Command">MCE.MAC<text:tab/><text:tab/></text:span><text:span text:style-name="Command"><text:span text:style-name="T7">Macro source file</text:span></text:span></text:p>
          </text:list-item>
          <text:list-item>
            <text:p text:style-name="P77"><text:span text:style-name="Command">MCEBLD.CMD<text:tab/></text:span><text:span text:style-name="Command"><text:span text:style-name="T7">ICP commandfile to build MCE</text:span></text:span></text:p>
          </text:list-item>
          <text:list-item>
            <text:p text:style-name="P77"><text:span text:style-name="Command">MCEREL.TXT<text:tab/></text:span><text:span text:style-name="Command"><text:span text:style-name="T7">Release notes</text:span></text:span></text:p>
          </text:list-item>
          <text:list-item>
            <text:p text:style-name="P77"><text:span text:style-name="Command">MCE.DOC<text:tab/><text:tab/></text:span><text:span text:style-name="Command"><text:span text:style-name="T7">This manual in Microsoft Word 6.0 format</text:span></text:span></text:p>
          </text:list-item>
        </text:list>
        <text:p text:style-name="P18"><text:span text:style-name="Command"/></text:p>
        <text:p text:style-name="P18">To build The MCE-task you need the following files :</text:p>
        <text:p text:style-name="P18"/>
        <text:list xml:id="list1171599810565886749" text:style-name="L8">
          <text:list-item>
            <text:p text:style-name="P78"><text:span text:style-name="Command">MCE.MAC</text:span></text:p>
          </text:list-item>
          <text:list-item>
            <text:p text:style-name="P78"><text:span text:style-name="Command">MCEBLD.CMD</text:span></text:p>
          </text:list-item>
          <text:list-item>
            <text:p text:style-name="P78"><text:span text:style-name="Command">LB:[1,1]VMLIB.OLB</text:span></text:p>
          </text:list-item>
        </text:list>
        <text:p text:style-name="P18"><text:span text:style-name="Command"/></text:p>
        <text:p text:style-name="P18">You start the building by typing :</text:p>
        <text:p text:style-name="P18"/>
        <text:p text:style-name="P38"><text:span text:style-name="Command">@MCEBLD</text:span> <text:tab/><text:span text:style-name="T7">(works with MCR and DCL)</text:span></text:p>
        <text:p text:style-name="P10"/>
        <text:p text:style-name="P18">Next you are asked to answer questions about which options you want to be included in MCE. The questions that are asked are about :</text:p>
        <text:p text:style-name="P18"/>
        <text:list xml:id="list200695971228432994" text:style-name="L9">
          <text:list-item>
            <text:p text:style-name="P79">MULTIPLE CLI SUPPORT</text:p>
          </text:list-item>
          <text:list-item>
            <text:p text:style-name="P79">INIT-FILE SUPPORT</text:p>
          </text:list-item>
          <text:list-item>
            <text:p text:style-name="P79">COMPOUND COMMANDLINE SUPPORT</text:p>
          </text:list-item>
          <text:list-item>
            <text:p text:style-name="P79">STATUSLINE SUPPORT</text:p>
          </text:list-item>
          <text:list-item>
            <text:p text:style-name="P79">STARTUP AND EXIT MESSAGES</text:p>
          </text:list-item>
          <text:list-item>
            <text:p text:style-name="P79">TYPE OF RT: AND HT: DETECTION</text:p>
          </text:list-item>
          <text:list-item>
            <text:p text:style-name="P79">VT2plus SUPPORT</text:p>
          </text:list-item>
          <text:list-item>
            <text:p text:style-name="P79">VT4plus SUPPORT</text:p>
          </text:list-item>
          <text:list-item>
            <text:p text:style-name="P79">TANDBERG TDV2230 SUPPORT</text:p>
          </text:list-item>
          <text:list-item>
            <text:p text:style-name="P79">EDT-KEYPAD SUPPORT</text:p>
          </text:list-item>
          <text:list-item>
            <text:p text:style-name="P79">USER PROMPT SUPPORT</text:p>
          </text:list-item>
          <text:list-item>
            <text:p text:style-name="P79">EXTENDED PROMPT SUPPORT</text:p>
          </text:list-item>
          <text:list-item>
            <text:p text:style-name="P79">TERMINAL PASSWORD LOCKING</text:p>
          </text:list-item>
          <text:list-item>
            <text:p text:style-name="P79">AUTO INSERT/OVERSTRIKE DEFAULTS</text:p>
          </text:list-item>
          <text:list-item>
            <text:p text:style-name="P79">SAVE OLD COMMANDS DEFAULT</text:p>
          </text:list-item>
          <text:list-item>
            <text:p text:style-name="P79">SAVE INTERNAL COMMANDS DEFAULT</text:p>
          </text:list-item>
          <text:list-item>
            <text:p text:style-name="P79">TERMINAL TIME-OUT SUPPORT</text:p>
          </text:list-item>
          <text:list-item>
            <text:p text:style-name="P79">MINIMAL CMD-LINE LENGTH</text:p>
          </text:list-item>
          <text:list-item>
            <text:p text:style-name="P79">MAXIMUM ENTRIES IN FIFO</text:p>
          </text:list-item>
          <text:list-item>
            <text:p text:style-name="P82">HELP FILE</text:p>
          </text:list-item>
        </text:list>
        <text:p text:style-name="P18"/>
        <text:p text:style-name="P18">MCEBLD.CMD creates the following files:</text:p>
        <text:p text:style-name="P18"><text:soft-page-break/></text:p>
        <text:list xml:id="list119093503434620958" text:style-name="L10">
          <text:list-item>
            <text:p text:style-name="P80"><text:span text:style-name="Command">MCESAVED.DAT<text:tab/><text:tab/></text:span><text:span text:style-name="Command"><text:span text:style-name="T7">Saved Answers</text:span></text:span></text:p>
          </text:list-item>
          <text:list-item>
            <text:p text:style-name="P80"><text:span text:style-name="Command">MCE.HLP<text:tab/><text:tab/><text:tab/></text:span><text:span text:style-name="Command"><text:span text:style-name="T7">Help file</text:span></text:span></text:p>
          </text:list-item>
          <text:list-item>
            <text:p text:style-name="P80"><text:span text:style-name="Command">MCEPRE.MAC<text:tab/><text:tab/></text:span><text:span text:style-name="Command"><text:span text:style-name="T7">Conditional assembly prefix file</text:span></text:span></text:p>
          </text:list-item>
          <text:list-item>
            <text:p text:style-name="P80"><text:span text:style-name="Command">MCEASM.CMD<text:tab/><text:tab/></text:span><text:span text:style-name="Command"><text:span text:style-name="T7">MACRO commandfile</text:span></text:span></text:p>
          </text:list-item>
          <text:list-item>
            <text:p text:style-name="P81"><text:span text:style-name="Command">MCETKB.CMD<text:tab/><text:tab/></text:span><text:span text:style-name="Command"><text:span text:style-name="T7">TKB/LINK commandfile</text:span></text:span></text:p>
          </text:list-item>
        </text:list>
        <text:p text:style-name="Standard"><text:span text:style-name="Command"/></text:p>
        <text:p text:style-name="Standard">Than MCEBLD.CMD invokes:</text:p>
        <text:p text:style-name="Standard"/>
        <text:p text:style-name="P37"><text:span text:style-name="Command">MAC @MCEASM</text:span></text:p>
        <text:p text:style-name="P37"><text:span text:style-name="Command">TKB @MCETKB </text:span><text:span text:style-name="Command"><text:span text:style-name="T14">or</text:span></text:span><text:span text:style-name="Command"> LINK @MCETKB</text:span></text:p>
        <text:p text:style-name="Standard"><text:span text:style-name="Command"/></text:p>
        <text:p text:style-name="Standard">When present MCE will be built with FCSFSL.STB or FCSRES.STB</text:p>
        <text:p text:style-name="Standard"/>
        <text:p text:style-name="Standard">Sample build-sessions can be found in Appendices B and C</text:p>
        <text:h text:style-name="P88" text:outline-level="1"><text:bookmark-start text:name="__RefHeading___Toc8168_644918869"/>Known problems <text:bookmark-end text:name="__RefHeading___Toc8168_644918869"/></text:h>
        <text:p text:style-name="Standard"/>
        <text:h text:style-name="Heading_20_2" text:outline-level="2"><text:bookmark-start text:name="__RefHeading___Toc8170_644918869"/>DCL and installed tasks<text:bookmark-end text:name="__RefHeading___Toc8170_644918869"/></text:h>
        <text:p text:style-name="Standard"/>
        <text:p text:style-name="Standard">MCE has some problems with DCL and installed tasks. DCL does not wait for installed tasks to complete. Compare the two examples below:</text:p>
        <text:p text:style-name="Standard"/>
        <table:table table:name="Table22" table:style-name="Table22">
          <table:table-column table:style-name="Table22.A" table:number-columns-repeated="2"/>
          <table:table-row table:style-name="Table22.1">
            <table:table-cell table:style-name="Table22.A1" office:value-type="string">
              <text:p text:style-name="P37">MCR</text:p>
              <text:p text:style-name="P40"/>
            </table:table-cell>
            <table:table-cell table:style-name="Table22.A1" office:value-type="string">
              <text:p text:style-name="P37">DCL</text:p>
              <text:p text:style-name="P40"/>
            </table:table-cell>
          </table:table-row>
          <table:table-row table:style-name="Table22.1">
            <table:table-cell table:style-name="Table22.A1" office:value-type="string">
              <text:p text:style-name="P37"><text:span text:style-name="Command">+&gt;INS $FOO/TASK=FOO</text:span></text:p>
            </table:table-cell>
            <table:table-cell table:style-name="Table22.A1" office:value-type="string">
              <text:p text:style-name="P37"><text:span text:style-name="Command">+$ INS $FOO/TASK=FOO</text:span></text:p>
            </table:table-cell>
          </table:table-row>
          <table:table-row table:style-name="Table22.1">
            <table:table-cell table:style-name="Table22.A1" office:value-type="string">
              <text:p text:style-name="P37"><text:span text:style-name="Command">+&gt;RUN FOO</text:span></text:p>
            </table:table-cell>
            <table:table-cell table:style-name="Table22.A1" office:value-type="string">
              <text:p text:style-name="P37"><text:span text:style-name="Command">+$ RUN FOO</text:span></text:p>
            </table:table-cell>
          </table:table-row>
          <table:table-row table:style-name="Table22.1">
            <table:table-cell table:style-name="Table22.A1" office:value-type="string">
              <text:p text:style-name="P37"><text:span text:style-name="Command">&gt;</text:span></text:p>
            </table:table-cell>
            <table:table-cell table:style-name="Table22.A1" office:value-type="string">
              <text:p text:style-name="P37"><text:span text:style-name="Command">+$</text:span></text:p>
            </table:table-cell>
          </table:table-row>
        </table:table>
        <text:p text:style-name="Standard"><text:span text:style-name="Command"/></text:p>
        <text:p text:style-name="Standard"><text:s/>To solve this add the following line to MCEINI.DCL :</text:p>
        <text:p text:style-name="Standard"/>
        <text:p text:style-name="P37"><text:span text:style-name="Command">R*UN := RUN ‘P1’/STATUS:TASK</text:span></text:p>
        <text:p text:style-name="Standard"><text:span text:style-name="Command"/></text:p>
        <text:h text:style-name="Heading_20_2" text:outline-level="2"><text:bookmark-start text:name="__RefHeading___Toc8184_644918869"/>MCE on RT:, HT: and LAT terminals<text:bookmark-end text:name="__RefHeading___Toc8184_644918869"/></text:h>
        <text:p text:style-name="Standard"/>
        <text:p text:style-name="P18">A terminal on an RT:, HT: or LAT line that has a task running that attaches the terminal can give some problems. When the line becomes disconnected by network Time-Out’s or manual <text:s/>interference the system tries to log-out the line.</text:p>
        <text:p text:style-name="P18">On those lines BYE can not do I/O if the attached task has a priority higher than BYE. This is an RSX problem. <text:s/>MCE is a task that attaches the terminal and can give problems as mentioned. If BYE is installed with a higher priority than MCE (e.g. MCE 60 and BYE 70) the <text:s/>problem <text:s/>with <text:s/>MCE <text:s/>is solved.</text:p>
        <text:p text:style-name="Standard"/>
        <text:h text:style-name="Heading_20_2" text:outline-level="2"><text:bookmark-start text:name="__RefHeading___Toc8174_644918869"/>Remarks on 8-Bit terminals and lines<text:bookmark-end text:name="__RefHeading___Toc8174_644918869"/></text:h>
        <text:p text:style-name="Standard"/>
        <text:p text:style-name="Standard">A VT2+ terminal in 7-bit mode always sends “normal” Escape-sequences :</text:p>
        <text:p text:style-name="Standard"/>
        <text:p text:style-name="P37"><text:span text:style-name="Command">PF1 = ESC [ P<text:tab/><text:tab/></text:span><text:span text:style-name="Command"><text:span text:style-name="T7">(33, 133, <text:s/>120)</text:span></text:span></text:p>
        <text:p text:style-name="P37"><text:span text:style-name="Command">F20 = ESC ? 3 4 ~<text:tab/></text:span><text:span text:style-name="Command"><text:span text:style-name="T7"><text:tab/>(33, <text:s/>77, <text:s text:c="2"/>63, 64, 176)</text:span></text:span></text:p>
        <text:p text:style-name="Standard"><text:span text:style-name="Command"/></text:p>
        <text:p text:style-name="Standard">The EBC, RPA, PASTHRU settings of the TI: do not have effect on the processing of those keys.</text:p>
        <text:p text:style-name="Standard"/>
        <text:p text:style-name="Standard">A VT2+ terminal in 8-bit mode sends other sequences :</text:p>
        <text:p text:style-name="Standard"/>
        <text:p text:style-name="P37"><text:span text:style-name="Command">PF1 = SS3 P<text:tab/><text:tab/><text:tab/></text:span><text:span text:style-name="Command"><text:span text:style-name="T7">(217, 120)</text:span></text:span></text:p>
        <text:p text:style-name="P37"><text:span text:style-name="Command">F20 = CSI 3 4 ~<text:tab/><text:tab/></text:span><text:span text:style-name="Command"><text:span text:style-name="T7">(233, <text:s/>63, <text:s/>64, 176)</text:span></text:span></text:p>
        <text:p text:style-name="Standard"><text:span text:style-name="Command"/></text:p>
        <text:p text:style-name="Standard">In this case the EBC, RPA, PASTHRU settings of the TI: do have effect. Although they do different things one of the options MUST be set to <text:span text:style-name="Command">“on”</text:span> to let MCE see the keypad keys the right way.</text:p>
        <text:p text:style-name="Standard"><text:soft-page-break/>The IO.RST used by MCE sees the following terminating characters in IOSTB+1 :</text:p>
        <text:p text:style-name="Standard"/>
        <table:table table:name="Table23" table:style-name="Table23">
          <table:table-column table:style-name="Table23.A" table:number-columns-repeated="6"/>
          <table:table-row table:style-name="Table23.1">
            <table:table-cell table:style-name="Table23.A1" office:value-type="string">
              <text:p text:style-name="P13"><text:span text:style-name="Command"><text:span text:style-name="T18">EBC</text:span></text:span></text:p>
            </table:table-cell>
            <table:table-cell table:style-name="Table23.A1" office:value-type="string">
              <text:p text:style-name="P13"><text:span text:style-name="Command"><text:span text:style-name="T18">RPA</text:span></text:span></text:p>
            </table:table-cell>
            <table:table-cell table:style-name="Table23.A1" office:value-type="string">
              <text:p text:style-name="P13"><text:span text:style-name="Command"><text:span text:style-name="T18">PASTHRU</text:span></text:span></text:p>
            </table:table-cell>
            <table:table-cell table:style-name="Table23.A1" office:value-type="string">
              <text:p text:style-name="P13"><text:span text:style-name="Command"><text:span text:style-name="T18">SS3</text:span></text:span></text:p>
            </table:table-cell>
            <table:table-cell table:style-name="Table23.A1" office:value-type="string">
              <text:p text:style-name="P13"><text:span text:style-name="Command"><text:span text:style-name="T18">CSI</text:span></text:span></text:p>
            </table:table-cell>
            <table:table-cell table:style-name="Table23.A1" office:value-type="string">
              <text:p text:style-name="P13"><text:span text:style-name="Command"><text:span text:style-name="T18">MCE</text:span></text:span></text:p>
            </table:table-cell>
          </table:table-row>
          <table:table-row table:style-name="Table23.1">
            <table:table-cell table:style-name="Table23.A2" office:value-type="string">
              <text:p text:style-name="P13"><text:span text:style-name="Command">0</text:span></text:p>
            </table:table-cell>
            <table:table-cell table:style-name="Table23.A2" office:value-type="string">
              <text:p text:style-name="P13"><text:span text:style-name="Command">0</text:span></text:p>
            </table:table-cell>
            <table:table-cell table:style-name="Table23.A2" office:value-type="string">
              <text:p text:style-name="P13"><text:span text:style-name="Command">0</text:span></text:p>
            </table:table-cell>
            <table:table-cell table:style-name="Table23.A2" office:value-type="string">
              <text:p text:style-name="P13"><text:span text:style-name="Command">0</text:span></text:p>
            </table:table-cell>
            <table:table-cell table:style-name="Table23.A2" office:value-type="string">
              <text:p text:style-name="P13"><text:span text:style-name="Command">33</text:span></text:p>
            </table:table-cell>
            <table:table-cell table:style-name="Table23.A2" office:value-type="string">
              <text:p text:style-name="P13"><text:span text:style-name="Command">not OK</text:span></text:p>
            </table:table-cell>
          </table:table-row>
          <table:table-row table:style-name="Table23.1">
            <table:table-cell table:style-name="Table23.A2" office:value-type="string">
              <text:p text:style-name="P13"><text:span text:style-name="Command">0</text:span></text:p>
            </table:table-cell>
            <table:table-cell table:style-name="Table23.A2" office:value-type="string">
              <text:p text:style-name="P13"><text:span text:style-name="Command">0</text:span></text:p>
            </table:table-cell>
            <table:table-cell table:style-name="Table23.A2" office:value-type="string">
              <text:p text:style-name="P13"><text:span text:style-name="Command">1</text:span></text:p>
            </table:table-cell>
            <table:table-cell table:style-name="Table23.A2" office:value-type="string">
              <text:p text:style-name="P13"><text:span text:style-name="Command">17</text:span></text:p>
            </table:table-cell>
            <table:table-cell table:style-name="Table23.A2" office:value-type="string">
              <text:p text:style-name="P13"><text:span text:style-name="Command">33</text:span></text:p>
            </table:table-cell>
            <table:table-cell table:style-name="Table23.A2" office:value-type="string">
              <text:p text:style-name="P13"><text:span text:style-name="Command">OK</text:span></text:p>
            </table:table-cell>
          </table:table-row>
          <table:table-row table:style-name="Table23.1">
            <table:table-cell table:style-name="Table23.A2" office:value-type="string">
              <text:p text:style-name="P13"><text:span text:style-name="Command">0</text:span></text:p>
            </table:table-cell>
            <table:table-cell table:style-name="Table23.A2" office:value-type="string">
              <text:p text:style-name="P13"><text:span text:style-name="Command">1</text:span></text:p>
            </table:table-cell>
            <table:table-cell table:style-name="Table23.A2" office:value-type="string">
              <text:p text:style-name="P13"><text:span text:style-name="Command">0</text:span></text:p>
            </table:table-cell>
            <table:table-cell table:style-name="Table23.A2" office:value-type="string">
              <text:p text:style-name="P13"><text:span text:style-name="Command">17</text:span></text:p>
            </table:table-cell>
            <table:table-cell table:style-name="Table23.A2" office:value-type="string">
              <text:p text:style-name="P13"><text:span text:style-name="Command">33</text:span></text:p>
            </table:table-cell>
            <table:table-cell table:style-name="Table23.A2" office:value-type="string">
              <text:p text:style-name="P13"><text:span text:style-name="Command">OK</text:span></text:p>
            </table:table-cell>
          </table:table-row>
          <table:table-row table:style-name="Table23.1">
            <table:table-cell table:style-name="Table23.A2" office:value-type="string">
              <text:p text:style-name="P13"><text:span text:style-name="Command">0</text:span></text:p>
            </table:table-cell>
            <table:table-cell table:style-name="Table23.A2" office:value-type="string">
              <text:p text:style-name="P13"><text:span text:style-name="Command">1</text:span></text:p>
            </table:table-cell>
            <table:table-cell table:style-name="Table23.A2" office:value-type="string">
              <text:p text:style-name="P13"><text:span text:style-name="Command">1</text:span></text:p>
            </table:table-cell>
            <table:table-cell table:style-name="Table23.A2" office:value-type="string">
              <text:p text:style-name="P13"><text:span text:style-name="Command">17</text:span></text:p>
            </table:table-cell>
            <table:table-cell table:style-name="Table23.A2" office:value-type="string">
              <text:p text:style-name="P13"><text:span text:style-name="Command">33</text:span></text:p>
            </table:table-cell>
            <table:table-cell table:style-name="Table23.A2" office:value-type="string">
              <text:p text:style-name="P13"><text:span text:style-name="Command">OK</text:span></text:p>
            </table:table-cell>
          </table:table-row>
          <table:table-row table:style-name="Table23.1">
            <table:table-cell table:style-name="Table23.A2" office:value-type="string">
              <text:p text:style-name="P13"><text:span text:style-name="Command">1</text:span></text:p>
            </table:table-cell>
            <table:table-cell table:style-name="Table23.A2" office:value-type="string">
              <text:p text:style-name="P13"><text:span text:style-name="Command">0</text:span></text:p>
            </table:table-cell>
            <table:table-cell table:style-name="Table23.A2" office:value-type="string">
              <text:p text:style-name="P13"><text:span text:style-name="Command">0</text:span></text:p>
            </table:table-cell>
            <table:table-cell table:style-name="Table23.A2" office:value-type="string">
              <text:p text:style-name="P13"><text:span text:style-name="Command">217</text:span></text:p>
            </table:table-cell>
            <table:table-cell table:style-name="Table23.A2" office:value-type="string">
              <text:p text:style-name="P13"><text:span text:style-name="Command">233</text:span></text:p>
            </table:table-cell>
            <table:table-cell table:style-name="Table23.A2" office:value-type="string">
              <text:p text:style-name="P13"><text:span text:style-name="Command">OK</text:span></text:p>
            </table:table-cell>
          </table:table-row>
          <table:table-row table:style-name="Table23.1">
            <table:table-cell table:style-name="Table23.A2" office:value-type="string">
              <text:p text:style-name="P13"><text:span text:style-name="Command">1</text:span></text:p>
            </table:table-cell>
            <table:table-cell table:style-name="Table23.A2" office:value-type="string">
              <text:p text:style-name="P13"><text:span text:style-name="Command">0</text:span></text:p>
            </table:table-cell>
            <table:table-cell table:style-name="Table23.A2" office:value-type="string">
              <text:p text:style-name="P13"><text:span text:style-name="Command">1</text:span></text:p>
            </table:table-cell>
            <table:table-cell table:style-name="Table23.A2" office:value-type="string">
              <text:p text:style-name="P13"><text:span text:style-name="Command">217</text:span></text:p>
            </table:table-cell>
            <table:table-cell table:style-name="Table23.A2" office:value-type="string">
              <text:p text:style-name="P13"><text:span text:style-name="Command">233</text:span></text:p>
            </table:table-cell>
            <table:table-cell table:style-name="Table23.A2" office:value-type="string">
              <text:p text:style-name="P13"><text:span text:style-name="Command">OK</text:span></text:p>
            </table:table-cell>
          </table:table-row>
          <table:table-row table:style-name="Table23.1">
            <table:table-cell table:style-name="Table23.A2" office:value-type="string">
              <text:p text:style-name="P13"><text:span text:style-name="Command">1</text:span></text:p>
            </table:table-cell>
            <table:table-cell table:style-name="Table23.A2" office:value-type="string">
              <text:p text:style-name="P13"><text:span text:style-name="Command">1</text:span></text:p>
            </table:table-cell>
            <table:table-cell table:style-name="Table23.A2" office:value-type="string">
              <text:p text:style-name="P13"><text:span text:style-name="Command">0</text:span></text:p>
            </table:table-cell>
            <table:table-cell table:style-name="Table23.A2" office:value-type="string">
              <text:p text:style-name="P13"><text:span text:style-name="Command">217</text:span></text:p>
            </table:table-cell>
            <table:table-cell table:style-name="Table23.A2" office:value-type="string">
              <text:p text:style-name="P13"><text:span text:style-name="Command">233</text:span></text:p>
            </table:table-cell>
            <table:table-cell table:style-name="Table23.A2" office:value-type="string">
              <text:p text:style-name="P13"><text:span text:style-name="Command">OK</text:span></text:p>
            </table:table-cell>
          </table:table-row>
          <table:table-row table:style-name="Table23.1">
            <table:table-cell table:style-name="Table23.A2" office:value-type="string">
              <text:p text:style-name="P13"><text:span text:style-name="Command">1</text:span></text:p>
            </table:table-cell>
            <table:table-cell table:style-name="Table23.A2" office:value-type="string">
              <text:p text:style-name="P13"><text:span text:style-name="Command">1</text:span></text:p>
            </table:table-cell>
            <table:table-cell table:style-name="Table23.A2" office:value-type="string">
              <text:p text:style-name="P13"><text:span text:style-name="Command">1</text:span></text:p>
            </table:table-cell>
            <table:table-cell table:style-name="Table23.A2" office:value-type="string">
              <text:p text:style-name="P13"><text:span text:style-name="Command">217</text:span></text:p>
            </table:table-cell>
            <table:table-cell table:style-name="Table23.A2" office:value-type="string">
              <text:p text:style-name="P13"><text:span text:style-name="Command">233</text:span></text:p>
            </table:table-cell>
            <table:table-cell table:style-name="Table23.A2" office:value-type="string">
              <text:p text:style-name="P13"><text:span text:style-name="Command">OK</text:span></text:p>
            </table:table-cell>
          </table:table-row>
        </table:table>
        <text:p text:style-name="Standard"><text:span text:style-name="Command"/></text:p>
        <text:p text:style-name="Standard"/>
        <text:p text:style-name="Standard"/>
        <text:p text:style-name="Standard"/>
        <text:p text:style-name="Standard"/>
        <text:p text:style-name="Standard"><text:span text:style-name="T6">Note :</text:span> Always look at the release notes in MCEREL.TXT to see the latest information.</text:p>
      </text:section>
      <text:section text:style-name="Sect3" text:name="Section5">
        <text:p text:style-name="Standard"/>
        <text:p text:style-name="P83"/>
        <text:p text:style-name="Standard"/>
        <text:p text:style-name="Standard"/>
        <text:p text:style-name="P4"><text:bookmark-start text:name="__RefHeading___Toc8190_644918869"/>APPENDIX A<text:bookmark-end text:name="__RefHeading___Toc8190_644918869"/></text:p>
        <text:p text:style-name="Standard"/>
        <text:list xml:id="list4136901255125856299" text:style-name="WW8StyleNum">
          <text:list-item>
            <text:p text:style-name="headersub"><text:bookmark-start text:name="__RefHeading___Toc8192_644918869"/>Example of an Init-<text:span text:style-name="T60">F</text:span>ile<text:bookmark-end text:name="__RefHeading___Toc8192_644918869"/></text:p>
          </text:list-item>
        </text:list>
        <text:p text:style-name="Standard"/>
        <text:p text:style-name="P31"/>
        <text:p text:style-name="P37"><text:span text:style-name="Command">!</text:span></text:p>
        <text:p text:style-name="P37"><text:span text:style-name="Command">! <text:s text:c="6"/>LB:[</text:span><text:span text:style-name="Command"><text:span text:style-name="T60">SYSTEM</text:span></text:span><text:span text:style-name="Command">]MCEINI.MCR</text:span></text:p>
        <text:p text:style-name="P37"><text:span text:style-name="Command">!</text:span></text:p>
        <text:p text:style-name="P37"><text:span text:style-name="Command"><text:s text:c="8"/>MCE <text:s text:c="2"/>STATUS <text:s text:c="2"/>ON</text:span></text:p>
        <text:p text:style-name="P37"><text:span text:style-name="Command"><text:s text:c="8"/>MCE <text:s text:c="2"/>SVINTERN OFF</text:span></text:p>
        <text:p text:style-name="P37"><text:span text:style-name="Command"><text:s text:c="8"/>MCE <text:s text:c="2"/>USPROMPT Oldie&gt;</text:span></text:p>
        <text:p text:style-name="P37"><text:span text:style-name="Command">!</text:span></text:p>
        <text:p text:style-name="P37"><text:span text:style-name="Command"><text:s text:c="8"/>? <text:s text:c="14"/>:= HELP</text:span></text:p>
        <text:p text:style-name="P37"><text:span text:style-name="Command"><text:s text:c="8"/>AS*SEMBLE <text:s text:c="6"/>:= MAC @'P1'ASM</text:span></text:p>
        <text:p text:style-name="P37"><text:span text:style-name="Command"><text:s text:c="8"/>CO*PY <text:s text:c="10"/>:= PIP 'P2'/NV='P1'</text:span></text:p>
        <text:p text:style-name="P37"><text:span text:style-name="Command"><text:s text:c="8"/>D*IR <text:s text:c="11"/>:= DIR</text:span></text:p>
        <text:p text:style-name="P37"><text:span text:style-name="Command"><text:s text:c="8"/>FO <text:s text:c="13"/>:= FOR @'P1'FTN</text:span></text:p>
        <text:p text:style-name="P37"><text:span text:style-name="Command"><text:s text:c="8"/>F20 <text:s text:c="12"/>:= CLR</text:span></text:p>
        <text:p text:style-name="P37"><text:span text:style-name="Command"><text:s text:c="8"/>LI*NK <text:s text:c="10"/>:= TKB @'P1'TKB</text:span></text:p>
        <text:p text:style-name="P37"><text:span text:style-name="Command"><text:s text:c="8"/>MO*VE <text:s text:c="10"/>:= PIP 'P2'/NV='P1' &amp; PIP 'P1';0/DE/NM</text:span></text:p>
        <text:p text:style-name="P37"><text:span text:style-name="Command"><text:s text:c="8"/>RE*NAME <text:s text:c="8"/>:= PIP 'P2'='P1'/RE</text:span></text:p>
        <text:p text:style-name="P37"><text:span text:style-name="Command"><text:s text:c="8"/>R*UN <text:s text:c="11"/>:= RUN</text:span></text:p>
        <text:p text:style-name="P37"><text:span text:style-name="Command"><text:s text:c="8"/>BLD <text:s text:c="12"/>:= MAC @'P1'ASM &amp; TKB @'P1'TKB</text:span></text:p>
        <text:p text:style-name="P37"><text:span text:style-name="Command">!</text:span></text:p>
        <text:p text:style-name="P37"><text:span text:style-name="Command">! Next command let you change to DCL and read the MCEINI.DCL file(s)</text:span></text:p>
        <text:p text:style-name="P37"><text:span text:style-name="Command">!</text:span></text:p>
        <text:p text:style-name="P37"><text:span text:style-name="Command"><text:s text:c="8"/>GODCL <text:s text:c="10"/>:= SET /DCL=TI: &amp; MCE REPLACE</text:span></text:p>
        <text:p text:style-name="P37"><text:span text:style-name="Command">!</text:span></text:p>
        <text:p text:style-name="P37"><text:span text:style-name="Command">! MCR Commands...</text:span></text:p>
        <text:p text:style-name="P37"><text:span text:style-name="Command">!</text:span></text:p>
        <text:p text:style-name="P37"><text:span text:style-name="Command"><text:s text:c="8"/>CLR <text:s text:c="12"/>! Clear screen</text:span></text:p>
        <text:p text:style-name="P37"><text:span text:style-name="Command"><text:s text:c="8"/>MCE ECHO ON <text:s text:c="4"/>! Echo on</text:span></text:p>
        <text:p text:style-name="P37"><text:span text:style-name="Command">!</text:span></text:p>
        <text:p text:style-name="P37"><text:span text:style-name="Command">! ***WARNING*** -- The system will be down for PM next Friday</text:span></text:p>
        <text:p text:style-name="P37"><text:span text:style-name="Command">!</text:span></text:p>
        <text:p text:style-name="P37"><text:span text:style-name="Command"><text:s text:c="8"/>MCE ECHO OFF <text:s text:c="3"/>! Echo off</text:span></text:p>
        <text:p text:style-name="P37"><text:span text:style-name="Command"><text:s text:c="8"/>TIM <text:s text:c="12"/>! Show time and date</text:span></text:p>
        <text:p text:style-name="P37"><text:span text:style-name="Command">!</text:span></text:p>
        <text:p text:style-name="P37"><text:span text:style-name="Command">! End of LB:[</text:span><text:span text:style-name="Command"><text:span text:style-name="T60">SYSTEM</text:span></text:span><text:span text:style-name="Command">]MCEINI.MCR</text:span></text:p>
        <text:p text:style-name="P37"><text:span text:style-name="Command">!</text:span></text:p>
        <text:p text:style-name="P6"><text:bookmark-start text:name="__RefHeading___Toc8194_644918869"/>APPENDIX B<text:bookmark-end text:name="__RefHeading___Toc8194_644918869"/></text:p>
        <text:p text:style-name="P3"/>
        <text:list xml:id="list235228689707237" text:continue-numbering="true" text:style-name="WW8StyleNum">
          <text:list-item>
            <text:p text:style-name="headersub"><text:bookmark-start text:name="__RefHeading___Toc8196_644918869"/>Sample MCE build-session<text:span text:style-name="T21"> </text:span><text:span text:style-name="Command"><text:span text:style-name="T22">(RSX-11M with MCR and no saved answers)</text:span></text:span><text:bookmark-end text:name="__RefHeading___Toc8196_644918869"/></text:p>
          </text:list-item>
        </text:list>
        <text:p text:style-name="Standard"><text:span text:style-name="Command"/></text:p>
        <text:p text:style-name="Standard"><text:span text:style-name="Command">&gt;@mcebld</text:span></text:p>
        <text:p text:style-name="Standard"><text:span text:style-name="Command"/></text:p>
        <text:p text:style-name="Standard"><text:span text:style-name="Command"><text:s text:c="7"/>+---------------+</text:span></text:p>
        <text:p text:style-name="Standard"><text:span text:style-name="Command"><text:s text:c="7"/>| <text:s text:c="2"/>+-------+ <text:s text:c="2"/>|</text:span></text:p>
        <text:p text:style-name="Standard"><text:span text:style-name="Command"><text:s text:c="7"/>| <text:s/>/ <text:s text:c="8"/>\ <text:s/>|</text:span></text:p>
        <text:p text:style-name="Standard"><text:span text:style-name="Command"><text:s text:c="7"/>| / D E C U S \ | <text:s text:c="2"/>D E C U S <text:s/>makes it work</text:span></text:p>
        <text:p text:style-name="Standard"><text:span text:style-name="Command"><text:s text:c="7"/>| \ <text:s text:c="2"/>P D P <text:s text:c="2"/>/ |</text:span></text:p>
        <text:p text:style-name="Standard"><text:span text:style-name="Command"><text:s text:c="7"/>| <text:s/>\ <text:s/>S I G <text:s/>/ <text:s/>|</text:span></text:p>
        <text:p text:style-name="Standard"><text:span text:style-name="Command"><text:s text:c="7"/>| <text:s text:c="2"/>+-------+ <text:s text:c="2"/>|</text:span></text:p>
        <text:p text:style-name="Standard"><text:span text:style-name="Command"><text:s text:c="7"/>+---------------+</text:span></text:p>
        <text:p text:style-name="Standard"><text:span text:style-name="Command"/></text:p>
        <text:p text:style-name="Standard"><text:span text:style-name="Command">MCEBLD.CMD -- Commandfile to build the MCE Commandline editor V4.28</text:span></text:p>
        <text:p text:style-name="Standard"><text:span text:style-name="Command"/></text:p>
        <text:p text:style-name="Standard"><text:span text:style-name="Command"/></text:p>
        <text:p text:style-name="Standard"><text:span text:style-name="Command"><text:s/>This Commandfile builds YOUR version of MCE. It prompts for several</text:span></text:p>
        <text:p text:style-name="Standard"><text:span text:style-name="Command"><text:s/>options to be build in MCE. It creates a conditional assembly</text:span></text:p>
        <text:p text:style-name="Standard"><text:span text:style-name="Command"><text:s/>definition file called MCEPRE.MAC, two Commandfiles MCEASM.CMD and</text:span></text:p>
        <text:p text:style-name="Standard"><text:span text:style-name="Command"><text:s/>MCETKB.CMD and optionally a helpfile MCE.HLP. If you already have those</text:span></text:p>
        <text:p text:style-name="Standard"><text:span text:style-name="Command"><text:s/>files you can restart MCEBLD with "@MCEBLD MAC" to assemble and</text:span></text:p>
        <text:p text:style-name="Standard"><text:span text:style-name="Command"><text:s/>taskbuild or "@MCEBLD LINK" to taskbuild.</text:span></text:p>
        <text:p text:style-name="Standard"><text:span text:style-name="Command"/></text:p>
        <text:p text:style-name="Standard"><text:span text:style-name="Command">*****</text:span></text:p>
        <text:p text:style-name="Standard"><text:span text:style-name="Command"/></text:p>
        <text:p text:style-name="Standard"><text:span text:style-name="Command"><text:s/>MCEBLD can use saved answers from a previous session.</text:span></text:p>
        <text:p text:style-name="Standard"><text:span text:style-name="Command"/></text:p>
        <text:p text:style-name="Standard"><text:span text:style-name="Command"><text:s/>MCEBLD can use the saved answers as default and still ask questions</text:span></text:p>
        <text:p text:style-name="Standard"><text:span text:style-name="Command"><text:s/>or it can directly use these answers and skip the questions which</text:span></text:p>
        <text:p text:style-name="Standard"><text:span text:style-name="Command"><text:s/>answers are defined.</text:span></text:p>
        <text:p text:style-name="Standard"><text:span text:style-name="Command"/></text:p>
        <text:p text:style-name="Standard"><text:span text:style-name="Command"/></text:p>
        <text:p text:style-name="Standard"><text:span text:style-name="Command">MCEBLD -- Do you have a saved answer file [D:N] :</text:span></text:p>
        <text:p text:style-name="Standard"><text:span text:style-name="Command"/></text:p>
        <text:p text:style-name="Standard"><text:span text:style-name="Command">*****</text:span></text:p>
        <text:p text:style-name="Standard"><text:span text:style-name="Command"/></text:p>
        <text:p text:style-name="Standard"><text:span text:style-name="Command"><text:s/>MCEBLD can save answers for a future session</text:span></text:p>
        <text:p text:style-name="Standard"><text:span text:style-name="Command"/></text:p>
        <text:p text:style-name="Standard"><text:span text:style-name="Command">MCEBLD -- Do you want to save answers [D:N] : y</text:span></text:p>
        <text:p text:style-name="Standard"><text:span text:style-name="Command">MCEBLD -- Name of the saved answer file [D:MCESAVED.DAT] :</text:span></text:p>
        <text:p text:style-name="Standard"><text:span text:style-name="Command"/></text:p>
        <text:p text:style-name="Standard"><text:span text:style-name="Command">*****</text:span></text:p>
        <text:p text:style-name="Standard"><text:span text:style-name="Command"/></text:p>
        <text:p text:style-name="Standard"><text:span text:style-name="Command"><text:s/>The standard CLI (Commandline Interpreter) of RSX is MCR.</text:span></text:p>
        <text:p text:style-name="Standard"><text:span text:style-name="Command"><text:s/>When your system supports the use of other CLIs such as DCL than</text:span></text:p>
        <text:p text:style-name="Standard"><text:span text:style-name="Command"><text:s/>include multiple CLI support in MCE.</text:span></text:p>
        <text:p text:style-name="Standard"><text:span text:style-name="Command"/></text:p>
        <text:p text:style-name="Standard"><text:span text:style-name="Command">MCEBLD -- Want the multiple CLI support [D:N] ? y</text:span></text:p>
        <text:p text:style-name="Standard"><text:span text:style-name="Command"/></text:p>
        <text:p text:style-name="Standard"><text:span text:style-name="Command">*****</text:span></text:p>
        <text:p text:style-name="Standard"><text:span text:style-name="Command"/></text:p>
        <text:p text:style-name="Standard"><text:span text:style-name="Command"><text:s/>When Init-file support is included MCE reads initialization files</text:span></text:p>
        <text:p text:style-name="Standard"><text:span text:style-name="Command"><text:s/>which can contain Commanddefinitions Internal- and CLI-Commands.</text:span></text:p>
        <text:p text:style-name="Standard"><text:soft-page-break/><text:span text:style-name="Command"/></text:p>
        <text:p text:style-name="Standard"><text:span text:style-name="Command"><text:s/>Files are searched in this order:</text:span></text:p>
        <text:p text:style-name="Standard"><text:span text:style-name="Command"/></text:p>
        <text:p text:style-name="Standard"><text:span text:style-name="Command"><text:s text:c="5"/>LB:[1,2]MCEINI.xxx, followed by SY:[CurDir]MCEINI.xxx,</text:span></text:p>
        <text:p text:style-name="Standard"><text:span text:style-name="Command"/></text:p>
        <text:p text:style-name="Standard"><text:span text:style-name="Command"><text:s/>where "xxx" is the name of the CLI defined for the terminal invoking</text:span></text:p>
        <text:p text:style-name="Standard"><text:span text:style-name="Command"><text:s/>MCE and "CurDir" is the default directory at the startup of MCE.</text:span></text:p>
        <text:p text:style-name="Standard"><text:span text:style-name="Command"/></text:p>
        <text:p text:style-name="Standard"><text:span text:style-name="Command"><text:s/>This algorithm divides Commanddefinitions into 2 groups:</text:span></text:p>
        <text:p text:style-name="Standard"><text:span text:style-name="Command"><text:s/>A system-wide set in LB:[1,2], followed by a users private set.</text:span></text:p>
        <text:p text:style-name="Standard"><text:span text:style-name="Command"/></text:p>
        <text:p text:style-name="Standard"><text:span text:style-name="Command">MCEBLD -- Want the MCE Init-file support [D:N] ? y</text:span></text:p>
        <text:p text:style-name="Standard"><text:span text:style-name="Command"/></text:p>
        <text:p text:style-name="Standard"><text:span text:style-name="Command">*****</text:span></text:p>
        <text:p text:style-name="Standard"><text:span text:style-name="Command"/></text:p>
        <text:p text:style-name="Standard"><text:span text:style-name="Command"><text:s/>MCE allows definitions of compound Commands.</text:span></text:p>
        <text:p text:style-name="Standard"><text:span text:style-name="Command"><text:s/>Using the ampersand (&amp;) sign one can define an MCE Command as a</text:span></text:p>
        <text:p text:style-name="Standard"><text:span text:style-name="Command"><text:s/>sequence of multiple CLI Commands :</text:span></text:p>
        <text:p text:style-name="Standard"><text:span text:style-name="Command"/></text:p>
        <text:p text:style-name="Standard"><text:span text:style-name="Command"><text:s text:c="15"/>E.g. <text:s text:c="3"/>+&gt;STAT := TIM &amp; PIP /LI &amp; ACT /ALL ..... etc.</text:span></text:p>
        <text:p text:style-name="Standard"><text:span text:style-name="Command"/></text:p>
        <text:p text:style-name="Standard"><text:span text:style-name="Command"><text:s/>or directly: <text:s/>E.g. <text:s text:c="3"/>+&gt;MAC @TASKASM &amp; TKB @TASKTKB</text:span></text:p>
        <text:p text:style-name="Standard"><text:span text:style-name="Command"/></text:p>
        <text:p text:style-name="Standard"><text:span text:style-name="Command">MCEBLD -- Want the compound Command support [D:N] ? y</text:span></text:p>
        <text:p text:style-name="Standard"><text:span text:style-name="Command"/></text:p>
        <text:p text:style-name="Standard"><text:span text:style-name="Command">*****</text:span></text:p>
        <text:p text:style-name="Standard"><text:span text:style-name="Command"/></text:p>
        <text:p text:style-name="Standard"><text:span text:style-name="Command"><text:s/>It is possible to include statusline support.</text:span></text:p>
        <text:p text:style-name="Standard"><text:span text:style-name="Command"><text:s/>The statusline shows the different settings and FIFO-parameters of</text:span></text:p>
        <text:p text:style-name="Standard"><text:span text:style-name="Command"><text:s/>MCE and can be switched on/off with MCE STATus on/off</text:span></text:p>
        <text:p text:style-name="Standard"><text:span text:style-name="Command"><text:s/>Line 24 is used for status information.</text:span></text:p>
        <text:p text:style-name="Standard"><text:span text:style-name="Command"/></text:p>
        <text:p text:style-name="Standard"><text:span text:style-name="Command">MCEBLD -- Want Statusline/Statusmessage support [D:N] ? y</text:span></text:p>
        <text:p text:style-name="Standard"><text:span text:style-name="Command">MCEBLD -- Want statusline ON by default <text:s text:c="8"/>[D:N] ?</text:span></text:p>
        <text:p text:style-name="Standard"><text:span text:style-name="Command"/></text:p>
        <text:p text:style-name="Standard"><text:span text:style-name="Command">*****</text:span></text:p>
        <text:p text:style-name="Standard"><text:span text:style-name="Command"/></text:p>
        <text:p text:style-name="Standard"><text:span text:style-name="Command"><text:s/>The startup and exit messages like :</text:span></text:p>
        <text:p text:style-name="Standard"><text:span text:style-name="Command"/></text:p>
        <text:p text:style-name="Standard"><text:span text:style-name="Command"><text:s text:c="5"/>"MCE -- CLI Commandline Editor V4.28" <text:s text:c="2"/>and <text:s text:c="2"/>"MCE -- Exit"</text:span></text:p>
        <text:p text:style-name="Standard"><text:span text:style-name="Command"/></text:p>
        <text:p text:style-name="Standard"><text:span text:style-name="Command"><text:s/>are optional.</text:span></text:p>
        <text:p text:style-name="Standard"><text:span text:style-name="Command"/></text:p>
        <text:p text:style-name="Standard"><text:span text:style-name="Command">MCEBLD -- Want Startup and exit messages [D:N] ? y</text:span></text:p>
        <text:p text:style-name="Standard"><text:span text:style-name="Command"/></text:p>
        <text:p text:style-name="Standard"><text:span text:style-name="Command">*****</text:span></text:p>
        <text:p text:style-name="Standard"><text:span text:style-name="Command"/></text:p>
        <text:p text:style-name="Standard"><text:span text:style-name="Command"><text:s/>When starting MCE via a remote terminal (RT: or HT:) problems may occur</text:span></text:p>
        <text:p text:style-name="Standard"><text:span text:style-name="Command"><text:s/>if the local system is VMS with its Commandline editor enabled.</text:span></text:p>
        <text:p text:style-name="Standard"><text:span text:style-name="Command"><text:s/>MCE can detect if it was started via a remote terminal and can do</text:span></text:p>
        <text:p text:style-name="Standard"><text:span text:style-name="Command"><text:s/>3 different things :</text:span></text:p>
        <text:p text:style-name="Standard"><text:span text:style-name="Command"/></text:p>
        <text:p text:style-name="Standard"><text:span text:style-name="Command"><text:s text:c="8"/>1. Give the following message:</text:span></text:p>
        <text:p text:style-name="Standard"><text:span text:style-name="Command"/></text:p>
        <text:p text:style-name="Standard"><text:span text:style-name="Command"><text:s text:c="12"/>MCE -- ** WARNING ** Started on a Remote Terminal.</text:span></text:p>
        <text:p text:style-name="Standard"><text:soft-page-break/><text:span text:style-name="Command"><text:s text:c="19"/>If your local system is OpenVMS with its Commandline</text:span></text:p>
        <text:p text:style-name="Standard"><text:span text:style-name="Command"><text:s text:c="19"/>editor enabled please type "MCE EXIT"</text:span></text:p>
        <text:p text:style-name="Standard"><text:span text:style-name="Command"/></text:p>
        <text:p text:style-name="Standard"><text:span text:style-name="Command"><text:s text:c="8"/>2. Give the following message and exit :</text:span></text:p>
        <text:p text:style-name="Standard"><text:span text:style-name="Command"/></text:p>
        <text:p text:style-name="Standard"><text:span text:style-name="Command"><text:s text:c="12"/>MCE -- Started on a Remote Terminal. Exiting .....</text:span></text:p>
        <text:p text:style-name="Standard"><text:span text:style-name="Command"/></text:p>
        <text:p text:style-name="Standard"><text:span text:style-name="Command"><text:s text:c="8"/>3. Do nothing</text:span></text:p>
        <text:p text:style-name="Standard"><text:span text:style-name="Command"/></text:p>
        <text:p text:style-name="Standard"><text:span text:style-name="Command">MCEBLD -- Which option for RT: [D:1] : 2</text:span></text:p>
        <text:p text:style-name="Standard"><text:span text:style-name="Command">MCEBLD -- Which option for HT: [D:1] : 2</text:span></text:p>
        <text:p text:style-name="Standard"><text:span text:style-name="Command"/></text:p>
        <text:p text:style-name="Standard"><text:span text:style-name="Command">*****</text:span></text:p>
        <text:p text:style-name="Standard"><text:span text:style-name="Command"/></text:p>
        <text:p text:style-name="Standard"><text:span text:style-name="Command"><text:s/>VT2plus support enables the use of VT2xx, VT3xx, VT4xx and VT5xx</text:span></text:p>
        <text:p text:style-name="Standard"><text:span text:style-name="Command"><text:s/>terminals. The keys &lt;F11&gt;, &lt;F12&gt; and &lt;F13&gt; work as &lt;ESC&gt;, &lt;BS&gt; and</text:span></text:p>
        <text:p text:style-name="Standard"><text:span text:style-name="Command"><text:s/>&lt;LF&gt;. The keys &lt;HELP&gt;, &lt;DO&gt; etc. can also be used and it is possible</text:span></text:p>
        <text:p text:style-name="Standard"><text:span text:style-name="Command"><text:s/>to define the Functionkeys &lt;F6&gt;..&lt;F20&gt; like :</text:span></text:p>
        <text:p text:style-name="Standard"><text:span text:style-name="Command"/></text:p>
        <text:p text:style-name="Standard"><text:span text:style-name="Command"><text:s text:c="5"/>"F6 := TIM"</text:span></text:p>
        <text:p text:style-name="Standard"><text:span text:style-name="Command"/></text:p>
        <text:p text:style-name="Standard"><text:span text:style-name="Command"><text:s/>pushing &lt;F6&gt; gives the time of day then.</text:span></text:p>
        <text:p text:style-name="Standard"><text:span text:style-name="Command"/></text:p>
        <text:p text:style-name="Standard"><text:span text:style-name="Command">MCEBLD -- Want the VT2plus support [D:N] ? y</text:span></text:p>
        <text:p text:style-name="Standard"><text:span text:style-name="Command"/></text:p>
        <text:p text:style-name="Standard"><text:span text:style-name="Command">*****</text:span></text:p>
        <text:p text:style-name="Standard"><text:span text:style-name="Command"/></text:p>
        <text:p text:style-name="Standard"><text:span text:style-name="Command"><text:s/>On a VT4xx and a VT5xx terminal it is possible to use &lt;F1&gt;..&lt;F5&gt; as</text:span></text:p>
        <text:p text:style-name="Standard"><text:span text:style-name="Command"><text:s/>normal Functionkeys.</text:span></text:p>
        <text:p text:style-name="Standard"><text:span text:style-name="Command"><text:s/>VT4plus support enables you to define those keys too if you answer "Y"</text:span></text:p>
        <text:p text:style-name="Standard"><text:span text:style-name="Command"><text:s/>to the following question.</text:span></text:p>
        <text:p text:style-name="Standard"><text:span text:style-name="Command"/></text:p>
        <text:p text:style-name="Standard"><text:span text:style-name="Command">MCEBLD -- Want the VT4plus support <text:s/>[D:N] ? y</text:span></text:p>
        <text:p text:style-name="Standard"><text:span text:style-name="Command"/></text:p>
        <text:p text:style-name="Standard"><text:span text:style-name="Command">*****</text:span></text:p>
        <text:p text:style-name="Standard"><text:span text:style-name="Command"/></text:p>
        <text:p text:style-name="Standard"><text:span text:style-name="Command"><text:s/>The keys of a Tandberg TDV2230 terminal can also be defined.</text:span></text:p>
        <text:p text:style-name="Standard"><text:span text:style-name="Command"/></text:p>
        <text:p text:style-name="Standard"><text:span text:style-name="Command">MCEBLD -- Want the Tandberg TDV2230 function key support [D:N] ?</text:span></text:p>
        <text:p text:style-name="Standard"><text:span text:style-name="Command"/></text:p>
        <text:p text:style-name="Standard"><text:span text:style-name="Command">*****</text:span></text:p>
        <text:p text:style-name="Standard"><text:span text:style-name="Command"/></text:p>
        <text:p text:style-name="Standard"><text:span text:style-name="Command"><text:s/>Some edit functions can be performed on the VTxxx keypad, similar</text:span></text:p>
        <text:p text:style-name="Standard"><text:span text:style-name="Command"><text:s/>to EDT, KED and K52.</text:span></text:p>
        <text:p text:style-name="Standard"><text:span text:style-name="Command"><text:s/>The Keypad-editing can be switched on/off with MCE KEYPad on/off</text:span></text:p>
        <text:p text:style-name="Standard"><text:span text:style-name="Command"/></text:p>
        <text:p text:style-name="Standard"><text:span text:style-name="Command">MCEBLD -- Want the EDT-Keypad editing support <text:s text:c="2"/>[D:N] ? y</text:span></text:p>
        <text:p text:style-name="Standard"><text:span text:style-name="Command">MCEBLD -- Want EDT-Keypad editing ON by default [D:N] ? y</text:span></text:p>
        <text:p text:style-name="Standard"><text:span text:style-name="Command"/></text:p>
        <text:p text:style-name="Standard"><text:span text:style-name="Command">*****</text:span></text:p>
        <text:p text:style-name="Standard"><text:span text:style-name="Command"/></text:p>
        <text:p text:style-name="Standard"><text:span text:style-name="Command"><text:s/>The MCE prompt can show if overstrike or insert mode is active</text:span></text:p>
        <text:p text:style-name="Standard"><text:span text:style-name="Command"><text:s/>by "+" and "-".</text:span></text:p>
        <text:p text:style-name="Standard"><text:span text:style-name="Command"><text:s/>It can also display if EDT-Keypad editing (when selected)</text:span></text:p>
        <text:p text:style-name="Standard"><text:span text:style-name="Command"><text:s/>is enabled when the statusline is off by ":"</text:span></text:p>
        <text:p text:style-name="Standard"><text:soft-page-break/><text:span text:style-name="Command"/></text:p>
        <text:p text:style-name="Standard"><text:span text:style-name="Command"><text:s text:c="5"/>e.g. <text:s text:c="3"/>"+:&gt;"</text:span></text:p>
        <text:p text:style-name="Standard"><text:span text:style-name="Command"/></text:p>
        <text:p text:style-name="Standard"><text:span text:style-name="Command"><text:s/>The Extended Prompt can be switched on/off with MCE PROMpt on/off</text:span></text:p>
        <text:p text:style-name="Standard"><text:span text:style-name="Command"/></text:p>
        <text:p text:style-name="Standard"><text:span text:style-name="Command">MCEBLD -- Want the Extended Prompt <text:s text:c="10"/>[D:N] ? y</text:span></text:p>
        <text:p text:style-name="Standard"><text:span text:style-name="Command">MCEBLD -- Want Extended Prompt ON by default [D:N] ? y</text:span></text:p>
        <text:p text:style-name="Standard"><text:span text:style-name="Command"/></text:p>
        <text:p text:style-name="Standard"><text:span text:style-name="Command">*****</text:span></text:p>
        <text:p text:style-name="Standard"><text:span text:style-name="Command"/></text:p>
        <text:p text:style-name="Standard"><text:span text:style-name="Command"><text:s/>MCE can accept a User Prompt.</text:span></text:p>
        <text:p text:style-name="Standard"><text:span text:style-name="Command"><text:s/>This prompt can be specified with <text:s/>MCE USPRompt &lt;UserPrompt&gt;.</text:span></text:p>
        <text:p text:style-name="Standard"><text:span text:style-name="Command"><text:s/>The maximum prompt size is 20 characters.</text:span></text:p>
        <text:p text:style-name="Standard"><text:span text:style-name="Command"/></text:p>
        <text:p text:style-name="Standard"><text:span text:style-name="Command">MCEBLD -- Want the User Prompt <text:s text:c="14"/>[D:N] ? y</text:span></text:p>
        <text:p text:style-name="Standard"><text:span text:style-name="Command"/></text:p>
        <text:p text:style-name="Standard"><text:span text:style-name="Command">*****</text:span></text:p>
        <text:p text:style-name="Standard"><text:span text:style-name="Command"/></text:p>
        <text:p text:style-name="Standard"><text:span text:style-name="Command"><text:s/>MCE can lock a terminal with a password.</text:span></text:p>
        <text:p text:style-name="Standard"><text:span text:style-name="Command"><text:s/>Almost like the LOCK Command from Digital's terminal servers.</text:span></text:p>
        <text:p text:style-name="Standard"><text:span text:style-name="Command"><text:s/>The maximum password-length is 8 characters.</text:span></text:p>
        <text:p text:style-name="Standard"><text:span text:style-name="Command"/></text:p>
        <text:p text:style-name="Standard"><text:span text:style-name="Command">MCEBLD -- Want the terminal password locking [D:N] ? y</text:span></text:p>
        <text:p text:style-name="Standard"><text:span text:style-name="Command"/></text:p>
        <text:p text:style-name="Standard"><text:span text:style-name="Command">*****</text:span></text:p>
        <text:p text:style-name="Standard"><text:span text:style-name="Command"/></text:p>
        <text:p text:style-name="Standard"><text:span text:style-name="Command"><text:s/>By default overstrike or insert mode stays active until it is</text:span></text:p>
        <text:p text:style-name="Standard"><text:span text:style-name="Command"><text:s/>changed with &lt;CTRL/A&gt; or &lt;F14&gt;. MCE can be build so that it sets</text:span></text:p>
        <text:p text:style-name="Standard"><text:span text:style-name="Command"><text:s/>one of the modes active by default when it prompts for a new</text:span></text:p>
        <text:p text:style-name="Standard"><text:span text:style-name="Command"><text:s/>Command. This can be changed with the MCE INSErt on/off and the</text:span></text:p>
        <text:p text:style-name="Standard"><text:span text:style-name="Command"><text:s/>MCE OVERstrike on/off Commands.</text:span></text:p>
        <text:p text:style-name="Standard"><text:span text:style-name="Command"/></text:p>
        <text:p text:style-name="Standard"><text:span text:style-name="Command">MCEBLD -- Want MCE to set insert mode back by default <text:s text:c="4"/>[D:N] ? y</text:span></text:p>
        <text:p text:style-name="Standard"><text:span text:style-name="Command"/></text:p>
        <text:p text:style-name="Standard"><text:span text:style-name="Command">*****</text:span></text:p>
        <text:p text:style-name="Standard"><text:span text:style-name="Command"/></text:p>
        <text:p text:style-name="Standard"><text:span text:style-name="Command"><text:s/>Default "old" Commands (retrieved from the FIFO and not edited) are</text:span></text:p>
        <text:p text:style-name="Standard"><text:span text:style-name="Command"><text:s/>saved again in the FIFO. MCE can be build so that it does not save</text:span></text:p>
        <text:p text:style-name="Standard"><text:span text:style-name="Command"><text:s/>them again.</text:span></text:p>
        <text:p text:style-name="Standard"><text:span text:style-name="Command"><text:s/>This mode can be changed with the <text:s/>MCE SVOLd on/off Command.</text:span></text:p>
        <text:p text:style-name="Standard"><text:span text:style-name="Command"/></text:p>
        <text:p text:style-name="Standard"><text:span text:style-name="Command"/></text:p>
        <text:p text:style-name="Standard"><text:span text:style-name="Command">MCEBLD -- Want MCE to save "Old" Commands by default [D:N] ? y</text:span></text:p>
        <text:p text:style-name="Standard"><text:span text:style-name="Command"/></text:p>
        <text:p text:style-name="Standard"><text:span text:style-name="Command">*****</text:span></text:p>
        <text:p text:style-name="Standard"><text:span text:style-name="Command"/></text:p>
        <text:p text:style-name="Standard"><text:span text:style-name="Command"><text:s/>Default internal Commands are saved in the FIFO. MCE can be build</text:span></text:p>
        <text:p text:style-name="Standard"><text:span text:style-name="Command"><text:s/>so that it does not save them.</text:span></text:p>
        <text:p text:style-name="Standard"><text:span text:style-name="Command"><text:s/>This mode can be changed with the <text:s/>MCE SVINtern on/off Command.</text:span></text:p>
        <text:p text:style-name="Standard"><text:span text:style-name="Command"/></text:p>
        <text:p text:style-name="Standard"><text:span text:style-name="Command"/></text:p>
        <text:p text:style-name="Standard"><text:span text:style-name="Command">MCEBLD -- Want MCE to save Internal Commands by default [D:N] ? y</text:span></text:p>
        <text:p text:style-name="Standard"><text:span text:style-name="Command"/></text:p>
        <text:p text:style-name="Standard"><text:span text:style-name="Command">*****</text:span></text:p>
        <text:p text:style-name="Standard"><text:span text:style-name="Command"/></text:p>
        <text:p text:style-name="Standard"><text:soft-page-break/><text:span text:style-name="Command"><text:s/>When terminal Time-Out support is included the terminal is logged</text:span></text:p>
        <text:p text:style-name="Standard"><text:span text:style-name="Command"><text:s/>out after a given Time-Out time (TT0: only exits MCE).</text:span></text:p>
        <text:p text:style-name="Standard"><text:span text:style-name="Command"><text:s/>Optionally you can select a fixed Time-Out time or select that the</text:span></text:p>
        <text:p text:style-name="Standard"><text:span text:style-name="Command"><text:s/>user can <text:s/>change the time.</text:span></text:p>
        <text:p text:style-name="Standard"><text:span text:style-name="Command"/></text:p>
        <text:p text:style-name="Standard"><text:span text:style-name="Command">MCEBLD -- Want the terminal Time-Out support <text:s text:c="10"/>[D:N] ? y</text:span></text:p>
        <text:p text:style-name="Standard"><text:span text:style-name="Command">MCEBLD -- Want to enable the user to change the values [D:N] ? y</text:span></text:p>
        <text:p text:style-name="Standard"><text:span text:style-name="Command">MCEBLD -- Enter default number of Time-Out minutes <text:s text:c="4"/>[2..999 <text:s/>D:4] : 360</text:span></text:p>
        <text:p text:style-name="Standard"><text:span text:style-name="Command">MCEBLD -- Want the Time-Out to be ON by default <text:s text:c="8"/>[D:N] ? y</text:span></text:p>
        <text:p text:style-name="Standard"><text:span text:style-name="Command"/></text:p>
        <text:p text:style-name="Standard"><text:span text:style-name="Command">*****</text:span></text:p>
        <text:p text:style-name="Standard"><text:span text:style-name="Command"/></text:p>
        <text:p text:style-name="Standard"><text:span text:style-name="Command"><text:s/>Only Commandlines with a length greater than or equal to a given</text:span></text:p>
        <text:p text:style-name="Standard"><text:span text:style-name="Command"><text:s/>length are saved in the FIFO.</text:span></text:p>
        <text:p text:style-name="Standard"><text:span text:style-name="Command"><text:s/>The value can be changed with the MCE CMSZ n Command.</text:span></text:p>
        <text:p text:style-name="Standard"><text:span text:style-name="Command"><text:s/>Use a value of 79 if you don't want to save at all.</text:span></text:p>
        <text:p text:style-name="Standard"><text:span text:style-name="Command"/></text:p>
        <text:p text:style-name="Standard"><text:span text:style-name="Command">MCEBLD -- Enter minimum Commandline length [1..79 <text:s/>D:4] : 1</text:span></text:p>
        <text:p text:style-name="Standard"><text:span text:style-name="Command"/></text:p>
        <text:p text:style-name="Standard"><text:span text:style-name="Command">*****</text:span></text:p>
        <text:p text:style-name="Standard"><text:span text:style-name="Command"/></text:p>
        <text:p text:style-name="Standard"><text:span text:style-name="Command"><text:s/>Specify the default maximum number of Commands which can be saved</text:span></text:p>
        <text:p text:style-name="Standard"><text:span text:style-name="Command"><text:s/>in the FIFO. The value can be changed with the MCE FISZ n Command.</text:span></text:p>
        <text:p text:style-name="Standard"><text:span text:style-name="Command"><text:s/>Note that the actual number of Commands that can be saved depends</text:span></text:p>
        <text:p text:style-name="Standard"><text:span text:style-name="Command"><text:s/>on the size of the Commands and the available MCE pool space.</text:span></text:p>
        <text:p text:style-name="Standard"><text:span text:style-name="Command"><text:s/>Information about MCE's poolspace can be obtained by the</text:span></text:p>
        <text:p text:style-name="Standard"><text:span text:style-name="Command"><text:s/>MCE FREE Command.</text:span></text:p>
        <text:p text:style-name="Standard"><text:span text:style-name="Command"><text:s/>More poolspace can be created by installing MCE with a larger</text:span></text:p>
        <text:p text:style-name="Standard"><text:span text:style-name="Command"><text:s/>increment. <text:s/>INS $MCE/INC=xxx</text:span></text:p>
        <text:p text:style-name="Standard"><text:span text:style-name="Command"><text:s/>A value of 2400 will be enough in most cases.</text:span></text:p>
        <text:p text:style-name="Standard"><text:span text:style-name="Command"/></text:p>
        <text:p text:style-name="Standard"><text:span text:style-name="Command">MCEBLD -- Enter maximum number of entries in FIFO [1..99 <text:s/>D:22] : 18</text:span></text:p>
        <text:p text:style-name="Standard"><text:span text:style-name="Command"/></text:p>
        <text:p text:style-name="Standard"><text:span text:style-name="Command"/></text:p>
        <text:p text:style-name="Standard"><text:span text:style-name="Command">*****</text:span></text:p>
        <text:p text:style-name="Standard"><text:span text:style-name="Command"/></text:p>
        <text:p text:style-name="Standard"><text:span text:style-name="Command"><text:s/>A helpfile MCE.HLP customized to your selections is created</text:span></text:p>
        <text:p text:style-name="Standard"><text:span text:style-name="Command"><text:s/>dynamically if you answer "Y" to the following question.</text:span></text:p>
        <text:p text:style-name="Standard"><text:span text:style-name="Command"><text:s/>Note that if you don't build the helpfile now, you can't use</text:span></text:p>
        <text:p text:style-name="Standard"><text:span text:style-name="Command"><text:s/>the &lt;NEXT-SCREEN&gt; and &lt;PREV-SCREEN&gt; keys to walk through the helpfile.</text:span></text:p>
        <text:p text:style-name="Standard"><text:span text:style-name="Command"/></text:p>
        <text:p text:style-name="Standard"><text:span text:style-name="Command">MCEBLD -- Create helpfile on LB: [D:N] ? y</text:span></text:p>
        <text:p text:style-name="Standard"><text:span text:style-name="Command"/></text:p>
        <text:p text:style-name="Standard"><text:span text:style-name="Command">MCEBLD -- What is your Help Directory [D:[1,2]] :</text:span></text:p>
        <text:p text:style-name="Standard"><text:span text:style-name="Command"/></text:p>
        <text:p text:style-name="Standard"><text:span text:style-name="Command">*****</text:span></text:p>
        <text:p text:style-name="Standard"><text:span text:style-name="Command"/></text:p>
        <text:p text:style-name="Standard"><text:span text:style-name="Command"><text:s/>The helpfile can be created in two different versions.</text:span></text:p>
        <text:p text:style-name="Standard"><text:span text:style-name="Command"/></text:p>
        <text:p text:style-name="Standard"><text:span text:style-name="Command"><text:s/>VERSION 1 : <text:s/>You can access this one by typing HELP MCE [topic.....]</text:span></text:p>
        <text:p text:style-name="Standard"><text:span text:style-name="Command"><text:s text:c="14"/>but you have to include a reference like :</text:span></text:p>
        <text:p text:style-name="Standard"><text:span text:style-name="Command"><text:s text:c="20"/>1 MCE</text:span></text:p>
        <text:p text:style-name="Standard"><text:span text:style-name="Command"><text:s text:c="20"/>@MCE</text:span></text:p>
        <text:p text:style-name="Standard"><text:span text:style-name="Command"><text:s text:c="14"/>in <text:s/>MCR.HLP and DCL.HLP</text:span></text:p>
        <text:p text:style-name="Standard"><text:span text:style-name="Command"/></text:p>
        <text:p text:style-name="Standard"><text:span text:style-name="Command"><text:s/>VERSION 2 : <text:s/>You can access this one by typing HELP /MCE [topic.....]</text:span></text:p>
        <text:p text:style-name="Standard"><text:soft-page-break/><text:span text:style-name="Command"><text:s text:c="14"/>This version does not need any editing of MCR.HLP and</text:span></text:p>
        <text:p text:style-name="Standard"><text:span text:style-name="Command"><text:s text:c="14"/>DCL.HLP</text:span></text:p>
        <text:p text:style-name="Standard"><text:span text:style-name="Command"/></text:p>
        <text:p text:style-name="Standard"><text:span text:style-name="Command">MCEBLD -- Do you want VERSION 2 [D:N] ? y</text:span></text:p>
        <text:p text:style-name="Standard"><text:span text:style-name="Command"/></text:p>
        <text:p text:style-name="Standard"><text:span text:style-name="Command">*****</text:span></text:p>
        <text:p text:style-name="Standard"><text:span text:style-name="Command"/></text:p>
        <text:p text:style-name="Standard"><text:span text:style-name="Command">MCEBLD -- When ready and successful copy MCE.TSK to LB: device [D:N] ? y</text:span></text:p>
        <text:p text:style-name="Standard"><text:span text:style-name="Command">MCEBLD -- What is your Task Directory [D:[1,54]] :</text:span></text:p>
        <text:p text:style-name="Standard"><text:span text:style-name="Command">MCEBLD -- Install task [D:N] ? y</text:span></text:p>
        <text:p text:style-name="Standard"><text:span text:style-name="Command">MCEBLD -- Print listing and map [D:N] ?</text:span></text:p>
        <text:p text:style-name="Standard"><text:span text:style-name="Command"/></text:p>
        <text:p text:style-name="Standard"><text:span text:style-name="Command">MCEBLD -- All questions asked .....</text:span></text:p>
        <text:p text:style-name="Standard"><text:span text:style-name="Command"/></text:p>
        <text:p text:style-name="Standard"><text:span text:style-name="Command">MCEBLD -- Creating saved answer file MCESAVED.DAT</text:span></text:p>
        <text:p text:style-name="Standard"><text:span text:style-name="Command">PIP MCESAVED.DAT/PU/NM</text:span></text:p>
        <text:p text:style-name="Standard"><text:span text:style-name="Command">MCEBLD -- Creating helpfile LB:[1,2]MCE.HLP .....</text:span></text:p>
        <text:p text:style-name="Standard"><text:span text:style-name="Command">PIP LB:[1,2]MCE.HLP/PU/NM</text:span></text:p>
        <text:p text:style-name="Standard"><text:span text:style-name="Command">MCEBLD -- Creating configuration prefixfile MCEPRE.MAC .....</text:span></text:p>
        <text:p text:style-name="Standard"><text:span text:style-name="Command">PIP MCEPRE.MAC/PU/NM</text:span></text:p>
        <text:p text:style-name="Standard"><text:span text:style-name="Command">MCEBLD -- Creating MAC-Commandfile MCEASM.CMD .....</text:span></text:p>
        <text:p text:style-name="Standard"><text:span text:style-name="Command">PIP MCEASM.CMD/PU/NM</text:span></text:p>
        <text:p text:style-name="Standard"><text:span text:style-name="Command">MCEBLD -- Creating TKB-Commandfile MCETKB.CMD .....</text:span></text:p>
        <text:p text:style-name="Standard"><text:span text:style-name="Command">PIP MCETKB.CMD/PU/NM</text:span></text:p>
        <text:p text:style-name="Standard"><text:span text:style-name="Command">MCEBLD -- Assembling MCE .....</text:span></text:p>
        <text:p text:style-name="Standard"><text:span text:style-name="Command">MAC @MCEASM</text:span></text:p>
        <text:p text:style-name="Standard"><text:span text:style-name="Command">PIP MCE.OBJ/PU/NM,MCE.LST</text:span></text:p>
        <text:p text:style-name="Standard"><text:span text:style-name="Command">MCEBLD -- Building MCE .....</text:span></text:p>
        <text:p text:style-name="Standard"><text:span text:style-name="Command">TKB @MCETKB</text:span></text:p>
        <text:p text:style-name="Standard"><text:span text:style-name="Command">PIP MCE.TSK/PU/NM,MCE.MAP</text:span></text:p>
        <text:p text:style-name="Standard"><text:span text:style-name="Command">PIP LB:[1,54]/NV/FO/CO=MCE.TSK</text:span></text:p>
        <text:p text:style-name="Standard"><text:span text:style-name="Command">ABO ...MCE</text:span></text:p>
        <text:p text:style-name="Standard"><text:span text:style-name="Command">REM ...MCE</text:span></text:p>
        <text:p text:style-name="Standard"><text:span text:style-name="Command">INS LB:[1,54]MCE</text:span></text:p>
        <text:p text:style-name="Standard"><text:span text:style-name="Command">MCEBLD -- Procedure done</text:span></text:p>
        <text:p text:style-name="Standard"><text:span text:style-name="Command">&gt;</text:span></text:p>
        <text:p text:style-name="P5"><text:bookmark-start text:name="__RefHeading___Toc8198_644918869"/><text:span text:style-name="Command"><text:span text:style-name="T15">APPENDIX C</text:span></text:span><text:bookmark-end text:name="__RefHeading___Toc8198_644918869"/></text:p>
        <text:p text:style-name="P2"><text:span text:style-name="Command"><text:span text:style-name="T16"/></text:span></text:p>
        <text:list xml:id="list235230126644710" text:continue-numbering="true" text:style-name="WW8StyleNum">
          <text:list-item>
            <text:p text:style-name="headersub"><text:bookmark-start text:name="__RefHeading___Toc8200_644918869"/><text:span text:style-name="Command"><text:span text:style-name="T22">Sample MCE build-session (RSX-11M with MCR and saved answers) </text:span></text:span><text:bookmark-end text:name="__RefHeading___Toc8200_644918869"/></text:p>
          </text:list-item>
        </text:list>
        <text:p text:style-name="P13"><text:span text:style-name="Command"><text:span text:style-name="T14"/></text:span></text:p>
        <text:p text:style-name="P13"><text:span text:style-name="Command"/></text:p>
        <text:p text:style-name="Standard"><text:span text:style-name="Command"/></text:p>
        <text:p text:style-name="Standard"><text:span text:style-name="Command">&gt;@mcebld</text:span></text:p>
        <text:p text:style-name="Standard"><text:span text:style-name="Command"/></text:p>
        <text:p text:style-name="Standard"><text:span text:style-name="Command"><text:s text:c="7"/>+---------------+</text:span></text:p>
        <text:p text:style-name="Standard"><text:span text:style-name="Command"><text:s text:c="7"/>| <text:s text:c="2"/>+-------+ <text:s text:c="2"/>|</text:span></text:p>
        <text:p text:style-name="Standard"><text:span text:style-name="Command"><text:s text:c="7"/>| <text:s/>/ <text:s text:c="8"/>\ <text:s/>|</text:span></text:p>
        <text:p text:style-name="Standard"><text:span text:style-name="Command"><text:s text:c="7"/>| / D E C U S \ | <text:s text:c="2"/>D E C U S <text:s/>makes it work</text:span></text:p>
        <text:p text:style-name="Standard"><text:span text:style-name="Command"><text:s text:c="7"/>| \ <text:s text:c="2"/>P D P <text:s text:c="2"/>/ |</text:span></text:p>
        <text:p text:style-name="Standard"><text:span text:style-name="Command"><text:s text:c="7"/>| <text:s/>\ <text:s/>S I G <text:s/>/ <text:s/>|</text:span></text:p>
        <text:p text:style-name="Standard"><text:span text:style-name="Command"><text:s text:c="7"/>| <text:s text:c="2"/>+-------+ <text:s text:c="2"/>|</text:span></text:p>
        <text:p text:style-name="Standard"><text:span text:style-name="Command"><text:s text:c="7"/>+---------------+</text:span></text:p>
        <text:p text:style-name="Standard"><text:span text:style-name="Command"/></text:p>
        <text:p text:style-name="Standard"><text:span text:style-name="Command">MCEBLD.CMD -- Commandfile to build the MCE Commandline editor V4.28</text:span></text:p>
        <text:p text:style-name="Standard"><text:span text:style-name="Command"/></text:p>
        <text:p text:style-name="Standard"><text:span text:style-name="Command"/></text:p>
        <text:p text:style-name="Standard"><text:span text:style-name="Command"><text:s/>This Commandfile builds YOUR version of MCE. It prompts for several</text:span></text:p>
        <text:p text:style-name="Standard"><text:span text:style-name="Command"><text:s/>options to be build in MCE. It creates a conditional assembly</text:span></text:p>
        <text:p text:style-name="Standard"><text:span text:style-name="Command"><text:s/>definition file called MCEPRE.MAC, two Commandfiles MCEASM.CMD and</text:span></text:p>
        <text:p text:style-name="Standard"><text:span text:style-name="Command"><text:s/>MCETKB.CMD and optionally a helpfile MCE.HLP. If you already have those</text:span></text:p>
        <text:p text:style-name="Standard"><text:span text:style-name="Command"><text:s/>files you can restart MCEBLD with "@MCEBLD MAC" to assemble and</text:span></text:p>
        <text:p text:style-name="Standard"><text:span text:style-name="Command"><text:s/>taskbuild or "@MCEBLD LINK" to taskbuild.</text:span></text:p>
        <text:p text:style-name="Standard"><text:span text:style-name="Command"/></text:p>
        <text:p text:style-name="Standard"><text:span text:style-name="Command">*****</text:span></text:p>
        <text:p text:style-name="Standard"><text:span text:style-name="Command"/></text:p>
        <text:p text:style-name="Standard"><text:span text:style-name="Command"><text:s/>MCEBLD can use saved answers from a previous session.</text:span></text:p>
        <text:p text:style-name="Standard"><text:span text:style-name="Command"/></text:p>
        <text:p text:style-name="Standard"><text:span text:style-name="Command"><text:s/>MCEBLD can use the saved answers as default and still ask questions</text:span></text:p>
        <text:p text:style-name="Standard"><text:span text:style-name="Command"><text:s/>or it can directly use these answers and skip the questions which</text:span></text:p>
        <text:p text:style-name="Standard"><text:span text:style-name="Command"><text:s/>answers are defined.</text:span></text:p>
        <text:p text:style-name="Standard"><text:span text:style-name="Command"/></text:p>
        <text:p text:style-name="Standard"><text:span text:style-name="Command"/></text:p>
        <text:p text:style-name="Standard"><text:span text:style-name="Command">MCEBLD -- Do you have a saved answer file [D:N] : Y</text:span></text:p>
        <text:p text:style-name="Standard"><text:span text:style-name="Command">MCEBLD -- Name of the saved answer file [D:MCESAVED.DAT] : [1,2]MCESAVED.DAT</text:span></text:p>
        <text:p text:style-name="Standard"><text:span text:style-name="Command">MCEBLD -- Do you want to skip the questions [D:N] : Y</text:span></text:p>
        <text:p text:style-name="Standard"><text:span text:style-name="Command"/></text:p>
        <text:p text:style-name="Standard"><text:span text:style-name="Command">*****</text:span></text:p>
        <text:p text:style-name="Standard"><text:span text:style-name="Command"/></text:p>
        <text:p text:style-name="Standard"><text:span text:style-name="Command"><text:s/>MCEBLD can save answers for a future session</text:span></text:p>
        <text:p text:style-name="Standard"><text:span text:style-name="Command"/></text:p>
        <text:p text:style-name="Standard"><text:span text:style-name="Command">MCEBLD -- Do you want to save answers [D:N] : Y</text:span></text:p>
        <text:p text:style-name="Standard"><text:span text:style-name="Command">MCEBLD -- Name of the saved answer file [D:[1,2]MCESAVED.DAT] :</text:span></text:p>
        <text:p text:style-name="Standard"><text:span text:style-name="Command"/></text:p>
        <text:p text:style-name="Standard"><text:span text:style-name="Command">*****</text:span></text:p>
        <text:p text:style-name="Standard"><text:span text:style-name="Command"><text:s text:c="17"/>-- Multiple CLI support included <text:s text:c="3"/>: T</text:span></text:p>
        <text:p text:style-name="Standard"><text:span text:style-name="Command">*****</text:span></text:p>
        <text:p text:style-name="Standard"><text:span text:style-name="Command"><text:s text:c="17"/>-- MCE Init-file support <text:s text:c="11"/>: T</text:span></text:p>
        <text:p text:style-name="Standard"><text:span text:style-name="Command">*****</text:span></text:p>
        <text:p text:style-name="Standard"><text:span text:style-name="Command"><text:s text:c="17"/>-- Compound Command support <text:s text:c="8"/>: T</text:span></text:p>
        <text:p text:style-name="Standard"><text:span text:style-name="Command">*****</text:span></text:p>
        <text:p text:style-name="Standard"><text:span text:style-name="Command"><text:s text:c="17"/>-- Statusline support <text:s text:c="14"/>: T</text:span></text:p>
        <text:p text:style-name="Standard"><text:span text:style-name="Command"><text:s text:c="17"/>-- Statusline ON by default <text:s text:c="8"/>: F</text:span></text:p>
        <text:p text:style-name="Standard"><text:soft-page-break/><text:span text:style-name="Command">*****</text:span></text:p>
        <text:p text:style-name="Standard"><text:span text:style-name="Command"><text:s text:c="17"/>-- Startup and Exit messages support: T</text:span></text:p>
        <text:p text:style-name="Standard"><text:span text:style-name="Command">*****</text:span></text:p>
        <text:p text:style-name="Standard"><text:span text:style-name="Command"><text:s text:c="17"/>-- RT messages <text:s text:c="21"/>: T</text:span></text:p>
        <text:p text:style-name="Standard"><text:span text:style-name="Command"><text:s text:c="17"/>-- RT Exit <text:s text:c="25"/>: F</text:span></text:p>
        <text:p text:style-name="Standard"><text:span text:style-name="Command"><text:s text:c="17"/>-- HT messages <text:s text:c="21"/>: T</text:span></text:p>
        <text:p text:style-name="Standard"><text:span text:style-name="Command"><text:s text:c="17"/>-- HT Exit <text:s text:c="25"/>: F</text:span></text:p>
        <text:p text:style-name="Standard"><text:span text:style-name="Command">*****</text:span></text:p>
        <text:p text:style-name="Standard"><text:span text:style-name="Command"><text:s text:c="17"/>-- VT2plus support <text:s text:c="17"/>: T</text:span></text:p>
        <text:p text:style-name="Standard"><text:span text:style-name="Command">*****</text:span></text:p>
        <text:p text:style-name="Standard"><text:span text:style-name="Command"><text:s text:c="17"/>-- VT4plus support <text:s text:c="17"/>: F</text:span></text:p>
        <text:p text:style-name="Standard"><text:span text:style-name="Command">*****</text:span></text:p>
        <text:p text:style-name="Standard"><text:span text:style-name="Command"><text:s text:c="17"/>-- Tandberg TDV2230 support <text:s text:c="8"/>: F</text:span></text:p>
        <text:p text:style-name="Standard"><text:span text:style-name="Command">*****</text:span></text:p>
        <text:p text:style-name="Standard"><text:span text:style-name="Command"><text:s text:c="17"/>-- EDT-Keypad support <text:s text:c="14"/>: T</text:span></text:p>
        <text:p text:style-name="Standard"><text:span text:style-name="Command"><text:s text:c="17"/>-- EDT-Keypad ON by default <text:s text:c="8"/>: T</text:span></text:p>
        <text:p text:style-name="Standard"><text:span text:style-name="Command">*****</text:span></text:p>
        <text:p text:style-name="Standard"><text:span text:style-name="Command"><text:s text:c="17"/>-- Extended Prompt support <text:s text:c="9"/>: T</text:span></text:p>
        <text:p text:style-name="Standard"><text:span text:style-name="Command"><text:s text:c="17"/>-- Extended Prompt ON by default <text:s text:c="3"/>: T</text:span></text:p>
        <text:p text:style-name="Standard"><text:span text:style-name="Command">*****</text:span></text:p>
        <text:p text:style-name="Standard"><text:span text:style-name="Command"><text:s text:c="17"/>-- User Prompt support <text:s text:c="13"/>: T</text:span></text:p>
        <text:p text:style-name="Standard"><text:span text:style-name="Command">*****</text:span></text:p>
        <text:p text:style-name="Standard"><text:span text:style-name="Command"><text:s text:c="17"/>-- Password Locking <text:s text:c="16"/>: T</text:span></text:p>
        <text:p text:style-name="Standard"><text:span text:style-name="Command">*****</text:span></text:p>
        <text:p text:style-name="Standard"><text:span text:style-name="Command"><text:s text:c="17"/>-- Insert mode default <text:s text:c="13"/>: T</text:span></text:p>
        <text:p text:style-name="Standard"><text:span text:style-name="Command"><text:s text:c="17"/>-- Overstrike mode default <text:s text:c="9"/>: F</text:span></text:p>
        <text:p text:style-name="Standard"><text:span text:style-name="Command">*****</text:span></text:p>
        <text:p text:style-name="Standard"><text:span text:style-name="Command"><text:s text:c="17"/>-- Save OLD Commands <text:s text:c="15"/>: T</text:span></text:p>
        <text:p text:style-name="Standard"><text:span text:style-name="Command">*****</text:span></text:p>
        <text:p text:style-name="Standard"><text:span text:style-name="Command"><text:s text:c="17"/>-- Save Internal Commands <text:s text:c="10"/>: T</text:span></text:p>
        <text:p text:style-name="Standard"><text:span text:style-name="Command">*****</text:span></text:p>
        <text:p text:style-name="Standard"><text:span text:style-name="Command"><text:s text:c="17"/>-- Time-Out Support <text:s text:c="16"/>: T</text:span></text:p>
        <text:p text:style-name="Standard"><text:span text:style-name="Command"><text:s text:c="17"/>-- Time-Out Support change <text:s text:c="9"/>: T</text:span></text:p>
        <text:p text:style-name="Standard"><text:span text:style-name="Command"><text:s text:c="17"/>-- Time-Out value <text:s text:c="18"/>: 360</text:span></text:p>
        <text:p text:style-name="Standard"><text:span text:style-name="Command"><text:s text:c="17"/>-- Time-Out default ON <text:s text:c="13"/>: T</text:span></text:p>
        <text:p text:style-name="Standard"><text:span text:style-name="Command"/></text:p>
        <text:p text:style-name="Standard"><text:span text:style-name="Command">*****</text:span></text:p>
        <text:p text:style-name="Standard"><text:span text:style-name="Command"><text:s text:c="17"/>-- Minimum Commandline length <text:s text:c="6"/>: 1</text:span></text:p>
        <text:p text:style-name="Standard"><text:span text:style-name="Command">*****</text:span></text:p>
        <text:p text:style-name="Standard"><text:span text:style-name="Command"><text:s text:c="17"/>-- Maximum FIFO length <text:s text:c="13"/>: 18</text:span></text:p>
        <text:p text:style-name="Standard"><text:span text:style-name="Command"/></text:p>
        <text:p text:style-name="Standard"><text:span text:style-name="Command">*****</text:span></text:p>
        <text:p text:style-name="Standard"><text:span text:style-name="Command"/></text:p>
        <text:p text:style-name="Standard"><text:span text:style-name="Command"><text:s/>A helpfile MCE.HLP customized to your selections is created</text:span></text:p>
        <text:p text:style-name="Standard"><text:span text:style-name="Command"><text:s/>dynamically if you answer "Y" to the following question.</text:span></text:p>
        <text:p text:style-name="Standard"><text:span text:style-name="Command"><text:s/>Note that if you don't build the helpfile now, you can't use</text:span></text:p>
        <text:p text:style-name="Standard"><text:span text:style-name="Command"><text:s/>the &lt;NEXT-SCREEN&gt; and &lt;PREV-SCREEN&gt; keys to walk through the helpfile.</text:span></text:p>
        <text:p text:style-name="Standard"><text:span text:style-name="Command"/></text:p>
        <text:p text:style-name="Standard"><text:span text:style-name="Command">MCEBLD -- Create helpfile on LB: [D:Y] ?</text:span></text:p>
        <text:p text:style-name="Standard"><text:span text:style-name="Command"><text:s text:c="17"/>-- Help directory <text:s text:c="18"/>: [1,2]</text:span></text:p>
        <text:p text:style-name="Standard"><text:span text:style-name="Command">*****</text:span></text:p>
        <text:p text:style-name="Standard"><text:span text:style-name="Command"><text:s text:c="17"/>-- VERSION 2 Helpfile <text:s text:c="14"/>: T</text:span></text:p>
        <text:p text:style-name="Standard"><text:span text:style-name="Command"/></text:p>
        <text:p text:style-name="Standard"><text:span text:style-name="Command">*****</text:span></text:p>
        <text:p text:style-name="Standard"><text:span text:style-name="Command"/></text:p>
        <text:p text:style-name="Standard"><text:span text:style-name="Command">MCEBLD -- When ready and successful copy MCE.TSK to LB: device [D:Y] ?</text:span></text:p>
        <text:p text:style-name="Standard"><text:span text:style-name="Command">MCEBLD -- What is your Task Directory [D:[1,54]] :</text:span></text:p>
        <text:p text:style-name="Standard"><text:span text:style-name="Command">MCEBLD -- Install task [D:Y] ?</text:span></text:p>
        <text:p text:style-name="Standard"><text:soft-page-break/><text:span text:style-name="Command">MCEBLD -- Print listing and map [D:N] ?</text:span></text:p>
        <text:p text:style-name="Standard"><text:span text:style-name="Command"/></text:p>
        <text:p text:style-name="Standard"><text:span text:style-name="Command">MCEBLD -- Use the sourcefile [7,136]mce.mac [D:N] ? Y</text:span></text:p>
        <text:p text:style-name="Standard"><text:span text:style-name="Command">MCEBLD -- All questions asked .....</text:span></text:p>
        <text:p text:style-name="Standard"><text:span text:style-name="Command"><text:s/></text:span></text:p>
        <text:p text:style-name="Standard"><text:span text:style-name="Command">MCEBLD -- Creating saved answer file MCESAVED.DAT </text:span></text:p>
        <text:p text:style-name="Standard"><text:span text:style-name="Command">PIP MCESAVED.DAT/PU/NM</text:span></text:p>
        <text:p text:style-name="Standard"><text:span text:style-name="Command">MCEBLD -- Creating helpfile LB:[1,2]MCE.HLP .....</text:span></text:p>
        <text:p text:style-name="Standard"><text:span text:style-name="Command">PIP LB:[1,2]MCE.HLP/PU/NM</text:span></text:p>
        <text:p text:style-name="Standard"><text:span text:style-name="Command">MCEBLD -- Creating configuration prefixfile MCEPRE.MAC .....</text:span></text:p>
        <text:p text:style-name="Standard"><text:span text:style-name="Command">PIP MCEPRE.MAC/PU/NM</text:span></text:p>
        <text:p text:style-name="Standard"><text:span text:style-name="Command">MCEBLD -- Creating MAC-command file MCEASM.CMD .....</text:span></text:p>
        <text:p text:style-name="Standard"><text:span text:style-name="Command">PIP MCEASM.CMD/PU/NM</text:span></text:p>
        <text:p text:style-name="Standard"><text:span text:style-name="Command">MCEBLD -- Creating TKB-command file MCETKB.CMD .....</text:span></text:p>
        <text:p text:style-name="Standard"><text:span text:style-name="Command">PIP MCETKB.CMD/PU/NM</text:span></text:p>
        <text:p text:style-name="Standard"><text:span text:style-name="Command">MCEBLD -- Assembling MCE .....</text:span></text:p>
        <text:p text:style-name="Standard"><text:span text:style-name="Command">MAC @MCEASM</text:span></text:p>
        <text:p text:style-name="Standard"><text:span text:style-name="Command">PIP MCE.OBJ/PU/NM,MCE.LST</text:span></text:p>
        <text:p text:style-name="Standard"><text:span text:style-name="Command">MCEBLD -- Building MCE .....</text:span></text:p>
        <text:p text:style-name="Standard"><text:span text:style-name="Command">TKB @MCETKB</text:span></text:p>
        <text:p text:style-name="Standard"><text:span text:style-name="Command">PIP MCE.TSK/PU/NM,MCE.MAP</text:span></text:p>
        <text:p text:style-name="Standard"><text:span text:style-name="Command">PIP LB:[1,54]/NV/FO/CO=MCE.TSK</text:span></text:p>
        <text:p text:style-name="Standard"><text:span text:style-name="Command">INS LB:[1,54]MCE</text:span></text:p>
        <text:p text:style-name="Standard"><text:span text:style-name="Command">MCEBLD -- Procedure done</text:span></text:p>
        <text:p text:style-name="Standard"><text:span text:style-name="Command">&g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face style:name="Symbol" svg:font-family="Symbol"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3" svg:font-family="'Open Sans'" style:font-adornments="Italic" style:font-family-generic="swiss" style:font-pitch="variable"/>
    <style:font-face style:name="Open Sans" svg:font-family="'Open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heads_20_1" draw:display-name="Arrowheads 1" svg:viewBox="0 0 200 330" svg:d="M0 330l100-330 100 33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4in" fo:margin-right="0in" fo:margin-top="0in" fo:margin-bottom="0.0972in" loext:contextual-spacing="false" fo:line-height="120%" fo:text-align="justify" style:justify-single-word="false" fo:text-indent="0in" style:auto-text-indent="false"/>
      <style:text-properties style:font-name="Open Sans" fo:font-family="'Open Sans'" style:font-style-name="Regular" style:font-family-generic="swiss" style:font-pitch="variable" fo:font-size="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1701in" fo:margin-bottom="0.1201in" loext:contextual-spacing="false" style:page-number="auto" fo:keep-with-next="always"/>
      <style:text-properties style:font-name="Open Sans1" fo:font-family="'Open Sans'" style:font-style-name="Bold" style:font-family-generic="swiss" style:font-pitch="variable" fo:font-size="14pt" fo:font-weight="bold" style:letter-kerning="true"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master-page-name="">
      <style:paragraph-properties fo:margin-top="0.2in" fo:margin-bottom="0.1598in" loext:contextual-spacing="false" style:page-number="auto" fo:keep-with-next="always"/>
      <style:text-properties style:font-name="Open Sans2" fo:font-family="'Open Sans'" style:font-style-name="Bold Italic"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loext:contextual-spacing="false" fo:text-indent="0in" style:auto-text-indent="false" fo:keep-with-next="always"/>
      <style:text-properties style:font-name="Open Sans1" fo:font-family="'Open Sans'" style:font-style-name="Bold" style:font-family-generic="swiss" style:font-pitch="variable"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Arial" fo:font-family="Arial" style:font-family-generic="swiss" style:font-pitch="variable" fo:font-size="10pt" fo:font-style="italic" style:font-name-asian="Arial" style:font-family-asian="Arial" style:font-family-generic-asian="swiss" style:font-pitch-asian="variable" style:font-size-asian="10pt" style:font-style-asian="italic" style:font-name-complex="Arial" style:font-family-complex="Arial" style:font-family-generic-complex="swiss" style:font-pitch-complex="variable" style:font-size-complex="10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style:font-size-complex="9pt" style:font-style-complex="italic"/>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text-properties style:font-name="Open Sans" fo:font-family="'Open Sans'" style:font-style-name="Regular" style:font-family-generic="swiss" style:font-pitch="variable"/>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note" style:family="paragraph" style:parent-style-name="Standard" style:class="extra" style:master-page-name="">
      <style:paragraph-properties style:page-number="auto"/>
      <style:text-properties style:font-name="Open Sans" fo:font-family="'Open Sans'" style:font-style-name="Regular" style:font-family-generic="swiss" style:font-pitch="variable" fo:font-size="9pt" style:font-size-asian="10pt" style:font-size-complex="10pt"/>
    </style:style>
    <style:style style:name="Contents_20_1" style:display-name="Contents 1" style:family="paragraph" style:parent-style-name="Standard" style:next-style-name="Standard" style:class="index">
      <style:paragraph-properties fo:margin-left="0in" fo:margin-right="0.1598in" fo:margin-top="0.0835in" fo:margin-bottom="0.0835in" loext:contextual-spacing="false" fo:text-indent="0in" style:auto-text-indent="false">
        <style:tab-stops>
          <style:tab-stop style:position="6.8752in" style:type="right" style:leader-style="dotted" style:leader-text="."/>
        </style:tab-stops>
      </style:paragraph-properties>
      <style:text-properties fo:text-transform="uppercase" style:font-name="Open Sans1" fo:font-family="'Open Sans'" style:font-style-name="Bold" style:font-family-generic="swiss" style:font-pitch="variabl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style:tab-stops>
          <style:tab-stop style:position="6.8752in" style:type="right" style:leader-style="dotted" style:leader-text="."/>
        </style:tab-stops>
      </style:paragraph-properties>
      <style:text-properties fo:font-variant="small-caps" style:font-name="Open Sans" fo:font-family="'Open Sans'" style:font-style-name="Regular" style:font-family-generic="swiss" style:font-pitch="variable" fo:font-size="10pt" style:font-size-asian="10pt" style:font-size-complex="10pt"/>
    </style:style>
    <style:style style:name="Contents_20_3" style:display-name="Contents 3" style:family="paragraph" style:parent-style-name="Standard" style:next-style-name="Standard" style:class="index">
      <style:paragraph-properties fo:margin-left="0.1665in" fo:margin-right="0in" fo:text-indent="0in" style:auto-text-indent="false">
        <style:tab-stops>
          <style:tab-stop style:position="6.8752in" style:type="right" style:leader-style="dotted" style:leader-text="."/>
        </style:tab-stops>
      </style:paragraph-properties>
      <style:text-properties style:font-name="Open Sans3" fo:font-family="'Open Sans'" style:font-style-name="Italic" style:font-family-generic="swiss" style:font-pitch="variable"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3335in" fo:margin-right="0in" fo:text-indent="0in" style:auto-text-indent="false">
        <style:tab-stops>
          <style:tab-stop style:position="6.8752in"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5in" fo:margin-right="0in" fo:text-indent="0in" style:auto-text-indent="false">
        <style:tab-stops>
          <style:tab-stop style:position="6.8752in"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6665in" fo:margin-right="0in" fo:text-indent="0in" style:auto-text-indent="false">
        <style:tab-stops>
          <style:tab-stop style:position="6.8752in"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ab-stops>
          <style:tab-stop style:position="6.8752in"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in" fo:margin-right="0in" fo:text-indent="0in" style:auto-text-indent="false">
        <style:tab-stops>
          <style:tab-stop style:position="6.8752in"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1665in" fo:margin-right="0in" fo:text-indent="0in" style:auto-text-indent="false">
        <style:tab-stops>
          <style:tab-stop style:position="6.8752in" style:type="right" style:leader-style="dotted" style:leader-text="."/>
        </style:tab-stops>
      </style:paragraph-properties>
      <style:text-properties fo:font-size="9pt" style:font-size-asian="9pt" style:font-size-complex="9pt"/>
    </style:style>
    <style:style style:name="headersub" style:family="paragraph" style:parent-style-name="Header" style:list-style-name="WW8StyleNum">
      <style:paragraph-properties fo:margin-left="0.25in" fo:margin-right="0in" fo:text-align="center" style:justify-single-word="false" fo:text-indent="-0.25in" style:auto-text-indent="false"/>
      <style:text-properties style:font-name="Open Sans" fo:font-family="'Open Sans'" style:font-style-name="Regular" style:font-family-generic="swiss" style:font-pitch="variable" fo:font-size="10pt"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Command" style:family="text" style:parent-style-name="Default_20_Paragraph_20_Font">
      <style:text-properties style:font-name="Courier New" fo:font-family="'Courier New'" style:font-family-generic="modern" fo:font-size="10pt" fo:language="en" fo:country="US" style:font-name-asian="Courier New" style:font-family-asian="'Courier New'" style:font-family-generic-asian="modern" style:font-size-asian="10pt" style:font-name-complex="Courier New" style:font-family-complex="'Courier New'" style:font-family-generic-complex="modern" style:font-size-complex="10pt"/>
    </style:style>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CommandInt" style:family="text" style:parent-style-name="Command">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25in"/>
      </text:outline-level-style>
      <text:outline-level-style text:level="2" style:num-format="1" text:display-levels="2">
        <style:list-level-properties text:min-label-distance="0.2in"/>
      </text:outline-level-style>
      <text:outline-level-style text:level="3" style:num-format="1" text:display-levels="3">
        <style:list-level-properties text:min-label-distance="0.2in"/>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02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0299in" fo:text-indent="0.19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0299in" fo:text-indent="0.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0299in" fo:text-indent="0.5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0299in" fo:text-indent="0.787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0299in" fo:text-indent="0.9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0299in" fo:text-indent="1.18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0299in" fo:text-indent="1.37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0299in" fo:text-indent="1.57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0299in" fo:text-indent="1.772in"/>
        </style:list-level-properties>
      </text:list-level-style-number>
    </text:list-style>
    <text:list-style style:name="WW8StyleNum">
      <text:list-level-style-bullet text:level="1" style:num-prefix="·"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1035in" style:type="right"/>
        </style:tab-stops>
      </style:paragraph-properties>
    </style:style>
    <style:style style:name="MT1" style:family="text">
      <style:text-properties style:font-name="Arial" fo:font-weight="bold" style:font-name-asian="Arial" style:font-weight-asian="bold" style:font-name-complex="Arial" style:font-weight-complex="bold"/>
    </style:style>
    <style:style style:name="MT2" style:family="text">
      <style:text-properties style:font-name="Arial" fo:font-weight="bold" officeooo:rsid="001ca57c" style:font-name-asian="Arial" style:font-weight-asian="bold" style:font-name-complex="Arial" style:font-weight-complex="bold"/>
    </style:style>
    <style:style style:name="MT3" style:family="text">
      <style:text-properties style:font-name="Arial" style:font-name-asian="Arial" style:font-name-complex="Arial"/>
    </style:style>
    <style:style style:name="MT4" style:family="text">
      <style:text-properties style:font-name="Arial" fo:font-weight="bold" officeooo:rsid="001e81d7" style:font-name-asian="Arial" style:font-weight-asian="bold" style:font-name-complex="Arial" style:font-weight-complex="bold"/>
    </style:style>
    <style:page-layout style:name="Mpm1">
      <style:page-layout-properties fo:page-width="8.2681in" fo:page-height="11.6929in" style:num-format="1" style:print-orientation="portrait" fo:margin-top="1.1811in" fo:margin-bottom="1in" fo:margin-left="1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5in" fo:margin-bottom="1in" fo:margin-left="1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25in" style:dynamic-spacing="true"/>
      </style:header-style>
      <style:footer-style/>
    </style:page-layout>
    <style:page-layout style:name="Mpm3">
      <style:page-layout-properties fo:page-width="8.2701in" fo:page-height="11.6902in" style:num-format="1" style:print-orientation="portrait" fo:margin-top="0.5in" fo:margin-bottom="1in" fo:margin-left="1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6807in" fo:margin-left="0in" fo:margin-right="0in" fo:margin-bottom="0.6402in" fo:background-color="transparent" style:dynamic-spacing="true" draw:fill="none" draw:fill-color="#729fcf"/>
      </style:header-style>
      <style:footer-style/>
    </style:page-layout>
  </office:automatic-styles>
  <office:master-styles>
    <style:master-page style:name="Standard" style:page-layout-name="Mpm1">
      <style:header>
        <text:p text:style-name="Header"/>
      </style:header>
    </style:master-page>
    <style:master-page style:name="Convert_20_1" style:display-name="Convert 1" style:page-layout-name="Mpm2">
      <style:header>
        <text:p text:style-name="MP1"><text:bookmark-start text:name="__RefHeading___Toc8176_644918869"/><text:span text:style-name="MT1">MCE – Command </text:span><text:span text:style-name="MT2">L</text:span><text:span text:style-name="MT1">ine </text:span><text:span text:style-name="MT2">E</text:span><text:span text:style-name="MT1">ditor<text:tab/>Page </text:span><text:span text:style-name="Page_20_Number"><text:span text:style-name="MT1"><text:page-number text:select-page="current">3</text:page-number></text:span></text:span><text:bookmark-end text:name="__RefHeading___Toc8176_644918869"/></text:p>
        <text:p text:style-name="MP1"><text:bookmark-start text:name="__RefHeading___Toc8178_644918869"/><text:span text:style-name="MT3">Table of Contents</text:span><text:tab/><text:bookmark-end text:name="__RefHeading___Toc8178_644918869"/></text:p>
      </style:header>
    </style:master-page>
    <style:master-page style:name="Convert_20_2" style:display-name="Convert 2" style:page-layout-name="Mpm3">
      <style:header>
        <text:p text:style-name="MP1"><text:bookmark-start text:name="__RefHeading___Toc8180_644918869"/><text:span text:style-name="MT1">MCE – Command </text:span><text:span text:style-name="MT4">L</text:span><text:span text:style-name="MT1">ine </text:span><text:span text:style-name="MT4">E</text:span><text:span text:style-name="MT1">ditor<text:tab/>Page </text:span><text:span text:style-name="Page_20_Number"><text:span text:style-name="MT1"><text:page-number text:select-page="current">27</text:page-number></text:span></text:span><text:bookmark-end text:name="__RefHeading___Toc8180_644918869"/></text:p>
        <text:p text:style-name="MP1"><text:bookmark-start text:name="__RefHeading___Toc8182_644918869"/><field:fieldmark-start text:name="__Fieldmark__55_868408275" field:type="vnd.oasis.opendocument.field.UNHANDLED"><field:param field:name="vnd.oasis.opendocument.field.code" field:value=" STYLEREF &quot;Heading 1&quot; \* MERGEFORMAT "/><field:param field:name="vnd.oasis.opendocument.field.id" field:value="10"/></field:fieldmark-start><text:span text:style-name="MT3">Line editing commands</text:span><field:fieldmark-end/><text:tab/><text:bookmark-end text:name="__RefHeading___Toc8182_644918869"/></text:p>
      </style:header>
    </style:master-page>
    <style:master-page style:name="Convert_20_3" style:display-name="Convert 3" style:page-layout-name="Mpm2">
      <style:header>
        <text:p text:style-name="MP1"><text:bookmark-start text:name="__RefHeading___Toc8186_644918869"/><text:span text:style-name="MT1">MCE -- Commandline editor<text:tab/>Page </text:span><text:span text:style-name="Page_20_Number"><text:span text:style-name="MT1"><text:page-number text:select-page="current">32</text:page-number></text:span></text:span><text:bookmark-end text:name="__RefHeading___Toc8186_644918869"/></text:p>
        <text:p text:style-name="MP1"><text:bookmark-start text:name="__RefHeading___Toc8188_644918869"/><field:fieldmark-start text:name="__Fieldmark__77_868408275" field:type="vnd.oasis.opendocument.field.UNHANDLED"><field:param field:name="vnd.oasis.opendocument.field.code" field:value=" STYLEREF headersub \* MERGEFORMAT "/><field:param field:name="vnd.oasis.opendocument.field.id" field:value="10"/></field:fieldmark-start><text:span text:style-name="MT3">Sample MCE build-session (RSX-11M with MCR and saved answers)</text:span><field:fieldmark-end/><text:tab/><text:bookmark-end text:name="__RefHeading___Toc8188_64491886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CE.DOC</dc:title>
    <dc:subject>Documentation of MCE V4.28</dc:subject>
    <meta:initial-creator>Hans Hamakers</meta:initial-creator>
    <meta:creation-date>1998-09-08T15:39:00.000551000</meta:creation-date>
    <dc:date>2018-10-21T23:52:24.298520171</dc:date>
    <meta:print-date>1998-09-09T13:11:00</meta:print-date>
    <meta:editing-cycles>40</meta:editing-cycles>
    <meta:editing-duration>PT4H40M12S</meta:editing-duration>
    <meta:generator>LibreOffice/5.0.6.3$Linux_x86 LibreOffice_project/00m0$Build-3</meta:generator>
    <meta:document-statistic meta:table-count="23" meta:image-count="1" meta:object-count="0" meta:page-count="41" meta:paragraph-count="1226" meta:word-count="7647" meta:character-count="45074" meta:non-whitespace-character-count="36347"/>
  </office:meta>
</office:document-meta>
</file>